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3" style:family="table-cell">
      <style:table-cell-properties fo:padding="0.101cm" fo:border-left="0.05pt solid #000000" fo:border-right="none" fo:border-top="none" fo:border-bottom="0.05pt solid #000000"/>
    </style:style>
    <style:style style:name="Taula1.C13" style:family="table-cell">
      <style:table-cell-properties fo:padding="0.101cm" fo:border-left="0.05pt solid #000000" fo:border-right="none" fo:border-top="none" fo:border-bottom="0.05pt solid #000000"/>
    </style:style>
    <style:style style:name="Taula1.D13" style:family="table-cell">
      <style:table-cell-properties fo:padding="0.101cm" fo:border-left="0.05pt solid #000000" fo:border-right="none" fo:border-top="none" fo:border-bottom="0.05pt solid #000000"/>
    </style:style>
    <style:style style:name="Taula1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B3" style:family="table-cell">
      <style:table-cell-properties fo:padding="0.101cm" fo:border-left="0.05pt solid #000000" fo:border-right="none" fo:border-top="none" fo:border-bottom="0.05pt solid #000000"/>
    </style:style>
    <style:style style:name="Taula2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4.2" style:family="table-row">
      <style:table-row-properties fo:background-color="transparent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4.B3" style:family="table-cell">
      <style:table-cell-properties fo:padding="0.101cm" fo:border-left="0.05pt solid #000000" fo:border-right="none" fo:border-top="none" fo:border-bottom="0.05pt solid #000000"/>
    </style:style>
    <style:style style:name="Taula3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4" style:family="table-cell">
      <style:table-cell-properties fo:padding="0.101cm" fo:border-left="0.05pt solid #000000" fo:border-right="none" fo:border-top="none" fo:border-bottom="0.05pt solid #000000"/>
    </style:style>
    <style:style style:name="Taula34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5" style:family="table-cell">
      <style:table-cell-properties fo:padding="0.101cm" fo:border-left="0.05pt solid #000000" fo:border-right="none" fo:border-top="none" fo:border-bottom="0.05pt solid #000000"/>
    </style:style>
    <style:style style:name="Taula3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2" style:family="table-row">
      <style:table-row-properties fo:background-color="transparent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3" style:family="table-cell">
      <style:table-cell-properties fo:padding="0.101cm" fo:border-left="0.05pt solid #000000" fo:border-right="none" fo:border-top="none" fo:border-bottom="0.05pt solid #000000"/>
    </style:style>
    <style:style style:name="Taula3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2" style:family="table-row">
      <style:table-row-properties fo:background-color="transparent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B3" style:family="table-cell">
      <style:table-cell-properties fo:padding="0.101cm" fo:border-left="0.05pt solid #000000" fo:border-right="none" fo:border-top="none" fo:border-bottom="0.05pt solid #000000"/>
    </style:style>
    <style:style style:name="Taula38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9" style:family="table-cell">
      <style:table-cell-properties fo:padding="0.101cm" fo:border-left="0.05pt solid #000000" fo:border-right="none" fo:border-top="none" fo:border-bottom="0.05pt solid #000000"/>
    </style:style>
    <style:style style:name="Taula42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0" style:family="table-cell">
      <style:table-cell-properties fo:padding="0.101cm" fo:border-left="0.05pt solid #000000" fo:border-right="none" fo:border-top="none" fo:border-bottom="0.05pt solid #000000"/>
    </style:style>
    <style:style style:name="Taula42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1" style:family="table-cell">
      <style:table-cell-properties fo:padding="0.101cm" fo:border-left="0.05pt solid #000000" fo:border-right="none" fo:border-top="none" fo:border-bottom="0.05pt solid #000000"/>
    </style:style>
    <style:style style:name="Taula42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2" style:family="table-cell">
      <style:table-cell-properties fo:padding="0.101cm" fo:border-left="0.05pt solid #000000" fo:border-right="none" fo:border-top="none" fo:border-bottom="0.05pt solid #000000"/>
    </style:style>
    <style:style style:name="Taula42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3" style:family="table-cell">
      <style:table-cell-properties fo:padding="0.101cm" fo:border-left="0.05pt solid #000000" fo:border-right="none" fo:border-top="none" fo:border-bottom="0.05pt solid #000000"/>
    </style:style>
    <style:style style:name="Taula42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4" style:family="table-cell">
      <style:table-cell-properties fo:padding="0.101cm" fo:border-left="0.05pt solid #000000" fo:border-right="none" fo:border-top="none" fo:border-bottom="0.05pt solid #000000"/>
    </style:style>
    <style:style style:name="Taula42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5" style:family="table-cell">
      <style:table-cell-properties fo:padding="0.101cm" fo:border-left="0.05pt solid #000000" fo:border-right="none" fo:border-top="none" fo:border-bottom="0.05pt solid #000000"/>
    </style:style>
    <style:style style:name="Taula42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6" style:family="table-cell">
      <style:table-cell-properties fo:padding="0.101cm" fo:border-left="0.05pt solid #000000" fo:border-right="none" fo:border-top="none" fo:border-bottom="0.05pt solid #000000"/>
    </style:style>
    <style:style style:name="Taula42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7" style:family="table-cell">
      <style:table-cell-properties fo:padding="0.101cm" fo:border-left="0.05pt solid #000000" fo:border-right="none" fo:border-top="none" fo:border-bottom="0.05pt solid #000000"/>
    </style:style>
    <style:style style:name="Taula42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8" style:family="table-cell">
      <style:table-cell-properties fo:padding="0.101cm" fo:border-left="0.05pt solid #000000" fo:border-right="none" fo:border-top="none" fo:border-bottom="0.05pt solid #000000"/>
    </style:style>
    <style:style style:name="Taula42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9" style:family="table-cell">
      <style:table-cell-properties fo:padding="0.101cm" fo:border-left="0.05pt solid #000000" fo:border-right="none" fo:border-top="none" fo:border-bottom="0.05pt solid #000000"/>
    </style:style>
    <style:style style:name="Taula42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0" style:family="table-cell">
      <style:table-cell-properties fo:padding="0.101cm" fo:border-left="0.05pt solid #000000" fo:border-right="none" fo:border-top="none" fo:border-bottom="0.05pt solid #000000"/>
    </style:style>
    <style:style style:name="Taula42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1" style:family="table-cell">
      <style:table-cell-properties fo:padding="0.101cm" fo:border-left="0.05pt solid #000000" fo:border-right="none" fo:border-top="none" fo:border-bottom="0.05pt solid #000000"/>
    </style:style>
    <style:style style:name="Taula42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2" style:family="table-cell">
      <style:table-cell-properties fo:padding="0.101cm" fo:border-left="0.05pt solid #000000" fo:border-right="none" fo:border-top="none" fo:border-bottom="0.05pt solid #000000"/>
    </style:style>
    <style:style style:name="Taula42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3" style:family="table-cell">
      <style:table-cell-properties fo:padding="0.101cm" fo:border-left="0.05pt solid #000000" fo:border-right="none" fo:border-top="none" fo:border-bottom="0.05pt solid #000000"/>
    </style:style>
    <style:style style:name="Taula42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4" style:family="table-cell">
      <style:table-cell-properties fo:padding="0.101cm" fo:border-left="0.05pt solid #000000" fo:border-right="none" fo:border-top="none" fo:border-bottom="0.05pt solid #000000"/>
    </style:style>
    <style:style style:name="Taula42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5" style:family="table-cell">
      <style:table-cell-properties fo:padding="0.101cm" fo:border-left="0.05pt solid #000000" fo:border-right="none" fo:border-top="none" fo:border-bottom="0.05pt solid #000000"/>
    </style:style>
    <style:style style:name="Taula42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6" style:family="table-cell">
      <style:table-cell-properties fo:padding="0.101cm" fo:border-left="0.05pt solid #000000" fo:border-right="none" fo:border-top="none" fo:border-bottom="0.05pt solid #000000"/>
    </style:style>
    <style:style style:name="Taula42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7" style:family="table-cell">
      <style:table-cell-properties fo:padding="0.101cm" fo:border-left="0.05pt solid #000000" fo:border-right="none" fo:border-top="none" fo:border-bottom="0.05pt solid #000000"/>
    </style:style>
    <style:style style:name="Taula42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8" style:family="table-cell">
      <style:table-cell-properties fo:padding="0.101cm" fo:border-left="0.05pt solid #000000" fo:border-right="none" fo:border-top="none" fo:border-bottom="0.05pt solid #000000"/>
    </style:style>
    <style:style style:name="Taula42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9" style:family="table-cell">
      <style:table-cell-properties fo:padding="0.101cm" fo:border-left="0.05pt solid #000000" fo:border-right="none" fo:border-top="none" fo:border-bottom="0.05pt solid #000000"/>
    </style:style>
    <style:style style:name="Taula42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0" style:family="table-cell">
      <style:table-cell-properties fo:padding="0.101cm" fo:border-left="0.05pt solid #000000" fo:border-right="none" fo:border-top="none" fo:border-bottom="0.05pt solid #000000"/>
    </style:style>
    <style:style style:name="Taula42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1" style:family="table-cell">
      <style:table-cell-properties fo:padding="0.101cm" fo:border-left="0.05pt solid #000000" fo:border-right="none" fo:border-top="none" fo:border-bottom="0.05pt solid #000000"/>
    </style:style>
    <style:style style:name="Taula42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2" style:family="table-cell">
      <style:table-cell-properties fo:padding="0.101cm" fo:border-left="0.05pt solid #000000" fo:border-right="none" fo:border-top="none" fo:border-bottom="0.05pt solid #000000"/>
    </style:style>
    <style:style style:name="Taula42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3" style:family="table-cell">
      <style:table-cell-properties fo:padding="0.101cm" fo:border-left="0.05pt solid #000000" fo:border-right="none" fo:border-top="none" fo:border-bottom="0.05pt solid #000000"/>
    </style:style>
    <style:style style:name="Taula42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2" style:family="table-row">
      <style:table-row-properties fo:background-color="transparent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3" style:family="table-cell">
      <style:table-cell-properties fo:padding="0.101cm" fo:border-left="0.05pt solid #000000" fo:border-right="none" fo:border-top="none" fo:border-bottom="0.05pt solid #000000"/>
    </style:style>
    <style:style style:name="Taula4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9" style:family="table-cell">
      <style:table-cell-properties fo:padding="0.101cm" fo:border-left="0.05pt solid #000000" fo:border-right="none" fo:border-top="none" fo:border-bottom="0.05pt solid #000000"/>
    </style:style>
    <style:style style:name="Taula44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0" style:family="table-cell">
      <style:table-cell-properties fo:padding="0.101cm" fo:border-left="0.05pt solid #000000" fo:border-right="none" fo:border-top="none" fo:border-bottom="0.05pt solid #000000"/>
    </style:style>
    <style:style style:name="Taula44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1" style:family="table-cell">
      <style:table-cell-properties fo:padding="0.101cm" fo:border-left="0.05pt solid #000000" fo:border-right="none" fo:border-top="none" fo:border-bottom="0.05pt solid #000000"/>
    </style:style>
    <style:style style:name="Taula44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2" style:family="table-cell">
      <style:table-cell-properties fo:padding="0.101cm" fo:border-left="0.05pt solid #000000" fo:border-right="none" fo:border-top="none" fo:border-bottom="0.05pt solid #000000"/>
    </style:style>
    <style:style style:name="Taula44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3" style:family="table-cell">
      <style:table-cell-properties fo:padding="0.101cm" fo:border-left="0.05pt solid #000000" fo:border-right="none" fo:border-top="none" fo:border-bottom="0.05pt solid #000000"/>
    </style:style>
    <style:style style:name="Taula44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4" style:family="table-cell">
      <style:table-cell-properties fo:padding="0.101cm" fo:border-left="0.05pt solid #000000" fo:border-right="none" fo:border-top="none" fo:border-bottom="0.05pt solid #000000"/>
    </style:style>
    <style:style style:name="Taula44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5" style:family="table-cell">
      <style:table-cell-properties fo:padding="0.101cm" fo:border-left="0.05pt solid #000000" fo:border-right="none" fo:border-top="none" fo:border-bottom="0.05pt solid #000000"/>
    </style:style>
    <style:style style:name="Taula44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6" style:family="table-cell">
      <style:table-cell-properties fo:padding="0.101cm" fo:border-left="0.05pt solid #000000" fo:border-right="none" fo:border-top="none" fo:border-bottom="0.05pt solid #000000"/>
    </style:style>
    <style:style style:name="Taula44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7" style:family="table-cell">
      <style:table-cell-properties fo:padding="0.101cm" fo:border-left="0.05pt solid #000000" fo:border-right="none" fo:border-top="none" fo:border-bottom="0.05pt solid #000000"/>
    </style:style>
    <style:style style:name="Taula44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8" style:family="table-cell">
      <style:table-cell-properties fo:padding="0.101cm" fo:border-left="0.05pt solid #000000" fo:border-right="none" fo:border-top="none" fo:border-bottom="0.05pt solid #000000"/>
    </style:style>
    <style:style style:name="Taula44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9" style:family="table-cell">
      <style:table-cell-properties fo:padding="0.101cm" fo:border-left="0.05pt solid #000000" fo:border-right="none" fo:border-top="none" fo:border-bottom="0.05pt solid #000000"/>
    </style:style>
    <style:style style:name="Taula44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0" style:family="table-cell">
      <style:table-cell-properties fo:padding="0.101cm" fo:border-left="0.05pt solid #000000" fo:border-right="none" fo:border-top="none" fo:border-bottom="0.05pt solid #000000"/>
    </style:style>
    <style:style style:name="Taula44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1" style:family="table-cell">
      <style:table-cell-properties fo:padding="0.101cm" fo:border-left="0.05pt solid #000000" fo:border-right="none" fo:border-top="none" fo:border-bottom="0.05pt solid #000000"/>
    </style:style>
    <style:style style:name="Taula44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2" style:family="table-cell">
      <style:table-cell-properties fo:padding="0.101cm" fo:border-left="0.05pt solid #000000" fo:border-right="none" fo:border-top="none" fo:border-bottom="0.05pt solid #000000"/>
    </style:style>
    <style:style style:name="Taula44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3" style:family="table-cell">
      <style:table-cell-properties fo:padding="0.101cm" fo:border-left="0.05pt solid #000000" fo:border-right="none" fo:border-top="none" fo:border-bottom="0.05pt solid #000000"/>
    </style:style>
    <style:style style:name="Taula44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4" style:family="table-cell">
      <style:table-cell-properties fo:padding="0.101cm" fo:border-left="0.05pt solid #000000" fo:border-right="none" fo:border-top="none" fo:border-bottom="0.05pt solid #000000"/>
    </style:style>
    <style:style style:name="Taula44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5" style:family="table-cell">
      <style:table-cell-properties fo:padding="0.101cm" fo:border-left="0.05pt solid #000000" fo:border-right="none" fo:border-top="none" fo:border-bottom="0.05pt solid #000000"/>
    </style:style>
    <style:style style:name="Taula44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6" style:family="table-cell">
      <style:table-cell-properties fo:padding="0.101cm" fo:border-left="0.05pt solid #000000" fo:border-right="none" fo:border-top="none" fo:border-bottom="0.05pt solid #000000"/>
    </style:style>
    <style:style style:name="Taula44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7" style:family="table-cell">
      <style:table-cell-properties fo:padding="0.101cm" fo:border-left="0.05pt solid #000000" fo:border-right="none" fo:border-top="none" fo:border-bottom="0.05pt solid #000000"/>
    </style:style>
    <style:style style:name="Taula44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8" style:family="table-cell">
      <style:table-cell-properties fo:padding="0.101cm" fo:border-left="0.05pt solid #000000" fo:border-right="none" fo:border-top="none" fo:border-bottom="0.05pt solid #000000"/>
    </style:style>
    <style:style style:name="Taula44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5" style:family="table-cell">
      <style:table-cell-properties fo:padding="0.101cm" fo:border-left="0.05pt solid #000000" fo:border-right="none" fo:border-top="none" fo:border-bottom="0.05pt solid #000000"/>
    </style:style>
    <style:style style:name="Taula4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6" style:family="table-cell">
      <style:table-cell-properties fo:padding="0.101cm" fo:border-left="0.05pt solid #000000" fo:border-right="none" fo:border-top="none" fo:border-bottom="0.05pt solid #000000"/>
    </style:style>
    <style:style style:name="Taula4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7" style:family="table-cell">
      <style:table-cell-properties fo:padding="0.101cm" fo:border-left="0.05pt solid #000000" fo:border-right="none" fo:border-top="none" fo:border-bottom="0.05pt solid #000000"/>
    </style:style>
    <style:style style:name="Taula4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8" style:family="table-cell">
      <style:table-cell-properties fo:padding="0.101cm" fo:border-left="0.05pt solid #000000" fo:border-right="none" fo:border-top="none" fo:border-bottom="0.05pt solid #000000"/>
    </style:style>
    <style:style style:name="Taula4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9" style:family="table-cell">
      <style:table-cell-properties fo:padding="0.101cm" fo:border-left="0.05pt solid #000000" fo:border-right="none" fo:border-top="none" fo:border-bottom="0.05pt solid #000000"/>
    </style:style>
    <style:style style:name="Taula4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0" style:family="table-cell">
      <style:table-cell-properties fo:padding="0.101cm" fo:border-left="0.05pt solid #000000" fo:border-right="none" fo:border-top="none" fo:border-bottom="0.05pt solid #000000"/>
    </style:style>
    <style:style style:name="Taula4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1" style:family="table-cell">
      <style:table-cell-properties fo:padding="0.101cm" fo:border-left="0.05pt solid #000000" fo:border-right="none" fo:border-top="none" fo:border-bottom="0.05pt solid #000000"/>
    </style:style>
    <style:style style:name="Taula4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2" style:family="table-cell">
      <style:table-cell-properties fo:padding="0.101cm" fo:border-left="0.05pt solid #000000" fo:border-right="none" fo:border-top="none" fo:border-bottom="0.05pt solid #000000"/>
    </style:style>
    <style:style style:name="Taula4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3" style:family="table-cell">
      <style:table-cell-properties fo:padding="0.101cm" fo:border-left="0.05pt solid #000000" fo:border-right="none" fo:border-top="none" fo:border-bottom="0.05pt solid #000000"/>
    </style:style>
    <style:style style:name="Taula47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4" style:family="table-cell">
      <style:table-cell-properties fo:padding="0.101cm" fo:border-left="0.05pt solid #000000" fo:border-right="none" fo:border-top="none" fo:border-bottom="0.05pt solid #000000"/>
    </style:style>
    <style:style style:name="Taula47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5" style:family="table-cell">
      <style:table-cell-properties fo:padding="0.101cm" fo:border-left="0.05pt solid #000000" fo:border-right="none" fo:border-top="none" fo:border-bottom="0.05pt solid #000000"/>
    </style:style>
    <style:style style:name="Taula47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6" style:family="table-cell">
      <style:table-cell-properties fo:padding="0.101cm" fo:border-left="0.05pt solid #000000" fo:border-right="none" fo:border-top="none" fo:border-bottom="0.05pt solid #000000"/>
    </style:style>
    <style:style style:name="Taula47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7" style:family="table-cell">
      <style:table-cell-properties fo:padding="0.101cm" fo:border-left="0.05pt solid #000000" fo:border-right="none" fo:border-top="none" fo:border-bottom="0.05pt solid #000000"/>
    </style:style>
    <style:style style:name="Taula47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8" style:family="table-cell">
      <style:table-cell-properties fo:padding="0.101cm" fo:border-left="0.05pt solid #000000" fo:border-right="none" fo:border-top="none" fo:border-bottom="0.05pt solid #000000"/>
    </style:style>
    <style:style style:name="Taula47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9" style:family="table-cell">
      <style:table-cell-properties fo:padding="0.101cm" fo:border-left="0.05pt solid #000000" fo:border-right="none" fo:border-top="none" fo:border-bottom="0.05pt solid #000000"/>
    </style:style>
    <style:style style:name="Taula47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0" style:family="table-cell">
      <style:table-cell-properties fo:padding="0.101cm" fo:border-left="0.05pt solid #000000" fo:border-right="none" fo:border-top="none" fo:border-bottom="0.05pt solid #000000"/>
    </style:style>
    <style:style style:name="Taula47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1" style:family="table-cell">
      <style:table-cell-properties fo:padding="0.101cm" fo:border-left="0.05pt solid #000000" fo:border-right="none" fo:border-top="none" fo:border-bottom="0.05pt solid #000000"/>
    </style:style>
    <style:style style:name="Taula47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2" style:family="table-cell">
      <style:table-cell-properties fo:padding="0.101cm" fo:border-left="0.05pt solid #000000" fo:border-right="none" fo:border-top="none" fo:border-bottom="0.05pt solid #000000"/>
    </style:style>
    <style:style style:name="Taula47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3" style:family="table-cell">
      <style:table-cell-properties fo:padding="0.101cm" fo:border-left="0.05pt solid #000000" fo:border-right="none" fo:border-top="none" fo:border-bottom="0.05pt solid #000000"/>
    </style:style>
    <style:style style:name="Taula47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5" style:family="table-cell">
      <style:table-cell-properties fo:padding="0.101cm" fo:border-left="0.05pt solid #000000" fo:border-right="none" fo:border-top="none" fo:border-bottom="0.05pt solid #000000"/>
    </style:style>
    <style:style style:name="Taula5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6" style:family="table-cell">
      <style:table-cell-properties fo:padding="0.101cm" fo:border-left="0.05pt solid #000000" fo:border-right="none" fo:border-top="none" fo:border-bottom="0.05pt solid #000000"/>
    </style:style>
    <style:style style:name="Taula5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7" style:family="table-cell">
      <style:table-cell-properties fo:padding="0.101cm" fo:border-left="0.05pt solid #000000" fo:border-right="none" fo:border-top="none" fo:border-bottom="0.05pt solid #000000"/>
    </style:style>
    <style:style style:name="Taula5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8" style:family="table-cell">
      <style:table-cell-properties fo:padding="0.101cm" fo:border-left="0.05pt solid #000000" fo:border-right="none" fo:border-top="none" fo:border-bottom="0.05pt solid #000000"/>
    </style:style>
    <style:style style:name="Taula5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9" style:family="table-cell">
      <style:table-cell-properties fo:padding="0.101cm" fo:border-left="0.05pt solid #000000" fo:border-right="none" fo:border-top="none" fo:border-bottom="0.05pt solid #000000"/>
    </style:style>
    <style:style style:name="Taula51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10" style:family="table-cell">
      <style:table-cell-properties fo:padding="0.101cm" fo:border-left="0.05pt solid #000000" fo:border-right="none" fo:border-top="none" fo:border-bottom="0.05pt solid #000000"/>
    </style:style>
    <style:style style:name="Taula51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8" style:family="table-cell">
      <style:table-cell-properties fo:padding="0.101cm" fo:border-left="0.05pt solid #000000" fo:border-right="none" fo:border-top="none" fo:border-bottom="0.05pt solid #000000"/>
    </style:style>
    <style:style style:name="Taula53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9" style:family="table-cell">
      <style:table-cell-properties fo:padding="0.101cm" fo:border-left="0.05pt solid #000000" fo:border-right="none" fo:border-top="none" fo:border-bottom="0.05pt solid #000000"/>
    </style:style>
    <style:style style:name="Taula53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0" style:family="table-cell">
      <style:table-cell-properties fo:padding="0.101cm" fo:border-left="0.05pt solid #000000" fo:border-right="none" fo:border-top="none" fo:border-bottom="0.05pt solid #000000"/>
    </style:style>
    <style:style style:name="Taula5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1" style:family="table-cell">
      <style:table-cell-properties fo:padding="0.101cm" fo:border-left="0.05pt solid #000000" fo:border-right="none" fo:border-top="none" fo:border-bottom="0.05pt solid #000000"/>
    </style:style>
    <style:style style:name="Taula53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5244b2" officeooo:paragraph-rsid="003e990f"/>
    </style:style>
    <style:style style:name="P2" style:family="paragraph" style:parent-style-name="Text_20_body">
      <style:text-properties officeooo:paragraph-rsid="00bf0cf0"/>
    </style:style>
    <style:style style:name="P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4" style:family="paragraph" style:parent-style-name="Table_20_Contents">
      <style:text-properties style:font-name="Arial" fo:font-size="9pt" officeooo:rsid="0095f247" officeooo:paragraph-rsid="01215f2d" style:font-size-asian="9pt" style:font-size-complex="9pt"/>
    </style:style>
    <style:style style:name="P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6" style:family="paragraph" style:parent-style-name="Standard">
      <style:text-properties officeooo:rsid="0062d4a5" officeooo:paragraph-rsid="00bf0cf0"/>
    </style:style>
    <style:style style:name="P7" style:family="paragraph" style:parent-style-name="Standard">
      <style:text-properties officeooo:rsid="0053cec3" officeooo:paragraph-rsid="00bf0cf0"/>
    </style:style>
    <style:style style:name="P8" style:family="paragraph" style:parent-style-name="Heading_20_2">
      <style:text-properties officeooo:rsid="00a9bbde"/>
    </style:style>
    <style:style style:name="P9" style:family="paragraph" style:parent-style-name="Table_20_Contents">
      <style:text-properties style:font-name="Arial" fo:font-size="9pt" officeooo:rsid="0095f247" officeooo:paragraph-rsid="00f43c44" style:font-size-asian="9pt" style:font-size-complex="9pt"/>
    </style:style>
    <style:style style:name="P10" style:family="paragraph" style:parent-style-name="Standard">
      <style:text-properties officeooo:rsid="0053cec3"/>
    </style:style>
    <style:style style:name="P11" style:family="paragraph" style:parent-style-name="Text_20_body">
      <style:text-properties officeooo:paragraph-rsid="00d75fd4"/>
    </style:style>
    <style:style style:name="P12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3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5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6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17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8" style:family="paragraph" style:parent-style-name="Table_20_Contents">
      <style:text-properties style:font-name="Arial" fo:font-size="9pt" fo:font-weight="bold" officeooo:rsid="00b02fb8" officeooo:paragraph-rsid="00a2e09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21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2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3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4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5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6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7" style:family="paragraph" style:parent-style-name="Text_20_body">
      <style:text-properties officeooo:paragraph-rsid="0094aa74"/>
    </style:style>
    <style:style style:name="P28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9" style:family="paragraph" style:parent-style-name="Table_20_Contents">
      <style:text-properties style:text-line-through-style="none" style:text-line-through-type="none" style:font-name="Arial" fo:font-size="9pt" fo:font-weight="bold" officeooo:rsid="0094aa74" officeooo:paragraph-rsid="00a2e09d" fo:background-color="transparent" style:font-size-asian="9pt" style:font-weight-asian="bold" style:font-size-complex="9pt" style:font-weight-complex="bold"/>
    </style:style>
    <style:style style:name="P30" style:family="paragraph" style:parent-style-name="Text_20_body">
      <style:text-properties officeooo:paragraph-rsid="00a88e9a"/>
    </style:style>
    <style:style style:name="P31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32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3" style:family="paragraph" style:parent-style-name="Table_20_Contents">
      <style:text-properties style:font-name="Arial" fo:font-size="9pt" officeooo:rsid="00a86f1b" officeooo:paragraph-rsid="0105731e" style:font-size-asian="9pt" style:font-size-complex="9pt"/>
    </style:style>
    <style:style style:name="P34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35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6" style:family="paragraph" style:parent-style-name="Table_20_Contents">
      <style:text-properties style:font-name="Arial" fo:font-size="9pt" officeooo:rsid="00d7cf1a" officeooo:paragraph-rsid="010f2c45" style:font-size-asian="9pt" style:font-size-complex="9pt"/>
    </style:style>
    <style:style style:name="P37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39" style:family="paragraph" style:parent-style-name="Heading_20_2">
      <style:text-properties officeooo:rsid="00a88e9a" officeooo:paragraph-rsid="01106c62"/>
    </style:style>
    <style:style style:name="P40" style:family="paragraph" style:parent-style-name="Text_20_body">
      <style:text-properties officeooo:paragraph-rsid="01106c62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4pt" fo:font-weight="bold" officeooo:rsid="00a88e9a" officeooo:paragraph-rsid="01106c62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43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4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5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6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47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48" style:family="paragraph" style:parent-style-name="Text_20_body">
      <style:text-properties officeooo:paragraph-rsid="00a9bbde"/>
    </style:style>
    <style:style style:name="P49" style:family="paragraph" style:parent-style-name="Heading_20_2">
      <style:text-properties officeooo:rsid="00715846" officeooo:paragraph-rsid="00a9bbde"/>
    </style:style>
    <style:style style:name="P50" style:family="paragraph" style:parent-style-name="Table_20_Contents">
      <style:text-properties style:font-name="Arial" fo:font-size="9pt" officeooo:rsid="0095f247" officeooo:paragraph-rsid="00fc5e03" style:font-size-asian="9pt" style:font-size-complex="9pt"/>
    </style:style>
    <style:style style:name="P51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53" style:family="paragraph" style:parent-style-name="Standard">
      <style:text-properties officeooo:rsid="0053cec3" officeooo:paragraph-rsid="00a32433"/>
    </style:style>
    <style:style style:name="P54" style:family="paragraph" style:parent-style-name="Table_20_Contents">
      <style:text-properties style:font-name="Arial" fo:font-size="9pt" officeooo:rsid="0095f247" officeooo:paragraph-rsid="00fdf9ff" style:font-size-asian="9pt" style:font-size-complex="9pt"/>
    </style:style>
    <style:style style:name="P55" style:family="paragraph" style:parent-style-name="Heading_20_2">
      <style:text-properties officeooo:paragraph-rsid="013832a3"/>
    </style:style>
    <style:style style:name="P56" style:family="paragraph" style:parent-style-name="Text_20_body">
      <style:text-properties officeooo:paragraph-rsid="013832a3"/>
    </style:style>
    <style:style style:name="P57" style:family="paragraph" style:parent-style-name="Text_20_body" style:list-style-name="L3">
      <style:text-properties officeooo:rsid="00a9b4aa" officeooo:paragraph-rsid="00975210"/>
    </style:style>
    <style:style style:name="P58" style:family="paragraph" style:parent-style-name="Text_20_body">
      <style:text-properties officeooo:rsid="0137582b" officeooo:paragraph-rsid="0137582b"/>
    </style:style>
    <style:style style:name="P59" style:family="paragraph" style:parent-style-name="Text_20_body" style:list-style-name="L3">
      <style:text-properties officeooo:rsid="00aa33b4" officeooo:paragraph-rsid="00975210"/>
    </style:style>
    <style:style style:name="P60" style:family="paragraph" style:parent-style-name="Text_20_body" style:list-style-name="L3">
      <style:text-properties officeooo:rsid="00aa641c" officeooo:paragraph-rsid="00975210"/>
    </style:style>
    <style:style style:name="P61" style:family="paragraph" style:parent-style-name="Text_20_body" style:list-style-name="L3">
      <style:text-properties officeooo:rsid="0062d4a5" officeooo:paragraph-rsid="00975210"/>
    </style:style>
    <style:style style:name="P62" style:family="paragraph" style:parent-style-name="Text_20_body">
      <style:text-properties officeooo:paragraph-rsid="01127e6a"/>
    </style:style>
    <style:style style:name="P63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64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5" style:family="paragraph" style:parent-style-name="Table_20_Contents">
      <style:text-properties style:font-name="Arial" fo:font-size="9pt" officeooo:rsid="00975210" officeooo:paragraph-rsid="00c0b5b5" style:font-size-asian="9pt" style:font-size-complex="9pt"/>
    </style:style>
    <style:style style:name="P66" style:family="paragraph" style:parent-style-name="Table_20_Contents">
      <style:text-properties style:font-name="Arial" fo:font-size="9pt" officeooo:rsid="00ca029e" officeooo:paragraph-rsid="0124d988" style:font-size-asian="9pt" style:font-size-complex="9pt"/>
    </style:style>
    <style:style style:name="P67" style:family="paragraph" style:parent-style-name="Table_20_Contents">
      <style:text-properties style:font-name="Arial" fo:font-size="9pt" officeooo:rsid="00dce997" officeooo:paragraph-rsid="0124d988" style:font-size-asian="9pt" style:font-size-complex="9pt"/>
    </style:style>
    <style:style style:name="P68" style:family="paragraph" style:parent-style-name="Standard">
      <style:text-properties officeooo:paragraph-rsid="0062d4a5"/>
    </style:style>
    <style:style style:name="P69" style:family="paragraph" style:parent-style-name="Text_20_body">
      <style:text-properties officeooo:paragraph-rsid="00c0b5b5"/>
    </style:style>
    <style:style style:name="P70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71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font-name="Arial" fo:font-size="9pt" officeooo:rsid="00975210" officeooo:paragraph-rsid="0124d988" style:font-size-asian="9pt" style:font-size-complex="9pt"/>
    </style:style>
    <style:style style:name="P73" style:family="paragraph" style:parent-style-name="Table_20_Contents">
      <style:text-properties style:font-name="Arial" fo:font-size="9pt" officeooo:rsid="00c6bffe" officeooo:paragraph-rsid="0124d988" style:font-size-asian="9pt" style:font-size-complex="9pt"/>
    </style:style>
    <style:style style:name="P74" style:family="paragraph" style:parent-style-name="Table_20_Contents">
      <style:text-properties style:font-name="Arial" fo:font-size="9pt" officeooo:rsid="00c091a2" officeooo:paragraph-rsid="01215f2d" style:font-size-asian="9pt" style:font-size-complex="9pt"/>
    </style:style>
    <style:style style:name="P75" style:family="paragraph" style:parent-style-name="Standard">
      <style:text-properties officeooo:paragraph-rsid="00649ebd"/>
    </style:style>
    <style:style style:name="P76" style:family="paragraph" style:parent-style-name="Text_20_body">
      <style:text-properties officeooo:paragraph-rsid="0064b1c0"/>
    </style:style>
    <style:style style:name="P77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78" style:family="paragraph" style:parent-style-name="Heading_20_2">
      <style:text-properties officeooo:rsid="00663ab8" fo:background-color="transparent"/>
    </style:style>
    <style:style style:name="P79" style:family="paragraph" style:parent-style-name="Text_20_body">
      <style:text-properties officeooo:rsid="00663ab8" officeooo:paragraph-rsid="00663ab8" fo:background-color="transparent"/>
    </style:style>
    <style:style style:name="P80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81" style:family="paragraph" style:parent-style-name="Table_20_Contents">
      <style:text-properties style:font-name="Arial" fo:font-size="9pt" officeooo:rsid="00cad9bc" officeooo:paragraph-rsid="0124d988" style:font-size-asian="9pt" style:font-size-complex="9pt"/>
    </style:style>
    <style:style style:name="P82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83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84" style:family="paragraph" style:parent-style-name="Table_20_Contents">
      <style:text-properties style:font-name="Arial" fo:font-size="9pt" officeooo:rsid="00c4dea4" officeooo:paragraph-rsid="0124d988" style:font-size-asian="9pt" style:font-size-complex="9pt"/>
    </style:style>
    <style:style style:name="P85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86" style:family="paragraph" style:parent-style-name="Standard">
      <style:text-properties officeooo:paragraph-rsid="00663ab8"/>
    </style:style>
    <style:style style:name="P87" style:family="paragraph" style:parent-style-name="Heading_20_2">
      <style:text-properties officeooo:rsid="01127e6a" fo:background-color="transparent"/>
    </style:style>
    <style:style style:name="P88" style:family="paragraph" style:parent-style-name="Standard">
      <style:text-properties officeooo:paragraph-rsid="01127e6a"/>
    </style:style>
    <style:style style:name="P89" style:family="paragraph" style:parent-style-name="Text_20_body">
      <style:text-properties officeooo:rsid="01127e6a" officeooo:paragraph-rsid="01127e6a" fo:background-color="transparent"/>
    </style:style>
    <style:style style:name="P90" style:family="paragraph" style:parent-style-name="Standard">
      <style:text-properties officeooo:paragraph-rsid="007b1b00"/>
    </style:style>
    <style:style style:name="P91" style:family="paragraph" style:parent-style-name="Text_20_body">
      <style:text-properties style:font-name="Arial" fo:font-size="9pt" officeooo:rsid="0070e54d" officeooo:paragraph-rsid="0124ec23" style:font-size-asian="9pt" style:font-size-complex="9pt"/>
    </style:style>
    <style:style style:name="P92" style:family="paragraph" style:parent-style-name="Heading_20_2">
      <style:text-properties officeooo:rsid="0113824e" fo:background-color="transparent"/>
    </style:style>
    <style:style style:name="P93" style:family="paragraph" style:parent-style-name="Heading_20_2" style:list-style-name="">
      <style:text-properties officeooo:paragraph-rsid="00663ab8"/>
    </style:style>
    <style:style style:name="P94" style:family="paragraph" style:parent-style-name="Heading_20_2">
      <style:text-properties officeooo:rsid="00663ab8" officeooo:paragraph-rsid="0113824e" fo:background-color="transparent"/>
    </style:style>
    <style:style style:name="P95" style:family="paragraph" style:parent-style-name="Text_20_body">
      <style:text-properties officeooo:rsid="0113824e" officeooo:paragraph-rsid="0113824e" fo:background-color="transparent"/>
    </style:style>
    <style:style style:name="P96" style:family="paragraph" style:parent-style-name="Heading_20_2">
      <style:text-properties officeooo:rsid="0067cbb5" fo:background-color="transparent"/>
    </style:style>
    <style:style style:name="P97" style:family="paragraph" style:parent-style-name="Text_20_body">
      <style:text-properties officeooo:rsid="0067cbb5" officeooo:paragraph-rsid="0067cbb5" fo:background-color="transparent"/>
    </style:style>
    <style:style style:name="P98" style:family="paragraph" style:parent-style-name="Text_20_body">
      <style:text-properties style:font-name="Arial" fo:font-size="9pt" officeooo:rsid="00649ebd" officeooo:paragraph-rsid="0126cebc" style:font-size-asian="9pt" style:font-size-complex="9pt"/>
    </style:style>
    <style:style style:name="P99" style:family="paragraph" style:parent-style-name="Heading_20_2">
      <style:text-properties officeooo:rsid="007ee7b8" fo:background-color="transparent"/>
    </style:style>
    <style:style style:name="P100" style:family="paragraph" style:parent-style-name="Text_20_body">
      <style:text-properties officeooo:rsid="007ee7b8" officeooo:paragraph-rsid="007ee7b8" fo:background-color="transparent"/>
    </style:style>
    <style:style style:name="P101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02" style:family="paragraph" style:parent-style-name="Table_20_Contents">
      <style:text-properties style:font-name="Arial" fo:font-size="9pt" officeooo:rsid="00db6ca5" officeooo:paragraph-rsid="012818e5" style:font-size-asian="9pt" style:font-size-complex="9pt"/>
    </style:style>
    <style:style style:name="P103" style:family="paragraph" style:parent-style-name="Table_20_Contents">
      <style:text-properties style:font-name="Arial" fo:font-size="9pt" officeooo:rsid="00d3a6e9" officeooo:paragraph-rsid="012818e5" style:font-size-asian="9pt" style:font-size-complex="9pt"/>
    </style:style>
    <style:style style:name="P104" style:family="paragraph" style:parent-style-name="Table_20_Contents">
      <style:text-properties style:font-name="Arial" fo:font-size="9pt" officeooo:rsid="00da943a" officeooo:paragraph-rsid="012818e5" style:font-size-asian="9pt" style:font-size-complex="9pt"/>
    </style:style>
    <style:style style:name="P105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6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7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8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9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10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11" style:family="paragraph" style:parent-style-name="Heading_20_2">
      <style:text-properties officeooo:rsid="00681035" officeooo:paragraph-rsid="00681035" fo:background-color="transparent"/>
    </style:style>
    <style:style style:name="P112" style:family="paragraph" style:parent-style-name="Table_20_Contents">
      <style:text-properties style:font-name="Arial" fo:font-size="9pt" officeooo:rsid="00dce997" officeooo:paragraph-rsid="012818e5" style:font-size-asian="9pt" style:font-size-complex="9pt"/>
    </style:style>
    <style:style style:name="P113" style:family="paragraph" style:parent-style-name="Heading_20_2">
      <style:text-properties officeooo:rsid="007eb74a" fo:background-color="transparent"/>
    </style:style>
    <style:style style:name="P114" style:family="paragraph" style:parent-style-name="Text_20_body">
      <style:text-properties officeooo:rsid="007eb74a" officeooo:paragraph-rsid="007eb74a" fo:background-color="transparent"/>
    </style:style>
    <style:style style:name="P115" style:family="paragraph" style:parent-style-name="Text_20_body">
      <style:text-properties style:font-name="Arial" fo:font-size="9pt" officeooo:rsid="00649ebd" officeooo:paragraph-rsid="012818e5" style:font-size-asian="9pt" style:font-size-complex="9pt"/>
    </style:style>
    <style:style style:name="P116" style:family="paragraph" style:parent-style-name="Text_20_body">
      <style:text-properties style:font-name="Arial" fo:font-size="9pt" officeooo:rsid="006d954b" officeooo:paragraph-rsid="012818e5" style:font-size-asian="9pt" style:font-size-complex="9pt"/>
    </style:style>
    <style:style style:name="P117" style:family="paragraph" style:parent-style-name="Text_20_body">
      <style:text-properties officeooo:rsid="00663ab8" officeooo:paragraph-rsid="00848713" fo:background-color="transparent"/>
    </style:style>
    <style:style style:name="P118" style:family="paragraph" style:parent-style-name="Text_20_body">
      <style:text-properties style:font-name="Arial" fo:font-size="9pt" officeooo:rsid="0070e54d" officeooo:paragraph-rsid="01296602" style:font-size-asian="9pt" style:font-size-complex="9pt"/>
    </style:style>
    <style:style style:name="P119" style:family="paragraph" style:parent-style-name="Standard">
      <style:text-properties officeooo:rsid="00861320" officeooo:paragraph-rsid="00848713" fo:background-color="transparent"/>
    </style:style>
    <style:style style:name="P120" style:family="paragraph" style:parent-style-name="Heading_20_2">
      <style:text-properties officeooo:rsid="00861320" officeooo:paragraph-rsid="012cc52b" fo:background-color="transparent"/>
    </style:style>
    <style:style style:name="P121" style:family="paragraph" style:parent-style-name="Heading_20_2">
      <style:text-properties officeooo:rsid="00861320" fo:background-color="transparent"/>
    </style:style>
    <style:style style:name="P122" style:family="paragraph" style:parent-style-name="Text_20_body">
      <style:text-properties officeooo:rsid="00861320" officeooo:paragraph-rsid="00848713" fo:background-color="transparent"/>
    </style:style>
    <style:style style:name="P123" style:family="paragraph" style:parent-style-name="Heading_20_2">
      <style:text-properties officeooo:rsid="00861320" officeooo:paragraph-rsid="00848713" fo:background-color="transparent"/>
    </style:style>
    <style:style style:name="P124" style:family="paragraph" style:parent-style-name="Heading_20_2">
      <style:text-properties officeooo:rsid="00874f80" fo:background-color="transparent"/>
    </style:style>
    <style:style style:name="P125" style:family="paragraph" style:parent-style-name="Text_20_body">
      <style:text-properties officeooo:rsid="00874f80" officeooo:paragraph-rsid="00874f80" fo:background-color="transparent"/>
    </style:style>
    <style:style style:name="P126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27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128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129" style:family="paragraph" style:parent-style-name="Table_20_Contents">
      <style:text-properties style:font-name="Arial" fo:font-size="9pt" officeooo:rsid="00dce997" officeooo:paragraph-rsid="01215f2d" style:font-size-asian="9pt" style:font-size-complex="9pt"/>
    </style:style>
    <style:style style:name="P130" style:family="paragraph" style:parent-style-name="Heading_20_2">
      <style:text-properties officeooo:rsid="00861320" officeooo:paragraph-rsid="011d32c4" fo:background-color="transparent"/>
    </style:style>
    <style:style style:name="P131" style:family="paragraph" style:parent-style-name="Heading_20_2">
      <style:text-properties officeooo:rsid="00874f80" officeooo:paragraph-rsid="011d32c4" fo:background-color="transparent"/>
    </style:style>
    <style:style style:name="P132" style:family="paragraph" style:parent-style-name="Standard">
      <style:text-properties officeooo:paragraph-rsid="011d32c4"/>
    </style:style>
    <style:style style:name="P133" style:family="paragraph" style:parent-style-name="Standard">
      <style:text-properties officeooo:rsid="00a67137" officeooo:paragraph-rsid="00874f80"/>
    </style:style>
    <style:style style:name="P134" style:family="paragraph" style:parent-style-name="Text_20_body">
      <style:text-properties officeooo:rsid="0067cbb5" officeooo:paragraph-rsid="00861320" fo:background-color="transparent"/>
    </style:style>
    <style:style style:name="P135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36" style:family="paragraph" style:parent-style-name="Standard">
      <style:text-properties officeooo:paragraph-rsid="00861320"/>
    </style:style>
    <style:style style:name="P137" style:family="paragraph" style:parent-style-name="Heading_20_2">
      <style:text-properties officeooo:rsid="0091007b" fo:background-color="transparent"/>
    </style:style>
    <style:style style:name="P138" style:family="paragraph" style:parent-style-name="Text_20_body">
      <style:text-properties officeooo:rsid="0091007b" officeooo:paragraph-rsid="0091007b" fo:background-color="transparent"/>
    </style:style>
    <style:style style:name="P139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40" style:family="paragraph" style:parent-style-name="Table_20_Contents">
      <style:text-properties style:font-name="Arial" fo:font-size="9pt" fo:font-weight="bold" officeooo:rsid="0091967e" officeooo:paragraph-rsid="012cc52b" style:font-size-asian="9pt" style:font-weight-asian="bold" style:font-size-complex="9pt" style:font-weight-complex="bold"/>
    </style:style>
    <style:style style:name="P141" style:family="paragraph" style:parent-style-name="Table_20_Contents">
      <style:text-properties style:font-name="Arial" fo:font-size="9pt" officeooo:rsid="00975210" officeooo:paragraph-rsid="00d321f3" style:font-size-asian="9pt" style:font-size-complex="9pt"/>
    </style:style>
    <style:style style:name="P142" style:family="paragraph" style:parent-style-name="Table_20_Contents">
      <style:text-properties style:font-name="Arial" fo:font-size="9pt" officeooo:rsid="00d3a6e9" officeooo:paragraph-rsid="012cc52b" style:font-size-asian="9pt" style:font-size-complex="9pt"/>
    </style:style>
    <style:style style:name="P143" style:family="paragraph" style:parent-style-name="Table_20_Contents">
      <style:text-properties style:font-name="Arial" fo:font-size="9pt" officeooo:rsid="00dce997" officeooo:paragraph-rsid="012eb63f" style:font-size-asian="9pt" style:font-size-complex="9pt"/>
    </style:style>
    <style:style style:name="P144" style:family="paragraph" style:parent-style-name="Standard">
      <style:text-properties officeooo:rsid="0091007b" officeooo:paragraph-rsid="0092c2be" fo:background-color="transparent"/>
    </style:style>
    <style:style style:name="P145" style:family="paragraph" style:parent-style-name="Heading_20_2">
      <style:text-properties officeooo:rsid="0092c2be" fo:background-color="transparent"/>
    </style:style>
    <style:style style:name="P146" style:family="paragraph" style:parent-style-name="Text_20_body">
      <style:text-properties officeooo:rsid="0092c2be" officeooo:paragraph-rsid="0092c2be" fo:background-color="transparent"/>
    </style:style>
    <style:style style:name="P147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148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49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50" style:family="paragraph" style:parent-style-name="Standard">
      <style:text-properties officeooo:paragraph-rsid="0092c2be"/>
    </style:style>
    <style:style style:name="P151" style:family="paragraph" style:parent-style-name="Standard">
      <style:text-properties officeooo:paragraph-rsid="0099ea68" fo:background-color="transparent"/>
    </style:style>
    <style:style style:name="P152" style:family="paragraph" style:parent-style-name="Text_20_body">
      <style:text-properties officeooo:rsid="00663ab8" officeooo:paragraph-rsid="0099ea68" fo:background-color="transparent"/>
    </style:style>
    <style:style style:name="P153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54" style:family="paragraph" style:parent-style-name="Standard">
      <style:text-properties officeooo:rsid="0099ea68" officeooo:paragraph-rsid="012eb63f" fo:background-color="transparent"/>
    </style:style>
    <style:style style:name="P155" style:family="paragraph" style:parent-style-name="Heading_20_2">
      <style:text-properties officeooo:rsid="0099ea68" officeooo:paragraph-rsid="012eb63f" fo:background-color="transparent"/>
    </style:style>
    <style:style style:name="P156" style:family="paragraph" style:parent-style-name="Standard">
      <style:text-properties officeooo:rsid="0092c2be" officeooo:paragraph-rsid="012eb63f" fo:background-color="transparent"/>
    </style:style>
    <style:style style:name="P157" style:family="paragraph" style:parent-style-name="Heading_20_2">
      <style:text-properties officeooo:rsid="0099ea68" fo:background-color="transparent"/>
    </style:style>
    <style:style style:name="P158" style:family="paragraph" style:parent-style-name="Standard">
      <style:text-properties officeooo:rsid="00a67137" officeooo:paragraph-rsid="0099ea68"/>
    </style:style>
    <style:style style:name="P159" style:family="paragraph" style:parent-style-name="Text_20_body">
      <style:text-properties style:font-name="Arial" fo:font-size="9pt" officeooo:rsid="008a74da" officeooo:paragraph-rsid="012eb63f" style:font-size-asian="9pt" style:font-size-complex="9pt"/>
    </style:style>
    <style:style style:name="P160" style:family="paragraph" style:parent-style-name="Table_20_Contents">
      <style:text-properties style:font-name="Arial" fo:font-size="9pt" officeooo:rsid="00d3a6e9" officeooo:paragraph-rsid="012f9d3d" style:font-size-asian="9pt" style:font-size-complex="9pt"/>
    </style:style>
    <style:style style:name="P161" style:family="paragraph" style:parent-style-name="Table_20_Contents">
      <style:text-properties style:font-name="Arial" fo:font-size="9pt" officeooo:rsid="00c6bffe" officeooo:paragraph-rsid="012f9d3d" style:font-size-asian="9pt" style:font-size-complex="9pt"/>
    </style:style>
    <style:style style:name="P162" style:family="paragraph" style:parent-style-name="Table_20_Contents">
      <style:text-properties style:font-name="Arial" fo:font-size="9pt" officeooo:rsid="00649ebd" officeooo:paragraph-rsid="0137ecdc" style:font-size-asian="9pt" style:font-size-complex="9pt"/>
    </style:style>
    <style:style style:name="P163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64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65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66" style:family="paragraph" style:parent-style-name="Title">
      <style:text-properties officeooo:rsid="005244b2" officeooo:paragraph-rsid="003e990f"/>
    </style:style>
    <style:style style:name="P167" style:family="paragraph" style:parent-style-name="Text_20_body">
      <style:text-properties officeooo:paragraph-rsid="00bf0cf0"/>
    </style:style>
    <style:style style:name="P168" style:family="paragraph" style:parent-style-name="Text_20_body">
      <style:text-properties officeooo:paragraph-rsid="00d75fd4"/>
    </style:style>
    <style:style style:name="P169" style:family="paragraph" style:parent-style-name="Text_20_body">
      <style:text-properties officeooo:paragraph-rsid="0094aa74"/>
    </style:style>
    <style:style style:name="P170" style:family="paragraph" style:parent-style-name="Text_20_body">
      <style:text-properties officeooo:paragraph-rsid="00a88e9a"/>
    </style:style>
    <style:style style:name="P171" style:family="paragraph" style:parent-style-name="Text_20_body">
      <style:text-properties officeooo:paragraph-rsid="01106c62"/>
    </style:style>
    <style:style style:name="P172" style:family="paragraph" style:parent-style-name="Text_20_body">
      <style:text-properties officeooo:paragraph-rsid="00a9bbde"/>
    </style:style>
    <style:style style:name="P173" style:family="paragraph" style:parent-style-name="Text_20_body">
      <style:text-properties officeooo:paragraph-rsid="013832a3"/>
    </style:style>
    <style:style style:name="P174" style:family="paragraph" style:parent-style-name="Text_20_body">
      <style:text-properties officeooo:rsid="0137582b" officeooo:paragraph-rsid="0137582b"/>
    </style:style>
    <style:style style:name="P175" style:family="paragraph" style:parent-style-name="Text_20_body">
      <style:text-properties officeooo:paragraph-rsid="01127e6a"/>
    </style:style>
    <style:style style:name="P176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77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78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79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80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81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82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83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84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85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86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87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188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89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90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91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92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93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194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195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196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197" style:family="paragraph" style:parent-style-name="Text_20_body">
      <style:text-properties officeooo:paragraph-rsid="00c0b5b5"/>
    </style:style>
    <style:style style:name="P198" style:family="paragraph" style:parent-style-name="Text_20_body">
      <style:text-properties officeooo:paragraph-rsid="0064b1c0"/>
    </style:style>
    <style:style style:name="P199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00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01" style:family="paragraph" style:parent-style-name="Text_20_body">
      <style:text-properties officeooo:rsid="00861320" officeooo:paragraph-rsid="00848713" fo:background-color="transparent"/>
    </style:style>
    <style:style style:name="P202" style:family="paragraph" style:parent-style-name="Text_20_body">
      <style:text-properties officeooo:rsid="00a67137" officeooo:paragraph-rsid="0060ea9d"/>
    </style:style>
    <style:style style:name="P203" style:family="paragraph" style:parent-style-name="Text_20_body">
      <style:text-properties officeooo:paragraph-rsid="003e990f"/>
    </style:style>
    <style:style style:name="P204" style:family="paragraph" style:parent-style-name="Text_20_body">
      <style:text-properties officeooo:rsid="00a46b03" officeooo:paragraph-rsid="009befc8"/>
    </style:style>
    <style:style style:name="P205" style:family="paragraph" style:parent-style-name="Text_20_body">
      <style:text-properties officeooo:rsid="009befc8" officeooo:paragraph-rsid="009befc8"/>
    </style:style>
    <style:style style:name="P206" style:family="paragraph" style:parent-style-name="Text_20_body">
      <style:text-properties officeooo:rsid="0139cd57" officeooo:paragraph-rsid="0139cd57"/>
    </style:style>
    <style:style style:name="P207" style:family="paragraph" style:parent-style-name="Text_20_body">
      <style:text-properties officeooo:rsid="0139cd57" officeooo:paragraph-rsid="01409ea6"/>
    </style:style>
    <style:style style:name="P208" style:family="paragraph" style:parent-style-name="Text_20_body">
      <style:text-properties officeooo:paragraph-rsid="013d512e"/>
    </style:style>
    <style:style style:name="P209" style:family="paragraph" style:parent-style-name="Text_20_body">
      <style:text-properties officeooo:paragraph-rsid="01409ea6"/>
    </style:style>
    <style:style style:name="P210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21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212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213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214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215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216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217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218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219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220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221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222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23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224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225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226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227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228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229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230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231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232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233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234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235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236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237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238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239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240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241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242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243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244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245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246" style:family="paragraph" style:parent-style-name="Table_20_Contents">
      <style:text-properties style:font-name="Arial" fo:font-size="9pt" officeooo:rsid="0094aa74" officeooo:paragraph-rsid="013d512e" style:font-size-asian="9pt" style:font-size-complex="9pt"/>
    </style:style>
    <style:style style:name="P247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248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249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250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251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52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253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254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55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56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57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58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59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260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61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62" style:family="paragraph" style:parent-style-name="Table_20_Contents">
      <style:text-properties style:font-name="Arial" fo:font-size="9pt" officeooo:rsid="00ec12fc" officeooo:paragraph-rsid="013b5251" style:font-size-asian="9pt" style:font-size-complex="9pt"/>
    </style:style>
    <style:style style:name="P263" style:family="paragraph" style:parent-style-name="Table_20_Contents">
      <style:text-properties style:font-name="Arial" fo:font-size="9pt" officeooo:rsid="00ec12fc" officeooo:paragraph-rsid="013d512e" style:font-size-asian="9pt" style:font-size-complex="9pt"/>
    </style:style>
    <style:style style:name="P26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65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66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67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268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69" style:family="paragraph" style:parent-style-name="Table_20_Contents">
      <style:text-properties style:font-name="Arial" fo:font-size="9pt" officeooo:rsid="00be8221" officeooo:paragraph-rsid="013b5251" style:font-size-asian="9pt" style:font-size-complex="9pt"/>
    </style:style>
    <style:style style:name="P270" style:family="paragraph" style:parent-style-name="Table_20_Contents">
      <style:text-properties style:font-name="Arial" fo:font-size="9pt" officeooo:rsid="00be8221" officeooo:paragraph-rsid="013d512e" style:font-size-asian="9pt" style:font-size-complex="9pt"/>
    </style:style>
    <style:style style:name="P271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272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273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274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275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276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277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278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279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280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281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282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283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284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285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286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287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288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289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290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291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292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293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294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295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296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297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298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299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300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301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302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303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304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305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306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307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308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309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310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311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312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313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314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315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316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317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318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319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320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321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322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323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324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325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326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327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328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329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330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331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332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333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334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335" style:family="paragraph" style:parent-style-name="Table_20_Contents">
      <style:text-properties style:font-name="Arial" fo:font-size="9pt" officeooo:rsid="013b5251" officeooo:paragraph-rsid="013b5251" style:font-size-asian="9pt" style:font-size-complex="9pt"/>
    </style:style>
    <style:style style:name="P336" style:family="paragraph" style:parent-style-name="Table_20_Contents">
      <style:text-properties style:font-name="Arial" fo:font-size="9pt" officeooo:rsid="013b5251" officeooo:paragraph-rsid="013d512e" style:font-size-asian="9pt" style:font-size-complex="9pt"/>
    </style:style>
    <style:style style:name="P337" style:family="paragraph" style:parent-style-name="Table_20_Contents">
      <style:text-properties style:font-name="Arial" fo:font-size="9pt" officeooo:rsid="013b5251" officeooo:paragraph-rsid="013e8e14" style:font-size-asian="9pt" style:font-size-complex="9pt"/>
    </style:style>
    <style:style style:name="P338" style:family="paragraph" style:parent-style-name="Table_20_Contents">
      <style:text-properties style:font-name="Arial" fo:font-size="9pt" officeooo:rsid="013b5251" officeooo:paragraph-rsid="01407b3a" style:font-size-asian="9pt" style:font-size-complex="9pt"/>
    </style:style>
    <style:style style:name="P339" style:family="paragraph" style:parent-style-name="Table_20_Contents">
      <style:text-properties style:font-name="Arial" fo:font-size="9pt" officeooo:rsid="013d512e" officeooo:paragraph-rsid="013d512e" style:font-size-asian="9pt" style:font-size-complex="9pt"/>
    </style:style>
    <style:style style:name="P340" style:family="paragraph" style:parent-style-name="Table_20_Contents">
      <style:text-properties style:font-name="Arial" fo:font-size="9pt" officeooo:rsid="013d512e" officeooo:paragraph-rsid="01409ea6" style:font-size-asian="9pt" style:font-size-complex="9pt"/>
    </style:style>
    <style:style style:name="P341" style:family="paragraph" style:parent-style-name="Table_20_Contents">
      <style:text-properties style:font-name="Arial" fo:font-size="9pt" officeooo:rsid="013e8e14" officeooo:paragraph-rsid="013e8e14" style:font-size-asian="9pt" style:font-size-complex="9pt"/>
    </style:style>
    <style:style style:name="P342" style:family="paragraph" style:parent-style-name="Table_20_Contents">
      <style:text-properties style:font-name="Arial" fo:font-size="9pt" officeooo:rsid="01409ea6" officeooo:paragraph-rsid="01409ea6" style:font-size-asian="9pt" style:font-size-complex="9pt"/>
    </style:style>
    <style:style style:name="P343" style:family="paragraph" style:parent-style-name="Table_20_Contents">
      <style:text-properties style:font-name="Arial" fo:font-size="9pt" officeooo:rsid="0140a252" officeooo:paragraph-rsid="0140a252" style:font-size-asian="9pt" style:font-size-complex="9pt"/>
    </style:style>
    <style:style style:name="P344" style:family="paragraph" style:parent-style-name="Table_20_Contents">
      <style:text-properties style:font-name="Arial" fo:font-size="9pt" officeooo:rsid="01424694" officeooo:paragraph-rsid="01424694" style:font-size-asian="9pt" style:font-size-complex="9pt"/>
    </style:style>
    <style:style style:name="P345" style:family="paragraph" style:parent-style-name="Table_20_Contents">
      <style:text-properties style:font-name="Arial" fo:font-size="9pt" officeooo:rsid="01431d62" officeooo:paragraph-rsid="01431d62" style:font-size-asian="9pt" style:font-size-complex="9pt"/>
    </style:style>
    <style:style style:name="P346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34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348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4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50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351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5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53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354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5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56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5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58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5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60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6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62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6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64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6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66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6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68" style:family="paragraph" style:parent-style-name="Table_20_Contents">
      <style:text-properties style:font-name="Arial" fo:font-size="9pt" fo:font-weight="bold" officeooo:rsid="0094aa74" officeooo:paragraph-rsid="013b5251" style:font-size-asian="9pt" style:font-weight-asian="bold" style:font-size-complex="9pt" style:font-weight-complex="bold"/>
    </style:style>
    <style:style style:name="P369" style:family="paragraph" style:parent-style-name="Table_20_Contents">
      <style:text-properties style:font-name="Arial" fo:font-size="9pt" fo:font-weight="bold" officeooo:rsid="0094aa74" officeooo:paragraph-rsid="013d512e" style:font-size-asian="9pt" style:font-weight-asian="bold" style:font-size-complex="9pt" style:font-weight-complex="bold"/>
    </style:style>
    <style:style style:name="P370" style:family="paragraph" style:parent-style-name="Table_20_Contents">
      <style:text-properties style:font-name="Arial" fo:font-size="9pt" fo:font-weight="bold" officeooo:rsid="0094aa74" officeooo:paragraph-rsid="01409ea6" style:font-size-asian="9pt" style:font-weight-asian="bold" style:font-size-complex="9pt" style:font-weight-complex="bold"/>
    </style:style>
    <style:style style:name="P371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72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373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374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375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376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377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378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379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380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381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382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383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384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385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386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88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389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390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91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92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393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394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395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396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397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398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399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400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401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402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403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404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405" style:family="paragraph" style:parent-style-name="Table_20_Contents">
      <style:text-properties style:font-name="Arial" fo:font-size="9pt" fo:font-weight="bold" officeooo:rsid="00201e9f" officeooo:paragraph-rsid="0137ecdc" style:font-size-asian="9pt" style:font-weight-asian="bold" style:font-size-complex="9pt" style:font-weight-complex="bold"/>
    </style:style>
    <style:style style:name="P406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407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408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409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410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411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412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413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414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415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416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417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418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419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420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421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422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423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424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425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426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427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428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429" style:family="paragraph" style:parent-style-name="Table_20_Contents"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430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431" style:family="paragraph" style:parent-style-name="Table_20_Contents"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43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433" style:family="paragraph" style:parent-style-name="Table_20_Contents"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43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435" style:family="paragraph" style:parent-style-name="Table_20_Contents">
      <style:text-properties style:font-name="Arial" fo:font-size="9pt" fo:font-weight="bold" officeooo:rsid="013d512e" officeooo:paragraph-rsid="013d512e" style:font-size-asian="9pt" style:font-weight-asian="bold" style:font-size-complex="9pt" style:font-weight-complex="bold"/>
    </style:style>
    <style:style style:name="P436" style:family="paragraph" style:parent-style-name="Table_20_Contents">
      <style:text-properties style:font-name="Arial" fo:font-size="9pt" fo:font-weight="bold" officeooo:rsid="013e8e14" officeooo:paragraph-rsid="013e8e14" style:font-size-asian="9pt" style:font-weight-asian="bold" style:font-size-complex="9pt" style:font-weight-complex="bold"/>
    </style:style>
    <style:style style:name="P437" style:family="paragraph" style:parent-style-name="Table_20_Contents">
      <style:text-properties style:font-name="Arial" fo:font-size="9pt" fo:font-weight="bold" officeooo:rsid="01409ea6" officeooo:paragraph-rsid="01409ea6" style:font-size-asian="9pt" style:font-weight-asian="bold" style:font-size-complex="9pt" style:font-weight-complex="bold"/>
    </style:style>
    <style:style style:name="P438" style:family="paragraph" style:parent-style-name="Table_20_Contents">
      <style:text-properties style:font-name="Arial" fo:font-size="9pt" fo:font-weight="bold" officeooo:rsid="01424694" officeooo:paragraph-rsid="01424694" style:font-size-asian="9pt" style:font-weight-asian="bold" style:font-size-complex="9pt" style:font-weight-complex="bold"/>
    </style:style>
    <style:style style:name="P439" style:family="paragraph" style:parent-style-name="Table_20_Contents">
      <style:text-properties style:font-name="Arial" fo:font-size="9pt" fo:font-weight="bold" officeooo:rsid="01431d62" officeooo:paragraph-rsid="01431d62" style:font-size-asian="9pt" style:font-weight-asian="bold" style:font-size-complex="9pt" style:font-weight-complex="bold"/>
    </style:style>
    <style:style style:name="P440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441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442" style:family="paragraph" style:parent-style-name="Table_20_Contents">
      <style:text-properties style:font-name="Arial" fo:font-size="9pt" fo:font-weight="normal" officeooo:rsid="013e8e14" officeooo:paragraph-rsid="013e8e14" style:font-size-asian="9pt" style:font-weight-asian="normal" style:font-size-complex="9pt" style:font-weight-complex="normal"/>
    </style:style>
    <style:style style:name="P443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44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44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44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44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44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45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b5251" style:font-size-asian="14pt" style:font-weight-asian="bold" style:font-size-complex="14pt" style:font-weight-complex="bold"/>
    </style:style>
    <style:style style:name="P45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d512e" style:font-size-asian="14pt" style:font-weight-asian="bold" style:font-size-complex="14pt" style:font-weight-complex="bold"/>
    </style:style>
    <style:style style:name="P45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e8e14" style:font-size-asian="14pt" style:font-weight-asian="bold" style:font-size-complex="14pt" style:font-weight-complex="bold"/>
    </style:style>
    <style:style style:name="P45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7b3a" style:font-size-asian="14pt" style:font-weight-asian="bold" style:font-size-complex="14pt" style:font-weight-complex="bold"/>
    </style:style>
    <style:style style:name="P45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9ea6" style:font-size-asian="14pt" style:font-weight-asian="bold" style:font-size-complex="14pt" style:font-weight-complex="bold"/>
    </style:style>
    <style:style style:name="P45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45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45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45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45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46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46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46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46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46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46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469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470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471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472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473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474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475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476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477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478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479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480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481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482" style:family="paragraph" style:parent-style-name="Standard">
      <style:text-properties officeooo:rsid="0062d4a5" officeooo:paragraph-rsid="00bf0cf0"/>
    </style:style>
    <style:style style:name="P483" style:family="paragraph" style:parent-style-name="Standard">
      <style:text-properties officeooo:rsid="0062d4a5" officeooo:paragraph-rsid="00a32433"/>
    </style:style>
    <style:style style:name="P484" style:family="paragraph" style:parent-style-name="Standard">
      <style:text-properties officeooo:rsid="0053cec3"/>
    </style:style>
    <style:style style:name="P485" style:family="paragraph" style:parent-style-name="Standard">
      <style:text-properties officeooo:rsid="0053cec3" officeooo:paragraph-rsid="00bf0cf0"/>
    </style:style>
    <style:style style:name="P486" style:family="paragraph" style:parent-style-name="Standard">
      <style:text-properties officeooo:rsid="0053cec3" officeooo:paragraph-rsid="00a32433"/>
    </style:style>
    <style:style style:name="P487" style:family="paragraph" style:parent-style-name="Standard">
      <style:text-properties officeooo:rsid="0053cec3" officeooo:paragraph-rsid="013832a3"/>
    </style:style>
    <style:style style:name="P488" style:family="paragraph" style:parent-style-name="Standard">
      <style:text-properties officeooo:paragraph-rsid="0062d4a5"/>
    </style:style>
    <style:style style:name="P489" style:family="paragraph" style:parent-style-name="Standard">
      <style:text-properties officeooo:paragraph-rsid="00649ebd"/>
    </style:style>
    <style:style style:name="P490" style:family="paragraph" style:parent-style-name="Standard">
      <style:text-properties officeooo:paragraph-rsid="00663ab8"/>
    </style:style>
    <style:style style:name="P491" style:family="paragraph" style:parent-style-name="Standard">
      <style:text-properties officeooo:paragraph-rsid="01127e6a"/>
    </style:style>
    <style:style style:name="P492" style:family="paragraph" style:parent-style-name="Standard">
      <style:text-properties officeooo:paragraph-rsid="007b1b00"/>
    </style:style>
    <style:style style:name="P493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94" style:family="paragraph" style:parent-style-name="Standard">
      <style:text-properties officeooo:rsid="00861320" officeooo:paragraph-rsid="00848713" fo:background-color="transparent"/>
    </style:style>
    <style:style style:name="P495" style:family="paragraph" style:parent-style-name="Standard">
      <style:text-properties officeooo:rsid="00861320" officeooo:paragraph-rsid="011d32c4" fo:background-color="transparent"/>
    </style:style>
    <style:style style:name="P496" style:family="paragraph" style:parent-style-name="Standard">
      <style:text-properties officeooo:rsid="0091007b" officeooo:paragraph-rsid="0092c2be" fo:background-color="transparent"/>
    </style:style>
    <style:style style:name="P497" style:family="paragraph" style:parent-style-name="Standard">
      <style:text-properties officeooo:paragraph-rsid="0099ea68" fo:background-color="transparent"/>
    </style:style>
    <style:style style:name="P498" style:family="paragraph" style:parent-style-name="Standard">
      <style:text-properties officeooo:paragraph-rsid="00663ab8" fo:background-color="transparent"/>
    </style:style>
    <style:style style:name="P499" style:family="paragraph" style:parent-style-name="Standard">
      <style:text-properties officeooo:rsid="012eb63f" officeooo:paragraph-rsid="012eb63f" fo:background-color="transparent"/>
    </style:style>
    <style:style style:name="P500" style:family="paragraph" style:parent-style-name="Standard">
      <style:text-properties officeooo:paragraph-rsid="011d32c4"/>
    </style:style>
    <style:style style:name="P501" style:family="paragraph" style:parent-style-name="Standard">
      <style:text-properties officeooo:rsid="00a67137" officeooo:paragraph-rsid="00874f80"/>
    </style:style>
    <style:style style:name="P502" style:family="paragraph" style:parent-style-name="Standard">
      <style:text-properties officeooo:rsid="00a67137" officeooo:paragraph-rsid="0099ea68"/>
    </style:style>
    <style:style style:name="P503" style:family="paragraph" style:parent-style-name="Standard">
      <style:text-properties officeooo:rsid="00a67137" officeooo:paragraph-rsid="0092c2be"/>
    </style:style>
    <style:style style:name="P504" style:family="paragraph" style:parent-style-name="Standard">
      <style:text-properties officeooo:rsid="00a67137" officeooo:paragraph-rsid="011b1460"/>
    </style:style>
    <style:style style:name="P505" style:family="paragraph" style:parent-style-name="Standard">
      <style:text-properties officeooo:paragraph-rsid="00861320"/>
    </style:style>
    <style:style style:name="P506" style:family="paragraph" style:parent-style-name="Standard">
      <style:text-properties officeooo:paragraph-rsid="0092c2be"/>
    </style:style>
    <style:style style:name="P507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508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509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510" style:family="paragraph" style:parent-style-name="Standard">
      <style:text-properties officeooo:paragraph-rsid="00848713"/>
    </style:style>
    <style:style style:name="P511" style:family="paragraph" style:parent-style-name="Standard">
      <style:text-properties officeooo:paragraph-rsid="0094aa74"/>
    </style:style>
    <style:style style:name="P512" style:family="paragraph" style:parent-style-name="Standard">
      <style:text-properties officeooo:paragraph-rsid="0113824e"/>
    </style:style>
    <style:style style:name="P513" style:family="paragraph" style:parent-style-name="Standard">
      <style:text-properties style:font-name="Arial" fo:font-size="9pt" officeooo:rsid="013d512e" officeooo:paragraph-rsid="013d512e" style:font-size-asian="9pt" style:font-size-complex="9pt"/>
    </style:style>
    <style:style style:name="P514" style:family="paragraph" style:parent-style-name="Standard">
      <style:text-properties officeooo:rsid="0092c2be" officeooo:paragraph-rsid="012eb63f" fo:background-color="transparent"/>
    </style:style>
    <style:style style:name="P515" style:family="paragraph" style:parent-style-name="Standard">
      <style:text-properties officeooo:rsid="0099ea68" officeooo:paragraph-rsid="012eb63f" fo:background-color="transparent"/>
    </style:style>
    <style:style style:name="P516" style:family="paragraph" style:parent-style-name="Standard">
      <style:text-properties officeooo:rsid="00861320" officeooo:paragraph-rsid="00848713" fo:background-color="transparent"/>
    </style:style>
    <style:style style:name="P517" style:family="paragraph" style:parent-style-name="Text_20_body" style:list-style-name="L3">
      <style:text-properties officeooo:rsid="00a9b4aa" officeooo:paragraph-rsid="00975210"/>
    </style:style>
    <style:style style:name="P518" style:family="paragraph" style:parent-style-name="Text_20_body" style:list-style-name="L3">
      <style:text-properties officeooo:rsid="00aa33b4" officeooo:paragraph-rsid="00975210"/>
    </style:style>
    <style:style style:name="P519" style:family="paragraph" style:parent-style-name="Text_20_body" style:list-style-name="L3">
      <style:text-properties officeooo:rsid="00aa641c" officeooo:paragraph-rsid="00975210"/>
    </style:style>
    <style:style style:name="P520" style:family="paragraph" style:parent-style-name="Text_20_body" style:list-style-name="L3">
      <style:text-properties officeooo:rsid="0062d4a5" officeooo:paragraph-rsid="00975210"/>
    </style:style>
    <style:style style:name="P521" style:family="paragraph" style:parent-style-name="Text_20_body">
      <style:text-properties officeooo:rsid="00663ab8" officeooo:paragraph-rsid="00663ab8" fo:background-color="transparent"/>
    </style:style>
    <style:style style:name="P522" style:family="paragraph" style:parent-style-name="Text_20_body">
      <style:text-properties officeooo:rsid="00663ab8" officeooo:paragraph-rsid="00848713" fo:background-color="transparent"/>
    </style:style>
    <style:style style:name="P523" style:family="paragraph" style:parent-style-name="Text_20_body">
      <style:text-properties officeooo:rsid="00663ab8" officeooo:paragraph-rsid="0099ea68" fo:background-color="transparent"/>
    </style:style>
    <style:style style:name="P524" style:family="paragraph" style:parent-style-name="Text_20_body">
      <style:text-properties officeooo:rsid="01127e6a" officeooo:paragraph-rsid="01127e6a" fo:background-color="transparent"/>
    </style:style>
    <style:style style:name="P525" style:family="paragraph" style:parent-style-name="Text_20_body">
      <style:text-properties officeooo:rsid="0113824e" officeooo:paragraph-rsid="0113824e" fo:background-color="transparent"/>
    </style:style>
    <style:style style:name="P526" style:family="paragraph" style:parent-style-name="Text_20_body">
      <style:text-properties officeooo:rsid="0067cbb5" officeooo:paragraph-rsid="0067cbb5" fo:background-color="transparent"/>
    </style:style>
    <style:style style:name="P527" style:family="paragraph" style:parent-style-name="Text_20_body">
      <style:text-properties officeooo:rsid="0067cbb5" officeooo:paragraph-rsid="00861320" fo:background-color="transparent"/>
    </style:style>
    <style:style style:name="P528" style:family="paragraph" style:parent-style-name="Text_20_body">
      <style:text-properties officeooo:rsid="007ee7b8" officeooo:paragraph-rsid="007ee7b8" fo:background-color="transparent"/>
    </style:style>
    <style:style style:name="P529" style:family="paragraph" style:parent-style-name="Text_20_body">
      <style:text-properties officeooo:rsid="007eb74a" officeooo:paragraph-rsid="007eb74a" fo:background-color="transparent"/>
    </style:style>
    <style:style style:name="P530" style:family="paragraph" style:parent-style-name="Text_20_body">
      <style:text-properties officeooo:rsid="00861320" officeooo:paragraph-rsid="00848713" fo:background-color="transparent"/>
    </style:style>
    <style:style style:name="P531" style:family="paragraph" style:parent-style-name="Text_20_body">
      <style:text-properties officeooo:rsid="00874f80" officeooo:paragraph-rsid="00874f80" fo:background-color="transparent"/>
    </style:style>
    <style:style style:name="P532" style:family="paragraph" style:parent-style-name="Text_20_body">
      <style:text-properties officeooo:rsid="0091007b" officeooo:paragraph-rsid="0091007b" fo:background-color="transparent"/>
    </style:style>
    <style:style style:name="P533" style:family="paragraph" style:parent-style-name="Text_20_body">
      <style:text-properties officeooo:rsid="0092c2be" officeooo:paragraph-rsid="0092c2be" fo:background-color="transparent"/>
    </style:style>
    <style:style style:name="P534" style:family="paragraph" style:parent-style-name="Text_20_body">
      <style:text-properties style:font-name="Arial" fo:font-size="9pt" officeooo:rsid="0070e54d" officeooo:paragraph-rsid="0124ec23" style:font-size-asian="9pt" style:font-size-complex="9pt"/>
    </style:style>
    <style:style style:name="P535" style:family="paragraph" style:parent-style-name="Text_20_body">
      <style:text-properties style:font-name="Arial" fo:font-size="9pt" officeooo:rsid="0070e54d" officeooo:paragraph-rsid="01296602" style:font-size-asian="9pt" style:font-size-complex="9pt"/>
    </style:style>
    <style:style style:name="P536" style:family="paragraph" style:parent-style-name="Text_20_body">
      <style:text-properties style:font-name="Arial" fo:font-size="9pt" officeooo:rsid="00649ebd" officeooo:paragraph-rsid="0126cebc" style:font-size-asian="9pt" style:font-size-complex="9pt"/>
    </style:style>
    <style:style style:name="P537" style:family="paragraph" style:parent-style-name="Text_20_body">
      <style:text-properties style:font-name="Arial" fo:font-size="9pt" officeooo:rsid="00649ebd" officeooo:paragraph-rsid="012818e5" style:font-size-asian="9pt" style:font-size-complex="9pt"/>
    </style:style>
    <style:style style:name="P538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539" style:family="paragraph" style:parent-style-name="Text_20_body">
      <style:text-properties style:font-name="Arial" fo:font-size="9pt" officeooo:rsid="006d954b" officeooo:paragraph-rsid="012818e5" style:font-size-asian="9pt" style:font-size-complex="9pt"/>
    </style:style>
    <style:style style:name="P540" style:family="paragraph" style:parent-style-name="Text_20_body">
      <style:text-properties style:font-name="Arial" fo:font-size="9pt" officeooo:rsid="008a74da" officeooo:paragraph-rsid="012eb63f" style:font-size-asian="9pt" style:font-size-complex="9pt"/>
    </style:style>
    <style:style style:name="P541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42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43" style:family="paragraph" style:parent-style-name="Text_20_body" style:list-style-name="L3">
      <style:text-properties officeooo:rsid="00ad7f34" officeooo:paragraph-rsid="00975210"/>
    </style:style>
    <style:style style:name="P544" style:family="paragraph" style:parent-style-name="Text_20_body" style:list-style-name="L3">
      <style:text-properties officeooo:rsid="0131abf3" officeooo:paragraph-rsid="0131abf3"/>
    </style:style>
    <style:style style:name="P545" style:family="paragraph" style:parent-style-name="Heading_20_1">
      <style:paragraph-properties fo:break-before="page"/>
    </style:style>
    <style:style style:name="P546" style:family="paragraph" style:parent-style-name="Heading_20_1">
      <style:paragraph-properties fo:break-before="page"/>
      <style:text-properties officeooo:rsid="005244b2" officeooo:paragraph-rsid="005244b2"/>
    </style:style>
    <style:style style:name="P547" style:family="paragraph" style:parent-style-name="Heading_20_2">
      <style:text-properties officeooo:rsid="00a9bbde"/>
    </style:style>
    <style:style style:name="P548" style:family="paragraph" style:parent-style-name="Heading_20_2">
      <style:text-properties officeooo:rsid="00a9bbde" officeooo:paragraph-rsid="00bf0cf0"/>
    </style:style>
    <style:style style:name="P549" style:family="paragraph" style:parent-style-name="Heading_20_2">
      <style:text-properties officeooo:rsid="00a88e9a" officeooo:paragraph-rsid="01106c62"/>
    </style:style>
    <style:style style:name="P550" style:family="paragraph" style:parent-style-name="Heading_20_2">
      <style:text-properties officeooo:rsid="00715846" officeooo:paragraph-rsid="00a9bbde"/>
    </style:style>
    <style:style style:name="P551" style:family="paragraph" style:parent-style-name="Heading_20_2">
      <style:text-properties officeooo:paragraph-rsid="013832a3"/>
    </style:style>
    <style:style style:name="P552" style:family="paragraph" style:parent-style-name="Heading_20_2">
      <style:text-properties officeooo:rsid="00663ab8" fo:background-color="transparent"/>
    </style:style>
    <style:style style:name="P553" style:family="paragraph" style:parent-style-name="Heading_20_2">
      <style:text-properties officeooo:rsid="00663ab8" officeooo:paragraph-rsid="0113824e" fo:background-color="transparent"/>
    </style:style>
    <style:style style:name="P554" style:family="paragraph" style:parent-style-name="Heading_20_2">
      <style:text-properties officeooo:rsid="00663ab8" officeooo:paragraph-rsid="00663ab8" fo:background-color="transparent"/>
    </style:style>
    <style:style style:name="P555" style:family="paragraph" style:parent-style-name="Heading_20_2">
      <style:text-properties officeooo:rsid="01127e6a" fo:background-color="transparent"/>
    </style:style>
    <style:style style:name="P556" style:family="paragraph" style:parent-style-name="Heading_20_2">
      <style:text-properties officeooo:rsid="0113824e" fo:background-color="transparent"/>
    </style:style>
    <style:style style:name="P557" style:family="paragraph" style:parent-style-name="Heading_20_2">
      <style:text-properties officeooo:rsid="0067cbb5" fo:background-color="transparent"/>
    </style:style>
    <style:style style:name="P558" style:family="paragraph" style:parent-style-name="Heading_20_2">
      <style:text-properties officeooo:rsid="007ee7b8" fo:background-color="transparent"/>
    </style:style>
    <style:style style:name="P559" style:family="paragraph" style:parent-style-name="Heading_20_2">
      <style:text-properties officeooo:rsid="00681035" officeooo:paragraph-rsid="00681035" fo:background-color="transparent"/>
    </style:style>
    <style:style style:name="P560" style:family="paragraph" style:parent-style-name="Heading_20_2">
      <style:text-properties officeooo:rsid="007eb74a" fo:background-color="transparent"/>
    </style:style>
    <style:style style:name="P561" style:family="paragraph" style:parent-style-name="Heading_20_2">
      <style:text-properties officeooo:rsid="00861320" fo:background-color="transparent"/>
    </style:style>
    <style:style style:name="P562" style:family="paragraph" style:parent-style-name="Heading_20_2">
      <style:text-properties officeooo:rsid="00861320" officeooo:paragraph-rsid="012cc52b" fo:background-color="transparent"/>
    </style:style>
    <style:style style:name="P563" style:family="paragraph" style:parent-style-name="Heading_20_2">
      <style:text-properties officeooo:rsid="00861320" officeooo:paragraph-rsid="00848713" fo:background-color="transparent"/>
    </style:style>
    <style:style style:name="P564" style:family="paragraph" style:parent-style-name="Heading_20_2">
      <style:text-properties officeooo:rsid="00861320" officeooo:paragraph-rsid="011d32c4" fo:background-color="transparent"/>
    </style:style>
    <style:style style:name="P565" style:family="paragraph" style:parent-style-name="Heading_20_2">
      <style:text-properties officeooo:rsid="00874f80" fo:background-color="transparent"/>
    </style:style>
    <style:style style:name="P566" style:family="paragraph" style:parent-style-name="Heading_20_2">
      <style:text-properties officeooo:rsid="00874f80" officeooo:paragraph-rsid="011d32c4" fo:background-color="transparent"/>
    </style:style>
    <style:style style:name="P567" style:family="paragraph" style:parent-style-name="Heading_20_2">
      <style:text-properties officeooo:rsid="0091007b" fo:background-color="transparent"/>
    </style:style>
    <style:style style:name="P568" style:family="paragraph" style:parent-style-name="Heading_20_2">
      <style:text-properties officeooo:rsid="0091007b" officeooo:paragraph-rsid="0091007b" fo:background-color="transparent"/>
    </style:style>
    <style:style style:name="P569" style:family="paragraph" style:parent-style-name="Heading_20_2">
      <style:text-properties officeooo:rsid="0092c2be" fo:background-color="transparent"/>
    </style:style>
    <style:style style:name="P570" style:family="paragraph" style:parent-style-name="Heading_20_2">
      <style:text-properties officeooo:rsid="0092c2be" officeooo:paragraph-rsid="0092c2be" fo:background-color="transparent"/>
    </style:style>
    <style:style style:name="P571" style:family="paragraph" style:parent-style-name="Heading_20_2">
      <style:text-properties officeooo:rsid="0099ea68" fo:background-color="transparent"/>
    </style:style>
    <style:style style:name="P572" style:family="paragraph" style:parent-style-name="Heading_20_2">
      <style:text-properties officeooo:rsid="0099ea68" officeooo:paragraph-rsid="012eb63f" fo:background-color="transparent"/>
    </style:style>
    <style:style style:name="P573" style:family="paragraph" style:parent-style-name="Heading_20_2" style:list-style-name="">
      <style:text-properties officeooo:paragraph-rsid="00663ab8"/>
    </style:style>
    <style:style style:name="P574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75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76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77" style:family="paragraph" style:parent-style-name="Heading_20_2">
      <style:text-properties officeooo:paragraph-rsid="012cc52b"/>
    </style:style>
    <style:style style:name="P578" style:family="paragraph" style:parent-style-name="Heading_20_2">
      <style:text-properties officeooo:paragraph-rsid="011d32c4"/>
    </style:style>
    <style:style style:name="P579" style:family="paragraph" style:parent-style-name="Heading_20_2">
      <style:text-properties officeooo:paragraph-rsid="012eb63f"/>
    </style:style>
    <style:style style:name="P580" style:family="paragraph" style:parent-style-name="Heading_20_2">
      <style:text-properties officeooo:rsid="00575787" officeooo:paragraph-rsid="00bf0cf0"/>
    </style:style>
    <style:style style:name="P581" style:family="paragraph" style:parent-style-name="Heading_20_2">
      <style:text-properties officeooo:rsid="0053cec3" officeooo:paragraph-rsid="00bf0cf0"/>
    </style:style>
    <style:style style:name="P582" style:family="paragraph" style:parent-style-name="Heading_20_2">
      <style:text-properties officeooo:rsid="0053cec3" officeooo:paragraph-rsid="0094aa74"/>
    </style:style>
    <style:style style:name="P583" style:family="paragraph" style:parent-style-name="Heading_20_2">
      <style:text-properties officeooo:rsid="00b1e65d" officeooo:paragraph-rsid="00d75fd4"/>
    </style:style>
    <style:style style:name="P584" style:family="paragraph" style:parent-style-name="Heading_20_2">
      <style:text-properties officeooo:rsid="0062d4a5" officeooo:paragraph-rsid="00a88e9a"/>
    </style:style>
    <style:style style:name="P585" style:family="paragraph" style:parent-style-name="Heading_20_2">
      <style:text-properties officeooo:rsid="013832a3" officeooo:paragraph-rsid="013832a3"/>
    </style:style>
    <style:style style:name="P586" style:family="paragraph" style:parent-style-name="Heading_20_2">
      <style:text-properties officeooo:rsid="00a7337a" officeooo:paragraph-rsid="00975210"/>
    </style:style>
    <style:style style:name="P587" style:family="paragraph" style:parent-style-name="Heading_20_2">
      <style:text-properties officeooo:paragraph-rsid="01127e6a"/>
    </style:style>
    <style:style style:name="P588" style:family="paragraph" style:parent-style-name="Heading_20_2">
      <style:text-properties officeooo:rsid="00649ebd" officeooo:paragraph-rsid="01127e6a"/>
    </style:style>
    <style:style style:name="P589" style:family="paragraph" style:parent-style-name="Heading_20_2">
      <style:text-properties officeooo:rsid="0064b1c0" officeooo:paragraph-rsid="0064b1c0"/>
    </style:style>
    <style:style style:name="P590" style:family="paragraph" style:parent-style-name="Heading_20_2">
      <style:text-properties officeooo:paragraph-rsid="00663ab8"/>
    </style:style>
    <style:style style:name="P591" style:family="paragraph" style:parent-style-name="Heading_20_2">
      <style:text-properties officeooo:paragraph-rsid="0113824e"/>
    </style:style>
    <style:style style:name="P592" style:family="paragraph" style:parent-style-name="Heading_20_2">
      <style:text-properties officeooo:paragraph-rsid="0067cbb5"/>
    </style:style>
    <style:style style:name="P593" style:family="paragraph" style:parent-style-name="Heading_20_2">
      <style:text-properties officeooo:paragraph-rsid="007ee7b8"/>
    </style:style>
    <style:style style:name="P594" style:family="paragraph" style:parent-style-name="Heading_20_2">
      <style:text-properties officeooo:paragraph-rsid="007eb74a"/>
    </style:style>
    <style:style style:name="P595" style:family="paragraph" style:parent-style-name="Heading_20_2">
      <style:text-properties officeooo:paragraph-rsid="00848713"/>
    </style:style>
    <style:style style:name="P596" style:family="paragraph" style:parent-style-name="Heading_20_2">
      <style:text-properties officeooo:paragraph-rsid="00874f80"/>
    </style:style>
    <style:style style:name="P597" style:family="paragraph" style:parent-style-name="Heading_20_2">
      <style:text-properties officeooo:paragraph-rsid="00861320"/>
    </style:style>
    <style:style style:name="P598" style:family="paragraph" style:parent-style-name="Heading_20_2">
      <style:text-properties officeooo:paragraph-rsid="011b1460"/>
    </style:style>
    <style:style style:name="P599" style:family="paragraph" style:parent-style-name="Heading_20_2">
      <style:text-properties officeooo:paragraph-rsid="0092c2be"/>
    </style:style>
    <style:style style:name="P600" style:family="paragraph" style:parent-style-name="Heading_20_2">
      <style:text-properties officeooo:paragraph-rsid="0099ea68"/>
    </style:style>
    <style:style style:name="P601" style:family="paragraph" style:parent-style-name="Heading_20_2">
      <style:paragraph-properties fo:break-before="page"/>
      <style:text-properties officeooo:rsid="00d75fd4" officeooo:paragraph-rsid="00d75fd4"/>
    </style:style>
    <style:style style:name="P602" style:family="paragraph" style:parent-style-name="Heading_20_2">
      <style:paragraph-properties fo:break-before="page"/>
      <style:text-properties officeooo:paragraph-rsid="0092c2be"/>
    </style:style>
    <style:style style:name="P603" style:family="paragraph" style:parent-style-name="Heading_20_2" style:master-page-name="">
      <style:paragraph-properties style:page-number="auto" fo:break-before="auto" fo:break-after="auto"/>
      <style:text-properties officeooo:rsid="00649ebd" officeooo:paragraph-rsid="00c0b5b5"/>
    </style:style>
    <style:style style:name="P604" style:family="paragraph" style:parent-style-name="Table_20_Contents">
      <style:text-properties style:font-name="Arial" fo:font-size="9pt" officeooo:rsid="0095f247" officeooo:paragraph-rsid="01215f2d" style:font-size-asian="9pt" style:font-size-complex="9pt"/>
    </style:style>
    <style:style style:name="P605" style:family="paragraph" style:parent-style-name="Table_20_Contents">
      <style:text-properties style:font-name="Arial" fo:font-size="9pt" officeooo:rsid="0095f247" officeooo:paragraph-rsid="00f43c44" style:font-size-asian="9pt" style:font-size-complex="9pt"/>
    </style:style>
    <style:style style:name="P606" style:family="paragraph" style:parent-style-name="Table_20_Contents">
      <style:text-properties style:font-name="Arial" fo:font-size="9pt" officeooo:rsid="0095f247" officeooo:paragraph-rsid="00fc5e03" style:font-size-asian="9pt" style:font-size-complex="9pt"/>
    </style:style>
    <style:style style:name="P607" style:family="paragraph" style:parent-style-name="Table_20_Contents">
      <style:text-properties style:font-name="Arial" fo:font-size="9pt" officeooo:rsid="0095f247" officeooo:paragraph-rsid="00fdf9ff" style:font-size-asian="9pt" style:font-size-complex="9pt"/>
    </style:style>
    <style:style style:name="P608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609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610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611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612" style:family="paragraph" style:parent-style-name="Table_20_Contents">
      <style:text-properties style:font-name="Arial" fo:font-size="9pt" officeooo:rsid="00a86f1b" officeooo:paragraph-rsid="0105731e" style:font-size-asian="9pt" style:font-size-complex="9pt"/>
    </style:style>
    <style:style style:name="P613" style:family="paragraph" style:parent-style-name="Table_20_Contents">
      <style:text-properties style:font-name="Arial" fo:font-size="9pt" officeooo:rsid="00d7cf1a" officeooo:paragraph-rsid="010f2c45" style:font-size-asian="9pt" style:font-size-complex="9pt"/>
    </style:style>
    <style:style style:name="P614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615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616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617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618" style:family="paragraph" style:parent-style-name="Table_20_Contents">
      <style:text-properties style:font-name="Arial" fo:font-size="9pt" officeooo:rsid="00975210" officeooo:paragraph-rsid="00c0b5b5" style:font-size-asian="9pt" style:font-size-complex="9pt"/>
    </style:style>
    <style:style style:name="P619" style:family="paragraph" style:parent-style-name="Table_20_Contents">
      <style:text-properties style:font-name="Arial" fo:font-size="9pt" officeooo:rsid="00975210" officeooo:paragraph-rsid="0124d988" style:font-size-asian="9pt" style:font-size-complex="9pt"/>
    </style:style>
    <style:style style:name="P620" style:family="paragraph" style:parent-style-name="Table_20_Contents">
      <style:text-properties style:font-name="Arial" fo:font-size="9pt" officeooo:rsid="00975210" officeooo:paragraph-rsid="00d321f3" style:font-size-asian="9pt" style:font-size-complex="9pt"/>
    </style:style>
    <style:style style:name="P621" style:family="paragraph" style:parent-style-name="Table_20_Contents">
      <style:text-properties style:font-name="Arial" fo:font-size="9pt" officeooo:rsid="00ca029e" officeooo:paragraph-rsid="0124d988" style:font-size-asian="9pt" style:font-size-complex="9pt"/>
    </style:style>
    <style:style style:name="P622" style:family="paragraph" style:parent-style-name="Table_20_Contents">
      <style:text-properties style:font-name="Arial" fo:font-size="9pt" officeooo:rsid="00dce997" officeooo:paragraph-rsid="0124d988" style:font-size-asian="9pt" style:font-size-complex="9pt"/>
    </style:style>
    <style:style style:name="P623" style:family="paragraph" style:parent-style-name="Table_20_Contents">
      <style:text-properties style:font-name="Arial" fo:font-size="9pt" officeooo:rsid="00dce997" officeooo:paragraph-rsid="012818e5" style:font-size-asian="9pt" style:font-size-complex="9pt"/>
    </style:style>
    <style:style style:name="P624" style:family="paragraph" style:parent-style-name="Table_20_Contents">
      <style:text-properties style:font-name="Arial" fo:font-size="9pt" officeooo:rsid="00dce997" officeooo:paragraph-rsid="01215f2d" style:font-size-asian="9pt" style:font-size-complex="9pt"/>
    </style:style>
    <style:style style:name="P625" style:family="paragraph" style:parent-style-name="Table_20_Contents">
      <style:text-properties style:font-name="Arial" fo:font-size="9pt" officeooo:rsid="00dce997" officeooo:paragraph-rsid="012eb63f" style:font-size-asian="9pt" style:font-size-complex="9pt"/>
    </style:style>
    <style:style style:name="P626" style:family="paragraph" style:parent-style-name="Table_20_Contents">
      <style:text-properties style:font-name="Arial" fo:font-size="9pt" officeooo:rsid="00c6bffe" officeooo:paragraph-rsid="0124d988" style:font-size-asian="9pt" style:font-size-complex="9pt"/>
    </style:style>
    <style:style style:name="P627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628" style:family="paragraph" style:parent-style-name="Table_20_Contents">
      <style:text-properties style:font-name="Arial" fo:font-size="9pt" officeooo:rsid="00c6bffe" officeooo:paragraph-rsid="012f9d3d" style:font-size-asian="9pt" style:font-size-complex="9pt"/>
    </style:style>
    <style:style style:name="P629" style:family="paragraph" style:parent-style-name="Table_20_Contents">
      <style:text-properties style:font-name="Arial" fo:font-size="9pt" officeooo:rsid="00c091a2" officeooo:paragraph-rsid="01215f2d" style:font-size-asian="9pt" style:font-size-complex="9pt"/>
    </style:style>
    <style:style style:name="P630" style:family="paragraph" style:parent-style-name="Table_20_Contents">
      <style:text-properties style:font-name="Arial" fo:font-size="9pt" officeooo:rsid="00cad9bc" officeooo:paragraph-rsid="0124d988" style:font-size-asian="9pt" style:font-size-complex="9pt"/>
    </style:style>
    <style:style style:name="P631" style:family="paragraph" style:parent-style-name="Table_20_Contents">
      <style:text-properties style:font-name="Arial" fo:font-size="9pt" officeooo:rsid="00c4dea4" officeooo:paragraph-rsid="0124d988" style:font-size-asian="9pt" style:font-size-complex="9pt"/>
    </style:style>
    <style:style style:name="P632" style:family="paragraph" style:parent-style-name="Table_20_Contents">
      <style:text-properties style:font-name="Arial" fo:font-size="9pt" officeooo:rsid="00db6ca5" officeooo:paragraph-rsid="012818e5" style:font-size-asian="9pt" style:font-size-complex="9pt"/>
    </style:style>
    <style:style style:name="P633" style:family="paragraph" style:parent-style-name="Table_20_Contents">
      <style:text-properties style:font-name="Arial" fo:font-size="9pt" officeooo:rsid="00d3a6e9" officeooo:paragraph-rsid="012818e5" style:font-size-asian="9pt" style:font-size-complex="9pt"/>
    </style:style>
    <style:style style:name="P634" style:family="paragraph" style:parent-style-name="Table_20_Contents">
      <style:text-properties style:font-name="Arial" fo:font-size="9pt" officeooo:rsid="00d3a6e9" officeooo:paragraph-rsid="012cc52b" style:font-size-asian="9pt" style:font-size-complex="9pt"/>
    </style:style>
    <style:style style:name="P635" style:family="paragraph" style:parent-style-name="Table_20_Contents">
      <style:text-properties style:font-name="Arial" fo:font-size="9pt" officeooo:rsid="00d3a6e9" officeooo:paragraph-rsid="012f9d3d" style:font-size-asian="9pt" style:font-size-complex="9pt"/>
    </style:style>
    <style:style style:name="P636" style:family="paragraph" style:parent-style-name="Table_20_Contents">
      <style:text-properties style:font-name="Arial" fo:font-size="9pt" officeooo:rsid="00da943a" officeooo:paragraph-rsid="012818e5" style:font-size-asian="9pt" style:font-size-complex="9pt"/>
    </style:style>
    <style:style style:name="P637" style:family="paragraph" style:parent-style-name="Table_20_Contents">
      <style:text-properties style:font-name="Arial" fo:font-size="9pt" officeooo:rsid="00649ebd" officeooo:paragraph-rsid="0137ecdc" style:font-size-asian="9pt" style:font-size-complex="9pt"/>
    </style:style>
    <style:style style:name="P638" style:family="paragraph" style:parent-style-name="Table_20_Contents">
      <style:text-properties style:font-name="Arial" fo:font-size="9pt" officeooo:rsid="00ec12fc" officeooo:paragraph-rsid="00b02fb8" style:font-size-asian="9pt" style:font-size-complex="9pt"/>
    </style:style>
    <style:style style:name="P639" style:family="paragraph" style:parent-style-name="Table_20_Contents">
      <style:text-properties style:font-name="Arial" fo:font-size="9pt" officeooo:rsid="013d512e" officeooo:paragraph-rsid="013b5251" style:font-size-asian="9pt" style:font-size-complex="9pt"/>
    </style:style>
    <style:style style:name="P640" style:family="paragraph" style:parent-style-name="Table_20_Contents">
      <style:text-properties style:font-name="Arial" fo:font-size="9pt" officeooo:rsid="013d512e" officeooo:paragraph-rsid="013d512e" style:font-size-asian="9pt" style:font-size-complex="9pt"/>
    </style:style>
    <style:style style:name="P641" style:family="paragraph" style:parent-style-name="Table_20_Contents">
      <style:text-properties style:font-name="Arial" fo:font-size="9pt" fo:font-weight="bold" officeooo:rsid="00b02fb8" officeooo:paragraph-rsid="00a2e09d" style:font-size-asian="9pt" style:font-weight-asian="bold" style:font-size-complex="9pt" style:font-weight-complex="bold"/>
    </style:style>
    <style:style style:name="P642" style:family="paragraph" style:parent-style-name="Table_20_Contents">
      <style:text-properties style:font-name="Arial" fo:font-size="9pt" fo:font-weight="bold" officeooo:rsid="0091967e" officeooo:paragraph-rsid="012cc52b" style:font-size-asian="9pt" style:font-weight-asian="bold" style:font-size-complex="9pt" style:font-weight-complex="bold"/>
    </style:style>
    <style:style style:name="P643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644" style:family="paragraph" style:parent-style-name="Table_20_Contents">
      <style:paragraph-properties fo:text-align="center" style:justify-single-word="false"/>
      <style:text-properties style:font-name="Arial" fo:font-size="14pt" fo:font-weight="bold" officeooo:rsid="00a88e9a" officeooo:paragraph-rsid="01106c62" style:font-size-asian="14pt" style:font-weight-asian="bold" style:font-size-complex="14pt" style:font-weight-complex="bold"/>
    </style:style>
    <style:style style:name="P645" style:family="paragraph" style:parent-style-name="Table_20_Contents">
      <style:text-properties style:text-line-through-style="none" style:text-line-through-type="none" style:font-name="Arial" fo:font-size="9pt" fo:font-weight="bold" officeooo:rsid="0094aa74" officeooo:paragraph-rsid="00a2e09d" fo:background-color="transparent" style:font-size-asian="9pt" style:font-weight-asian="bold" style:font-size-complex="9pt" style:font-weight-complex="bold"/>
    </style:style>
    <style:style style:name="P646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6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8" style:family="paragraph" style:parent-style-name="Contents_20_Heading">
      <style:paragraph-properties fo:break-before="page"/>
    </style:style>
    <style:style style:name="P6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d75fd4"/>
    </style:style>
    <style:style style:name="T2" style:family="text">
      <style:text-properties officeooo:rsid="00bf0cf0"/>
    </style:style>
    <style:style style:name="T3" style:family="text">
      <style:text-properties officeooo:rsid="00aa641c"/>
    </style:style>
    <style:style style:name="T4" style:family="text">
      <style:text-properties officeooo:rsid="00975210"/>
    </style:style>
    <style:style style:name="T5" style:family="text">
      <style:text-properties officeooo:rsid="00663ab8" fo:background-color="transparent" loext:char-shading-value="0"/>
    </style:style>
    <style:style style:name="T6" style:family="text">
      <style:text-properties officeooo:rsid="007b1b00" fo:background-color="transparent" loext:char-shading-value="0"/>
    </style:style>
    <style:style style:name="T7" style:family="text">
      <style:text-properties officeooo:rsid="00874f80"/>
    </style:style>
    <style:style style:name="T8" style:family="text">
      <style:text-properties officeooo:rsid="00861320" fo:background-color="transparent" loext:char-shading-value="0"/>
    </style:style>
    <style:style style:name="T9" style:family="text">
      <style:text-properties officeooo:rsid="00874f80" fo:background-color="transparent" loext:char-shading-value="0"/>
    </style:style>
    <style:style style:name="T10" style:family="text">
      <style:text-properties officeooo:rsid="0095f247"/>
    </style:style>
    <style:style style:name="T11" style:family="text">
      <style:text-properties officeooo:rsid="00a9bbde"/>
    </style:style>
    <style:style style:name="T12" style:family="text">
      <style:text-properties officeooo:rsid="00d75fd4"/>
    </style:style>
    <style:style style:name="T13" style:family="text">
      <style:text-properties style:text-line-through-style="none" style:text-line-through-type="none" fo:background-color="transparent" loext:char-shading-value="0"/>
    </style:style>
    <style:style style:name="T14" style:family="text">
      <style:text-properties style:text-line-through-style="none" style:text-line-through-type="none" officeooo:rsid="00a88e9a" fo:background-color="transparent" loext:char-shading-value="0"/>
    </style:style>
    <style:style style:name="T15" style:family="text">
      <style:text-properties style:text-line-through-style="none" style:text-line-through-type="none" officeooo:rsid="00b42bdb" fo:background-color="transparent" loext:char-shading-value="0"/>
    </style:style>
    <style:style style:name="T16" style:family="text">
      <style:text-properties style:text-line-through-style="none" style:text-line-through-type="none" officeooo:rsid="0094aa74" fo:background-color="transparent" loext:char-shading-value="0"/>
    </style:style>
    <style:style style:name="T17" style:family="text">
      <style:text-properties officeooo:rsid="00d7cf1a"/>
    </style:style>
    <style:style style:name="T18" style:family="text">
      <style:text-properties officeooo:rsid="00d811b7"/>
    </style:style>
    <style:style style:name="T19" style:family="text">
      <style:text-properties officeooo:rsid="00bf0cf0"/>
    </style:style>
    <style:style style:name="T20" style:family="text">
      <style:text-properties officeooo:rsid="00a88e9a"/>
    </style:style>
    <style:style style:name="T21" style:family="text">
      <style:text-properties officeooo:rsid="00958fe7"/>
    </style:style>
    <style:style style:name="T22" style:family="text">
      <style:text-properties officeooo:rsid="00be8221"/>
    </style:style>
    <style:style style:name="T23" style:family="text">
      <style:text-properties officeooo:rsid="00715846"/>
    </style:style>
    <style:style style:name="T24" style:family="text">
      <style:text-properties officeooo:rsid="00aa641c"/>
    </style:style>
    <style:style style:name="T25" style:family="text">
      <style:text-properties officeooo:rsid="00975210"/>
    </style:style>
    <style:style style:name="T26" style:family="text">
      <style:text-properties officeooo:rsid="00dce997"/>
    </style:style>
    <style:style style:name="T27" style:family="text">
      <style:text-properties officeooo:rsid="00c091a2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663ab8" fo:background-color="transparent" loext:char-shading-value="0"/>
    </style:style>
    <style:style style:name="T30" style:family="text">
      <style:text-properties officeooo:rsid="01127e6a" fo:background-color="transparent" loext:char-shading-value="0"/>
    </style:style>
    <style:style style:name="T31" style:family="text">
      <style:text-properties officeooo:rsid="007b1b00" fo:background-color="transparent" loext:char-shading-value="0"/>
    </style:style>
    <style:style style:name="T32" style:family="text">
      <style:text-properties officeooo:rsid="0113824e" fo:background-color="transparent" loext:char-shading-value="0"/>
    </style:style>
    <style:style style:name="T33" style:family="text">
      <style:text-properties officeooo:rsid="0067cbb5" fo:background-color="transparent" loext:char-shading-value="0"/>
    </style:style>
    <style:style style:name="T34" style:family="text">
      <style:text-properties officeooo:rsid="007ee7b8" fo:background-color="transparent" loext:char-shading-value="0"/>
    </style:style>
    <style:style style:name="T35" style:family="text">
      <style:text-properties officeooo:rsid="007eb74a" fo:background-color="transparent" loext:char-shading-value="0"/>
    </style:style>
    <style:style style:name="T36" style:family="text">
      <style:text-properties officeooo:rsid="00861320" fo:background-color="transparent" loext:char-shading-value="0"/>
    </style:style>
    <style:style style:name="T37" style:family="text">
      <style:text-properties officeooo:rsid="00874f80" fo:background-color="transparent" loext:char-shading-value="0"/>
    </style:style>
    <style:style style:name="T38" style:family="text">
      <style:text-properties officeooo:rsid="0091007b" fo:background-color="transparent" loext:char-shading-value="0"/>
    </style:style>
    <style:style style:name="T39" style:family="text">
      <style:text-properties officeooo:rsid="0092c2be" fo:background-color="transparent" loext:char-shading-value="0"/>
    </style:style>
    <style:style style:name="T40" style:family="text">
      <style:text-properties officeooo:rsid="0099ea68" fo:background-color="transparent" loext:char-shading-value="0"/>
    </style:style>
    <style:style style:name="T41" style:family="text">
      <style:text-properties officeooo:rsid="011d32c4" fo:background-color="transparent" loext:char-shading-value="0"/>
    </style:style>
    <style:style style:name="T42" style:family="text">
      <style:text-properties officeooo:rsid="00681035" fo:background-color="transparent" loext:char-shading-value="0"/>
    </style:style>
    <style:style style:name="T43" style:family="text">
      <style:text-properties officeooo:rsid="00842b17" fo:background-color="transparent" loext:char-shading-value="0"/>
    </style:style>
    <style:style style:name="T44" style:family="text">
      <style:text-properties officeooo:rsid="008602da" fo:background-color="transparent" loext:char-shading-value="0"/>
    </style:style>
    <style:style style:name="T45" style:family="text">
      <style:text-properties officeooo:rsid="011b1460" fo:background-color="transparent" loext:char-shading-value="0"/>
    </style:style>
    <style:style style:name="T46" style:family="text">
      <style:text-properties officeooo:rsid="012cc52b" fo:background-color="transparent" loext:char-shading-value="0"/>
    </style:style>
    <style:style style:name="T47" style:family="text">
      <style:text-properties officeooo:rsid="012eb63f" fo:background-color="transparent" loext:char-shading-value="0"/>
    </style:style>
    <style:style style:name="T48" style:family="text">
      <style:text-properties officeooo:rsid="00c4dea4"/>
    </style:style>
    <style:style style:name="T49" style:family="text">
      <style:text-properties officeooo:rsid="00649ebd"/>
    </style:style>
    <style:style style:name="T50" style:family="text">
      <style:text-properties officeooo:rsid="00db6ca5"/>
    </style:style>
    <style:style style:name="T51" style:family="text">
      <style:text-properties officeooo:rsid="00d3a6e9"/>
    </style:style>
    <style:style style:name="T52" style:family="text">
      <style:text-properties officeooo:rsid="00da943a"/>
    </style:style>
    <style:style style:name="T53" style:family="text">
      <style:text-properties officeooo:rsid="00874f80"/>
    </style:style>
    <style:style style:name="T54" style:family="text">
      <style:text-properties officeooo:rsid="00239d15"/>
    </style:style>
    <style:style style:name="T55" style:family="text">
      <style:text-properties fo:color="#ffffff" officeooo:rsid="002d41b1" fo:background-color="#333333" loext:char-shading-value="0"/>
    </style:style>
    <style:style style:name="T56" style:family="text">
      <style:text-properties fo:color="#ffffff" officeooo:rsid="00352db6" fo:background-color="#333333" loext:char-shading-value="0"/>
    </style:style>
    <style:style style:name="T57" style:family="text">
      <style:text-properties fo:color="#ffffff" officeooo:rsid="013b5251" fo:background-color="#333333" loext:char-shading-value="0"/>
    </style:style>
    <style:style style:name="T58" style:family="text">
      <style:text-properties officeooo:rsid="0053cec3"/>
    </style:style>
    <style:style style:name="T59" style:family="text">
      <style:text-properties officeooo:rsid="0060ea9d"/>
    </style:style>
    <style:style style:name="T60" style:family="text">
      <style:text-properties officeooo:rsid="00861320"/>
    </style:style>
    <style:style style:name="T61" style:family="text">
      <style:text-properties officeooo:rsid="00903fbf"/>
    </style:style>
    <style:style style:name="T62" style:family="text">
      <style:text-properties officeooo:rsid="0094aa74"/>
    </style:style>
    <style:style style:name="T63" style:family="text">
      <style:text-properties officeooo:rsid="0096e237"/>
    </style:style>
    <style:style style:name="T64" style:family="text">
      <style:text-properties officeooo:rsid="009befc8"/>
    </style:style>
    <style:style style:name="T65" style:family="text">
      <style:text-properties officeooo:rsid="00a2e09d"/>
    </style:style>
    <style:style style:name="T66" style:family="text">
      <style:text-properties officeooo:rsid="00a6ddb7"/>
    </style:style>
    <style:style style:name="T67" style:family="text">
      <style:text-properties officeooo:rsid="00575787"/>
    </style:style>
    <style:style style:name="T68" style:family="text">
      <style:text-properties officeooo:rsid="00b18b75"/>
    </style:style>
    <style:style style:name="T69" style:family="text">
      <style:text-properties officeooo:rsid="00b482a4"/>
    </style:style>
    <style:style style:name="T70" style:family="text">
      <style:text-properties officeooo:rsid="00b8e143"/>
    </style:style>
    <style:style style:name="T71" style:family="text">
      <style:text-properties officeooo:rsid="00c09d1a"/>
    </style:style>
    <style:style style:name="T72" style:family="text">
      <style:text-properties officeooo:rsid="00cd256e"/>
    </style:style>
    <style:style style:name="T73" style:family="text">
      <style:text-properties officeooo:rsid="00e327d2"/>
    </style:style>
    <style:style style:name="T74" style:family="text">
      <style:text-properties officeooo:rsid="00e5e93e"/>
    </style:style>
    <style:style style:name="T75" style:family="text">
      <style:text-properties officeooo:rsid="00e7e039"/>
    </style:style>
    <style:style style:name="T76" style:family="text">
      <style:text-properties officeooo:rsid="00e9df60"/>
    </style:style>
    <style:style style:name="T77" style:family="text">
      <style:text-properties officeooo:rsid="00ee34a0"/>
    </style:style>
    <style:style style:name="T78" style:family="text">
      <style:text-properties officeooo:rsid="00f01e31"/>
    </style:style>
    <style:style style:name="T79" style:family="text">
      <style:text-properties officeooo:rsid="00f18726"/>
    </style:style>
    <style:style style:name="T80" style:family="text">
      <style:text-properties officeooo:rsid="00f30ff6"/>
    </style:style>
    <style:style style:name="T81" style:family="text">
      <style:text-properties officeooo:rsid="00f633dd"/>
    </style:style>
    <style:style style:name="T82" style:family="text">
      <style:text-properties officeooo:rsid="00f7d297"/>
    </style:style>
    <style:style style:name="T83" style:family="text">
      <style:text-properties officeooo:rsid="00f82aa8"/>
    </style:style>
    <style:style style:name="T84" style:family="text">
      <style:text-properties officeooo:rsid="00f964b2"/>
    </style:style>
    <style:style style:name="T85" style:family="text">
      <style:text-properties officeooo:rsid="00fa95ef"/>
    </style:style>
    <style:style style:name="T86" style:family="text">
      <style:text-properties officeooo:rsid="00fe4ad8"/>
    </style:style>
    <style:style style:name="T87" style:family="text">
      <style:text-properties officeooo:rsid="0105238f"/>
    </style:style>
    <style:style style:name="T88" style:family="text">
      <style:text-properties officeooo:rsid="0106a9a2"/>
    </style:style>
    <style:style style:name="T89" style:family="text">
      <style:text-properties officeooo:rsid="010ad758"/>
    </style:style>
    <style:style style:name="T90" style:family="text">
      <style:text-properties officeooo:rsid="01106c62"/>
    </style:style>
    <style:style style:name="T91" style:family="text">
      <style:text-properties officeooo:rsid="01127e6a"/>
    </style:style>
    <style:style style:name="T92" style:family="text">
      <style:text-properties officeooo:rsid="012049fc"/>
    </style:style>
    <style:style style:name="T93" style:family="text">
      <style:text-properties officeooo:rsid="0124b402"/>
    </style:style>
    <style:style style:name="T94" style:family="text">
      <style:text-properties officeooo:rsid="0124d988"/>
    </style:style>
    <style:style style:name="T95" style:family="text">
      <style:text-properties officeooo:rsid="012818e5"/>
    </style:style>
    <style:style style:name="T96" style:family="text">
      <style:text-properties officeooo:rsid="012c5753"/>
    </style:style>
    <style:style style:name="T97" style:family="text">
      <style:text-properties officeooo:rsid="012c6a7d"/>
    </style:style>
    <style:style style:name="T98" style:family="text">
      <style:text-properties officeooo:rsid="012cc52b"/>
    </style:style>
    <style:style style:name="T99" style:family="text">
      <style:text-properties officeooo:rsid="012eb63f"/>
    </style:style>
    <style:style style:name="T100" style:family="text">
      <style:text-properties officeooo:rsid="01339e0f"/>
    </style:style>
    <style:style style:name="T101" style:family="text">
      <style:text-properties officeooo:rsid="0139cd57"/>
    </style:style>
    <style:style style:name="T102" style:family="text">
      <style:text-properties officeooo:rsid="013d512e"/>
    </style:style>
    <style:style style:name="T103" style:family="text">
      <style:text-properties officeooo:rsid="013e8e14"/>
    </style:style>
    <style:style style:name="T104" style:family="text">
      <style:text-properties officeooo:rsid="01407b3a"/>
    </style:style>
    <style:style style:name="T105" style:family="text">
      <style:text-properties officeooo:rsid="01431d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248918960640" text:id="ct94248918960640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248919045456" text:id="ct94248919045456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P2"/>
          </text:deletion>
        </text:changed-region>
        <text:changed-region xml:id="ct94248919044288" text:id="ct94248919044288">
          <text:deletion>
            <office:change-info>
              <dc:creator>Autoria desconeguda</dc:creator>
              <dc:date>2017-10-03T10:23:19</dc:date>
            </office:change-info>
            <text:p text:style-name="P3">Objecte que representa els detalls d’un expedient de l’arxiu</text:p>
          </text:deletion>
        </text:changed-region>
        <text:changed-region xml:id="ct94248919059680" text:id="ct94248919059680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248917973472" text:id="ct94248917973472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248919081712" text:id="ct94248919081712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248919085248" text:id="ct94248919085248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248919087632" text:id="ct94248919087632">
          <text:deletion>
            <office:change-info>
              <dc:creator>Autoria desconeguda</dc:creator>
              <dc:date>2017-10-10T10:00:17</dc:date>
            </office:change-info>
            <text:p text:style-name="P4">InformacioItem</text:p>
          </text:deletion>
        </text:changed-region>
        <text:changed-region xml:id="ct94248919088848" text:id="ct94248919088848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248917974864" text:id="ct94248917974864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248919086960" text:id="ct94248919086960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248919087184" text:id="ct94248919087184">
          <text:deletion>
            <office:change-info>
              <dc:creator>Autoria desconeguda</dc:creator>
              <dc:date>2017-10-03T09:29:11</dc:date>
            </office:change-info>
            <text:p text:style-name="P5">d’items</text:p>
          </text:deletion>
        </text:changed-region>
        <text:changed-region xml:id="ct94248919085472" text:id="ct94248919085472">
          <text:deletion>
            <office:change-info>
              <dc:creator>Autoria desconeguda</dc:creator>
              <dc:date>2017-10-03T09:29:05</dc:date>
            </office:change-info>
            <text:p text:style-name="P5">penjen</text:p>
          </text:deletion>
        </text:changed-region>
        <text:changed-region xml:id="ct94248919086464" text:id="ct94248919086464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248919086160" text:id="ct94248919086160">
          <text:deletion>
            <office:change-info>
              <dc:creator>Autoria desconeguda</dc:creator>
              <dc:date>2017-10-06T09:25:33</dc:date>
            </office:change-info>
            <text:p text:style-name="P6"/>
            <text:p text:style-name="P6"/>
          </text:deletion>
        </text:changed-region>
        <text:changed-region xml:id="ct94248919047136" text:id="ct94248919047136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P2"/>
          </text:deletion>
        </text:changed-region>
        <text:changed-region xml:id="ct94248919098304" text:id="ct94248919098304">
          <text:deletion>
            <office:change-info>
              <dc:creator>Autoria desconeguda</dc:creator>
              <dc:date>2017-10-03T10:23:24</dc:date>
            </office:change-info>
            <text:p text:style-name="P3">Objecte que representa els detalls d’un document de l’arxiu</text:p>
          </text:deletion>
        </text:changed-region>
        <text:changed-region xml:id="ct94248919092320" text:id="ct94248919092320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248919099312" text:id="ct94248919099312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248919102720" text:id="ct94248919102720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248919103808" text:id="ct94248919103808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248919104032" text:id="ct94248919104032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94248919100640" text:id="ct94248919100640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248919102944" text:id="ct94248919102944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248919106032" text:id="ct94248919106032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248919106256" text:id="ct94248919106256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248919106640" text:id="ct94248919106640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248919106912" text:id="ct94248919106912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248919104896" text:id="ct94248919104896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248919114512" text:id="ct94248919114512">
          <text:deletion>
            <office:change-info>
              <dc:creator>Autoria desconeguda</dc:creator>
              <dc:date>2017-10-06T09:25:29</dc:date>
            </office:change-info>
            <text:p text:style-name="P7"/>
            <text:p text:style-name="P7"/>
          </text:deletion>
        </text:changed-region>
        <text:changed-region xml:id="ct94248919116272" text:id="ct94248919116272">
          <text:deletion>
            <office:change-info>
              <dc:creator>Autoria desconeguda</dc:creator>
              <dc:date>2017-10-06T09:25:27</dc:date>
            </office:change-info>
            <text:h text:style-name="P8" text:outline-level="2"><text:s/></text:h>
            <text:p text:style-name="P2"/>
          </text:deletion>
        </text:changed-region>
        <text:changed-region xml:id="ct94248919115776" text:id="ct94248919115776">
          <text:deletion>
            <office:change-info>
              <dc:creator>Autoria desconeguda</dc:creator>
              <dc:date>2017-10-03T10:23:38</dc:date>
            </office:change-info>
            <text:p text:style-name="P9">Objecte que representa els detalls d’una carpeta de l’arxiu.</text:p>
          </text:deletion>
        </text:changed-region>
        <text:changed-region xml:id="ct94248919115056" text:id="ct94248919115056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248919114736" text:id="ct94248919114736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248919100080" text:id="ct94248919100080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248919123568" text:id="ct94248919123568">
          <text:deletion>
            <office:change-info>
              <dc:creator>Autoria desconeguda</dc:creator>
              <dc:date>2017-10-10T10:00:20</dc:date>
            </office:change-info>
            <text:p text:style-name="P4">InformacioItem</text:p>
          </text:deletion>
        </text:changed-region>
        <text:changed-region xml:id="ct94248919124160" text:id="ct94248919124160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248919119360" text:id="ct94248919119360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248919126896" text:id="ct94248919126896">
          <text:deletion>
            <office:change-info>
              <dc:creator>Autoria desconeguda</dc:creator>
              <dc:date>2017-10-06T09:25:23</dc:date>
            </office:change-info>
            <text:p text:style-name="P10"/>
            <text:p text:style-name="P10"/>
          </text:deletion>
        </text:changed-region>
        <text:changed-region xml:id="ct94248919128352" text:id="ct94248919128352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P11"/>
          </text:deletion>
        </text:changed-region>
        <text:changed-region xml:id="ct94248919124960" text:id="ct94248919124960">
          <text:deletion>
            <office:change-info>
              <dc:creator>Autoria desconeguda</dc:creator>
              <dc:date>2017-10-03T10:27:17</dc:date>
            </office:change-info>
            <text:p text:style-name="P12">Objecte que representa les metadades per a un <text:span text:style-name="T1">expedient</text:span> de l’arxiu</text:p>
          </text:deletion>
        </text:changed-region>
        <text:changed-region xml:id="ct94248919128704" text:id="ct94248919128704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248919138064" text:id="ct94248919138064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248919138448" text:id="ct94248919138448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248919137328" text:id="ct94248919137328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248919136144" text:id="ct94248919136144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248918017904" text:id="ct94248918017904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248919134640" text:id="ct94248919134640">
          <text:deletion>
            <office:change-info>
              <dc:creator>Autoria desconeguda</dc:creator>
              <dc:date>2017-10-03T09:29:24</dc:date>
            </office:change-info>
            <text:p text:style-name="P13">Dir3</text:p>
          </text:deletion>
        </text:changed-region>
        <text:changed-region xml:id="ct94248919140720" text:id="ct94248919140720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248919145312" text:id="ct94248919145312">
          <text:deletion>
            <office:change-info>
              <dc:creator>Autoria desconeguda</dc:creator>
              <dc:date>2017-10-19T08:25:35</dc:date>
            </office:change-info>
            <text:p text:style-name="P14">String</text:p>
          </text:deletion>
        </text:changed-region>
        <text:changed-region xml:id="ct94248919146272" text:id="ct94248919146272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94248919146944" text:id="ct94248919146944">
          <text:deletion>
            <office:change-info>
              <dc:creator>Autoria desconeguda</dc:creator>
              <dc:date>2017-10-03T09:52:11</dc:date>
            </office:change-info>
            <text:p text:style-name="P13">:</text:p>
            <text:list xml:id="list355817690" text:style-name="L1">
              <text:list-item>
                <text:p text:style-name="P15">E01: <text:span text:style-name="T1">Obert</text:span></text:p>
              </text:list-item>
              <text:list-item>
                <text:p text:style-name="P15">E02: <text:span text:style-name="T1">Tancat</text:span></text:p>
              </text:list-item>
            </text:list>
            <text:p text:style-name="P13">E03: <text:span text:style-name="T1">Índex per a remissió tancat</text:span></text:p>
          </text:deletion>
        </text:changed-region>
        <text:changed-region xml:id="ct94248919148304" text:id="ct94248919148304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248919152608" text:id="ct94248919152608">
          <text:deletion>
            <office:change-info>
              <dc:creator>Autoria desconeguda</dc:creator>
              <dc:date>2017-10-09T15:09:29</dc:date>
            </office:change-info>
            <text:p text:style-name="P14">String</text:p>
          </text:deletion>
        </text:changed-region>
        <text:changed-region xml:id="ct94248919153536" text:id="ct94248919153536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248919154816" text:id="ct94248919154816">
          <text:deletion>
            <office:change-info>
              <dc:creator>Autoria desconeguda</dc:creator>
              <dc:date>2017-10-03T10:28:36</dc:date>
            </office:change-info>
            <text:p text:style-name="P16">Altres metadades que es vulguin desar</text:p>
          </text:deletion>
        </text:changed-region>
        <text:changed-region xml:id="ct94248919151792" text:id="ct94248919151792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248919137552" text:id="ct94248919137552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248919136800" text:id="ct94248919136800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P11"/>
          </text:deletion>
        </text:changed-region>
        <text:changed-region xml:id="ct94248918700800" text:id="ct94248918700800">
          <text:deletion>
            <office:change-info>
              <dc:creator>Autoria desconeguda</dc:creator>
              <dc:date>2017-10-03T10:27:28</dc:date>
            </office:change-info>
            <text:p text:style-name="P17">Objecte que representa les metadades per a un document de l’arxiu</text:p>
          </text:deletion>
        </text:changed-region>
        <text:changed-region xml:id="ct94248919127456" text:id="ct94248919127456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248919149280" text:id="ct94248919149280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248919168448" text:id="ct94248919168448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248919155680" text:id="ct94248919155680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248919168960" text:id="ct94248919168960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248919116496" text:id="ct94248919116496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94248919148832" text:id="ct9424891914883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248919171408" text:id="ct94248919171408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248919172000" text:id="ct94248919172000">
          <text:deletion>
            <office:change-info>
              <dc:creator>Autoria desconeguda</dc:creator>
              <dc:date>2017-10-03T10:01:50</dc:date>
            </office:change-info>
            <text:p text:style-name="P18">Administració o ciutadà</text:p>
          </text:deletion>
        </text:changed-region>
        <text:changed-region xml:id="ct94248919171152" text:id="ct94248919171152">
          <text:deletion>
            <office:change-info>
              <dc:creator>Autoria desconeguda</dc:creator>
              <dc:date>2017-10-19T08:24:04</dc:date>
            </office:change-info>
            <text:p text:style-name="P19">String</text:p>
          </text:deletion>
        </text:changed-region>
        <text:changed-region xml:id="ct94248919170384" text:id="ct94248919170384">
          <text:deletion>
            <office:change-info>
              <dc:creator>Autoria desconeguda</dc:creator>
              <dc:date>2017-10-03T09:48:54</dc:date>
            </office:change-info>
            <text:p text:style-name="P20">String</text:p>
          </text:deletion>
        </text:changed-region>
        <text:changed-region xml:id="ct94248919173088" text:id="ct94248919173088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94248919174224" text:id="ct94248919174224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94248919172224" text:id="ct94248919172224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248919173968" text:id="ct94248919173968">
          <text:deletion>
            <office:change-info>
              <dc:creator>Autoria desconeguda</dc:creator>
              <dc:date>2017-10-03T09:30:12</dc:date>
            </office:change-info>
            <text:p text:style-name="P21">:</text:p>
            <text:list xml:id="list101509912059940" text:continue-numbering="true" text:style-name="L1">
              <text:list-item>
                <text:p text:style-name="P22">EE01: Original</text:p>
              </text:list-item>
              <text:list-item>
                <text:p text:style-name="P22">EE02: Còpia electrònica autèntica amb canvi de format</text:p>
              </text:list-item>
              <text:list-item>
                <text:p text:style-name="P22">EE03: Còpia electrònica autèntica de document paper</text:p>
              </text:list-item>
            </text:list>
            <text:p text:style-name="P21">EE04: Còpia electrònica parcial autèntica</text:p>
          </text:deletion>
        </text:changed-region>
        <text:changed-region xml:id="ct94248919172592" text:id="ct94248919172592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248919170896" text:id="ct94248919170896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248919174704" text:id="ct94248919174704">
          <text:deletion>
            <office:change-info>
              <dc:creator>Autoria desconeguda</dc:creator>
              <dc:date>2017-10-19T08:23:48</dc:date>
            </office:change-info>
            <text:p text:style-name="P20">String</text:p>
          </text:deletion>
        </text:changed-region>
        <text:changed-region xml:id="ct94248919175520" text:id="ct94248919175520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94248919175872" text:id="ct94248919175872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248919176096" text:id="ct94248919176096">
          <text:deletion>
            <office:change-info>
              <dc:creator>Autoria desconeguda</dc:creator>
              <dc:date>2017-10-03T09:30:21</dc:date>
            </office:change-info>
            <text:p text:style-name="P23">TD01 - Resolución.</text:p>
            <text:list xml:id="list101509458661617" text:continue-numbering="true" text:style-name="L1">
              <text:list-item>
                <text:p text:style-name="P24">TD02 - Acuerdo.</text:p>
              </text:list-item>
              <text:list-item>
                <text:p text:style-name="P24">TD03 - Contrato.</text:p>
              </text:list-item>
              <text:list-item>
                <text:p text:style-name="P24">TD04 - Convenio.</text:p>
              </text:list-item>
              <text:list-item>
                <text:p text:style-name="P24">TD05 - Declaración.</text:p>
              </text:list-item>
              <text:list-item>
                <text:p text:style-name="P24">TD06 - Comunicación.</text:p>
              </text:list-item>
              <text:list-item>
                <text:p text:style-name="P24">TD07 - Notificación.</text:p>
              </text:list-item>
              <text:list-item>
                <text:p text:style-name="P24">TD08 - Publicación.</text:p>
              </text:list-item>
              <text:list-item>
                <text:p text:style-name="P24">TD09 - Acuse de recibo.</text:p>
              </text:list-item>
              <text:list-item>
                <text:p text:style-name="P24">TD10 - Acta.</text:p>
              </text:list-item>
              <text:list-item>
                <text:p text:style-name="P24">TD11 - Certificado.</text:p>
              </text:list-item>
              <text:list-item>
                <text:p text:style-name="P24">TD12 - Diligencia.</text:p>
              </text:list-item>
              <text:list-item>
                <text:p text:style-name="P24">TD13 - Informe.</text:p>
              </text:list-item>
              <text:list-item>
                <text:p text:style-name="P24">TD14 - Solicitud.</text:p>
              </text:list-item>
              <text:list-item>
                <text:p text:style-name="P24">TD15 - Denuncia.</text:p>
              </text:list-item>
              <text:list-item>
                <text:p text:style-name="P24">TD16 - Alegación.</text:p>
              </text:list-item>
              <text:list-item>
                <text:p text:style-name="P24">TD17 - Recursos.</text:p>
              </text:list-item>
              <text:list-item>
                <text:p text:style-name="P24">TD18 - Comunicación ciudadano.</text:p>
              </text:list-item>
              <text:list-item>
                <text:p text:style-name="P24">TD19 - Factura.</text:p>
              </text:list-item>
              <text:list-item>
                <text:p text:style-name="P24">TD20 - Otros incautados.</text:p>
              </text:list-item>
            </text:list>
            <text:p text:style-name="P23">TD99 - Otros</text:p>
          </text:deletion>
        </text:changed-region>
        <text:changed-region xml:id="ct94248919177088" text:id="ct94248919177088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248919186592" text:id="ct94248919186592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248919176320" text:id="ct94248919176320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248919183440" text:id="ct94248919183440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94248919183664" text:id="ct94248919183664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248918051920" text:id="ct94248918051920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248919176768" text:id="ct94248919176768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248919185600" text:id="ct94248919185600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248919163232" text:id="ct94248919163232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248919177600" text:id="ct94248919177600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248919182592" text:id="ct94248919182592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248918067856" text:id="ct94248918067856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94248919177312" text:id="ct94248919177312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248918072352" text:id="ct94248918072352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248919171632" text:id="ct94248919171632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248919196464" text:id="ct94248919196464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248919196000" text:id="ct94248919196000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248919178528" text:id="ct9424891917852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248919177824" text:id="ct9424891917782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248919192848" text:id="ct9424891919284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248919195280" text:id="ct9424891919528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248919190832" text:id="ct9424891919083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248919188720" text:id="ct94248919188720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248919194800" text:id="ct94248919194800">
          <text:deletion>
            <office:change-info>
              <dc:creator>Autoria desconeguda</dc:creator>
              <dc:date>2017-10-09T15:09:35</dc:date>
            </office:change-info>
            <text:p text:style-name="P25">String</text:p>
          </text:deletion>
        </text:changed-region>
        <text:changed-region xml:id="ct94248919190352" text:id="ct94248919190352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248919193872" text:id="ct94248919193872">
          <text:deletion>
            <office:change-info>
              <dc:creator>Autoria desconeguda</dc:creator>
              <dc:date>2017-10-03T10:28:52</dc:date>
            </office:change-info>
            <text:p text:style-name="P26">Altres metadades que es vulguin desar</text:p>
          </text:deletion>
        </text:changed-region>
        <text:changed-region xml:id="ct94248918079152" text:id="ct94248918079152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248919195504" text:id="ct94248919195504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P27"/>
          </text:deletion>
        </text:changed-region>
        <text:changed-region xml:id="ct94248919209152" text:id="ct94248919209152">
          <text:deletion>
            <office:change-info>
              <dc:creator>Autoria desconeguda</dc:creator>
              <dc:date>2017-10-03T10:31:23</dc:date>
            </office:change-info>
            <text:p text:style-name="P28">Objecte que representa el contingut d’un document de l’arxiu</text:p>
          </text:deletion>
        </text:changed-region>
        <text:changed-region xml:id="ct94248919205584" text:id="ct94248919205584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248919213648" text:id="ct94248919213648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248918024768" text:id="ct94248918024768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248919212624" text:id="ct94248919212624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248919212848" text:id="ct94248919212848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248919214160" text:id="ct94248919214160">
          <text:deletion>
            <office:change-info>
              <dc:creator>Autoria desconeguda</dc:creator>
              <dc:date>2017-10-09T08:13:14</dc:date>
            </office:change-info>
            <text:p text:style-name="P29"><text:s/></text:p>
          </text:deletion>
        </text:changed-region>
        <text:changed-region xml:id="ct94248919216112" text:id="ct94248919216112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P30"/>
          </text:deletion>
        </text:changed-region>
        <text:changed-region xml:id="ct94248919215296" text:id="ct94248919215296">
          <text:deletion>
            <office:change-info>
              <dc:creator>Autoria desconeguda</dc:creator>
              <dc:date>2017-10-03T10:21:21</dc:date>
            </office:change-info>
            <text:p text:style-name="P31">Objecte que representa una firma per un contingut de l’arxiu</text:p>
          </text:deletion>
        </text:changed-region>
        <text:changed-region xml:id="ct94248919220576" text:id="ct94248919220576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248919216976" text:id="ct94248919216976">
          <text:deletion>
            <office:change-info>
              <dc:creator>Autoria desconeguda</dc:creator>
              <dc:date>2017-10-03T09:34:39</dc:date>
            </office:change-info>
            <text:p text:style-name="P32">String</text:p>
          </text:deletion>
        </text:changed-region>
        <text:changed-region xml:id="ct94248919223408" text:id="ct94248919223408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94248919215520" text:id="ct94248919215520">
          <text:deletion>
            <office:change-info>
              <dc:creator>Autoria desconeguda</dc:creator>
              <dc:date>2017-10-04T12:48:09</dc:date>
            </office:change-info>
            <text:p text:style-name="P33">No</text:p>
          </text:deletion>
        </text:changed-region>
        <text:changed-region xml:id="ct94248919222512" text:id="ct94248919222512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248919226432" text:id="ct94248919226432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248919226176" text:id="ct94248919226176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248919231472" text:id="ct94248919231472">
          <text:deletion>
            <office:change-info>
              <dc:creator>Autoria desconeguda</dc:creator>
              <dc:date>2017-10-03T09:36:00</dc:date>
            </office:change-info>
            <text:p text:style-name="P34"><text:s/>- OOXML</text:p>
          </text:deletion>
        </text:changed-region>
        <text:changed-region xml:id="ct94248919231248" text:id="ct94248919231248">
          <text:deletion>
            <office:change-info>
              <dc:creator>Autoria desconeguda</dc:creator>
              <dc:date>2017-10-03T09:35:47</dc:date>
            </office:change-info>
            <text:p text:style-name="P34">TF09</text:p>
          </text:deletion>
        </text:changed-region>
        <text:changed-region xml:id="ct94248918100736" text:id="ct94248918100736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248918104192" text:id="ct94248918104192">
          <text:deletion>
            <office:change-info>
              <dc:creator>Autoria desconeguda</dc:creator>
              <dc:date>2017-10-03T09:35:45</dc:date>
            </office:change-info>
            <text:p text:style-name="P34">TF08 - ODT</text:p>
          </text:deletion>
        </text:changed-region>
        <text:changed-region xml:id="ct94248919231024" text:id="ct94248919231024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248919230800" text:id="ct94248919230800">
          <text:deletion>
            <office:change-info>
              <dc:creator>Autoria desconeguda</dc:creator>
              <dc:date>2017-10-03T09:35:39</dc:date>
            </office:change-info>
            <text:p text:style-name="P34">TF07 - SMIME</text:p>
          </text:deletion>
        </text:changed-region>
        <text:changed-region xml:id="ct94248919230576" text:id="ct94248919230576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248919230352" text:id="ct94248919230352">
          <text:deletion>
            <office:change-info>
              <dc:creator>Autoria desconeguda</dc:creator>
              <dc:date>2017-10-03T09:35:37</dc:date>
            </office:change-info>
            <text:p text:style-name="P36">TF06 - PadES</text:p>
          </text:deletion>
        </text:changed-region>
        <text:changed-region xml:id="ct94248918101232" text:id="ct94248918101232">
          <text:deletion>
            <office:change-info>
              <dc:creator>Autoria desconeguda</dc:creator>
              <dc:date>2017-10-03T10:00:06</dc:date>
            </office:change-info>
            <text:p text:style-name="P36"><text:s/>- CAdES attached/implicit signature.</text:p>
            <text:p text:style-name="P35"/>
          </text:deletion>
        </text:changed-region>
        <text:changed-region xml:id="ct94248919230128" text:id="ct94248919230128">
          <text:deletion>
            <office:change-info>
              <dc:creator>Autoria desconeguda</dc:creator>
              <dc:date>2017-10-03T09:35:29</dc:date>
            </office:change-info>
            <text:p text:style-name="P36">TF05</text:p>
          </text:deletion>
        </text:changed-region>
        <text:changed-region xml:id="ct94248919229904" text:id="ct94248919229904">
          <text:deletion>
            <office:change-info>
              <dc:creator>Autoria desconeguda</dc:creator>
              <dc:date>2017-10-03T10:00:06</dc:date>
            </office:change-info>
            <text:p text:style-name="P36"><text:s/>- CAdES detached/explicit signature.</text:p>
            <text:p text:style-name="P35"/>
          </text:deletion>
        </text:changed-region>
        <text:changed-region xml:id="ct94248919169856" text:id="ct94248919169856">
          <text:deletion>
            <office:change-info>
              <dc:creator>Autoria desconeguda</dc:creator>
              <dc:date>2017-10-03T09:35:24</dc:date>
            </office:change-info>
            <text:p text:style-name="P36">TF04</text:p>
          </text:deletion>
        </text:changed-region>
        <text:changed-region xml:id="ct94248919169632" text:id="ct94248919169632">
          <text:deletion>
            <office:change-info>
              <dc:creator>Autoria desconeguda</dc:creator>
              <dc:date>2017-10-03T10:00:06</dc:date>
            </office:change-info>
            <text:p text:style-name="P36"><text:s/>- XAdES enveloped signature.</text:p>
            <text:p text:style-name="P35"/>
          </text:deletion>
        </text:changed-region>
        <text:changed-region xml:id="ct94248919169408" text:id="ct94248919169408">
          <text:deletion>
            <office:change-info>
              <dc:creator>Autoria desconeguda</dc:creator>
              <dc:date>2017-10-03T09:35:16</dc:date>
            </office:change-info>
            <text:p text:style-name="P36">TF03</text:p>
          </text:deletion>
        </text:changed-region>
        <text:changed-region xml:id="ct94248919169184" text:id="ct94248919169184">
          <text:deletion>
            <office:change-info>
              <dc:creator>Autoria desconeguda</dc:creator>
              <dc:date>2017-10-03T10:00:06</dc:date>
            </office:change-info>
            <text:p text:style-name="P36"><text:s/>- XAdES internally detached signature.</text:p>
            <text:p text:style-name="P35"/>
          </text:deletion>
        </text:changed-region>
        <text:changed-region xml:id="ct94248919227616" text:id="ct94248919227616">
          <text:deletion>
            <office:change-info>
              <dc:creator>Autoria desconeguda</dc:creator>
              <dc:date>2017-10-03T09:35:09</dc:date>
            </office:change-info>
            <text:p text:style-name="P36">TF02</text:p>
          </text:deletion>
        </text:changed-region>
        <text:changed-region xml:id="ct94248919227392" text:id="ct94248919227392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248919227168" text:id="ct94248919227168">
          <text:deletion>
            <office:change-info>
              <dc:creator>Autoria desconeguda</dc:creator>
              <dc:date>2017-10-03T09:36:03</dc:date>
            </office:change-info>
            <text:p text:style-name="P36"><text:s/>- CSV.</text:p>
          </text:deletion>
        </text:changed-region>
        <text:changed-region xml:id="ct94248919226944" text:id="ct94248919226944">
          <text:deletion>
            <office:change-info>
              <dc:creator>Autoria desconeguda</dc:creator>
              <dc:date>2017-10-03T09:35:02</dc:date>
            </office:change-info>
            <text:p text:style-name="P36">TF01</text:p>
          </text:deletion>
        </text:changed-region>
        <text:changed-region xml:id="ct94248919231696" text:id="ct94248919231696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248918106992" text:id="ct94248918106992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248919221024" text:id="ct94248919221024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248919216592" text:id="ct94248919216592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94248918097952" text:id="ct94248918097952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248919224960" text:id="ct94248919224960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248919231920" text:id="ct94248919231920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248918082704" text:id="ct94248918082704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248919232144" text:id="ct94248919232144">
          <text:deletion>
            <office:change-info>
              <dc:creator>Autoria desconeguda</dc:creator>
              <dc:date>2017-10-03T09:34:20</dc:date>
            </office:change-info>
            <text:p text:style-name="P37">n</text:p>
          </text:deletion>
        </text:changed-region>
        <text:changed-region xml:id="ct94248919222736" text:id="ct94248919222736">
          <text:deletion>
            <office:change-info>
              <dc:creator>Autoria desconeguda</dc:creator>
              <dc:date>2017-10-03T09:37:15</dc:date>
            </office:change-info>
            <text:p text:style-name="P38">e<text:span text:style-name="T2">l</text:span> contingut serà el</text:p>
          </text:deletion>
        </text:changed-region>
        <text:changed-region xml:id="ct94248919223904" text:id="ct94248919223904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248919233056" text:id="ct94248919233056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248919233328" text:id="ct94248919233328">
          <text:deletion>
            <office:change-info>
              <dc:creator>Autoria desconeguda</dc:creator>
              <dc:date>2017-10-03T09:38:03</dc:date>
            </office:change-info>
            <text:p text:style-name="P38">csv</text:p>
          </text:deletion>
        </text:changed-region>
        <text:changed-region xml:id="ct94248919234976" text:id="ct94248919234976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248919235344" text:id="ct94248919235344">
          <text:deletion>
            <office:change-info>
              <dc:creator>Autoria desconeguda</dc:creator>
              <dc:date>2017-10-03T09:36:31</dc:date>
            </office:change-info>
            <text:p text:style-name="P38">en format <text:s/>un String</text:p>
          </text:deletion>
        </text:changed-region>
        <text:changed-region xml:id="ct94248919236800" text:id="ct94248919236800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248919238128" text:id="ct94248919238128">
          <text:deletion>
            <office:change-info>
              <dc:creator>Autoria desconeguda</dc:creator>
              <dc:date>2017-10-03T09:37:25</dc:date>
            </office:change-info>
            <text:p text:style-name="P38">serà </text:p>
          </text:deletion>
        </text:changed-region>
        <text:changed-region xml:id="ct94248919238352" text:id="ct94248919238352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248919238576" text:id="ct94248919238576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248919243392" text:id="ct94248919243392">
          <text:deletion>
            <office:change-info>
              <dc:creator>Autoria desconeguda</dc:creator>
              <dc:date>2017-10-06T08:13:39</dc:date>
            </office:change-info>
            <text:h text:style-name="P39" text:outline-level="2">InformacioItem</text:h>
          </text:deletion>
        </text:changed-region>
        <text:changed-region xml:id="ct94248919244672" text:id="ct94248919244672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248919244896" text:id="ct94248919244896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P40"/>
          </text:deletion>
        </text:changed-region>
        <text:changed-region xml:id="ct94248919246560" text:id="ct94248919246560">
          <text:deletion>
            <office:change-info>
              <dc:creator>Autoria desconeguda</dc:creator>
              <dc:date>2017-10-06T08:13:26</dc:date>
            </office:change-info>
            <text:p text:style-name="P41">InformacioItem</text:p>
          </text:deletion>
        </text:changed-region>
        <text:changed-region xml:id="ct94248919247296" text:id="ct94248919247296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248919240528" text:id="ct94248919240528">
          <text:deletion>
            <office:change-info>
              <dc:creator>Autoria desconeguda</dc:creator>
              <dc:date>2017-10-03T10:33:04</dc:date>
            </office:change-info>
            <text:p text:style-name="P42">Objecte que representa</text:p>
          </text:deletion>
        </text:changed-region>
        <text:changed-region xml:id="ct94248919245120" text:id="ct94248919245120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248919238800" text:id="ct94248919238800">
          <text:deletion>
            <office:change-info>
              <dc:creator>Autoria desconeguda</dc:creator>
              <dc:date>2017-10-03T10:33:11</dc:date>
            </office:change-info>
            <text:p text:style-name="P42">genèric de l’arxiu</text:p>
          </text:deletion>
        </text:changed-region>
        <text:changed-region xml:id="ct94248919247520" text:id="ct94248919247520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248919247744" text:id="ct94248919247744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248918109712" text:id="ct94248918109712">
          <text:deletion>
            <office:change-info>
              <dc:creator>Autoria desconeguda</dc:creator>
              <dc:date>2017-10-03T09:57:35</dc:date>
            </office:change-info>
            <text:p text:style-name="P43">ContingutTipus</text:p>
          </text:deletion>
        </text:changed-region>
        <text:changed-region xml:id="ct94248919244032" text:id="ct94248919244032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248919248704" text:id="ct94248919248704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248919248928" text:id="ct94248919248928">
          <text:deletion>
            <office:change-info>
              <dc:creator>Autoria desconeguda</dc:creator>
              <dc:date>2017-10-03T09:34:33</dc:date>
            </office:change-info>
            <text:p text:style-name="P43">t</text:p>
          </text:deletion>
        </text:changed-region>
        <text:changed-region xml:id="ct94248919244256" text:id="ct94248919244256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248919243744" text:id="ct94248919243744">
          <text:deletion>
            <office:change-info>
              <dc:creator>Autoria desconeguda</dc:creator>
              <dc:date>2017-10-03T09:33:53</dc:date>
            </office:change-info>
            <text:p text:style-name="P44">enumerat: </text:p>
            <text:p text:style-name="P45">expedient</text:p>
            <text:list xml:id="list4288546967" text:style-name="L2">
              <text:list-item>
                <text:p text:style-name="P46">carpeta</text:p>
              </text:list-item>
            </text:list>
            <text:p text:style-name="P44">document</text:p>
          </text:deletion>
        </text:changed-region>
        <text:changed-region xml:id="ct94248919250496" text:id="ct94248919250496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248919250880" text:id="ct94248919250880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248919251872" text:id="ct94248919251872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248919252096" text:id="ct94248919252096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248919252320" text:id="ct94248919252320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248919249152" text:id="ct94248919249152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248919249440" text:id="ct94248919249440">
          <text:deletion>
            <office:change-info>
              <dc:creator>Autoria desconeguda</dc:creator>
              <dc:date>2017-10-06T08:14:03</dc:date>
            </office:change-info>
            <text:p text:style-name="P47"><text:s/>l’item</text:p>
          </text:deletion>
        </text:changed-region>
        <text:changed-region xml:id="ct94248919253600" text:id="ct94248919253600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248919252800" text:id="ct94248919252800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248919256560" text:id="ct94248919256560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248919265840" text:id="ct94248919265840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248919267344" text:id="ct94248919267344">
          <text:deletion>
            <office:change-info>
              <dc:creator>Autoria desconeguda</dc:creator>
              <dc:date>2017-10-06T09:24:59</dc:date>
            </office:change-info>
            <text:h text:style-name="Heading_20_2" text:outline-level="2"/>
            <text:p text:style-name="P48"/>
          </text:deletion>
        </text:changed-region>
        <text:changed-region xml:id="ct94248919267120" text:id="ct94248919267120">
          <text:deletion>
            <office:change-info>
              <dc:creator>Autoria desconeguda</dc:creator>
              <dc:date>2017-10-06T09:25:00</dc:date>
            </office:change-info>
            <text:h text:style-name="P49" text:outline-level="2"><text:s/></text:h>
          </text:deletion>
        </text:changed-region>
        <text:changed-region xml:id="ct94248919267984" text:id="ct94248919267984">
          <text:deletion>
            <office:change-info>
              <dc:creator>Autoria desconeguda</dc:creator>
              <dc:date>2017-10-03T18:01:47</dc:date>
            </office:change-info>
            <text:p text:style-name="P50">Objecte que representa un filtre per a fer consulta de continguts a l’arxiu.</text:p>
          </text:deletion>
        </text:changed-region>
        <text:changed-region xml:id="ct94248919266576" text:id="ct94248919266576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248919269872" text:id="ct94248919269872">
          <text:deletion>
            <office:change-info>
              <dc:creator>Autoria desconeguda</dc:creator>
              <dc:date>2017-10-04T16:15:10</dc:date>
            </office:change-info>
            <text:p text:style-name="P51">taClau</text:p>
          </text:deletion>
        </text:changed-region>
        <text:changed-region xml:id="ct94248919270816" text:id="ct94248919270816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248919272448" text:id="ct94248919272448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248919273536" text:id="ct94248919273536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248919275024" text:id="ct94248919275024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248919275616" text:id="ct94248919275616">
          <text:deletion>
            <office:change-info>
              <dc:creator>Autoria desconeguda</dc:creator>
              <dc:date>2017-10-03T10:09:04</dc:date>
            </office:change-info>
            <text:p text:style-name="P52">Igual, conté, menor, major, entre</text:p>
          </text:deletion>
        </text:changed-region>
        <text:changed-region xml:id="ct94248919266192" text:id="ct94248919266192">
          <text:deletion>
            <office:change-info>
              <dc:creator>Autoria desconeguda</dc:creator>
              <dc:date>2017-10-06T09:18:44</dc:date>
            </office:change-info>
            <text:p text:style-name="P53"/>
            <text:p text:style-name="P53"/>
          </text:deletion>
        </text:changed-region>
        <text:changed-region xml:id="ct94248919092048" text:id="ct94248919092048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P48"/>
          </text:deletion>
        </text:changed-region>
        <text:changed-region xml:id="ct94248919279584" text:id="ct94248919279584">
          <text:deletion>
            <office:change-info>
              <dc:creator>Autoria desconeguda</dc:creator>
              <dc:date>2017-10-03T18:02:01</dc:date>
            </office:change-info>
            <text:p text:style-name="P54">Objecte que representa el resultat d’una consulta a l’arxiu.</text:p>
          </text:deletion>
        </text:changed-region>
        <text:changed-region xml:id="ct94248919278096" text:id="ct94248919278096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248919287824" text:id="ct94248919287824">
          <text:deletion>
            <office:change-info>
              <dc:creator>Autoria desconeguda</dc:creator>
              <dc:date>2017-10-10T09:59:16</dc:date>
            </office:change-info>
            <text:p text:style-name="P4">InformacioItem</text:p>
          </text:deletion>
        </text:changed-region>
        <text:changed-region xml:id="ct94248919288992" text:id="ct94248919288992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248919293936" text:id="ct94248919293936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94248919294160" text:id="ct94248919294160">
          <text:deletion>
            <office:change-info>
              <dc:creator>Autoria desconeguda</dc:creator>
              <dc:date>2017-10-09T08:11:31</dc:date>
            </office:change-info>
            <text:h text:style-name="P55" text:outline-level="2"/>
            <text:h text:style-name="P55" text:outline-level="2"/>
          </text:deletion>
        </text:changed-region>
        <text:changed-region xml:id="ct94248919295312" text:id="ct94248919295312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95536" text:id="ct94248919295536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P56"/>
          </text:deletion>
        </text:changed-region>
        <text:changed-region xml:id="ct94248919298320" text:id="ct9424891929832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70496" text:id="ct9424891927049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89776" text:id="ct9424891928977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77712" text:id="ct94248919277712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90816" text:id="ct9424891929081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248919296528" text:id="ct94248919296528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94248919293408" text:id="ct94248919293408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94248919281472" text:id="ct94248919281472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94248918166992" text:id="ct94248918166992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94248919303008" text:id="ct9424891930300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9299920" text:id="ct9424891929992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9154576" text:id="ct94248919154576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9299584" text:id="ct9424891929958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9302688" text:id="ct9424891930268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9154288" text:id="ct94248919154288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94248919291888" text:id="ct9424891929188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248918172960" text:id="ct94248918172960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94248919294720" text:id="ct94248919294720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94248919309136" text:id="ct9424891930913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6176" text:id="ct9424891930617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3728" text:id="ct94248919303728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7760" text:id="ct9424891930776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4032" text:id="ct9424891930403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4864" text:id="ct9424891930486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05088" text:id="ct94248919305088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248919320704" text:id="ct9424891932070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5968" text:id="ct9424891932596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3968" text:id="ct94248919323968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94248919325568" text:id="ct9424891932556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4272" text:id="ct9424891932427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13888" text:id="ct9424891931388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14112" text:id="ct9424891931411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3312" text:id="ct94248919323312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94248919321984" text:id="ct94248919321984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94248919316384" text:id="ct94248919316384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94248919325168" text:id="ct94248919325168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94248919326352" text:id="ct94248919326352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94248919318528" text:id="ct94248919318528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94248918181360" text:id="ct94248918181360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94248919327024" text:id="ct94248919327024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94248919327552" text:id="ct94248919327552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94248919328064" text:id="ct94248919328064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94248919328288" text:id="ct94248919328288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94248919326576" text:id="ct94248919326576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248919329152" text:id="ct94248919329152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94248919328928" text:id="ct94248919328928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248919329968" text:id="ct94248919329968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94248919327776" text:id="ct94248919327776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94248919229056" text:id="ct94248919229056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94248919228448" text:id="ct94248919228448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94248919229568" text:id="ct94248919229568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94248919324576" text:id="ct94248919324576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94248918187760" text:id="ct94248918187760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94248919329456" text:id="ct94248919329456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94248919334896" text:id="ct94248919334896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94248919335248" text:id="ct94248919335248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94248919336048" text:id="ct94248919336048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94248919327312" text:id="ct94248919327312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94248919336736" text:id="ct94248919336736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94248919337248" text:id="ct94248919337248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94248919337616" text:id="ct94248919337616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94248919337840" text:id="ct94248919337840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94248919338320" text:id="ct94248919338320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94248919338832" text:id="ct94248919338832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94248919339216" text:id="ct94248919339216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94248919339440" text:id="ct94248919339440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94248919339920" text:id="ct94248919339920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94248919340464" text:id="ct94248919340464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94248919340848" text:id="ct94248919340848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94248919340224" text:id="ct94248919340224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94248919341616" text:id="ct94248919341616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94248919341376" text:id="ct94248919341376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94248919342272" text:id="ct94248919342272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94248919342784" text:id="ct94248919342784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94248919343088" text:id="ct94248919343088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94248919343392" text:id="ct94248919343392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94248919343872" text:id="ct94248919343872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94248919344384" text:id="ct94248919344384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94248919344864" text:id="ct94248919344864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94248919341136" text:id="ct94248919341136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94248919345472" text:id="ct94248919345472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94248919345120" text:id="ct94248919345120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94248919346240" text:id="ct94248919346240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94248919345952" text:id="ct94248919345952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94248919347168" text:id="ct94248919347168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94248919346848" text:id="ct94248919346848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94248919348192" text:id="ct94248919348192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94248919347840" text:id="ct94248919347840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94248919348848" text:id="ct94248919348848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94248919347392" text:id="ct94248919347392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94248919349456" text:id="ct94248919349456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94248919349680" text:id="ct94248919349680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94248919350432" text:id="ct94248919350432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94248919350736" text:id="ct94248919350736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94248918198240" text:id="ct9424891819824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6800" text:id="ct94248919326800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94248918198624" text:id="ct942489181986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8194160" text:id="ct9424891819416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8200160" text:id="ct9424891820016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8206560" text:id="ct94248918206560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94248918206960" text:id="ct94248918206960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94248918207360" text:id="ct94248918207360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248918207760" text:id="ct94248918207760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248918208160" text:id="ct94248918208160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94248918208960" text:id="ct94248918208960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94248919345696" text:id="ct94248919345696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94248918209760" text:id="ct94248918209760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94248919356208" text:id="ct94248919356208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94248918210560" text:id="ct94248918210560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94248919328656" text:id="ct94248919328656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94248918211360" text:id="ct94248918211360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94248919316832" text:id="ct94248919316832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94248918212160" text:id="ct94248918212160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94248918212560" text:id="ct94248918212560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94248918212960" text:id="ct94248918212960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94248918213360" text:id="ct94248918213360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94248919227920" text:id="ct94248919227920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94248918214160" text:id="ct94248918214160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94248918214560" text:id="ct94248918214560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94248918209360" text:id="ct94248918209360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248918215360" text:id="ct94248918215360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248919336960" text:id="ct94248919336960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94248918216160" text:id="ct94248918216160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94248918216560" text:id="ct94248918216560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94248919334528" text:id="ct94248919334528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94248918208560" text:id="ct94248918208560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94248918210160" text:id="ct94248918210160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94248918217760" text:id="ct94248918217760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94248918211760" text:id="ct94248918211760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94248918218560" text:id="ct94248918218560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94248919349904" text:id="ct94248919349904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94248916539264" text:id="ct94248916539264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248918210960" text:id="ct94248918210960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248916539776" text:id="ct94248916539776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248918216960" text:id="ct94248918216960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248916540000" text:id="ct94248916540000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94248916539488" text:id="ct94248916539488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94248916541152" text:id="ct94248916541152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94248916542464" text:id="ct94248916542464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248916543456" text:id="ct94248916543456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248916544096" text:id="ct94248916544096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94248916544544" text:id="ct94248916544544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94248916545472" text:id="ct94248916545472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94248916543232" text:id="ct94248916543232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94248916546848" text:id="ct94248916546848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94248916542944" text:id="ct94248916542944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94248916547920" text:id="ct94248916547920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94248916542688" text:id="ct94248916542688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94248916548144" text:id="ct94248916548144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248916547072" text:id="ct94248916547072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248916549136" text:id="ct94248916549136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94248916549600" text:id="ct94248916549600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94248916550832" text:id="ct94248916550832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94248916551280" text:id="ct94248916551280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94248916548368" text:id="ct94248916548368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248916552944" text:id="ct94248916552944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248916548816" text:id="ct94248916548816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94248916554416" text:id="ct94248916554416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248916552656" text:id="ct94248916552656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248916553840" text:id="ct94248916553840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94248918711696" text:id="ct9424891871169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6554640" text:id="ct94248916554640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94248918712496" text:id="ct9424891871249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9321600" text:id="ct9424891932160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8712960" text:id="ct9424891871296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6551728" text:id="ct9424891655172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248918702768" text:id="ct94248918702768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94248918713344" text:id="ct94248918713344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94248918714496" text:id="ct94248918714496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94248918713568" text:id="ct94248918713568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94248918711920" text:id="ct94248918711920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94248918714080" text:id="ct94248918714080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248918703856" text:id="ct94248918703856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248918704080" text:id="ct94248918704080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94248918715008" text:id="ct94248918715008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94248918713792" text:id="ct94248918713792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248918717280" text:id="ct94248918717280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248918712144" text:id="ct94248918712144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94248918714720" text:id="ct94248918714720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94248918715808" text:id="ct94248918715808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248918716032" text:id="ct94248918716032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248918716544" text:id="ct94248918716544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94248918717056" text:id="ct94248918717056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94248918715488" text:id="ct94248918715488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94248919392944" text:id="ct9424891939294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248918715232" text:id="ct94248918715232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94248919392656" text:id="ct94248919392656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94248918716768" text:id="ct94248918716768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94248919394000" text:id="ct94248919394000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94248919393168" text:id="ct94248919393168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94248919393680" text:id="ct94248919393680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94248919394224" text:id="ct94248919394224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94248919395056" text:id="ct94248919395056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94248918708640" text:id="ct94248918708640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94248918244960" text:id="ct94248918244960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94248918244624" text:id="ct94248918244624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248918709264" text:id="ct94248918709264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94248918244160" text:id="ct94248918244160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94248918243824" text:id="ct94248918243824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248918243360" text:id="ct94248918243360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94248918242560" text:id="ct94248918242560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94248918242224" text:id="ct94248918242224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94248918241760" text:id="ct94248918241760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248918240960" text:id="ct94248918240960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248918240624" text:id="ct94248918240624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94248918240160" text:id="ct94248918240160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94248918239024" text:id="ct94248918239024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248918238560" text:id="ct94248918238560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248918237760" text:id="ct94248918237760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94248918237424" text:id="ct94248918237424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94248918236960" text:id="ct94248918236960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94248918236160" text:id="ct94248918236160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94248918235824" text:id="ct94248918235824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94248918235360" text:id="ct94248918235360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94248918234960" text:id="ct94248918234960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248918712720" text:id="ct94248918712720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248918716256" text:id="ct94248918716256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94248918709936" text:id="ct94248918709936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94248918710608" text:id="ct94248918710608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248919395280" text:id="ct94248919395280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248919393392" text:id="ct94248919393392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94248919394768" text:id="ct94248919394768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94248918708080" text:id="ct94248918708080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248919405024" text:id="ct94248919405024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94248919403872" text:id="ct94248919403872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94248919404096" text:id="ct94248919404096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94248919405696" text:id="ct94248919405696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248919405920" text:id="ct94248919405920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94248919406688" text:id="ct94248919406688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94248919406144" text:id="ct94248919406144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94248919405408" text:id="ct94248919405408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248919408272" text:id="ct94248919408272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94248919407200" text:id="ct94248919407200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94248919409456" text:id="ct94248919409456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94248919408944" text:id="ct94248919408944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248919407984" text:id="ct94248919407984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94248919406912" text:id="ct94248919406912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94248919409168" text:id="ct94248919409168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94248919409680" text:id="ct94248919409680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248919411456" text:id="ct94248919411456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94248919408656" text:id="ct94248919408656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94248919410528" text:id="ct94248919410528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94248919410016" text:id="ct94248919410016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248919411968" text:id="ct94248919411968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94248918245840" text:id="ct94248918245840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94248918263424" text:id="ct94248918263424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94248918262960" text:id="ct94248918262960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94248918262624" text:id="ct94248918262624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94248919417200" text:id="ct9424891941720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7600" text:id="ct9424891941760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3056" text:id="ct942489194130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8168400" text:id="ct9424891816840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2192" text:id="ct9424891941219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3440" text:id="ct9424891941344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394480" text:id="ct94248919394480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94248919417824" text:id="ct942489194178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9600" text:id="ct9424891941960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8048" text:id="ct94248919418048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94248919419824" text:id="ct942489194198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9296" text:id="ct9424891941929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19040" text:id="ct94248919419040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94248919418816" text:id="ct9424891941881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23744" text:id="ct942489194237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23968" text:id="ct94248919423968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94248919418464" text:id="ct9424891941846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20656" text:id="ct942489194206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20880" text:id="ct9424891942088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248919421824" text:id="ct94248919421824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94248919421280" text:id="ct94248919421280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94248919424448" text:id="ct94248919424448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94248919424192" text:id="ct94248919424192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94248919425120" text:id="ct94248919425120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94248919426720" text:id="ct94248919426720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94248919425600" text:id="ct94248919425600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248919425824" text:id="ct9424891942582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248919425344" text:id="ct94248919425344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248919424864" text:id="ct94248919424864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248919427728" text:id="ct94248919427728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248919426048" text:id="ct94248919426048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248919429536" text:id="ct94248919429536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94248919429168" text:id="ct94248919429168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94248919430528" text:id="ct94248919430528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94248919427952" text:id="ct94248919427952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94248918270800" text:id="ct942489182708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9423136" text:id="ct9424891942313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80400" text:id="ct942489182804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79200" text:id="ct942489182792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77600" text:id="ct942489182776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76000" text:id="ct942489182760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39824" text:id="ct94248918239824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94248918274800" text:id="ct94248918274800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94248918271200" text:id="ct942489182712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77200" text:id="ct94248918277200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94248918280000" text:id="ct94248918280000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94248918279600" text:id="ct942489182796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81200" text:id="ct9424891828120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248918284400" text:id="ct94248918284400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94248918284800" text:id="ct942489182848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78800" text:id="ct9424891827880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248918278000" text:id="ct94248918278000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94248918268800" text:id="ct942489182688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83600" text:id="ct9424891828360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248918286800" text:id="ct94248918286800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94248918288000" text:id="ct942489182880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8282400" text:id="ct94248918282400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94248919415024" text:id="ct94248919415024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94248918269600" text:id="ct9424891826960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9416944" text:id="ct94248919416944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94248919422640" text:id="ct9424891942264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9421504" text:id="ct94248919421504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94248919330976" text:id="ct9424891933097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248919330192" text:id="ct94248919330192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94248918285680" text:id="ct94248918285680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94248918289200" text:id="ct94248918289200">
          <text:deletion>
            <office:change-info>
              <dc:creator>Autoria desconeguda</dc:creator>
              <dc:date>2017-10-11T10:23:54</dc:date>
            </office:change-info>
            <text:list xml:id="list3095030150" text:style-name="L3">
              <text:list-item>
                <text:p text:style-name="P57"/>
              </text:list-item>
              <text:list-item>
                <text:p text:style-name="P57">Els mètodes de creació i modificació tendran com a paràmetres les metadades ENI necessàries <text:span text:style-name="T3">i algun paràmetre addicional com, per exemple, la sèrie documental</text:span>.</text:p>
              </text:list-item>
            </text:list>
          </text:deletion>
        </text:changed-region>
        <text:changed-region xml:id="ct94248919423488" text:id="ct94248919423488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248918288400" text:id="ct94248918288400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248919448576" text:id="ct94248919448576">
          <text:deletion>
            <office:change-info>
              <dc:creator>Autoria desconeguda</dc:creator>
              <dc:date>2017-10-11T10:23:38</dc:date>
            </office:change-info>
            <text:p text:style-name="P58"/>
            <text:list xml:id="list101508755607424" text:continue-numbering="true" text:style-name="L3">
              <text:list-item>
                <text:p text:style-name="P59">Cada mètode tendrà un paràmetre addicional per <text:span text:style-name="T3">indicar la informació de context de la petició. Aquest paràmetre contendrà la següent informació:</text:span></text:p>
                <text:list>
                  <text:list-item>
                    <text:p text:style-name="P60">Dades del funcionari</text:p>
                  </text:list-item>
                  <text:list-item>
                    <text:p text:style-name="P60">Unitat organitzativa del funcionari.</text:p>
                  </text:list-item>
                  <text:list-item>
                    <text:p text:style-name="P60">Dades del procediment.</text:p>
                  </text:list-item>
                </text:list>
              </text:list-item>
              <text:list-item>
                <text:p text:style-name="P60">Dades de l’expedient.</text:p>
              </text:list-item>
            </text:list>
            <text:p text:style-name="P58"/>
          </text:deletion>
        </text:changed-region>
        <text:changed-region xml:id="ct94248919449456" text:id="ct94248919449456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248919449680" text:id="ct94248919449680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101508138156809" text:continue-numbering="true" text:style-name="L3">
              <text:list-item>
                <text:list>
                  <text:list-item>
                    <text:p text:style-name="P61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2"/>
          </text:deletion>
        </text:changed-region>
        <text:changed-region xml:id="ct94248918268400" text:id="ct94248918268400">
          <text:deletion>
            <office:change-info>
              <dc:creator>Autoria desconeguda</dc:creator>
              <dc:date>2017-10-11T09:01:22</dc:date>
            </office:change-info>
            <text:p text:style-name="P63">Creació d’un nou expedient a dins l’arxiu</text:p>
          </text:deletion>
        </text:changed-region>
        <text:changed-region xml:id="ct94248919441952" text:id="ct94248919441952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248919450496" text:id="ct94248919450496">
          <text:deletion>
            <office:change-info>
              <dc:creator>Autoria desconeguda</dc:creator>
              <dc:date>2017-10-11T09:03:59</dc:date>
            </office:change-info>
            <text:p text:style-name="P64">nom</text:p>
          </text:deletion>
        </text:changed-region>
        <text:changed-region xml:id="ct94248919454464" text:id="ct94248919454464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248919455568" text:id="ct94248919455568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248919448800" text:id="ct94248919448800">
          <text:deletion>
            <office:change-info>
              <dc:creator>Autoria desconeguda</dc:creator>
              <dc:date>2017-10-11T09:04:12</dc:date>
            </office:change-info>
            <text:p text:style-name="P65">String</text:p>
          </text:deletion>
        </text:changed-region>
        <text:changed-region xml:id="ct94248918291280" text:id="ct94248918291280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248918290400" text:id="ct94248918290400">
          <text:deletion>
            <office:change-info>
              <dc:creator>Autoria desconeguda</dc:creator>
              <dc:date>2017-10-11T09:04:16</dc:date>
            </office:change-info>
            <text:p text:style-name="P66">Nom de l’expedient</text:p>
          </text:deletion>
        </text:changed-region>
        <text:changed-region xml:id="ct94248919449904" text:id="ct94248919449904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248919456896" text:id="ct94248919456896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248919446640" text:id="ct94248919446640">
          <text:deletion>
            <office:change-info>
              <dc:creator>Autoria desconeguda</dc:creator>
              <dc:date>2017-10-11T09:06:40</dc:date>
            </office:change-info>
            <text:p text:style-name="P67">String</text:p>
          </text:deletion>
        </text:changed-region>
        <text:changed-region xml:id="ct94248919453936" text:id="ct94248919453936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248919428800" text:id="ct94248919428800">
          <text:deletion>
            <office:change-info>
              <dc:creator>Autoria desconeguda</dc:creator>
              <dc:date>2017-10-06T09:22:14</dc:date>
            </office:change-info>
            <text:p text:style-name="P68"/>
            <text:p text:style-name="P68"/>
            <text:p text:style-name="P68"/>
            <text:p text:style-name="P68"/>
            <text:p text:style-name="P68"/>
            <text:p text:style-name="P68"/>
          </text:deletion>
        </text:changed-region>
        <text:changed-region xml:id="ct94248919457488" text:id="ct94248919457488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P69"/>
          </text:deletion>
        </text:changed-region>
        <text:changed-region xml:id="ct94248919465392" text:id="ct94248919465392">
          <text:deletion>
            <office:change-info>
              <dc:creator>Autoria desconeguda</dc:creator>
              <dc:date>2017-10-11T09:01:39</dc:date>
            </office:change-info>
            <text:p text:style-name="P70">Modificació d’un expedient existent a dins l’arxiu</text:p>
          </text:deletion>
        </text:changed-region>
        <text:changed-region xml:id="ct94248919466784" text:id="ct94248919466784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248919467376" text:id="ct94248919467376">
          <text:deletion>
            <office:change-info>
              <dc:creator>Autoria desconeguda</dc:creator>
              <dc:date>2017-10-11T09:04:28</dc:date>
            </office:change-info>
            <text:p text:style-name="P71"><text:span text:style-name="T4">i</text:span>dentificador</text:p>
          </text:deletion>
        </text:changed-region>
        <text:changed-region xml:id="ct94248919467600" text:id="ct94248919467600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248919460736" text:id="ct94248919460736">
          <text:deletion>
            <office:change-info>
              <dc:creator>Autoria desconeguda</dc:creator>
              <dc:date>2017-10-11T09:04:33</dc:date>
            </office:change-info>
            <text:p text:style-name="P72">String</text:p>
          </text:deletion>
        </text:changed-region>
        <text:changed-region xml:id="ct94248919468592" text:id="ct94248919468592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248919456560" text:id="ct94248919456560">
          <text:deletion>
            <office:change-info>
              <dc:creator>Autoria desconeguda</dc:creator>
              <dc:date>2017-10-11T09:04:48</dc:date>
            </office:change-info>
            <text:p text:style-name="P73">Identificador de l’expedient</text:p>
          </text:deletion>
        </text:changed-region>
        <text:changed-region xml:id="ct94248919467824" text:id="ct94248919467824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248919471040" text:id="ct94248919471040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248919468128" text:id="ct94248919468128">
          <text:deletion>
            <office:change-info>
              <dc:creator>Autoria desconeguda</dc:creator>
              <dc:date>2017-10-10T09:59:29</dc:date>
            </office:change-info>
            <text:p text:style-name="P74">InformacioItem</text:p>
          </text:deletion>
        </text:changed-region>
        <text:changed-region xml:id="ct94248919469968" text:id="ct94248919469968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248919470192" text:id="ct94248919470192">
          <text:deletion>
            <office:change-info>
              <dc:creator>Autoria desconeguda</dc:creator>
              <dc:date>2017-10-06T09:22:04</dc:date>
            </office:change-info>
            <text:p text:style-name="P75"/>
            <text:p text:style-name="P75"/>
          </text:deletion>
        </text:changed-region>
        <text:changed-region xml:id="ct94248919472192" text:id="ct94248919472192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P76"/>
          </text:deletion>
        </text:changed-region>
        <text:changed-region xml:id="ct94248919476528" text:id="ct94248919476528">
          <text:deletion>
            <office:change-info>
              <dc:creator>Autoria desconeguda</dc:creator>
              <dc:date>2017-10-11T09:07:29</dc:date>
            </office:change-info>
            <text:p text:style-name="P77">Eliminació d’un expedient existent a dins l’arxiu</text:p>
          </text:deletion>
        </text:changed-region>
        <text:changed-region xml:id="ct94248919477792" text:id="ct94248919477792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248919478688" text:id="ct94248919478688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248919482128" text:id="ct94248919482128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248919480208" text:id="ct94248919480208">
          <text:deletion>
            <office:change-info>
              <dc:creator>Autoria desconeguda</dc:creator>
              <dc:date>2017-10-06T09:21:57</dc:date>
            </office:change-info>
            <text:p text:style-name="P75"/>
            <text:p text:style-name="P75"/>
          </text:deletion>
        </text:changed-region>
        <text:changed-region xml:id="ct94248919478448" text:id="ct94248919478448">
          <text:deletion>
            <office:change-info>
              <dc:creator>Autoria desconeguda</dc:creator>
              <dc:date>2017-10-06T09:21:54</dc:date>
            </office:change-info>
            <text:h text:style-name="P78" text:outline-level="2"/>
            <text:p text:style-name="P79"/>
          </text:deletion>
        </text:changed-region>
        <text:changed-region xml:id="ct94248919487440" text:id="ct94248919487440">
          <text:deletion>
            <office:change-info>
              <dc:creator>Autoria desconeguda</dc:creator>
              <dc:date>2017-10-11T09:07:49</dc:date>
            </office:change-info>
            <text:p text:style-name="P80">informació de la darrera)</text:p>
          </text:deletion>
        </text:changed-region>
        <text:changed-region xml:id="ct94248919487216" text:id="ct94248919487216">
          <text:deletion>
            <office:change-info>
              <dc:creator>Autoria desconeguda</dc:creator>
              <dc:date>2017-10-06T09:26:35</dc:date>
            </office:change-info>
            <text:p text:style-name="P80">la </text:p>
          </text:deletion>
        </text:changed-region>
        <text:changed-region xml:id="ct94248919486896" text:id="ct94248919486896">
          <text:deletion>
            <office:change-info>
              <dc:creator>Autoria desconeguda</dc:creator>
              <dc:date>2017-10-11T09:07:49</dc:date>
            </office:change-info>
            <text:p text:style-name="P80">Obtenció de la informació completa d’un expedient donat el seu identificador i versió (la versió és opcional i si no s’especifica s'entén que es sol·licita </text:p>
          </text:deletion>
        </text:changed-region>
        <text:changed-region xml:id="ct94248919489056" text:id="ct94248919489056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248919491008" text:id="ct94248919491008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248919490112" text:id="ct94248919490112">
          <text:deletion>
            <office:change-info>
              <dc:creator>Autoria desconeguda</dc:creator>
              <dc:date>2017-10-11T09:08:36</dc:date>
            </office:change-info>
            <text:p text:style-name="P81">Versió de l’expedient que es vol consultar. Null si es vol obtenir el detall de la darrera versió de l’expedient.</text:p>
          </text:deletion>
        </text:changed-region>
        <text:changed-region xml:id="ct94248919483344" text:id="ct94248919483344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248919494352" text:id="ct94248919494352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248919460480" text:id="ct94248919460480">
          <text:deletion>
            <office:change-info>
              <dc:creator>Autoria desconeguda</dc:creator>
              <dc:date>2017-10-06T09:21:51</dc:date>
            </office:change-info>
            <text:h text:style-name="P78" text:outline-level="2"/>
            <text:p text:style-name="P79"/>
          </text:deletion>
        </text:changed-region>
        <text:changed-region xml:id="ct94248919498336" text:id="ct94248919498336">
          <text:deletion>
            <office:change-info>
              <dc:creator>Autoria desconeguda</dc:creator>
              <dc:date>2017-10-11T09:09:30</dc:date>
            </office:change-info>
            <text:p text:style-name="P82">Consulta d’expedients amb filtres</text:p>
          </text:deletion>
        </text:changed-region>
        <text:changed-region xml:id="ct94248919499472" text:id="ct94248919499472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248919501296" text:id="ct94248919501296">
          <text:deletion>
            <office:change-info>
              <dc:creator>Autoria desconeguda</dc:creator>
              <dc:date>2017-10-11T09:09:57</dc:date>
            </office:change-info>
            <text:p text:style-name="P73">Filtres a aplicar per a la realització de la consulta</text:p>
          </text:deletion>
        </text:changed-region>
        <text:changed-region xml:id="ct94248919501520" text:id="ct94248919501520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248919503808" text:id="ct94248919503808">
          <text:deletion>
            <office:change-info>
              <dc:creator>Autoria desconeguda</dc:creator>
              <dc:date>2017-10-06T09:27:08</dc:date>
            </office:change-info>
            <text:p text:style-name="P83">int</text:p>
          </text:deletion>
        </text:changed-region>
        <text:changed-region xml:id="ct94248919499984" text:id="ct94248919499984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248919502000" text:id="ct94248919502000">
          <text:deletion>
            <office:change-info>
              <dc:creator>Autoria desconeguda</dc:creator>
              <dc:date>2017-10-11T09:10:17</dc:date>
            </office:change-info>
            <text:p text:style-name="P84">Número de pàgina que es vol obtenir. Null si no es vol realitzar la consulta amb paginació</text:p>
          </text:deletion>
        </text:changed-region>
        <text:changed-region xml:id="ct94248919505104" text:id="ct9424891950510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248919499696" text:id="ct94248919499696">
          <text:deletion>
            <office:change-info>
              <dc:creator>Autoria desconeguda</dc:creator>
              <dc:date>2017-10-06T09:27:10</dc:date>
            </office:change-info>
            <text:p text:style-name="P85">int</text:p>
          </text:deletion>
        </text:changed-region>
        <text:changed-region xml:id="ct94248919505616" text:id="ct94248919505616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248919504096" text:id="ct94248919504096">
          <text:deletion>
            <office:change-info>
              <dc:creator>Autoria desconeguda</dc:creator>
              <dc:date>2017-10-11T09:10:40</dc:date>
            </office:change-info>
            <text:p text:style-name="P84">Número de elements per pàgina. Null si no es vol realitzar la consulta amb paginació</text:p>
          </text:deletion>
        </text:changed-region>
        <text:changed-region xml:id="ct94248919506416" text:id="ct94248919506416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248918663872" text:id="ct94248918663872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248919511632" text:id="ct94248919511632">
          <text:deletion>
            <office:change-info>
              <dc:creator>Autoria desconeguda</dc:creator>
              <dc:date>2017-10-06T09:21:48</dc:date>
            </office:change-info>
            <text:p text:style-name="P86"/>
            <text:p text:style-name="P86"/>
          </text:deletion>
        </text:changed-region>
        <text:changed-region xml:id="ct94248919513904" text:id="ct94248919513904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248919514128" text:id="ct94248919514128">
          <text:deletion>
            <office:change-info>
              <dc:creator>Autoria desconeguda</dc:creator>
              <dc:date>2017-10-06T09:21:37</dc:date>
            </office:change-info>
            <text:h text:style-name="P87" text:outline-level="2"/>
            <text:p text:style-name="P88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5">expedient</text:span><text:span text:style-name="T6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89"/>
          </text:deletion>
        </text:changed-region>
        <text:changed-region xml:id="ct94248919507696" text:id="ct94248919507696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248919518784" text:id="ct94248919518784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248919519008" text:id="ct94248919519008">
          <text:deletion>
            <office:change-info>
              <dc:creator>Autoria desconeguda</dc:creator>
              <dc:date>2017-10-10T10:00:00</dc:date>
            </office:change-info>
            <text:p text:style-name="P74">InformacioItem</text:p>
          </text:deletion>
        </text:changed-region>
        <text:changed-region xml:id="ct94248919519312" text:id="ct94248919519312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248919511984" text:id="ct94248919511984">
          <text:deletion>
            <office:change-info>
              <dc:creator>Autoria desconeguda</dc:creator>
              <dc:date>2017-10-06T09:21:45</dc:date>
            </office:change-info>
            <text:p text:style-name="P90"/>
            <text:p text:style-name="P90"/>
          </text:deletion>
        </text:changed-region>
        <text:changed-region xml:id="ct94248919512976" text:id="ct94248919512976">
          <text:deletion>
            <office:change-info>
              <dc:creator>Autoria desconeguda</dc:creator>
              <dc:date>2017-10-06T09:21:41</dc:date>
            </office:change-info>
            <text:h text:style-name="P78" text:outline-level="2"/>
            <text:p text:style-name="P79"/>
          </text:deletion>
        </text:changed-region>
        <text:changed-region xml:id="ct94248919522544" text:id="ct94248919522544">
          <text:deletion>
            <office:change-info>
              <dc:creator>Autoria desconeguda</dc:creator>
              <dc:date>2017-10-11T09:13:22</dc:date>
            </office:change-info>
            <text:p text:style-name="P91">Tancament d’un expedient amb estat obert.</text:p>
          </text:deletion>
        </text:changed-region>
        <text:changed-region xml:id="ct94248919518416" text:id="ct94248919518416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248919522928" text:id="ct94248919522928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248919527792" text:id="ct94248919527792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248919530384" text:id="ct94248919530384">
          <text:deletion>
            <office:change-info>
              <dc:creator>Autoria desconeguda</dc:creator>
              <dc:date>2017-10-06T09:23:13</dc:date>
            </office:change-info>
            <text:h text:style-name="P92" text:outline-level="2"/>
            <text:h text:style-name="P93" text:outline-level="2"/>
            <text:h text:style-name="P94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5"/>
          </text:deletion>
        </text:changed-region>
        <text:changed-region xml:id="ct94248919526720" text:id="ct94248919526720">
          <text:deletion>
            <office:change-info>
              <dc:creator>Autoria desconeguda</dc:creator>
              <dc:date>2017-10-11T09:13:58</dc:date>
            </office:change-info>
            <text:p text:style-name="P91">Reobertura d’un expedient amb estat tancat.</text:p>
          </text:deletion>
        </text:changed-region>
        <text:changed-region xml:id="ct94248919531376" text:id="ct94248919531376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248919535536" text:id="ct94248919535536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248919538608" text:id="ct94248919538608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248919533600" text:id="ct94248919533600">
          <text:deletion>
            <office:change-info>
              <dc:creator>Autoria desconeguda</dc:creator>
              <dc:date>2017-10-06T09:19:40</dc:date>
            </office:change-info>
            <text:p text:style-name="P86"/>
            <text:p text:style-name="P86"/>
          </text:deletion>
        </text:changed-region>
        <text:changed-region xml:id="ct94248919529408" text:id="ct94248919529408">
          <text:deletion>
            <office:change-info>
              <dc:creator>Autoria desconeguda</dc:creator>
              <dc:date>2017-10-06T09:21:13</dc:date>
            </office:change-info>
            <text:h text:style-name="P96" text:outline-level="2"/>
            <text:p text:style-name="P97"/>
          </text:deletion>
        </text:changed-region>
        <text:changed-region xml:id="ct94248919539808" text:id="ct94248919539808">
          <text:deletion>
            <office:change-info>
              <dc:creator>Autoria desconeguda</dc:creator>
              <dc:date>2017-10-11T09:14:53</dc:date>
            </office:change-info>
            <text:p text:style-name="P98">Exporta un expedient al format definit per l’ENI.</text:p>
          </text:deletion>
        </text:changed-region>
        <text:changed-region xml:id="ct94248919543920" text:id="ct94248919543920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248919549536" text:id="ct94248919549536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248919534464" text:id="ct94248919534464">
          <text:deletion>
            <office:change-info>
              <dc:creator>Autoria desconeguda</dc:creator>
              <dc:date>2017-10-06T09:19:38</dc:date>
            </office:change-info>
            <text:p text:style-name="P86"/>
            <text:p text:style-name="P86"/>
          </text:deletion>
        </text:changed-region>
        <text:changed-region xml:id="ct94248919552896" text:id="ct94248919552896">
          <text:deletion>
            <office:change-info>
              <dc:creator>Autoria desconeguda</dc:creator>
              <dc:date>2017-10-06T09:21:10</dc:date>
            </office:change-info>
            <text:h text:style-name="P99" text:outline-level="2"/>
            <text:p text:style-name="P100"/>
          </text:deletion>
        </text:changed-region>
        <text:changed-region xml:id="ct94248919557728" text:id="ct94248919557728">
          <text:deletion>
            <office:change-info>
              <dc:creator>Autoria desconeguda</dc:creator>
              <dc:date>2017-10-11T09:15:18</dc:date>
            </office:change-info>
            <text:p text:style-name="P101">a dins l’arxiu.</text:p>
          </text:deletion>
        </text:changed-region>
        <text:changed-region xml:id="ct94248919557504" text:id="ct94248919557504">
          <text:deletion>
            <office:change-info>
              <dc:creator>Autoria desconeguda</dc:creator>
              <dc:date>2017-10-06T13:10:15</dc:date>
            </office:change-info>
            <text:p text:style-name="P101"><text:s/></text:p>
          </text:deletion>
        </text:changed-region>
        <text:changed-region xml:id="ct94248919556736" text:id="ct94248919556736">
          <text:deletion>
            <office:change-info>
              <dc:creator>Autoria desconeguda</dc:creator>
              <dc:date>2017-10-05T16:30:03</dc:date>
            </office:change-info>
            <text:p text:style-name="P101">final</text:p>
          </text:deletion>
        </text:changed-region>
        <text:changed-region xml:id="ct94248919556512" text:id="ct94248919556512">
          <text:deletion>
            <office:change-info>
              <dc:creator>Autoria desconeguda</dc:creator>
              <dc:date>2017-10-06T13:10:15</dc:date>
            </office:change-info>
            <text:p text:style-name="P101">de tipus </text:p>
          </text:deletion>
        </text:changed-region>
        <text:changed-region xml:id="ct94248919551296" text:id="ct94248919551296">
          <text:deletion>
            <office:change-info>
              <dc:creator>Autoria desconeguda</dc:creator>
              <dc:date>2017-10-11T09:15:18</dc:date>
            </office:change-info>
            <text:p text:style-name="P101">Creació d’un document </text:p>
          </text:deletion>
        </text:changed-region>
        <text:changed-region xml:id="ct94248919557952" text:id="ct94248919557952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248919560384" text:id="ct94248919560384">
          <text:deletion>
            <office:change-info>
              <dc:creator>Autoria desconeguda</dc:creator>
              <dc:date>2017-10-11T09:16:08</dc:date>
            </office:change-info>
            <text:p text:style-name="P102">Document a crear</text:p>
          </text:deletion>
        </text:changed-region>
        <text:changed-region xml:id="ct94248919552464" text:id="ct94248919552464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248919560096" text:id="ct94248919560096">
          <text:deletion>
            <office:change-info>
              <dc:creator>Autoria desconeguda</dc:creator>
              <dc:date>2017-10-11T09:15:47</dc:date>
            </office:change-info>
            <text:p text:style-name="P103">Identificador del pare (contenidor) del document</text:p>
          </text:deletion>
        </text:changed-region>
        <text:changed-region xml:id="ct94248919561008" text:id="ct94248919561008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248919564096" text:id="ct94248919564096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248919561808" text:id="ct94248919561808">
          <text:deletion>
            <office:change-info>
              <dc:creator>Autoria desconeguda</dc:creator>
              <dc:date>2017-10-11T09:17:36</dc:date>
            </office:change-info>
            <text:p text:style-name="P104">String</text:p>
          </text:deletion>
        </text:changed-region>
        <text:changed-region xml:id="ct94248919564704" text:id="ct94248919564704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248919541568" text:id="ct94248919541568">
          <text:deletion>
            <office:change-info>
              <dc:creator>Autoria desconeguda</dc:creator>
              <dc:date>2017-10-06T13:10:28</dc:date>
            </office:change-info>
            <text:p text:style-name="P105"/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461"><text:span text:style-name="T55"><text:s/>M </text:span><text:span text:style-name="T54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97">Descripció</text:p>
                </table:table-cell>
                <table:table-cell table:style-name="Taula27.B2" table:number-columns-spanned="3" office:value-type="string">
                  <text:p text:style-name="P187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390">Paràmetres</text:p>
                </table:table-cell>
                <table:table-cell table:style-name="Taula27.B3" office:value-type="string">
                  <text:p text:style-name="P363">Camp</text:p>
                </table:table-cell>
                <table:table-cell table:style-name="Taula27.C3" office:value-type="string">
                  <text:p text:style-name="P362">Tipus</text:p>
                </table:table-cell>
                <table:table-cell table:style-name="Taula27.B3" office:value-type="string">
                  <text:p text:style-name="P362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424">document</text:p>
                </table:table-cell>
                <table:table-cell table:style-name="Taula27.B4" office:value-type="string">
                  <text:p text:style-name="P244"><text:span text:style-name="T50">Document</text:span> </text:p>
                </table:table-cell>
                <table:table-cell table:style-name="Taula27.D4" office:value-type="string">
                  <text:p text:style-name="P323"><text:span text:style-name="T26">D</text:span>ocument <text:span text:style-name="T26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418">identificador<text:span text:style-name="T61">Pare</text:span></text:p>
                </table:table-cell>
                <table:table-cell table:style-name="Taula27.C5" office:value-type="string">
                  <text:p text:style-name="P244"><text:span text:style-name="T4">String</text:span> </text:p>
                </table:table-cell>
                <table:table-cell table:style-name="Taula27.D5" office:value-type="string">
                  <text:p text:style-name="P323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403">Excepcions</text:p>
                </table:table-cell>
                <table:table-cell table:style-name="Taula27.B6" office:value-type="string">
                  <text:p text:style-name="P309"><text:span text:style-name="T49">Arxiu</text:span>Exception</text:p>
                </table:table-cell>
                <table:table-cell table:style-name="Taula27.C6" table:number-columns-spanned="2" office:value-type="string">
                  <text:p text:style-name="P309">Si es produeix algun problema <text:span text:style-name="T49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397">Valor de retorn</text:p>
                </table:table-cell>
                <table:table-cell table:style-name="Taula27.B7" table:number-columns-spanned="3" office:value-type="string">
                  <text:p text:style-name="P333">String</text:p>
                </table:table-cell>
                <table:covered-table-cell/>
                <table:covered-table-cell/>
              </table:table-row>
            </table:table>
            <text:p text:style-name="P105"/>
          </text:deletion>
        </text:changed-region>
        <text:changed-region xml:id="ct94248919565024" text:id="ct94248919565024">
          <text:deletion>
            <office:change-info>
              <dc:creator>Autoria desconeguda</dc:creator>
              <dc:date>2017-10-06T09:21:06</dc:date>
            </office:change-info>
            <text:h text:style-name="P106" text:outline-level="2">ocumentEsborranyCrear</text:h>
            <text:p text:style-name="P105"/>
          </text:deletion>
        </text:changed-region>
        <text:changed-region xml:id="ct94248919567616" text:id="ct94248919567616">
          <text:deletion>
            <office:change-info>
              <dc:creator>Autoria desconeguda</dc:creator>
              <dc:date>2017-10-06T09:19:33</dc:date>
            </office:change-info>
            <text:h text:style-name="P107" text:outline-level="2">D</text:h>
          </text:deletion>
        </text:changed-region>
        <text:changed-region xml:id="ct94248919567392" text:id="ct94248919567392">
          <text:deletion>
            <office:change-info>
              <dc:creator>Autoria desconeguda</dc:creator>
              <dc:date>2017-10-06T09:20:20</dc:date>
            </office:change-info>
            <text:h text:style-name="P108" text:outline-level="2"/>
            <text:h text:style-name="P107" text:outline-level="2"/>
          </text:deletion>
        </text:changed-region>
        <text:changed-region xml:id="ct94248919567168" text:id="ct94248919567168">
          <text:deletion>
            <office:change-info>
              <dc:creator>Autoria desconeguda</dc:creator>
              <dc:date>2017-10-06T09:21:08</dc:date>
            </office:change-info>
            <text:p text:style-name="P109"/>
            <text:h text:style-name="P108" text:outline-level="2"/>
          </text:deletion>
        </text:changed-region>
        <text:changed-region xml:id="ct94248919566944" text:id="ct94248919566944">
          <text:deletion>
            <office:change-info>
              <dc:creator>Autoria desconeguda</dc:creator>
              <dc:date>2017-10-10T09:56:53</dc:date>
            </office:change-info>
            <text:h text:style-name="P106" text:outline-level="2"/>
            <text:p text:style-name="P109"/>
          </text:deletion>
        </text:changed-region>
        <text:changed-region xml:id="ct94248919566720" text:id="ct94248919566720">
          <text:deletion>
            <office:change-info>
              <dc:creator>Autoria desconeguda</dc:creator>
              <dc:date>2017-10-06T09:19:30</dc:date>
            </office:change-info>
            <text:h text:style-name="P108" text:outline-level="2">D</text:h>
          </text:deletion>
        </text:changed-region>
        <text:changed-region xml:id="ct94248919566496" text:id="ct94248919566496">
          <text:deletion>
            <office:change-info>
              <dc:creator>Autoria desconeguda</dc:creator>
              <dc:date>2017-10-10T09:56:53</dc:date>
            </office:change-info>
            <text:h text:style-name="P108" text:outline-level="2">ocument<text:span text:style-name="T7">EstablirDefinitiu</text:span></text:h>
          </text:deletion>
        </text:changed-region>
        <text:changed-region xml:id="ct94248919563024" text:id="ct94248919563024">
          <text:deletion>
            <office:change-info>
              <dc:creator>Autoria desconeguda</dc:creator>
              <dc:date>2017-10-06T09:23:24</dc:date>
            </office:change-info>
            <text:h text:style-name="P107" text:outline-level="2"/>
            <text:h text:style-name="P108" text:outline-level="2"/>
          </text:deletion>
        </text:changed-region>
        <text:changed-region xml:id="ct94248919549248" text:id="ct94248919549248">
          <text:deletion>
            <office:change-info>
              <dc:creator>Autoria desconeguda</dc:creator>
              <dc:date>2017-10-10T09:56:53</dc:date>
            </office:change-info>
            <text:p text:style-name="P110"/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461"><text:span text:style-name="T55"><text:s/>M </text:span><text:span text:style-name="T54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97">Descripció</text:p>
                </table:table-cell>
                <table:table-cell table:style-name="Taula28.B2" table:number-columns-spanned="3" office:value-type="string">
                  <text:p text:style-name="P195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390"><text:span text:style-name="T72">P</text:span>aràmetres</text:p>
                </table:table-cell>
                <table:table-cell table:style-name="Taula28.B3" office:value-type="string">
                  <text:p text:style-name="P363">Camp</text:p>
                </table:table-cell>
                <table:table-cell table:style-name="Taula28.C3" office:value-type="string">
                  <text:p text:style-name="P362">Tipus</text:p>
                </table:table-cell>
                <table:table-cell table:style-name="Taula28.B3" office:value-type="string">
                  <text:p text:style-name="P362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384">identificador</text:p>
                </table:table-cell>
                <table:table-cell table:style-name="Taula28.B4" office:value-type="string">
                  <text:p text:style-name="P244"><text:span text:style-name="T4">String</text:span> </text:p>
                </table:table-cell>
                <table:table-cell table:style-name="Taula28.D4" office:value-type="string">
                  <text:p text:style-name="P318">Identificador de<text:span text:style-name="T51">l document</text:span></text:p>
                </table:table-cell>
              </table:table-row>
              <table:table-row>
                <table:table-cell table:style-name="Taula28.A5" office:value-type="string">
                  <text:p text:style-name="P403">Excepcions</text:p>
                </table:table-cell>
                <table:table-cell table:style-name="Taula28.B5" office:value-type="string">
                  <text:p text:style-name="P309"><text:span text:style-name="T49">Arxiu</text:span>Exception</text:p>
                </table:table-cell>
                <table:table-cell table:style-name="Taula28.C5" table:number-columns-spanned="2" office:value-type="string">
                  <text:p text:style-name="P309">Si es produeix algun problema <text:span text:style-name="T49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397">Valor de retorn</text:p>
                </table:table-cell>
                <table:table-cell table:style-name="Taula28.B6" table:number-columns-spanned="3" office:value-type="string">
                  <text:p text:style-name="P332">InformacioItem</text:p>
                </table:table-cell>
                <table:covered-table-cell/>
                <table:covered-table-cell/>
              </table:table-row>
            </table:table>
            <text:h text:style-name="P107" text:outline-level="2"/>
          </text:deletion>
        </text:changed-region>
        <text:changed-region xml:id="ct94248919567840" text:id="ct94248919567840">
          <text:deletion>
            <office:change-info>
              <dc:creator>Autoria desconeguda</dc:creator>
              <dc:date>2017-10-06T09:19:28</dc:date>
            </office:change-info>
            <text:h text:style-name="P111" text:outline-level="2">D</text:h>
          </text:deletion>
        </text:changed-region>
        <text:changed-region xml:id="ct94248919568064" text:id="ct94248919568064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248919564320" text:id="ct94248919564320">
          <text:deletion>
            <office:change-info>
              <dc:creator>Autoria desconeguda</dc:creator>
              <dc:date>2017-10-11T09:18:27</dc:date>
            </office:change-info>
            <text:p text:style-name="P101">Modificació d’un document existent a l’arxiu</text:p>
          </text:deletion>
        </text:changed-region>
        <text:changed-region xml:id="ct94248919568288" text:id="ct94248919568288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248918759648" text:id="ct94248918759648">
          <text:deletion>
            <office:change-info>
              <dc:creator>Autoria desconeguda</dc:creator>
              <dc:date>2017-10-11T09:16:14</dc:date>
            </office:change-info>
            <text:p text:style-name="P112">Document a modificar</text:p>
          </text:deletion>
        </text:changed-region>
        <text:changed-region xml:id="ct94248918694224" text:id="ct94248918694224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248919565408" text:id="ct94248919565408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248919571136" text:id="ct94248919571136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248919412480" text:id="ct94248919412480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248919572000" text:id="ct94248919572000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248919572720" text:id="ct94248919572720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248919570848" text:id="ct94248919570848">
          <text:deletion>
            <office:change-info>
              <dc:creator>Autoria desconeguda</dc:creator>
              <dc:date>2017-10-10T10:00:04</dc:date>
            </office:change-info>
            <text:p text:style-name="P74">InformacioItem</text:p>
          </text:deletion>
        </text:changed-region>
        <text:changed-region xml:id="ct94248918799664" text:id="ct94248918799664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248919581696" text:id="ct94248919581696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248919583104" text:id="ct94248919583104">
          <text:deletion>
            <office:change-info>
              <dc:creator>Autoria desconeguda</dc:creator>
              <dc:date>2017-10-06T09:23:30</dc:date>
            </office:change-info>
            <text:h text:style-name="P113" text:outline-level="2"/>
            <text:p text:style-name="P114"/>
          </text:deletion>
        </text:changed-region>
        <text:changed-region xml:id="ct94248919582304" text:id="ct94248919582304">
          <text:deletion>
            <office:change-info>
              <dc:creator>Autoria desconeguda</dc:creator>
              <dc:date>2017-10-11T09:18:11</dc:date>
            </office:change-info>
            <text:p text:style-name="P115">Eliminació d’un document existent a dins l’arxiu.</text:p>
          </text:deletion>
        </text:changed-region>
        <text:changed-region xml:id="ct94248919585472" text:id="ct94248919585472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248919589600" text:id="ct94248919589600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248919590720" text:id="ct94248919590720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248919278640" text:id="ct94248919278640">
          <text:deletion>
            <office:change-info>
              <dc:creator>Autoria desconeguda</dc:creator>
              <dc:date>2017-10-06T09:23:32</dc:date>
            </office:change-info>
            <text:h text:style-name="P78" text:outline-level="2"/>
            <text:p text:style-name="P79"/>
          </text:deletion>
        </text:changed-region>
        <text:changed-region xml:id="ct94248919594080" text:id="ct94248919594080">
          <text:deletion>
            <office:change-info>
              <dc:creator>Autoria desconeguda</dc:creator>
              <dc:date>2017-10-11T09:18:49</dc:date>
            </office:change-info>
            <text:p text:style-name="P116">Obtenció de la informació completa d’un document donat el seu identificador i versió (la versió és opcional i si no s’especifica s'entén que es sol·licita la informació de la darrera).</text:p>
          </text:deletion>
        </text:changed-region>
        <text:changed-region xml:id="ct94248919594304" text:id="ct94248919594304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248919598992" text:id="ct94248919598992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248919595856" text:id="ct94248919595856">
          <text:deletion>
            <office:change-info>
              <dc:creator>Autoria desconeguda</dc:creator>
              <dc:date>2017-10-11T09:19:09</dc:date>
            </office:change-info>
            <text:p text:style-name="P103">Versió del document. NO Obligatori.</text:p>
          </text:deletion>
        </text:changed-region>
        <text:changed-region xml:id="ct94248919598528" text:id="ct94248919598528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248919597744" text:id="ct94248919597744">
          <text:deletion>
            <office:change-info>
              <dc:creator>Autoria desconeguda</dc:creator>
              <dc:date>2017-10-11T09:20:01</dc:date>
            </office:change-info>
            <text:p text:style-name="P103">Indica si del document resultat inclou el contingut del document</text:p>
          </text:deletion>
        </text:changed-region>
        <text:changed-region xml:id="ct94248919599216" text:id="ct94248919599216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248919602048" text:id="ct94248919602048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248919605776" text:id="ct94248919605776">
          <text:deletion>
            <office:change-info>
              <dc:creator>Autoria desconeguda</dc:creator>
              <dc:date>2017-10-06T09:23:33</dc:date>
            </office:change-info>
            <text:h text:style-name="P78" text:outline-level="2"/>
            <text:p text:style-name="P117"/>
          </text:deletion>
        </text:changed-region>
        <text:changed-region xml:id="ct94248919603744" text:id="ct94248919603744">
          <text:deletion>
            <office:change-info>
              <dc:creator>Autoria desconeguda</dc:creator>
              <dc:date>2017-10-11T09:21:36</dc:date>
            </office:change-info>
            <text:p text:style-name="P118">Consulta de documents amb filtres.</text:p>
          </text:deletion>
        </text:changed-region>
        <text:changed-region xml:id="ct94248919603968" text:id="ct94248919603968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248919616160" text:id="ct94248919616160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248918812064" text:id="ct94248918812064">
          <text:deletion>
            <office:change-info>
              <dc:creator>Autoria desconeguda</dc:creator>
              <dc:date>2017-10-11T10:17:16</dc:date>
            </office:change-info>
            <text:p text:style-name="P119"/>
            <text:p text:style-name="P119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248919610048" text:id="ct94248919610048">
          <text:deletion>
            <office:change-info>
              <dc:creator>Autoria desconeguda</dc:creator>
              <dc:date>2017-10-06T09:23:39</dc:date>
            </office:change-info>
            <text:p text:style-name="P119"/>
            <text:p text:style-name="P119"/>
          </text:deletion>
        </text:changed-region>
        <text:changed-region xml:id="ct94248919612080" text:id="ct94248919612080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248919142848" text:id="ct94248919142848">
          <text:deletion>
            <office:change-info>
              <dc:creator>Autoria desconeguda</dc:creator>
              <dc:date>2017-10-06T09:23:37</dc:date>
            </office:change-info>
            <text:h text:style-name="P120" text:outline-level="2"/>
            <text:h text:style-name="P120" text:outline-level="2"/>
          </text:deletion>
        </text:changed-region>
        <text:changed-region xml:id="ct94248919606752" text:id="ct9424891960675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248919626304" text:id="ct94248919626304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248919624784" text:id="ct94248919624784">
          <text:deletion>
            <office:change-info>
              <dc:creator>Autoria desconeguda</dc:creator>
              <dc:date>2017-10-10T10:00:10</dc:date>
            </office:change-info>
            <text:p text:style-name="P74">InformacioItem</text:p>
          </text:deletion>
        </text:changed-region>
        <text:changed-region xml:id="ct94248919626528" text:id="ct94248919626528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248919621200" text:id="ct94248919621200">
          <text:deletion>
            <office:change-info>
              <dc:creator>Autoria desconeguda</dc:creator>
              <dc:date>2017-10-06T09:23:45</dc:date>
            </office:change-info>
            <text:h text:style-name="P121" text:outline-level="2"/>
            <text:p text:style-name="P122"/>
          </text:deletion>
        </text:changed-region>
        <text:changed-region xml:id="ct94248918817280" text:id="ct94248918817280">
          <text:deletion>
            <office:change-info>
              <dc:creator>Autoria desconeguda</dc:creator>
              <dc:date>2017-10-09T13:34:30</dc:date>
            </office:change-info>
            <text:p text:style-name="P119"/>
            <text:h text:style-name="P123" text:outline-level="2">documentGenerarCsv</text:h>
          </text:deletion>
        </text:changed-region>
        <text:changed-region xml:id="ct94248918827568" text:id="ct94248918827568">
          <text:deletion>
            <office:change-info>
              <dc:creator>Autoria desconeguda</dc:creator>
              <dc:date>2017-10-06T09:23:46</dc:date>
            </office:change-info>
            <text:h text:style-name="P123" text:outline-level="2"/>
            <text:p text:style-name="P119"/>
          </text:deletion>
        </text:changed-region>
        <text:changed-region xml:id="ct94248919614560" text:id="ct94248919614560">
          <text:deletion>
            <office:change-info>
              <dc:creator>Autoria desconeguda</dc:creator>
              <dc:date>2017-10-09T13:34:29</dc:date>
            </office:change-info>
            <text:p text:style-name="P122"/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463"><text:span text:style-name="T55"><text:s/>M </text:span><text:span text:style-name="T54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98">Descripció</text:p>
                </table:table-cell>
                <table:table-cell table:style-name="Taula60.B2" table:number-columns-spanned="3" office:value-type="string">
                  <text:p text:style-name="P196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390">Paràmetres</text:p>
                </table:table-cell>
                <table:table-cell table:style-name="Taula60.B3" office:value-type="string">
                  <text:p text:style-name="P363">Camp</text:p>
                </table:table-cell>
                <table:table-cell table:style-name="Taula60.C3" office:value-type="string">
                  <text:p text:style-name="P362">Tipus</text:p>
                </table:table-cell>
                <table:table-cell table:style-name="Taula60.B3" office:value-type="string">
                  <text:p text:style-name="P362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381">identificador</text:p>
                </table:table-cell>
                <table:table-cell table:style-name="Taula60.B4" office:value-type="string">
                  <text:p text:style-name="P241"><text:span text:style-name="T4">String</text:span> </text:p>
                </table:table-cell>
                <table:table-cell table:style-name="Taula60.D4" office:value-type="string">
                  <text:p text:style-name="P318">Identificador de<text:span text:style-name="T51">l document</text:span></text:p>
                </table:table-cell>
              </table:table-row>
              <table:table-row>
                <table:table-cell table:style-name="Taula60.A5" office:value-type="string">
                  <text:p text:style-name="P403">Excepcions</text:p>
                </table:table-cell>
                <table:table-cell table:style-name="Taula60.B5" office:value-type="string">
                  <text:p text:style-name="P309"><text:span text:style-name="T49">Arxiu</text:span>Exception</text:p>
                </table:table-cell>
                <table:table-cell table:style-name="Taula60.C5" table:number-columns-spanned="2" office:value-type="string">
                  <text:p text:style-name="P309">Si es produeix algun problema <text:span text:style-name="T49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398">Valor de retorn</text:p>
                </table:table-cell>
                <table:table-cell table:style-name="Taula60.B6" table:number-columns-spanned="3" office:value-type="string">
                  <text:p text:style-name="P334">String</text:p>
                </table:table-cell>
                <table:covered-table-cell/>
                <table:covered-table-cell/>
              </table:table-row>
            </table:table>
            <text:h text:style-name="P123" text:outline-level="2"/>
          </text:deletion>
        </text:changed-region>
        <text:changed-region xml:id="ct94248919624032" text:id="ct94248919624032">
          <text:deletion>
            <office:change-info>
              <dc:creator>Autoria desconeguda</dc:creator>
              <dc:date>2017-10-06T09:23:49</dc:date>
            </office:change-info>
            <text:p text:style-name="P119"/>
            <text:p text:style-name="P122"/>
          </text:deletion>
        </text:changed-region>
        <text:changed-region xml:id="ct94248919629872" text:id="ct94248919629872">
          <text:deletion>
            <office:change-info>
              <dc:creator>Autoria desconeguda</dc:creator>
              <dc:date>2017-10-06T09:23:50</dc:date>
            </office:change-info>
            <text:h text:style-name="P124" text:outline-level="2"/>
            <text:p text:style-name="P125"/>
          </text:deletion>
        </text:changed-region>
        <text:changed-region xml:id="ct94248919636320" text:id="ct94248919636320">
          <text:deletion>
            <office:change-info>
              <dc:creator>Autoria desconeguda</dc:creator>
              <dc:date>2017-10-11T10:13:52</dc:date>
            </office:change-info>
            <text:p text:style-name="P126">Copia un document</text:p>
          </text:deletion>
        </text:changed-region>
        <text:changed-region xml:id="ct94248919633184" text:id="ct94248919633184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248919637968" text:id="ct94248919637968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248919633456" text:id="ct94248919633456">
          <text:deletion>
            <office:change-info>
              <dc:creator>Autoria desconeguda</dc:creator>
              <dc:date>2017-10-11T10:14:46</dc:date>
            </office:change-info>
            <text:p text:style-name="P127">Identificador del contenidor on copiar el document</text:p>
          </text:deletion>
        </text:changed-region>
        <text:changed-region xml:id="ct94248919639600" text:id="ct94248919639600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248919641488" text:id="ct94248919641488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248919635728" text:id="ct94248919635728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248919641712" text:id="ct94248919641712">
          <text:deletion>
            <office:change-info>
              <dc:creator>Autoria desconeguda</dc:creator>
              <dc:date>2017-10-18T12:29:07</dc:date>
            </office:change-info>
            <text:p text:style-name="P128"/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405">Valor de retorn</text:p>
                </table:table-cell>
                <table:table-cell table:style-name="Taula19.B1" office:value-type="string">
                  <text:p text:style-name="P277">ContingutArxiu</text:p>
                </table:table-cell>
              </table:table-row>
            </table:table>
            <text:p text:style-name="P128">Valor de retorn</text:p>
          </text:deletion>
        </text:changed-region>
        <text:changed-region xml:id="ct94248919630880" text:id="ct94248919630880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248919642160" text:id="ct94248919642160">
          <text:deletion>
            <office:change-info>
              <dc:creator>Autoria desconeguda</dc:creator>
              <dc:date>2017-10-11T10:15:09</dc:date>
            </office:change-info>
            <text:p text:style-name="P129">String</text:p>
          </text:deletion>
        </text:changed-region>
        <text:changed-region xml:id="ct94248919641936" text:id="ct94248919641936">
          <text:deletion>
            <office:change-info>
              <dc:creator>sion </dc:creator>
              <dc:date>2017-09-22T12:34:00</dc:date>
            </office:change-info>
            <text:p text:style-name="P129">(sense valor de retorn)</text:p>
          </text:deletion>
        </text:changed-region>
        <text:changed-region xml:id="ct94248919645152" text:id="ct94248919645152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248919645376" text:id="ct94248919645376">
          <text:deletion>
            <office:change-info>
              <dc:creator>Autoria desconeguda</dc:creator>
              <dc:date>2017-10-06T09:23:56</dc:date>
            </office:change-info>
            <text:h text:style-name="P130" text:outline-level="2"/>
            <text:h text:style-name="P130" text:outline-level="2"/>
          </text:deletion>
        </text:changed-region>
        <text:changed-region xml:id="ct94248919647168" text:id="ct94248919647168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248919647616" text:id="ct94248919647616">
          <text:deletion>
            <office:change-info>
              <dc:creator>Autoria desconeguda</dc:creator>
              <dc:date>2017-10-09T13:34:40</dc:date>
            </office:change-info>
            <text:h text:style-name="P131" text:outline-level="2"/>
            <text:p text:style-name="P132"><text:span text:style-name="T8">document</text:span><text:span text:style-name="T9">Moure</text:span></text:p>
          </text:deletion>
        </text:changed-region>
        <text:changed-region xml:id="ct94248919647392" text:id="ct94248919647392">
          <text:deletion>
            <office:change-info>
              <dc:creator>Autoria desconeguda</dc:creator>
              <dc:date>2017-10-06T09:23:53</dc:date>
            </office:change-info>
            <text:h text:style-name="P124" text:outline-level="2"/>
            <text:h text:style-name="P131" text:outline-level="2"/>
          </text:deletion>
        </text:changed-region>
        <text:changed-region xml:id="ct94248919642384" text:id="ct94248919642384">
          <text:deletion>
            <office:change-info>
              <dc:creator>Autoria desconeguda</dc:creator>
              <dc:date>2017-10-11T10:14:22</dc:date>
            </office:change-info>
            <text:p text:style-name="P126">Mou un document</text:p>
          </text:deletion>
        </text:changed-region>
        <text:changed-region xml:id="ct94248919647840" text:id="ct94248919647840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248919652272" text:id="ct94248919652272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248919651328" text:id="ct94248919651328">
          <text:deletion>
            <office:change-info>
              <dc:creator>Autoria desconeguda</dc:creator>
              <dc:date>2017-10-11T10:14:39</dc:date>
            </office:change-info>
            <text:p text:style-name="P127">Identificador del contenidor on moure el document</text:p>
          </text:deletion>
        </text:changed-region>
        <text:changed-region xml:id="ct94248919653072" text:id="ct94248919653072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248919654816" text:id="ct94248919654816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248919640960" text:id="ct94248919640960">
          <text:deletion>
            <office:change-info>
              <dc:creator>Autoria desconeguda</dc:creator>
              <dc:date>2017-10-06T09:24:03</dc:date>
            </office:change-info>
            <text:p text:style-name="P133"/>
            <text:p text:style-name="P133"/>
          </text:deletion>
        </text:changed-region>
        <text:changed-region xml:id="ct94248919659568" text:id="ct94248919659568">
          <text:deletion>
            <office:change-info>
              <dc:creator>Autoria desconeguda</dc:creator>
              <dc:date>2017-10-06T09:24:01</dc:date>
            </office:change-info>
            <text:h text:style-name="P96" text:outline-level="2"/>
            <text:p text:style-name="P134"/>
          </text:deletion>
        </text:changed-region>
        <text:changed-region xml:id="ct94248919653552" text:id="ct94248919653552">
          <text:deletion>
            <office:change-info>
              <dc:creator>Autoria desconeguda</dc:creator>
              <dc:date>2017-10-11T10:15:26</dc:date>
            </office:change-info>
            <text:p text:style-name="P135">Exporta un document al format definit per l’ENI</text:p>
          </text:deletion>
        </text:changed-region>
        <text:changed-region xml:id="ct94248919660800" text:id="ct94248919660800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248919665888" text:id="ct94248919665888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248919669360" text:id="ct9424891966936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2528" text:id="ct9424891967252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66720" text:id="ct9424891966672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67152" text:id="ct94248919667152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248919673040" text:id="ct9424891967304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3264" text:id="ct9424891967326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67632" text:id="ct942489196676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4544" text:id="ct9424891967454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5312" text:id="ct9424891967531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5904" text:id="ct9424891967590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6288" text:id="ct942489196762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6800" text:id="ct9424891967680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7600" text:id="ct9424891967760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8592" text:id="ct942489196785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7312" text:id="ct9424891967731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79664" text:id="ct94248919679664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248919680544" text:id="ct9424891968054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248919669584" text:id="ct94248919669584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248919677024" text:id="ct94248919677024">
          <text:deletion>
            <office:change-info>
              <dc:creator>Autoria desconeguda</dc:creator>
              <dc:date>2017-10-06T09:24:05</dc:date>
            </office:change-info>
            <text:p text:style-name="P136"/>
            <text:p text:style-name="P136"/>
          </text:deletion>
        </text:changed-region>
        <text:changed-region xml:id="ct94248919683040" text:id="ct94248919683040">
          <text:deletion>
            <office:change-info>
              <dc:creator>Autoria desconeguda</dc:creator>
              <dc:date>2017-10-06T09:24:06</dc:date>
            </office:change-info>
            <text:h text:style-name="P137" text:outline-level="2"/>
            <text:p text:style-name="P138"/>
          </text:deletion>
        </text:changed-region>
        <text:changed-region xml:id="ct94248918876896" text:id="ct94248918876896">
          <text:deletion>
            <office:change-info>
              <dc:creator>Autoria desconeguda</dc:creator>
              <dc:date>2017-10-11T10:16:33</dc:date>
            </office:change-info>
            <text:p text:style-name="P139">Crea una nova carpeta a dins un expedient o una altra carpeta</text:p>
          </text:deletion>
        </text:changed-region>
        <text:changed-region xml:id="ct94248918873952" text:id="ct94248918873952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248919684160" text:id="ct94248919684160">
          <text:deletion>
            <office:change-info>
              <dc:creator>Autoria desconeguda</dc:creator>
              <dc:date>2017-10-11T10:16:35</dc:date>
            </office:change-info>
            <text:p text:style-name="P140">nom</text:p>
          </text:deletion>
        </text:changed-region>
        <text:changed-region xml:id="ct94248919684464" text:id="ct94248919684464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248919681376" text:id="ct94248919681376">
          <text:deletion>
            <office:change-info>
              <dc:creator>Autoria desconeguda</dc:creator>
              <dc:date>2017-10-11T10:16:38</dc:date>
            </office:change-info>
            <text:p text:style-name="P141">String</text:p>
          </text:deletion>
        </text:changed-region>
        <text:changed-region xml:id="ct94248919686960" text:id="ct94248919686960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248918878096" text:id="ct94248918878096">
          <text:deletion>
            <office:change-info>
              <dc:creator>Autoria desconeguda</dc:creator>
              <dc:date>2017-10-11T10:16:51</dc:date>
            </office:change-info>
            <text:p text:style-name="P142">Nom de la carpeta</text:p>
          </text:deletion>
        </text:changed-region>
        <text:changed-region xml:id="ct94248919687184" text:id="ct94248919687184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248919690800" text:id="ct94248919690800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248919691712" text:id="ct94248919691712">
          <text:deletion>
            <office:change-info>
              <dc:creator>Autoria desconeguda</dc:creator>
              <dc:date>2017-10-11T10:18:11</dc:date>
            </office:change-info>
            <text:p text:style-name="P143">String</text:p>
          </text:deletion>
        </text:changed-region>
        <text:changed-region xml:id="ct94248919689728" text:id="ct94248919689728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248919693776" text:id="ct94248919693776">
          <text:deletion>
            <office:change-info>
              <dc:creator>Autoria desconeguda</dc:creator>
              <dc:date>2017-10-06T09:24:10</dc:date>
            </office:change-info>
            <text:p text:style-name="P144"/>
            <text:p text:style-name="P144"/>
            <text:p text:style-name="P144"/>
          </text:deletion>
        </text:changed-region>
        <text:changed-region xml:id="ct94248919695792" text:id="ct94248919695792">
          <text:deletion>
            <office:change-info>
              <dc:creator>Autoria desconeguda</dc:creator>
              <dc:date>2017-10-06T09:24:15</dc:date>
            </office:change-info>
            <text:h text:style-name="P145" text:outline-level="2"/>
            <text:p text:style-name="P146"/>
          </text:deletion>
        </text:changed-region>
        <text:changed-region xml:id="ct94248918882272" text:id="ct94248918882272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248919695360" text:id="ct94248919695360">
          <text:deletion>
            <office:change-info>
              <dc:creator>Autoria desconeguda</dc:creator>
              <dc:date>2017-10-11T10:18:25</dc:date>
            </office:change-info>
            <text:p text:style-name="P147">identificador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407">carpeta</text:p>
                </table:table-cell>
                <table:table-cell table:style-name="Taula11.A1" office:value-type="string">
                  <text:p text:style-name="P245"><text:span text:style-name="T4">Carpeta</text:span> </text:p>
                </table:table-cell>
                <table:table-cell table:style-name="Taula11.C1" office:value-type="string">
                  <text:p text:style-name="P284">Informació per a la creació de la carpeta.</text:p>
                </table:table-cell>
              </table:table-row>
            </table:table>
            <text:p text:style-name="P148"/>
          </text:deletion>
        </text:changed-region>
        <text:changed-region xml:id="ct94248919698640" text:id="ct94248919698640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248919698864" text:id="ct94248919698864">
          <text:deletion>
            <office:change-info>
              <dc:creator>Autoria desconeguda</dc:creator>
              <dc:date>2017-10-11T10:18:25</dc:date>
            </office:change-info>
            <text:p text:style-name="P149"><text:span text:style-name="T4">String</text:span> </text:p>
          </text:deletion>
        </text:changed-region>
        <text:changed-region xml:id="ct94248919696064" text:id="ct94248919696064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248919699088" text:id="ct94248919699088">
          <text:deletion>
            <office:change-info>
              <dc:creator>Autoria desconeguda</dc:creator>
              <dc:date>2017-10-11T10:18:25</dc:date>
            </office:change-info>
            <text:p text:style-name="P142">Identificador de la carpeta</text:p>
          </text:deletion>
        </text:changed-region>
        <text:changed-region xml:id="ct94248919702080" text:id="ct94248919702080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248919693552" text:id="ct94248919693552">
          <text:deletion>
            <office:change-info>
              <dc:creator>Autoria desconeguda</dc:creator>
              <dc:date>2017-10-10T10:00:12</dc:date>
            </office:change-info>
            <text:p text:style-name="P74">InformacioItem</text:p>
          </text:deletion>
        </text:changed-region>
        <text:changed-region xml:id="ct94248919674768" text:id="ct94248919674768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248918867712" text:id="ct94248918867712">
          <text:deletion>
            <office:change-info>
              <dc:creator>Autoria desconeguda</dc:creator>
              <dc:date>2017-10-06T09:24:18</dc:date>
            </office:change-info>
            <text:p text:style-name="P150"/>
            <text:p text:style-name="P150"/>
          </text:deletion>
        </text:changed-region>
        <text:changed-region xml:id="ct94248919701728" text:id="ct94248919701728">
          <text:deletion>
            <office:change-info>
              <dc:creator>Autoria desconeguda</dc:creator>
              <dc:date>2017-10-06T09:24:19</dc:date>
            </office:change-info>
            <text:h text:style-name="P145" text:outline-level="2"/>
            <text:p text:style-name="P146"/>
          </text:deletion>
        </text:changed-region>
        <text:changed-region xml:id="ct94248919707984" text:id="ct94248919707984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248919707568" text:id="ct94248919707568">
          <text:deletion>
            <office:change-info>
              <dc:creator>Autoria desconeguda</dc:creator>
              <dc:date>2017-10-06T09:24:20</dc:date>
            </office:change-info>
            <text:p text:style-name="P151"/>
            <text:p text:style-name="P151"/>
          </text:deletion>
        </text:changed-region>
        <text:changed-region xml:id="ct94248919709520" text:id="ct94248919709520">
          <text:deletion>
            <office:change-info>
              <dc:creator>Autoria desconeguda</dc:creator>
              <dc:date>2017-10-06T09:24:21</dc:date>
            </office:change-info>
            <text:h text:style-name="P78" text:outline-level="2"/>
            <text:p text:style-name="P152"/>
          </text:deletion>
        </text:changed-region>
        <text:changed-region xml:id="ct94248919712176" text:id="ct94248919712176">
          <text:deletion>
            <office:change-info>
              <dc:creator>Autoria desconeguda</dc:creator>
              <dc:date>2017-10-11T10:19:10</dc:date>
            </office:change-info>
            <text:p text:style-name="P153">Obtenció de la informació completa d’una carpeta donat el seu identificador</text:p>
          </text:deletion>
        </text:changed-region>
        <text:changed-region xml:id="ct94248919713520" text:id="ct94248919713520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248919718064" text:id="ct94248919718064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248919705088" text:id="ct94248919705088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248919719008" text:id="ct94248919719008">
          <text:deletion>
            <office:change-info>
              <dc:creator>Autoria desconeguda</dc:creator>
              <dc:date>2017-10-06T09:24:25</dc:date>
            </office:change-info>
            <text:p text:style-name="P154"/>
            <text:p text:style-name="P154"/>
          </text:deletion>
        </text:changed-region>
        <text:changed-region xml:id="ct94248919718784" text:id="ct94248919718784">
          <text:deletion>
            <office:change-info>
              <dc:creator>Autoria desconeguda</dc:creator>
              <dc:date>2017-10-11T10:20:27</dc:date>
            </office:change-info>
            <text:h text:style-name="P155" text:outline-level="2"/>
            <text:p text:style-name="P156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carpetaCopiar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248919710000" text:id="ct94248919710000">
          <text:deletion>
            <office:change-info>
              <dc:creator>Autoria desconeguda</dc:creator>
              <dc:date>2017-10-06T09:24:28</dc:date>
            </office:change-info>
            <text:h text:style-name="P157" text:outline-level="2"/>
            <text:p text:style-name="P158"/>
            <text:h text:style-name="P155" text:outline-level="2"/>
          </text:deletion>
        </text:changed-region>
        <text:changed-region xml:id="ct94248919719456" text:id="ct94248919719456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248919725328" text:id="ct94248919725328">
          <text:deletion>
            <office:change-info>
              <dc:creator>Autoria desconeguda</dc:creator>
              <dc:date>2017-10-11T10:19:42</dc:date>
            </office:change-info>
            <text:p text:style-name="P159">Copia una carpeta.</text:p>
          </text:deletion>
        </text:changed-region>
        <text:changed-region xml:id="ct94248919720976" text:id="ct94248919720976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248919722336" text:id="ct94248919722336">
          <text:deletion>
            <office:change-info>
              <dc:creator>Autoria desconeguda</dc:creator>
              <dc:date>2017-10-11T10:21:02</dc:date>
            </office:change-info>
            <text:p text:style-name="P160">Identificador de la carpeta</text:p>
          </text:deletion>
        </text:changed-region>
        <text:changed-region xml:id="ct94248919721200" text:id="ct94248919721200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248919720432" text:id="ct94248919720432">
          <text:deletion>
            <office:change-info>
              <dc:creator>Autoria desconeguda</dc:creator>
              <dc:date>2017-10-11T10:21:35</dc:date>
            </office:change-info>
            <text:p text:style-name="P161">Identificador del contenidor on copiar la carpeta</text:p>
          </text:deletion>
        </text:changed-region>
        <text:changed-region xml:id="ct94248919723760" text:id="ct94248919723760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248919728432" text:id="ct94248919728432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248919727312" text:id="ct94248919727312">
          <text:deletion>
            <office:change-info>
              <dc:creator>Autoria desconeguda</dc:creator>
              <dc:date>2017-10-11T10:20:00</dc:date>
            </office:change-info>
            <text:p text:style-name="P162">String</text:p>
          </text:deletion>
        </text:changed-region>
        <text:changed-region xml:id="ct94248919726896" text:id="ct94248919726896">
          <text:deletion>
            <office:change-info>
              <dc:creator>sion </dc:creator>
              <dc:date>2017-09-22T12:34:00</dc:date>
            </office:change-info>
            <text:p text:style-name="P162">(sense valor de retorn)</text:p>
          </text:deletion>
        </text:changed-region>
        <text:changed-region xml:id="ct94248919715056" text:id="ct94248919715056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94248919731040" text:id="ct94248919731040">
          <text:deletion>
            <office:change-info>
              <dc:creator>Autoria desconeguda</dc:creator>
              <dc:date>2017-10-06T09:24:32</dc:date>
            </office:change-info>
            <text:h text:style-name="P145" text:outline-level="2"/>
            <text:p text:style-name="P146"/>
          </text:deletion>
        </text:changed-region>
        <text:changed-region xml:id="ct94248919733952" text:id="ct94248919733952">
          <text:deletion>
            <office:change-info>
              <dc:creator>Autoria desconeguda</dc:creator>
              <dc:date>2017-10-11T10:19:47</dc:date>
            </office:change-info>
            <text:p text:style-name="P159">Mou una carpeta.</text:p>
          </text:deletion>
        </text:changed-region>
        <text:changed-region xml:id="ct94248919734176" text:id="ct94248919734176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248919736640" text:id="ct94248919736640">
          <text:deletion>
            <office:change-info>
              <dc:creator>Autoria desconeguda</dc:creator>
              <dc:date>2017-10-11T10:21:11</dc:date>
            </office:change-info>
            <text:p text:style-name="P160">Identificador de la carpeta</text:p>
          </text:deletion>
        </text:changed-region>
        <text:changed-region xml:id="ct94248919734400" text:id="ct94248919734400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248919737312" text:id="ct94248919737312">
          <text:deletion>
            <office:change-info>
              <dc:creator>Autoria desconeguda</dc:creator>
              <dc:date>2017-10-11T10:21:28</dc:date>
            </office:change-info>
            <text:p text:style-name="P161">Identificador del contenidor on moure la carpeta</text:p>
          </text:deletion>
        </text:changed-region>
        <text:changed-region xml:id="ct94248919735376" text:id="ct94248919735376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248919740416" text:id="ct94248919740416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248919725072" text:id="ct94248919725072">
          <text:deletion>
            <office:change-info>
              <dc:creator>Autoria desconeguda</dc:creator>
              <dc:date>2017-10-06T09:24:42</dc:date>
            </office:change-info>
            <text:p text:style-name="P163"/>
            <text:p text:style-name="P164"/>
            <text:p text:style-name="P16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248918960640"/>Interfície genèrica per a la comunicació amb l’arxiu digital</text:p>
      <text:p text:style-name="P203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648">Índex de continguts</text:p>
          </text:index-title>
          <text:p text:style-name="P647"><text:a xlink:type="simple" xlink:href="#__RefHeading___Toc4720_112191102" text:style-name="Index_20_Link" text:visited-style-name="Index_20_Link">1 Introducció<text:tab/>3</text:a></text:p>
          <text:p text:style-name="P647"><text:a xlink:type="simple" xlink:href="#__RefHeading___Toc4722_112191102" text:style-name="Index_20_Link" text:visited-style-name="Index_20_Link">2 Estructures de dades comunes<text:tab/>4</text:a></text:p>
          <text:p text:style-name="P649"><text:a xlink:type="simple" xlink:href="#__RefHeading___Toc7468_250777550" text:style-name="Index_20_Link" text:visited-style-name="Index_20_Link">2.1 Expedient<text:tab/>4</text:a></text:p>
          <text:p text:style-name="P649"><text:a xlink:type="simple" xlink:href="#__RefHeading___Toc4738_112191102" text:style-name="Index_20_Link" text:visited-style-name="Index_20_Link">2.2 Document<text:tab/>4</text:a></text:p>
          <text:p text:style-name="P649"><text:a xlink:type="simple" xlink:href="#__RefHeading___Toc4740_112191102" text:style-name="Index_20_Link" text:visited-style-name="Index_20_Link">2.3 Carpeta<text:tab/>4</text:a></text:p>
          <text:p text:style-name="P649"><text:a xlink:type="simple" xlink:href="#__RefHeading___Toc3780_928946740" text:style-name="Index_20_Link" text:visited-style-name="Index_20_Link">2.4 ExpedientMetadades<text:tab/>5</text:a></text:p>
          <text:p text:style-name="P649"><text:a xlink:type="simple" xlink:href="#__RefHeading___Toc4724_112191102" text:style-name="Index_20_Link" text:visited-style-name="Index_20_Link">2.5 DocumentMetadades<text:tab/>5</text:a></text:p>
          <text:p text:style-name="P649"><text:a xlink:type="simple" xlink:href="#__RefHeading___Toc4726_112191102" text:style-name="Index_20_Link" text:visited-style-name="Index_20_Link">2.6 DocumentContingut<text:tab/>6</text:a></text:p>
          <text:p text:style-name="P649"><text:a xlink:type="simple" xlink:href="#__RefHeading___Toc4730_112191102" text:style-name="Index_20_Link" text:visited-style-name="Index_20_Link">2.7 Firma<text:tab/>7</text:a></text:p>
          <text:p text:style-name="P649"><text:a xlink:type="simple" xlink:href="#__RefHeading___Toc4732_112191102" text:style-name="Index_20_Link" text:visited-style-name="Index_20_Link">2.8 ContingutArxiu<text:tab/>7</text:a></text:p>
          <text:p text:style-name="P649"><text:a xlink:type="simple" xlink:href="#__RefHeading___Toc4742_112191102" text:style-name="Index_20_Link" text:visited-style-name="Index_20_Link">2.9 ConsultaFiltre<text:tab/>8</text:a></text:p>
          <text:p text:style-name="P649"><text:a xlink:type="simple" xlink:href="#__RefHeading___Toc4744_112191102" text:style-name="Index_20_Link" text:visited-style-name="Index_20_Link">2.10 ConsultaResultat<text:tab/>8</text:a></text:p>
          <text:p text:style-name="P649"><text:a xlink:type="simple" xlink:href="#__RefHeading___Toc4744_1121911021" text:style-name="Index_20_Link" text:visited-style-name="Index_20_Link">2.11 Enumerats<text:tab/>8</text:a></text:p>
          <text:p text:style-name="P647"><text:a xlink:type="simple" xlink:href="#__RefHeading___Toc4746_112191102" text:style-name="Index_20_Link" text:visited-style-name="Index_20_Link">3 Mètodes de l’API<text:tab/>13</text:a></text:p>
          <text:p text:style-name="P649"><text:a xlink:type="simple" xlink:href="#__RefHeading___Toc4748_112191102" text:style-name="Index_20_Link" text:visited-style-name="Index_20_Link">3.1 Consideracions sobre els paràmetres dels mètodes<text:tab/>13</text:a></text:p>
          <text:p text:style-name="P649"><text:a xlink:type="simple" xlink:href="#__RefHeading___Toc4752_1121911021" text:style-name="Index_20_Link" text:visited-style-name="Index_20_Link">3.2 expedientCrear<text:tab/>13</text:a></text:p>
          <text:p text:style-name="P649"><text:a xlink:type="simple" xlink:href="#__RefHeading___Toc4752_112191102" text:style-name="Index_20_Link" text:visited-style-name="Index_20_Link">3.3 expedientModificar<text:tab/>13</text:a></text:p>
          <text:p text:style-name="P649"><text:a xlink:type="simple" xlink:href="#__RefHeading___Toc4754_112191102" text:style-name="Index_20_Link" text:visited-style-name="Index_20_Link">3.4 expedientEsborrar<text:tab/>14</text:a></text:p>
          <text:p text:style-name="P649"><text:a xlink:type="simple" xlink:href="#__RefHeading___Toc4756_112191102" text:style-name="Index_20_Link" text:visited-style-name="Index_20_Link">3.5 expedientDetalls<text:tab/>14</text:a></text:p>
          <text:p text:style-name="P649"><text:a xlink:type="simple" xlink:href="#__RefHeading___Toc4758_112191102" text:style-name="Index_20_Link" text:visited-style-name="Index_20_Link">3.6 expedientConsulta<text:tab/>14</text:a></text:p>
          <text:p text:style-name="P649"><text:a xlink:type="simple" xlink:href="#__RefHeading___Toc4762_1121911021" text:style-name="Index_20_Link" text:visited-style-name="Index_20_Link">3.7 expedientVersions<text:tab/>14</text:a></text:p>
          <text:p text:style-name="P649"><text:a xlink:type="simple" xlink:href="#__RefHeading___Toc4762_112191102" text:style-name="Index_20_Link" text:visited-style-name="Index_20_Link">3.8 expedientTancar<text:tab/>15</text:a></text:p>
          <text:p text:style-name="P649"><text:a xlink:type="simple" xlink:href="#__RefHeading___Toc4766_1121911022" text:style-name="Index_20_Link" text:visited-style-name="Index_20_Link">3.9 expedientReobrir<text:tab/>15</text:a></text:p>
          <text:p text:style-name="P649"><text:a xlink:type="simple" xlink:href="#__RefHeading___Toc4766_112191102" text:style-name="Index_20_Link" text:visited-style-name="Index_20_Link">3.10 expedientExportarEni<text:tab/>15</text:a></text:p>
          <text:p text:style-name="P649"><text:a xlink:type="simple" xlink:href="#__RefHeading___Toc4768_112191102" text:style-name="Index_20_Link" text:visited-style-name="Index_20_Link">3.11 documentCrear<text:tab/>15</text:a></text:p>
          <text:p text:style-name="P649"><text:a xlink:type="simple" xlink:href="#__RefHeading___Toc4774_112191102" text:style-name="Index_20_Link" text:visited-style-name="Index_20_Link">3.12 documentModificar<text:tab/>16</text:a></text:p>
          <text:p text:style-name="P649"><text:a xlink:type="simple" xlink:href="#__RefHeading___Toc4776_112191102" text:style-name="Index_20_Link" text:visited-style-name="Index_20_Link">3.13 documentEsborrar<text:tab/>16</text:a></text:p>
          <text:p text:style-name="P649"><text:a xlink:type="simple" xlink:href="#__RefHeading___Toc4778_112191102" text:style-name="Index_20_Link" text:visited-style-name="Index_20_Link">3.14 documentDetalls<text:tab/>16</text:a></text:p>
          <text:p text:style-name="P649"><text:a xlink:type="simple" xlink:href="#__RefHeading___Toc4780_112191102" text:style-name="Index_20_Link" text:visited-style-name="Index_20_Link">3.15 documentConsulta<text:tab/>17</text:a></text:p>
          <text:p text:style-name="P649"><text:a xlink:type="simple" xlink:href="#__RefHeading___Toc7464_3993651760" text:style-name="Index_20_Link" text:visited-style-name="Index_20_Link">3.16 documentVersions<text:tab/>17</text:a></text:p>
          <text:p text:style-name="P649"><text:a xlink:type="simple" xlink:href="#__RefHeading___Toc4786_112191102" text:style-name="Index_20_Link" text:visited-style-name="Index_20_Link">3.17 documentCopiar<text:tab/>17</text:a></text:p>
          <text:p text:style-name="P649"><text:a xlink:type="simple" xlink:href="#__RefHeading___Toc4786_1121911021" text:style-name="Index_20_Link" text:visited-style-name="Index_20_Link">3.18 documentMoure<text:tab/>17</text:a></text:p>
          <text:p text:style-name="P649"><text:a xlink:type="simple" xlink:href="#__RefHeading___Toc4790_112191102" text:style-name="Index_20_Link" text:visited-style-name="Index_20_Link">3.19 documentExportarEni<text:tab/>18</text:a></text:p>
          <text:p text:style-name="P649"><text:a xlink:type="simple" xlink:href="#__RefHeading___Toc4790_1121911021" text:style-name="Index_20_Link" text:visited-style-name="Index_20_Link">3.20 documentImprimible<text:tab/>18</text:a></text:p>
          <text:p text:style-name="P649"><text:a xlink:type="simple" xlink:href="#__RefHeading___Toc4792_112191102" text:style-name="Index_20_Link" text:visited-style-name="Index_20_Link">3.21 carpetaCrear<text:tab/>18</text:a></text:p>
          <text:p text:style-name="P649"><text:a xlink:type="simple" xlink:href="#__RefHeading___Toc4794_112191102" text:style-name="Index_20_Link" text:visited-style-name="Index_20_Link">3.22 carpetaModificar<text:tab/>19</text:a></text:p>
          <text:p text:style-name="P649"><text:a xlink:type="simple" xlink:href="#__RefHeading___Toc4796_112191102" text:style-name="Index_20_Link" text:visited-style-name="Index_20_Link">3.23 carpetaEsborrar<text:tab/>19</text:a></text:p>
          <text:p text:style-name="P649"><text:a xlink:type="simple" xlink:href="#__RefHeading___Toc4798_112191102" text:style-name="Index_20_Link" text:visited-style-name="Index_20_Link">3.24 carpetaDetalls<text:tab/>19</text:a></text:p>
          <text:p text:style-name="P649"><text:a xlink:type="simple" xlink:href="#__RefHeading___Toc7466_3993651760" text:style-name="Index_20_Link" text:visited-style-name="Index_20_Link">3.25 carpetaCopiar<text:tab/>19</text:a></text:p>
          <text:p text:style-name="P649"><text:a xlink:type="simple" xlink:href="#__RefHeading___Toc4910_112191102" text:style-name="Index_20_Link" text:visited-style-name="Index_20_Link">3.26 carpetaMoure<text:tab/>20</text:a></text:p>
        </text:index-body>
      </text:table-of-content>
      <text:p text:style-name="P203"/>
      <text:h text:style-name="P546" text:outline-level="1"><text:bookmark-start text:name="__RefHeading___Toc4720_112191102"/>Introducció<text:bookmark-end text:name="__RefHeading___Toc4720_112191102"/></text:h>
      <text:p text:style-name="P204"><text:span text:style-name="T64">Aquest document te com a objectiu la definició d’una API</text:span> <text:span text:style-name="T64">genèrica que permeti la comunicació de les aplicacions que formen part del Kit Aníbal amb un arxiu digital.</text:span></text:p>
      <text:p text:style-name="P205">Es te previst realitzar implementacions per a diferents arxius com, per exemple, l’arxiu digital de la CAIB o l’aplicació INSIDE. És per això que el disseny de l’API es basa en les APIs d’aquestes dues aplicacions.</text:p>
      <text:h text:style-name="P546" text:outline-level="1"><text:bookmark-start text:name="__RefHeading___Toc4722_112191102"/>Estructures de dades comunes<text:bookmark-end text:name="__RefHeading___Toc4722_112191102"/></text:h>
      <text:h text:style-name="P580" text:outline-level="2"><text:bookmark-start text:name="__RefHeading___Toc7468_250777550"/>Expedient<text:bookmark-end text:name="__RefHeading___Toc7468_250777550"/><text:change text:change-id="ct94248919045456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448"><text:span text:style-name="T55"><text:s/></text:span><text:span text:style-name="T56">C</text:span><text:span text:style-name="T55"> </text:span><text:s/><text:span text:style-name="T67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3"><text:change text:change-id="ct94248919044288"/><text:change-start text:change-id="ct94248919059680"/><text:span text:style-name="T80">Informació d'un contingut de l'arxiu de tipus expedient</text:span><text:change-end text:change-id="ct94248919059680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355">Camp</text:p>
          </table:table-cell>
          <table:table-cell table:style-name="Taula6.A3" office:value-type="string">
            <text:p text:style-name="P354">Tipus</text:p>
          </table:table-cell>
          <table:table-cell table:style-name="Taula6.A3" office:value-type="string">
            <text:p text:style-name="P354">Ob<text:span text:style-name="T65">l</text:span></text:p>
          </table:table-cell>
          <table:table-cell table:style-name="Taula6.A3" office:value-type="string">
            <text:p text:style-name="P354">Descripció</text:p>
          </table:table-cell>
          <table:table-cell table:style-name="Taula6.E3" office:value-type="string">
            <text:p text:style-name="P354">Comentaris</text:p>
          </table:table-cell>
        </table:table-row>
        <table:table-row>
          <table:table-cell table:style-name="Taula6.A4" office:value-type="string">
            <text:p text:style-name="P440"><text:span text:style-name="T52">i</text:span>dentificador</text:p>
          </table:table-cell>
          <table:table-cell table:style-name="Taula6.B5" office:value-type="string">
            <text:p text:style-name="P301">String</text:p>
          </table:table-cell>
          <table:table-cell table:style-name="Taula6.C4" office:value-type="string">
            <text:p text:style-name="P295"><text:change-start text:change-id="ct94248917973472"/>SI<text:change-end text:change-id="ct94248917973472"/></text:p>
          </table:table-cell>
          <table:table-cell table:style-name="Taula6.D4" office:value-type="string">
            <text:p text:style-name="P301">Identificador de l’expedient</text:p>
          </table:table-cell>
          <table:table-cell table:style-name="Taula6.E5" office:value-type="string">
            <text:p text:style-name="P233"/>
          </table:table-cell>
        </table:table-row>
        <table:table-row>
          <table:table-cell table:style-name="Taula6.A2" office:value-type="string">
            <text:p text:style-name="P414">nom</text:p>
          </table:table-cell>
          <table:table-cell table:style-name="Taula6.B5" office:value-type="string">
            <text:p text:style-name="P233"><text:span text:style-name="T63">String</text:span> </text:p>
          </table:table-cell>
          <table:table-cell table:style-name="Taula6.C5" office:value-type="string">
            <text:p text:style-name="P295"><text:change-start text:change-id="ct94248919081712"/>SI<text:change-end text:change-id="ct94248919081712"/></text:p>
          </table:table-cell>
          <table:table-cell table:style-name="Taula6.D5" office:value-type="string">
            <text:p text:style-name="P5">Nom de l’expedient</text:p>
          </table:table-cell>
          <table:table-cell table:style-name="Taula6.E5" office:value-type="string">
            <text:p text:style-name="P233"/>
          </table:table-cell>
        </table:table-row>
        <table:table-row>
          <table:table-cell table:style-name="Taula6.A2" office:value-type="string">
            <text:p text:style-name="P412">metadades</text:p>
          </table:table-cell>
          <table:table-cell table:style-name="Taula6.B6" office:value-type="string">
            <text:p text:style-name="P217">ExpedientMetadades</text:p>
          </table:table-cell>
          <table:table-cell table:style-name="Taula6.C6" office:value-type="string">
            <text:p text:style-name="P295"><text:change-start text:change-id="ct94248919085248"/>SI<text:change-end text:change-id="ct94248919085248"/></text:p>
          </table:table-cell>
          <table:table-cell table:style-name="Taula6.D6" office:value-type="string">
            <text:p text:style-name="P5">Metadades de l’expedient</text:p>
          </table:table-cell>
          <table:table-cell table:style-name="Taula6.E6" office:value-type="string">
            <text:p text:style-name="P233"/>
          </table:table-cell>
        </table:table-row>
        <table:table-row>
          <table:table-cell table:style-name="Taula6.A2" office:value-type="string">
            <text:p text:style-name="P412">continguts</text:p>
          </table:table-cell>
          <table:table-cell table:style-name="Taula6.B7" office:value-type="string">
            <text:p text:style-name="P219"><text:span text:style-name="T10">List&lt;</text:span><text:change text:change-id="ct94248919087632"/><text:change-start text:change-id="ct94248919088848"/><text:span text:style-name="T10">ContingutArxiu</text:span><text:change-end text:change-id="ct94248919088848"/><text:span text:style-name="T10">&gt;</text:span> </text:p>
          </table:table-cell>
          <table:table-cell table:style-name="Taula6.C7" office:value-type="string">
            <text:p text:style-name="P326"><text:change-start text:change-id="ct94248917974864"/>NO<text:change-end text:change-id="ct94248917974864"/></text:p>
          </table:table-cell>
          <table:table-cell table:style-name="Taula6.D7" office:value-type="string">
            <text:p text:style-name="P5">Llista <text:change-start text:change-id="ct94248919086960"/><text:span text:style-name="T73">d'ítems</text:span><text:change-end text:change-id="ct94248919086960"/><text:change text:change-id="ct94248919087184"/> que <text:change text:change-id="ct94248919085472"/><text:change-start text:change-id="ct94248919086464"/><text:span text:style-name="T73">pengen</text:span><text:change-end text:change-id="ct94248919086464"/> de l’expedient</text:p>
          </table:table-cell>
          <table:table-cell table:style-name="Taula6.E7" office:value-type="string">
            <text:p text:style-name="P233"/>
          </table:table-cell>
        </table:table-row>
      </table:table>
      <text:p text:style-name="P6"><text:change text:change-id="ct94248919086160"/></text:p>
      <text:h text:style-name="P581" text:outline-level="2"><text:bookmark-start text:name="__RefHeading___Toc4738_112191102"/>Document<text:bookmark-end text:name="__RefHeading___Toc4738_112191102"/><text:change text:change-id="ct94248919047136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448"><text:span text:style-name="T55"><text:s/></text:span><text:span text:style-name="T56">C</text:span><text:span text:style-name="T55"> </text:span><text:s/><text:span text:style-name="T58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3"><text:change text:change-id="ct94248919098304"/><text:change-start text:change-id="ct94248919092320"/><text:span text:style-name="T80">Informació d'un contingut de l'arxiu de tipus document</text:span><text:change-end text:change-id="ct94248919092320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355">Camp</text:p>
          </table:table-cell>
          <table:table-cell table:style-name="Taula12.A1" office:value-type="string">
            <text:p text:style-name="P354">Tipus</text:p>
          </table:table-cell>
          <table:table-cell table:style-name="Taula12.A1" office:value-type="string">
            <text:p text:style-name="P354">Ob<text:span text:style-name="T65">l</text:span></text:p>
          </table:table-cell>
          <table:table-cell table:style-name="Taula12.A1" office:value-type="string">
            <text:p text:style-name="P354">Descripció</text:p>
          </table:table-cell>
          <table:table-cell table:style-name="Taula12.E1" office:value-type="string">
            <text:p text:style-name="P354">Comentaris</text:p>
          </table:table-cell>
        </table:table-row>
        <table:table-row>
          <table:table-cell table:style-name="Taula12.A2" office:value-type="string">
            <text:p text:style-name="P440"><text:span text:style-name="T52">i</text:span>dentificador</text:p>
          </table:table-cell>
          <table:table-cell table:style-name="Taula12.B6" office:value-type="string">
            <text:p text:style-name="P301">String</text:p>
          </table:table-cell>
          <table:table-cell table:style-name="Taula12.C2" office:value-type="string">
            <text:p text:style-name="P295"><text:change-start text:change-id="ct94248919099312"/>SI<text:change-end text:change-id="ct94248919099312"/></text:p>
          </table:table-cell>
          <table:table-cell table:style-name="Taula12.D2" office:value-type="string">
            <text:p text:style-name="P301">Identificador del document</text:p>
          </table:table-cell>
          <table:table-cell table:style-name="Taula12.E6" office:value-type="string">
            <text:p text:style-name="P233"/>
          </table:table-cell>
        </table:table-row>
        <table:table-row>
          <table:table-cell table:style-name="Taula12.A3" office:value-type="string">
            <text:p text:style-name="P414">nom</text:p>
          </table:table-cell>
          <table:table-cell table:style-name="Taula12.B6" office:value-type="string">
            <text:p text:style-name="P233"><text:span text:style-name="T63">String</text:span> </text:p>
          </table:table-cell>
          <table:table-cell table:style-name="Taula12.C3" office:value-type="string">
            <text:p text:style-name="P295"><text:change-start text:change-id="ct94248919102720"/>SI<text:change-end text:change-id="ct94248919102720"/></text:p>
          </table:table-cell>
          <table:table-cell table:style-name="Taula12.D3" office:value-type="string">
            <text:p text:style-name="P303">Nom del document</text:p>
          </table:table-cell>
          <table:table-cell table:style-name="Taula12.E6" office:value-type="string">
            <text:p text:style-name="P233"/>
          </table:table-cell>
        </table:table-row>
        <table:table-row>
          <table:table-cell table:style-name="Taula12.A5" office:value-type="string">
            <text:p text:style-name="P427"><text:change-start text:change-id="ct94248919103808"/>estat<text:change-end text:change-id="ct94248919103808"/></text:p>
          </table:table-cell>
          <table:table-cell table:style-name="Taula12.B6" office:value-type="string">
            <text:p text:style-name="P345"><text:change-start text:change-id="ct94248919104032"/>DocumentEstat<text:change-end text:change-id="ct94248919104032"/></text:p>
          </table:table-cell>
          <table:table-cell table:style-name="Taula12.C5" office:value-type="string">
            <text:p text:style-name="P328"><text:change-start text:change-id="ct94248919100640"/>SI<text:change-end text:change-id="ct94248919100640"/></text:p>
          </table:table-cell>
          <table:table-cell table:style-name="Taula12.D5" office:value-type="string">
            <text:p text:style-name="P328"><text:change-start text:change-id="ct94248919102944"/>Estat del document<text:change-end text:change-id="ct94248919102944"/></text:p>
          </table:table-cell>
          <table:table-cell table:style-name="Taula12.E6" office:value-type="string">
            <text:p text:style-name="P328"><text:change-start text:change-id="ct94248919106032"/>ESBORRANY</text:p>
            <text:p text:style-name="P328">DEFINITI<text:change-end text:change-id="ct94248919106032"/><text:change-start text:change-id="ct94248919106256"/>U<text:change-end text:change-id="ct94248919106256"/></text:p>
          </table:table-cell>
        </table:table-row>
        <table:table-row>
          <table:table-cell table:style-name="Taula12.A5" office:value-type="string">
            <text:p text:style-name="P412">metadades</text:p>
          </table:table-cell>
          <table:table-cell table:style-name="Taula12.B6" office:value-type="string">
            <text:p text:style-name="P217">DocumentMetadades</text:p>
          </table:table-cell>
          <table:table-cell table:style-name="Taula12.C5" office:value-type="string">
            <text:p text:style-name="P295"><text:change-start text:change-id="ct94248919106640"/>SI<text:change-end text:change-id="ct94248919106640"/></text:p>
          </table:table-cell>
          <table:table-cell table:style-name="Taula12.D5" office:value-type="string">
            <text:p text:style-name="P303">Metadades del document</text:p>
          </table:table-cell>
          <table:table-cell table:style-name="Taula12.E6" office:value-type="string">
            <text:p text:style-name="P233"/>
          </table:table-cell>
        </table:table-row>
        <table:table-row>
          <table:table-cell table:style-name="Taula12.A6" office:value-type="string">
            <text:p text:style-name="P412">firmes</text:p>
          </table:table-cell>
          <table:table-cell table:style-name="Taula12.B6" office:value-type="string">
            <text:p text:style-name="P217">List&lt;Firma&gt;</text:p>
          </table:table-cell>
          <table:table-cell table:style-name="Taula12.C6" office:value-type="string">
            <text:p text:style-name="P326"><text:change-start text:change-id="ct94248919106912"/>NO<text:change-end text:change-id="ct94248919106912"/></text:p>
          </table:table-cell>
          <table:table-cell table:style-name="Taula12.D6" office:value-type="string">
            <text:p text:style-name="P303">Llista de firmes del document</text:p>
          </table:table-cell>
          <table:table-cell table:style-name="Taula12.E6" office:value-type="string">
            <text:p text:style-name="P233"/>
          </table:table-cell>
        </table:table-row>
        <table:table-row>
          <table:table-cell table:style-name="Taula12.A7" office:value-type="string">
            <text:p text:style-name="P412">contingut</text:p>
          </table:table-cell>
          <table:table-cell table:style-name="Taula12.B7" office:value-type="string">
            <text:p text:style-name="P481">DocumentContingut</text:p>
          </table:table-cell>
          <table:table-cell table:style-name="Taula12.C7" office:value-type="string">
            <text:p text:style-name="P326"><text:change-start text:change-id="ct94248919104896"/>NO<text:change-end text:change-id="ct94248919104896"/></text:p>
          </table:table-cell>
          <table:table-cell table:style-name="Taula12.D7" office:value-type="string">
            <text:p text:style-name="P303">Contingut del document</text:p>
          </table:table-cell>
          <table:table-cell table:style-name="Taula12.E7" office:value-type="string">
            <text:p text:style-name="P233"/>
          </table:table-cell>
        </table:table-row>
      </table:table>
      <text:p text:style-name="P7"><text:change text:change-id="ct94248919114512"/></text:p>
      <text:h text:style-name="P548" text:outline-level="2"><text:bookmark-start text:name="__RefHeading___Toc4740_112191102"/>Carpeta<text:bookmark-end text:name="__RefHeading___Toc4740_112191102"/><text:change text:change-id="ct94248919116272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448"><text:span text:style-name="T55"><text:s/></text:span><text:span text:style-name="T56">C</text:span><text:span text:style-name="T55"> </text:span><text:s/><text:span text:style-name="T11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249"><text:change text:change-id="ct94248919115776"/><text:change-start text:change-id="ct94248919115056"/>Informació d'un contingut de l'arxiu de tipus carpeta.<text:change-end text:change-id="ct94248919115056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355">Camp</text:p>
          </table:table-cell>
          <table:table-cell table:style-name="Taula16.A2" office:value-type="string">
            <text:p text:style-name="P354">Tipus</text:p>
          </table:table-cell>
          <table:table-cell table:style-name="Taula16.A2" office:value-type="string">
            <text:p text:style-name="P354">Ob<text:span text:style-name="T65">l</text:span></text:p>
          </table:table-cell>
          <table:table-cell table:style-name="Taula16.A2" office:value-type="string">
            <text:p text:style-name="P354">Descripció</text:p>
          </table:table-cell>
          <table:table-cell table:style-name="Taula16.E2" office:value-type="string">
            <text:p text:style-name="P354">Comentaris</text:p>
          </table:table-cell>
        </table:table-row>
        <table:table-row>
          <table:table-cell table:style-name="Taula16.A1" office:value-type="string">
            <text:p text:style-name="P440"><text:span text:style-name="T52">i</text:span>dentificador</text:p>
          </table:table-cell>
          <table:table-cell table:style-name="Taula16.B4" office:value-type="string">
            <text:p text:style-name="P301">String</text:p>
          </table:table-cell>
          <table:table-cell table:style-name="Taula16.C3" office:value-type="string">
            <text:p text:style-name="P295"><text:change-start text:change-id="ct94248919114736"/>SI<text:change-end text:change-id="ct94248919114736"/></text:p>
          </table:table-cell>
          <table:table-cell table:style-name="Taula16.D3" office:value-type="string">
            <text:p text:style-name="P301">Identificador de l<text:span text:style-name="T71">a carpeta</text:span></text:p>
          </table:table-cell>
          <table:table-cell table:style-name="Taula16.E4" office:value-type="string">
            <text:p text:style-name="P233"/>
          </table:table-cell>
        </table:table-row>
        <table:table-row>
          <table:table-cell table:style-name="Taula16.A4" office:value-type="string">
            <text:p text:style-name="P414">nom</text:p>
          </table:table-cell>
          <table:table-cell table:style-name="Taula16.B4" office:value-type="string">
            <text:p text:style-name="P233"><text:span text:style-name="T63">String</text:span> </text:p>
          </table:table-cell>
          <table:table-cell table:style-name="Taula16.C4" office:value-type="string">
            <text:p text:style-name="P295"><text:change-start text:change-id="ct94248919100080"/>SI<text:change-end text:change-id="ct94248919100080"/></text:p>
          </table:table-cell>
          <table:table-cell table:style-name="Taula16.D4" office:value-type="string">
            <text:p text:style-name="P303">Nom de la carpeta</text:p>
          </table:table-cell>
          <table:table-cell table:style-name="Taula16.E4" office:value-type="string">
            <text:p text:style-name="P233"/>
          </table:table-cell>
        </table:table-row>
        <table:table-row>
          <table:table-cell table:style-name="Taula16.A5" office:value-type="string">
            <text:p text:style-name="P412">continguts</text:p>
          </table:table-cell>
          <table:table-cell table:style-name="Taula16.B5" office:value-type="string">
            <text:p text:style-name="P219"><text:span text:style-name="T10">List&lt;</text:span><text:change text:change-id="ct94248919123568"/><text:change-start text:change-id="ct94248919124160"/><text:span text:style-name="T10">ContingutArxiu</text:span><text:change-end text:change-id="ct94248919124160"/><text:span text:style-name="T10">&gt;</text:span> </text:p>
          </table:table-cell>
          <table:table-cell table:style-name="Taula16.C5" office:value-type="string">
            <text:p text:style-name="P326"><text:change-start text:change-id="ct94248919119360"/>NO<text:change-end text:change-id="ct94248919119360"/></text:p>
          </table:table-cell>
          <table:table-cell table:style-name="Taula16.D5" office:value-type="string">
            <text:p text:style-name="P303">Llista d’elements que pengen de la carpeta</text:p>
          </table:table-cell>
          <table:table-cell table:style-name="Taula16.E5" office:value-type="string">
            <text:p text:style-name="P233"/>
          </table:table-cell>
        </table:table-row>
      </table:table>
      <text:p text:style-name="P10"><text:change text:change-id="ct94248919126896"/></text:p>
      <text:h text:style-name="P601" text:outline-level="2"><text:bookmark-start text:name="__RefHeading___Toc3780_928946740"/>ExpedientMetadades<text:bookmark-end text:name="__RefHeading___Toc3780_928946740"/><text:change text:change-id="ct94248919128352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449"><text:span text:style-name="T55"><text:s/></text:span><text:span text:style-name="T56">C</text:span><text:span text:style-name="T55"> </text:span><text:s/><text:span text:style-name="T1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2"><text:change text:change-id="ct94248919124960"/><text:change-start text:change-id="ct94248919128704"/><text:span text:style-name="T81">Meta-dades associades a un expedient</text:span><text:change-end text:change-id="ct94248919128704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65">Camp</text:p>
          </table:table-cell>
          <table:table-cell table:style-name="Taula1.A3" office:value-type="string">
            <text:p text:style-name="P364">Tipus</text:p>
          </table:table-cell>
          <table:table-cell table:style-name="Taula1.A3" office:value-type="string">
            <text:p text:style-name="P364">Ob<text:span text:style-name="T65">l</text:span></text:p>
          </table:table-cell>
          <table:table-cell table:style-name="Taula1.A3" office:value-type="string">
            <text:p text:style-name="P364">Descripció</text:p>
          </table:table-cell>
          <table:table-cell table:style-name="Taula1.E3" office:value-type="string">
            <text:p text:style-name="P364">Comentaris</text:p>
          </table:table-cell>
        </table:table-row>
        <table:table-row>
          <table:table-cell table:style-name="Taula1.A2" office:value-type="string">
            <text:p text:style-name="P364">versioNti</text:p>
          </table:table-cell>
          <table:table-cell table:style-name="Taula1.B4" office:value-type="string">
            <text:p text:style-name="P14">String </text:p>
          </table:table-cell>
          <table:table-cell table:style-name="Taula1.C4" office:value-type="string">
            <text:p text:style-name="P294">SI</text:p>
          </table:table-cell>
          <table:table-cell table:style-name="Taula1.D4" office:value-type="string">
            <text:p text:style-name="P294">http://administracionelectronica.gob.es/ENI/XSD/v1.0/documento-e</text:p>
          </table:table-cell>
          <table:table-cell table:style-name="Taula1.E4" office:value-type="string">
            <text:p text:style-name="P14"/>
          </table:table-cell>
        </table:table-row>
        <table:table-row>
          <table:table-cell table:style-name="Taula1.A5" office:value-type="string">
            <text:p text:style-name="P364">identificador</text:p>
          </table:table-cell>
          <table:table-cell table:style-name="Taula1.B5" office:value-type="string">
            <text:p text:style-name="P14">String </text:p>
          </table:table-cell>
          <table:table-cell table:style-name="Taula1.C5" office:value-type="string">
            <text:p text:style-name="P294">SI</text:p>
          </table:table-cell>
          <table:table-cell table:style-name="Taula1.D5" office:value-type="string">
            <text:p text:style-name="P13">Identificador de la metadada</text:p>
          </table:table-cell>
          <table:table-cell table:style-name="Taula1.E5" office:value-type="string">
            <text:p text:style-name="P14"/>
          </table:table-cell>
        </table:table-row>
        <table:table-row>
          <table:table-cell table:style-name="Taula1.A6" office:value-type="string">
            <text:p text:style-name="P19"><text:change-start text:change-id="ct94248919138064"/>origen<text:change-end text:change-id="ct94248919138064"/></text:p>
          </table:table-cell>
          <table:table-cell table:style-name="Taula1.B6" office:value-type="string">
            <text:p text:style-name="P232"><text:change-start text:change-id="ct94248919138448"/><text:span text:style-name="T105">ContingutOrigen</text:span> <text:change-end text:change-id="ct94248919138448"/></text:p>
          </table:table-cell>
          <table:table-cell table:style-name="Taula1.C6" office:value-type="string">
            <text:p text:style-name="P298"><text:change-start text:change-id="ct94248919137328"/>SI<text:change-end text:change-id="ct94248919137328"/></text:p>
          </table:table-cell>
          <table:table-cell table:style-name="Taula1.D6" office:value-type="string">
            <text:p text:style-name="P638"><text:change-start text:change-id="ct94248919136144"/>Persona física o jurídica que origina el document.<text:change-end text:change-id="ct94248919136144"/></text:p>
          </table:table-cell>
          <table:table-cell table:style-name="Taula1.E6" office:value-type="string">
            <text:p text:style-name="P261"><text:change-start text:change-id="ct94248918017904"/><text:span text:style-name="T105">0</text:span>: Ciutadà</text:p>
            <text:p text:style-name="P261"><text:span text:style-name="T105">1</text:span>: Administració<text:change-end text:change-id="ct94248918017904"/></text:p>
          </table:table-cell>
        </table:table-row>
        <table:table-row>
          <table:table-cell table:style-name="Taula1.A7" office:value-type="string">
            <text:p text:style-name="P364">organs</text:p>
          </table:table-cell>
          <table:table-cell table:style-name="Taula1.B7" office:value-type="string">
            <text:p text:style-name="P14"><text:span text:style-name="T28">List</text:span>&lt;String&gt; </text:p>
          </table:table-cell>
          <table:table-cell table:style-name="Taula1.C7" office:value-type="string">
            <text:p text:style-name="P294">SI</text:p>
          </table:table-cell>
          <table:table-cell table:style-name="Taula1.D7" office:value-type="string">
            <text:p text:style-name="P13">Codi <text:change text:change-id="ct94248919134640"/><text:change-start text:change-id="ct94248919140720"/><text:span text:style-name="T73">DIR3</text:span><text:change-end text:change-id="ct94248919140720"/> de la unitat orgànica</text:p>
          </table:table-cell>
          <table:table-cell table:style-name="Taula1.E7" office:value-type="string">
            <text:p text:style-name="P14"/>
          </table:table-cell>
        </table:table-row>
        <table:table-row>
          <table:table-cell table:style-name="Taula1.A8" office:value-type="string">
            <text:p text:style-name="P364">data<text:span text:style-name="T1">Obertura</text:span></text:p>
          </table:table-cell>
          <table:table-cell table:style-name="Taula1.B8" office:value-type="string">
            <text:p text:style-name="P14">Date </text:p>
          </table:table-cell>
          <table:table-cell table:style-name="Taula1.C8" office:value-type="string">
            <text:p text:style-name="P294">SI</text:p>
          </table:table-cell>
          <table:table-cell table:style-name="Taula1.D8" office:value-type="string">
            <text:p text:style-name="P13"><text:span text:style-name="T1">D</text:span>ata d’obertura <text:span text:style-name="T1">de l’expedient</text:span></text:p>
          </table:table-cell>
          <table:table-cell table:style-name="Taula1.E8" office:value-type="string">
            <text:p text:style-name="P13"/>
          </table:table-cell>
        </table:table-row>
        <table:table-row>
          <table:table-cell table:style-name="Taula1.A9" office:value-type="string">
            <text:p text:style-name="P422">classificacio</text:p>
          </table:table-cell>
          <table:table-cell table:style-name="Taula1.B9" office:value-type="string">
            <text:p text:style-name="P14">String </text:p>
          </table:table-cell>
          <table:table-cell table:style-name="Taula1.C9" office:value-type="string">
            <text:p text:style-name="P299">SI</text:p>
          </table:table-cell>
          <table:table-cell table:style-name="Taula1.D9" office:value-type="string">
            <text:p text:style-name="P324">Codi SIA del procediment</text:p>
          </table:table-cell>
          <table:table-cell table:style-name="Taula1.E9" office:value-type="string">
            <text:p text:style-name="P13"/>
          </table:table-cell>
        </table:table-row>
        <table:table-row>
          <table:table-cell table:style-name="Taula1.A10" office:value-type="string">
            <text:p text:style-name="P364">estat</text:p>
          </table:table-cell>
          <table:table-cell table:style-name="Taula1.B10" office:value-type="string">
            <text:p text:style-name="P14"><text:change text:change-id="ct94248919145312"/><text:change-start text:change-id="ct94248919146272"/><text:span text:style-name="T105">ExpedientEstat</text:span><text:change-end text:change-id="ct94248919146272"/> </text:p>
          </table:table-cell>
          <table:table-cell table:style-name="Taula1.C10" office:value-type="string">
            <text:p text:style-name="P13">SI</text:p>
          </table:table-cell>
          <table:table-cell table:style-name="Taula1.D10" office:value-type="string">
            <text:p text:style-name="P13">Estat <text:span text:style-name="T1">de l’expedient</text:span><text:change text:change-id="ct94248919146944"/></text:p>
          </table:table-cell>
          <table:table-cell table:style-name="Taula1.E10" office:value-type="string">
            <text:p text:style-name="P253"><text:change-start text:change-id="ct94248919148304"/>E01: <text:span text:style-name="T1">Obert</text:span></text:p>
            <text:p text:style-name="P253">E02: <text:span text:style-name="T1">Tancat</text:span></text:p>
            <text:p text:style-name="P253">E03: <text:span text:style-name="T1">Índex per a remissió tancat</text:span><text:change-end text:change-id="ct94248919148304"/></text:p>
          </table:table-cell>
        </table:table-row>
        <table:table-row>
          <table:table-cell table:style-name="Taula1.A12" office:value-type="string">
            <text:p text:style-name="P422">interessats</text:p>
          </table:table-cell>
          <table:table-cell table:style-name="Taula1.B11" office:value-type="string">
            <text:p text:style-name="P14"><text:span text:style-name="T1">List&lt;</text:span>String<text:span text:style-name="T1">&gt;</text:span> </text:p>
          </table:table-cell>
          <table:table-cell table:style-name="Taula1.C11" office:value-type="string">
            <text:p text:style-name="P324">NO</text:p>
          </table:table-cell>
          <table:table-cell table:style-name="Taula1.D11" office:value-type="string">
            <text:p text:style-name="P324">NIFs dels interessats associats a l’expedient</text:p>
          </table:table-cell>
          <table:table-cell table:style-name="Taula1.E11" office:value-type="string">
            <text:p text:style-name="P13"/>
          </table:table-cell>
        </table:table-row>
        <table:table-row>
          <table:table-cell table:style-name="Taula1.A12" office:value-type="string">
            <text:p text:style-name="P364">serieDocumental</text:p>
          </table:table-cell>
          <table:table-cell table:style-name="Taula1.B12" office:value-type="string">
            <text:p text:style-name="P14">String </text:p>
          </table:table-cell>
          <table:table-cell table:style-name="Taula1.C12" office:value-type="string">
            <text:p text:style-name="P294">SI</text:p>
          </table:table-cell>
          <table:table-cell table:style-name="Taula1.D12" office:value-type="string">
            <text:p text:style-name="P16">Identificador de la sèrie documental de l’arxiu</text:p>
          </table:table-cell>
          <table:table-cell table:style-name="Taula1.E12" office:value-type="string">
            <text:p text:style-name="P14"/>
          </table:table-cell>
        </table:table-row>
        <table:table-row>
          <table:table-cell table:style-name="Taula1.A13" office:value-type="string">
            <text:p text:style-name="P364">metadadesAddicionals</text:p>
          </table:table-cell>
          <table:table-cell table:style-name="Taula1.B13" office:value-type="string">
            <text:p text:style-name="P14"><text:span text:style-name="T68">Map</text:span>&lt;String, <text:change text:change-id="ct94248919152608"/><text:change-start text:change-id="ct94248919153536"/><text:span text:style-name="T92">Object</text:span><text:change-end text:change-id="ct94248919153536"/>&gt; </text:p>
          </table:table-cell>
          <table:table-cell table:style-name="Taula1.C13" office:value-type="string">
            <text:p text:style-name="P16">No</text:p>
          </table:table-cell>
          <table:table-cell table:style-name="Taula1.D13" office:value-type="string">
            <text:p text:style-name="P16"><text:change text:change-id="ct94248919154816"/><text:change-start text:change-id="ct94248919151792"/><text:span text:style-name="T83">Altres meta-dades de l’expedient</text:span><text:change-end text:change-id="ct94248919151792"/>.</text:p>
          </table:table-cell>
          <table:table-cell table:style-name="Taula1.E13" office:value-type="string">
            <text:p text:style-name="P16">Map: &lt;nomMetadada, valorMetadada&gt;</text:p>
          </table:table-cell>
        </table:table-row>
      </table:table>
      <text:p text:style-name="Text_20_body"><text:change-start text:change-id="ct94248919137552"/></text:p>
      <text:h text:style-name="P583" text:outline-level="2"><text:bookmark-start text:name="__RefHeading___Toc4724_112191102"/><text:change-end text:change-id="ct94248919137552"/>DocumentMetadades<text:bookmark-end text:name="__RefHeading___Toc4724_112191102"/><text:change text:change-id="ct94248919136800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447"><text:span text:style-name="T55"><text:s/></text:span><text:span text:style-name="T56">C</text:span><text:span text:style-name="T55"> </text:span><text:s/><text:span text:style-name="T58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7"><text:change text:change-id="ct94248918700800"/><text:change-start text:change-id="ct94248919127456"/><text:span text:style-name="T82">Meta-dades associades a un document</text:span><text:change-end text:change-id="ct94248919127456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349">Camp</text:p>
          </table:table-cell>
          <table:table-cell table:style-name="Taula3.A3" office:value-type="string">
            <text:p text:style-name="P348">Tipus</text:p>
          </table:table-cell>
          <table:table-cell table:style-name="Taula3.A3" office:value-type="string">
            <text:p text:style-name="P348">Ob<text:span text:style-name="T65">l</text:span></text:p>
          </table:table-cell>
          <table:table-cell table:style-name="Taula3.A3" office:value-type="string">
            <text:p text:style-name="P348">Descripció</text:p>
          </table:table-cell>
          <table:table-cell table:style-name="Taula3.E3" office:value-type="string">
            <text:p text:style-name="P348">Comentaris</text:p>
          </table:table-cell>
        </table:table-row>
        <table:table-row>
          <table:table-cell table:style-name="Taula3.A2" office:value-type="string">
            <text:p text:style-name="P350">versioNti</text:p>
          </table:table-cell>
          <table:table-cell table:style-name="Taula3.B4" office:value-type="string">
            <text:p text:style-name="P232">String </text:p>
          </table:table-cell>
          <table:table-cell table:style-name="Taula3.C4" office:value-type="string">
            <text:p text:style-name="P292">SI</text:p>
          </table:table-cell>
          <table:table-cell table:style-name="Taula3.D4" office:value-type="string">
            <text:p text:style-name="P292">http://administracionelectronica.gob.es/ENI/XSD/v1.0/documento-e</text:p>
          </table:table-cell>
          <table:table-cell table:style-name="Taula3.E4" office:value-type="string">
            <text:p text:style-name="P231"/>
          </table:table-cell>
        </table:table-row>
        <table:table-row>
          <table:table-cell table:style-name="Taula3.A5" office:value-type="string">
            <text:p text:style-name="P19">identificador</text:p>
          </table:table-cell>
          <table:table-cell table:style-name="Taula3.B5" office:value-type="string">
            <text:p text:style-name="P232">String </text:p>
          </table:table-cell>
          <table:table-cell table:style-name="Taula3.C5" office:value-type="string">
            <text:p text:style-name="P293">SI</text:p>
          </table:table-cell>
          <table:table-cell table:style-name="Taula3.D5" office:value-type="string">
            <text:p text:style-name="P21">Identificador de la metadada</text:p>
          </table:table-cell>
          <table:table-cell table:style-name="Taula3.E5" office:value-type="string">
            <text:p text:style-name="P231"/>
          </table:table-cell>
        </table:table-row>
        <table:table-row>
          <table:table-cell table:style-name="Taula3.A7" office:value-type="string">
            <text:p text:style-name="P19"><text:change-start text:change-id="ct94248919149280"/>origen<text:change-end text:change-id="ct94248919149280"/></text:p>
          </table:table-cell>
          <table:table-cell table:style-name="Taula3.B7" office:value-type="string">
            <text:p text:style-name="P232"><text:change-start text:change-id="ct94248919168448"/><text:span text:style-name="T105">ContingutOrigen</text:span> <text:change-end text:change-id="ct94248919168448"/></text:p>
          </table:table-cell>
          <table:table-cell table:style-name="Taula3.C7" office:value-type="string">
            <text:p text:style-name="P298"><text:change-start text:change-id="ct94248919155680"/>SI<text:change-end text:change-id="ct94248919155680"/></text:p>
          </table:table-cell>
          <table:table-cell table:style-name="Taula3.D7" office:value-type="string">
            <text:p text:style-name="P638"><text:change-start text:change-id="ct94248919168960"/>Persona física o jurídica que origina el document.<text:change-end text:change-id="ct94248919168960"/></text:p>
          </table:table-cell>
          <table:table-cell table:style-name="Taula3.E7" office:value-type="string">
            <text:p text:style-name="P261"><text:change-start text:change-id="ct94248919116496"/><text:span text:style-name="T105">0:</text:span><text:change-end text:change-id="ct94248919116496"/><text:change-start text:change-id="ct94248919148832"/> Ciutadà</text:p>
            <text:p text:style-name="P261"><text:span text:style-name="T105">1</text:span>: Administració<text:change-end text:change-id="ct94248919148832"/></text:p>
          </table:table-cell>
        </table:table-row>
        <table:table-row>
          <table:table-cell table:style-name="Taula3.A7" office:value-type="string">
            <text:p text:style-name="P19">organs</text:p>
          </table:table-cell>
          <table:table-cell table:style-name="Taula3.B7" office:value-type="string">
            <text:p text:style-name="P232"><text:span text:style-name="T28">List</text:span>&lt;String&gt; </text:p>
          </table:table-cell>
          <table:table-cell table:style-name="Taula3.C7" office:value-type="string">
            <text:p text:style-name="P293">SI</text:p>
          </table:table-cell>
          <table:table-cell table:style-name="Taula3.D7" office:value-type="string">
            <text:p text:style-name="P21">Codi Dir3 de la unitat orgànica</text:p>
          </table:table-cell>
          <table:table-cell table:style-name="Taula3.E7" office:value-type="string">
            <text:p text:style-name="P231"/>
          </table:table-cell>
        </table:table-row>
        <table:table-row>
          <table:table-cell table:style-name="Taula3.A8" office:value-type="string">
            <text:p text:style-name="P19">data<text:change-start text:change-id="ct94248919171408"/><text:span text:style-name="T86">Captura</text:span><text:change-end text:change-id="ct94248919171408"/></text:p>
          </table:table-cell>
          <table:table-cell table:style-name="Taula3.B8" office:value-type="string">
            <text:p text:style-name="P232">Date </text:p>
          </table:table-cell>
          <table:table-cell table:style-name="Taula3.C8" office:value-type="string">
            <text:p text:style-name="P293">SI</text:p>
          </table:table-cell>
          <table:table-cell table:style-name="Taula3.D8" office:value-type="string">
            <text:p text:style-name="P21"><text:span text:style-name="T1">D</text:span>ata de captura <text:span text:style-name="T1">del document</text:span></text:p>
          </table:table-cell>
          <table:table-cell table:style-name="Taula3.E8" office:value-type="string">
            <text:p text:style-name="P21"/>
          </table:table-cell>
        </table:table-row>
        <table:table-row>
          <table:table-cell table:style-name="Taula3.A9" office:value-type="string">
            <text:p text:style-name="P19"><text:change text:change-id="ct94248919172000"/><text:change text:change-id="ct94248919171152"/>estat<text:span text:style-name="T69">Elaboracio</text:span></text:p>
          </table:table-cell>
          <table:table-cell table:style-name="Taula3.B9" office:value-type="string">
            <text:p text:style-name="P20"><text:change text:change-id="ct94248919170384"/><text:change-start text:change-id="ct94248919173088"/><text:span text:style-name="T105">Document</text:span><text:change-end text:change-id="ct94248919173088"/><text:change-start text:change-id="ct94248919174224"/><text:span text:style-name="T105">EstatElaboracio</text:span><text:change-end text:change-id="ct94248919174224"/> </text:p>
          </table:table-cell>
          <table:table-cell table:style-name="Taula3.C9" office:value-type="string">
            <text:p text:style-name="P21">SI</text:p>
          </table:table-cell>
          <table:table-cell table:style-name="Taula3.D9" office:value-type="string">
            <text:p text:style-name="P21">Estat <text:change-start text:change-id="ct94248919172224"/><text:span text:style-name="T88">d’</text:span><text:change-end text:change-id="ct94248919172224"/>elaboració<text:change text:change-id="ct94248919173968"/><text:change-start text:change-id="ct94248919172592"/>.<text:change-end text:change-id="ct94248919172592"/></text:p>
          </table:table-cell>
          <table:table-cell table:style-name="Taula3.E9" office:value-type="string">
            <text:p text:style-name="P252"><text:change-start text:change-id="ct94248919170896"/>EE01: Original</text:p>
            <text:p text:style-name="P252">EE02: Còpia electrònica autèntica amb canvi de format</text:p>
            <text:p text:style-name="P252">EE03: Còpia electrònica autèntica de document paper</text:p>
            <text:p text:style-name="P252">EE04: Còpia electrònica parcial autèntica<text:change-end text:change-id="ct94248919170896"/></text:p>
          </table:table-cell>
        </table:table-row>
        <table:table-row>
          <table:table-cell table:style-name="Taula3.A14" office:value-type="string">
            <text:p text:style-name="P19">tipusDocumental</text:p>
          </table:table-cell>
          <table:table-cell table:style-name="Taula3.B10" office:value-type="string">
            <text:p text:style-name="P20"><text:change text:change-id="ct94248919174704"/><text:change-start text:change-id="ct94248919175520"/><text:span text:style-name="T105">DocumentTipus</text:span><text:change-end text:change-id="ct94248919175520"/> </text:p>
          </table:table-cell>
          <table:table-cell table:style-name="Taula3.C10" office:value-type="string">
            <text:p text:style-name="P297">SI</text:p>
          </table:table-cell>
          <table:table-cell table:style-name="Taula3.D10" office:value-type="string">
            <text:p text:style-name="P23"><text:change-start text:change-id="ct94248919175872"/><text:span text:style-name="T73">Tipus</text:span><text:change-end text:change-id="ct94248919175872"/><text:change text:change-id="ct94248919176096"/><text:change-start text:change-id="ct94248919177088"/><text:span text:style-name="T73"> de document.</text:span><text:change-end text:change-id="ct94248919177088"/></text:p>
          </table:table-cell>
          <table:table-cell table:style-name="Taula3.E10" office:value-type="string">
            <text:p text:style-name="P258"><text:change-start text:change-id="ct94248919186592"/>TD01: Resolución</text:p>
            <text:p text:style-name="P258">TD02: Acuerdo</text:p>
            <text:p text:style-name="P258">TD03: Contrato</text:p>
            <text:p text:style-name="P258">TD04: Convenio</text:p>
            <text:p text:style-name="P258">TD05: Declaración</text:p>
            <text:p text:style-name="P258">TD06: Comunicación</text:p>
            <text:p text:style-name="P258">TD07: Notificación</text:p>
            <text:p text:style-name="P258">TD08: Publicación</text:p>
            <text:p text:style-name="P258">TD09: Acuse de recibo</text:p>
            <text:p text:style-name="P258">TD10: Acta</text:p>
            <text:p text:style-name="P258"><text:soft-page-break/>TD11: Certificado</text:p>
            <text:p text:style-name="P258">TD12: Diligencia</text:p>
            <text:p text:style-name="P258">TD13: Informe</text:p>
            <text:p text:style-name="P258">TD14: Solicitud</text:p>
            <text:p text:style-name="P258">TD15: Denuncia</text:p>
            <text:p text:style-name="P258">TD16: Alegación</text:p>
            <text:p text:style-name="P258">TD17: Recursos</text:p>
            <text:p text:style-name="P258">TD18: Comunicación ciudadano</text:p>
            <text:p text:style-name="P258">TD19: Factura</text:p>
            <text:p text:style-name="P258">TD20: Otros incautados</text:p>
            <text:p text:style-name="P258">TD99: Otros<text:change-end text:change-id="ct94248919186592"/></text:p>
          </table:table-cell>
        </table:table-row>
        <table:table-row>
          <table:table-cell table:style-name="Taula3.A14" office:value-type="string">
            <text:p text:style-name="P426"><text:change-start text:change-id="ct94248919176320"/>format<text:change-end text:change-id="ct94248919176320"/></text:p>
          </table:table-cell>
          <table:table-cell table:style-name="Taula3.B14" office:value-type="string">
            <text:p text:style-name="P20"><text:change-start text:change-id="ct94248919183440"/><text:span text:style-name="T105">DocumentFormat</text:span><text:change-end text:change-id="ct94248919183440"/><text:change-start text:change-id="ct94248919183664"/> <text:change-end text:change-id="ct94248919183664"/></text:p>
          </table:table-cell>
          <table:table-cell table:style-name="Taula3.C14" office:value-type="string">
            <text:p text:style-name="P296"><text:change-start text:change-id="ct94248918051920"/>SI<text:change-end text:change-id="ct94248918051920"/></text:p>
          </table:table-cell>
          <table:table-cell table:style-name="Taula3.D14" office:value-type="string">
            <text:p text:style-name="P327"><text:change-start text:change-id="ct94248919176768"/>Nom del fo<text:change-end text:change-id="ct94248919176768"/><text:change-start text:change-id="ct94248919185600"/>rmat del fitxer.<text:change-end text:change-id="ct94248919185600"/></text:p>
          </table:table-cell>
          <table:table-cell table:style-name="Taula3.E14" office:value-type="string">
            <text:p text:style-name="P327"><text:change-start text:change-id="ct94248919163232"/>Valor extret de la l<text:change-end text:change-id="ct94248919163232"/><text:change-start text:change-id="ct94248919177600"/>lista de formats admesos per la NTI de Catálogo de estándares.<text:change-end text:change-id="ct94248919177600"/></text:p>
          </table:table-cell>
        </table:table-row>
        <table:table-row>
          <table:table-cell table:style-name="Taula3.A12" office:value-type="string">
            <text:p text:style-name="P426"><text:change-start text:change-id="ct94248919182592"/>extensio<text:change-end text:change-id="ct94248919182592"/></text:p>
          </table:table-cell>
          <table:table-cell table:style-name="Taula3.B12" office:value-type="string">
            <text:p text:style-name="P20"><text:change-start text:change-id="ct94248918067856"/><text:span text:style-name="T105">DocumentExtensio</text:span><text:change-end text:change-id="ct94248918067856"/><text:change-start text:change-id="ct94248919177312"/> <text:change-end text:change-id="ct94248919177312"/></text:p>
          </table:table-cell>
          <table:table-cell table:style-name="Taula3.C12" office:value-type="string">
            <text:p text:style-name="P296"><text:change-start text:change-id="ct94248918072352"/>SI<text:change-end text:change-id="ct94248918072352"/></text:p>
          </table:table-cell>
          <table:table-cell table:style-name="Taula3.D12" office:value-type="string">
            <text:p text:style-name="P327"><text:change-start text:change-id="ct94248919171632"/>Extensió del fitxer.<text:change-end text:change-id="ct94248919171632"/></text:p>
          </table:table-cell>
          <table:table-cell table:style-name="Taula3.E12" office:value-type="string">
            <text:p text:style-name="P327"><text:change-start text:change-id="ct94248919196464"/>.gml</text:p>
            <text:p text:style-name="P327">.gz</text:p>
            <text:p text:style-name="P327">.zip</text:p>
            <text:p text:style-name="P327">.avi</text:p>
            <text:p text:style-name="P327">.csv</text:p>
            <text:p text:style-name="P327">.html</text:p>
            <text:p text:style-name="P327">.htm</text:p>
            <text:p text:style-name="P327">.css</text:p>
            <text:p text:style-name="P327">.jpg</text:p>
            <text:p text:style-name="P327">.jpeg</text:p>
            <text:p text:style-name="P327">.mhtml</text:p>
            <text:p text:style-name="P327">.mht</text:p>
            <text:p text:style-name="P327">.odt</text:p>
            <text:p text:style-name="P327">.ods</text:p>
            <text:p text:style-name="P327">.odp</text:p>
            <text:p text:style-name="P327">.odg</text:p>
            <text:p text:style-name="P327">.docx</text:p>
            <text:p text:style-name="P327">.xlsx</text:p>
            <text:p text:style-name="P327">.pptx</text:p>
            <text:p text:style-name="P327">.pdf</text:p>
            <text:p text:style-name="P327">.png</text:p>
            <text:p text:style-name="P327">.rtf</text:p>
            <text:p text:style-name="P327">.svg</text:p>
            <text:p text:style-name="P327">.tiff</text:p>
            <text:p text:style-name="P327">.txt</text:p>
            <text:p text:style-name="P327">.mp3</text:p>
            <text:p text:style-name="P327">.ogg</text:p>
            <text:p text:style-name="P327">.oga</text:p>
            <text:p text:style-name="P327">.mpeg</text:p>
            <text:p text:style-name="P327">.mp4</text:p>
            <text:p text:style-name="P327">.webm<text:change-end text:change-id="ct94248919196464"/></text:p>
          </table:table-cell>
        </table:table-row>
        <table:table-row>
          <table:table-cell table:style-name="Taula3.A13" office:value-type="string">
            <text:p text:style-name="P19">serieDocumental</text:p>
          </table:table-cell>
          <table:table-cell table:style-name="Taula3.B13" office:value-type="string">
            <text:p text:style-name="P20">String </text:p>
          </table:table-cell>
          <table:table-cell table:style-name="Taula3.C13" office:value-type="string">
            <text:p text:style-name="P293">SI</text:p>
          </table:table-cell>
          <table:table-cell table:style-name="Taula3.D13" office:value-type="string">
            <text:p text:style-name="P256">Identificador de la sèrie documental de l’arxiu<text:change-start text:change-id="ct94248919196000"/>.<text:change-end text:change-id="ct94248919196000"/></text:p>
          </table:table-cell>
          <table:table-cell table:style-name="Taula3.E13" office:value-type="string">
            <text:p text:style-name="P231"/>
          </table:table-cell>
        </table:table-row>
        <table:table-row>
          <table:table-cell table:style-name="Taula3.A14" office:value-type="string">
            <text:p text:style-name="P19"><text:change-start text:change-id="ct94248919178528"/>identificadorOrigen<text:change-end text:change-id="ct94248919178528"/></text:p>
          </table:table-cell>
          <table:table-cell table:style-name="Taula3.B14" office:value-type="string">
            <text:p text:style-name="P229"><text:change-start text:change-id="ct94248919177824"/>String<text:change-end text:change-id="ct94248919177824"/></text:p>
          </table:table-cell>
          <table:table-cell table:style-name="Taula3.C14" office:value-type="string">
            <text:p text:style-name="P38"><text:change-start text:change-id="ct94248919192848"/>No<text:change-end text:change-id="ct94248919192848"/></text:p>
          </table:table-cell>
          <table:table-cell table:style-name="Taula3.D14" office:value-type="string">
            <text:p text:style-name="P38"><text:change-start text:change-id="ct94248919195280"/>Identificador del document <text:span text:style-name="T88">original al que correspon aquesta còpia.</text:span><text:change-end text:change-id="ct94248919195280"/></text:p>
          </table:table-cell>
          <table:table-cell table:style-name="Taula3.E14" office:value-type="string">
            <text:p text:style-name="P38"><text:change-start text:change-id="ct94248919190832"/>Només té sentit en cas de <text:span text:style-name="T88">que el document sigui una</text:span> còpia<text:change-end text:change-id="ct94248919190832"/><text:change-start text:change-id="ct94248919188720"/> <text:span text:style-name="T88">(estats d’elaboració: EE02 i EE04).</text:span><text:change-end text:change-id="ct94248919188720"/></text:p>
          </table:table-cell>
        </table:table-row>
        <table:table-row>
          <table:table-cell table:style-name="Taula3.A15" office:value-type="string">
            <text:p text:style-name="P19">metadadesAddicionals</text:p>
          </table:table-cell>
          <table:table-cell table:style-name="Taula3.B15" office:value-type="string">
            <text:p text:style-name="P25"><text:span text:style-name="T68">Map</text:span>&lt;String, <text:change text:change-id="ct94248919194800"/><text:change-start text:change-id="ct94248919190352"/><text:span text:style-name="T92">Object</text:span><text:change-end text:change-id="ct94248919190352"/>&gt; </text:p>
          </table:table-cell>
          <table:table-cell table:style-name="Taula3.C15" office:value-type="string">
            <text:p text:style-name="P256">No</text:p>
          </table:table-cell>
          <table:table-cell table:style-name="Taula3.D15" office:value-type="string">
            <text:p text:style-name="P26"><text:change text:change-id="ct94248919193872"/><text:change-start text:change-id="ct94248918079152"/><text:span text:style-name="T83">Altres meta-dades del document</text:span><text:change-end text:change-id="ct94248918079152"/>.</text:p>
          </table:table-cell>
          <table:table-cell table:style-name="Taula3.E15" office:value-type="string">
            <text:p text:style-name="P256">Map: &lt;nomMetadada, valorMetadada&gt;</text:p>
          </table:table-cell>
        </table:table-row>
      </table:table>
      <text:p text:style-name="P511"/>
      <text:h text:style-name="P582" text:outline-level="2"><text:bookmark-start text:name="__RefHeading___Toc4726_112191102"/>DocumentContingut<text:bookmark-end text:name="__RefHeading___Toc4726_112191102"/><text:change text:change-id="ct94248919195504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445"><text:span text:style-name="T55"><text:s/></text:span><text:span text:style-name="T56">C</text:span><text:span text:style-name="T55"> </text:span><text:s/><text:span text:style-name="T58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28"><text:change text:change-id="ct94248919209152"/><text:change-start text:change-id="ct94248919205584"/><text:span text:style-name="T84">Informació sobre un contingut d’un document</text:span><text:change-end text:change-id="ct94248919205584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347">Camp</text:p>
          </table:table-cell>
          <table:table-cell table:style-name="Taula58.A3" office:value-type="string">
            <text:p text:style-name="P19">Tipus</text:p>
          </table:table-cell>
          <table:table-cell table:style-name="Taula58.A3" office:value-type="string">
            <text:p text:style-name="P19">Ob<text:span text:style-name="T65">l</text:span></text:p>
          </table:table-cell>
          <table:table-cell table:style-name="Taula58.A3" office:value-type="string">
            <text:p text:style-name="P19">Descripció</text:p>
          </table:table-cell>
          <table:table-cell table:style-name="Taula58.E3" office:value-type="string">
            <text:p text:style-name="P19">Comentaris</text:p>
          </table:table-cell>
        </table:table-row>
        <table:table-row>
          <table:table-cell table:style-name="Taula58.A4" office:value-type="string">
            <text:p text:style-name="P19">contingut</text:p>
          </table:table-cell>
          <table:table-cell table:style-name="Taula58.B4" office:value-type="string">
            <text:p text:style-name="P229"><text:span text:style-name="T66">byte[]</text:span> </text:p>
          </table:table-cell>
          <table:table-cell table:style-name="Taula58.C4" office:value-type="string">
            <text:p text:style-name="P38">Si</text:p>
          </table:table-cell>
          <table:table-cell table:style-name="Taula58.D4" office:value-type="string">
            <text:p text:style-name="P38">Contingut del fitxer</text:p>
          </table:table-cell>
          <table:table-cell table:style-name="Taula58.E4" office:value-type="string">
            <text:p text:style-name="P229"/>
          </table:table-cell>
        </table:table-row>
        <text:soft-page-break/>
        <table:table-row>
          <table:table-cell table:style-name="Taula58.A2" office:value-type="string">
            <text:p text:style-name="P471"><text:change-start text:change-id="ct94248919213648"/><text:span text:style-name="T16">a</text:span><text:span text:style-name="T13">rxiuNom</text:span><text:change-end text:change-id="ct94248919213648"/></text:p>
          </table:table-cell>
          <table:table-cell table:style-name="Taula58.B5" office:value-type="string">
            <text:p text:style-name="P243"><text:change-start text:change-id="ct94248918024768"/>String<text:change-end text:change-id="ct94248918024768"/></text:p>
          </table:table-cell>
          <table:table-cell table:style-name="Taula58.C5" office:value-type="string">
            <text:p text:style-name="P330"><text:change-start text:change-id="ct94248919212624"/>No<text:change-end text:change-id="ct94248919212624"/></text:p>
          </table:table-cell>
          <table:table-cell table:style-name="Taula58.D5" office:value-type="string">
            <text:p text:style-name="P330"><text:change-start text:change-id="ct94248919212848"/>Nom de l’arxiu<text:change-end text:change-id="ct94248919212848"/></text:p>
          </table:table-cell>
          <table:table-cell table:style-name="Taula58.E5" office:value-type="string">
            <text:p text:style-name="P38"/>
          </table:table-cell>
        </table:table-row>
        <table:table-row>
          <table:table-cell table:style-name="Taula58.A2" office:value-type="string">
            <text:p text:style-name="P469"><text:span text:style-name="T15">tipusM</text:span><text:span text:style-name="T14">ime</text:span><text:change text:change-id="ct94248919214160"/></text:p>
          </table:table-cell>
          <table:table-cell table:style-name="Taula58.B6" office:value-type="string">
            <text:p text:style-name="P229">String </text:p>
          </table:table-cell>
          <table:table-cell table:style-name="Taula58.C6" office:value-type="string">
            <text:p text:style-name="P38">Si</text:p>
          </table:table-cell>
          <table:table-cell table:style-name="Taula58.D6" office:value-type="string">
            <text:p text:style-name="P38">Tipus de format del contingut</text:p>
          </table:table-cell>
          <table:table-cell table:style-name="Taula58.E6" office:value-type="string">
            <text:p text:style-name="P38">PDF, XML, ...</text:p>
          </table:table-cell>
        </table:table-row>
      </table:table>
      <text:p text:style-name="Standard"/>
      <text:h text:style-name="P584" text:outline-level="2"><text:bookmark-start text:name="__RefHeading___Toc4730_112191102"/>Firma<text:bookmark-end text:name="__RefHeading___Toc4730_112191102"/><text:change text:change-id="ct94248919216112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445"><text:span text:style-name="T55"><text:s/></text:span><text:span text:style-name="T56">C</text:span><text:span text:style-name="T55"> </text:span><text:s/><text:span text:style-name="T62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31"><text:change text:change-id="ct94248919215296"/><text:change-start text:change-id="ct94248919220576"/><text:span text:style-name="T79">Informació sobre la firma d’un expedient o document</text:span><text:change-end text:change-id="ct94248919220576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352">Camp</text:p>
          </table:table-cell>
          <table:table-cell table:style-name="Taula2.A3" office:value-type="string">
            <text:p text:style-name="P351">Tipus</text:p>
          </table:table-cell>
          <table:table-cell table:style-name="Taula2.A3" office:value-type="string">
            <text:p text:style-name="P351">Ob<text:span text:style-name="T65">l</text:span></text:p>
          </table:table-cell>
          <table:table-cell table:style-name="Taula2.A3" office:value-type="string">
            <text:p text:style-name="P351">Descripció</text:p>
          </table:table-cell>
          <table:table-cell table:style-name="Taula2.E3" office:value-type="string">
            <text:p text:style-name="P351">Comentaris</text:p>
          </table:table-cell>
        </table:table-row>
        <table:table-row>
          <table:table-cell table:style-name="Taula2.A4" office:value-type="string">
            <text:p text:style-name="P353">tipus</text:p>
          </table:table-cell>
          <table:table-cell table:style-name="Taula2.B7" office:value-type="string">
            <text:p text:style-name="P32"><text:change text:change-id="ct94248919216976"/><text:change-start text:change-id="ct94248919223408"/><text:span text:style-name="T105">FirmaTipus</text:span><text:change-end text:change-id="ct94248919223408"/> </text:p>
          </table:table-cell>
          <table:table-cell table:style-name="Taula2.C6" office:value-type="string">
            <text:p text:style-name="P259"><text:change text:change-id="ct94248919215520"/><text:change-start text:change-id="ct94248919222512"/>Si<text:change-end text:change-id="ct94248919222512"/></text:p>
          </table:table-cell>
          <table:table-cell table:style-name="Taula2.D6" office:value-type="string">
            <text:p text:style-name="P38">Tipus de firma</text:p>
          </table:table-cell>
          <table:table-cell table:style-name="Taula2.E7" office:value-type="string">
            <text:p text:style-name="P261"><text:change-start text:change-id="ct94248919226432"/>TF01: CSV</text:p>
            <text:p text:style-name="P261">TF02: <text:span text:style-name="T17">XAdES internally detached signature</text:span></text:p>
            <text:p text:style-name="P261">TF03: <text:span text:style-name="T17">XAdES enveloped signature</text:span></text:p>
            <text:p text:style-name="P261">TF04: <text:span text:style-name="T17">CAdES detached/explicit signature</text:span></text:p>
            <text:p text:style-name="P261">TF05: <text:span text:style-name="T17">CAdES attached/implicit signature</text:span></text:p>
            <text:p text:style-name="P35">TF06: P<text:span text:style-name="T87">A</text:span>dES<text:change-end text:change-id="ct94248919226432"/><text:change-start text:change-id="ct94248919226176"/></text:p>
            <text:p text:style-name="P34">TF07: SMIME</text:p>
            <text:p text:style-name="P34">TF08: ODT</text:p>
            <text:p text:style-name="P35"><text:change-end text:change-id="ct94248919226176"/><text:change text:change-id="ct94248919231472"/><text:change text:change-id="ct94248919231248"/><text:change text:change-id="ct94248918100736"/><text:change text:change-id="ct94248918104192"/><text:change text:change-id="ct94248919231024"/><text:change text:change-id="ct94248919230800"/><text:change text:change-id="ct94248919230576"/><text:change text:change-id="ct94248919230352"/><text:change text:change-id="ct94248918101232"/><text:change text:change-id="ct94248919230128"/><text:change text:change-id="ct94248919229904"/><text:change text:change-id="ct94248919169856"/><text:change text:change-id="ct94248919169632"/><text:change text:change-id="ct94248919169408"/><text:change text:change-id="ct94248919169184"/><text:change text:change-id="ct94248919227616"/><text:change text:change-id="ct94248919227392"/><text:change text:change-id="ct94248919227168"/><text:change text:change-id="ct94248919226944"/><text:change-start text:change-id="ct94248919231696"/><text:span text:style-name="T18">TF09</text:span><text:change-end text:change-id="ct94248919231696"/><text:change-start text:change-id="ct94248918106992"/><text:span text:style-name="T18">: OOXML</text:span><text:change-end text:change-id="ct94248918106992"/></text:p>
          </table:table-cell>
        </table:table-row>
        <table:table-row>
          <table:table-cell table:style-name="Taula2.A2" office:value-type="string">
            <text:p text:style-name="P425"><text:change-start text:change-id="ct94248919221024"/>perfil<text:change-end text:change-id="ct94248919221024"/></text:p>
          </table:table-cell>
          <table:table-cell table:style-name="Taula2.B7" office:value-type="string">
            <text:p text:style-name="P345"><text:change-start text:change-id="ct94248919216592"/>FirmaPerfil<text:change-end text:change-id="ct94248919216592"/></text:p>
          </table:table-cell>
          <table:table-cell table:style-name="Taula2.C6" office:value-type="string">
            <text:p text:style-name="P259"><text:change-start text:change-id="ct94248918097952"/>Si<text:change-end text:change-id="ct94248918097952"/></text:p>
          </table:table-cell>
          <table:table-cell table:style-name="Taula2.D6" office:value-type="string">
            <text:p text:style-name="P259"><text:change-start text:change-id="ct94248919224960"/>Perfil de la firma<text:change-end text:change-id="ct94248919224960"/></text:p>
          </table:table-cell>
          <table:table-cell table:style-name="Taula2.E7" office:value-type="string">
            <text:p text:style-name="P259"><text:change-start text:change-id="ct94248919231920"/>BES</text:p>
            <text:p text:style-name="P259">EPES</text:p>
            <text:p text:style-name="P259">LTV</text:p>
            <text:p text:style-name="P259">T</text:p>
            <text:p text:style-name="P259">C</text:p>
            <text:p text:style-name="P259">X</text:p>
            <text:p text:style-name="P259">XL</text:p>
            <text:p text:style-name="P259">A<text:change-end text:change-id="ct94248919231920"/></text:p>
          </table:table-cell>
        </table:table-row>
        <table:table-row>
          <table:table-cell table:style-name="Taula2.A2" office:value-type="string">
            <text:p text:style-name="P37"><text:change-start text:change-id="ct94248918082704"/><text:span text:style-name="T74">fitxerN</text:span><text:change-end text:change-id="ct94248918082704"/><text:change text:change-id="ct94248919232144"/>om</text:p>
          </table:table-cell>
          <table:table-cell table:style-name="Taula2.B7" office:value-type="string">
            <text:p text:style-name="P325">String</text:p>
          </table:table-cell>
          <table:table-cell table:style-name="Taula2.C6" office:value-type="string">
            <text:p text:style-name="P325">No</text:p>
          </table:table-cell>
          <table:table-cell table:style-name="Taula2.D6" office:value-type="string">
            <text:p text:style-name="P325">Nom del fitxer que conté la firma</text:p>
          </table:table-cell>
          <table:table-cell table:style-name="Taula2.E7" office:value-type="string">
            <text:p text:style-name="P265"/>
          </table:table-cell>
        </table:table-row>
        <table:table-row>
          <table:table-cell table:style-name="Taula2.A2" office:value-type="string">
            <text:p text:style-name="P415"><text:span text:style-name="T20">c</text:span>ontingut</text:p>
          </table:table-cell>
          <table:table-cell table:style-name="Taula2.B7" office:value-type="string">
            <text:p text:style-name="P38">byte[]</text:p>
          </table:table-cell>
          <table:table-cell table:style-name="Taula2.C7" office:value-type="string">
            <text:p text:style-name="P38">Si</text:p>
          </table:table-cell>
          <table:table-cell table:style-name="Taula2.D7" office:value-type="string">
            <text:p text:style-name="P38">Contingut de la firma</text:p>
          </table:table-cell>
          <table:table-cell table:style-name="Taula2.E7" office:value-type="string">
            <text:p text:style-name="P38">En cas de firma de tipus CSV <text:change text:change-id="ct94248919222736"/><text:change-start text:change-id="ct94248919223904"/><text:span text:style-name="T76">aquest camp contendrà</text:span><text:change-end text:change-id="ct94248919223904"/> <text:change-start text:change-id="ct94248919233056"/><text:span text:style-name="T76">el </text:span><text:change-end text:change-id="ct94248919233056"/><text:change text:change-id="ct94248919233328"/><text:change-start text:change-id="ct94248919234976"/><text:span text:style-name="T76">CSV</text:span><text:change-end text:change-id="ct94248919234976"/> <text:change text:change-id="ct94248919235344"/><text:change-start text:change-id="ct94248919236800"/><text:span text:style-name="T76">com a cadena de caràcters</text:span><text:change-end text:change-id="ct94248919236800"/>.</text:p>
            <text:p text:style-name="P38">E<text:span text:style-name="T2">n</text:span> cas contrari <text:change text:change-id="ct94248919238128"/><text:change-start text:change-id="ct94248919238352"/><text:span text:style-name="T76">aquest camp contendrà els bytes de </text:span><text:change-end text:change-id="ct94248919238352"/>la firma detached<text:change-start text:change-id="ct94248919238576"/>.<text:change-end text:change-id="ct94248919238576"/></text:p>
          </table:table-cell>
        </table:table-row>
        <table:table-row>
          <table:table-cell table:style-name="Taula2.A2" office:value-type="string">
            <text:p text:style-name="P470"><text:span text:style-name="T15">tipusM</text:span><text:span text:style-name="T14">ime</text:span></text:p>
          </table:table-cell>
          <table:table-cell table:style-name="Taula2.B8" office:value-type="string">
            <text:p text:style-name="P302">String</text:p>
          </table:table-cell>
          <table:table-cell table:style-name="Taula2.C8" office:value-type="string">
            <text:p text:style-name="P302">Si</text:p>
          </table:table-cell>
          <table:table-cell table:style-name="Taula2.D8" office:value-type="string">
            <text:p text:style-name="P302">Format del contingut de la firma</text:p>
          </table:table-cell>
          <table:table-cell table:style-name="Taula2.E8" office:value-type="string">
            <text:p text:style-name="P38"/>
          </table:table-cell>
        </table:table-row>
        <table:table-row>
          <table:table-cell table:style-name="Taula2.A2" office:value-type="string">
            <text:p text:style-name="P408">csvRegulacio</text:p>
          </table:table-cell>
          <table:table-cell table:style-name="Taula2.B9" office:value-type="string">
            <text:p text:style-name="P32">String </text:p>
          </table:table-cell>
          <table:table-cell table:style-name="Taula2.C9" office:value-type="string">
            <text:p text:style-name="P38">No</text:p>
          </table:table-cell>
          <table:table-cell table:style-name="Taula2.D9" office:value-type="string">
            <text:p text:style-name="P300">Referència a la llei que regula <text:span text:style-name="T70">l’aplicació d</text:span>el CSV</text:p>
          </table:table-cell>
          <table:table-cell table:style-name="Taula2.E9" office:value-type="string">
            <text:p text:style-name="P32"/>
          </table:table-cell>
        </table:table-row>
      </table:table>
      <text:p text:style-name="P483"/>
      <text:h text:style-name="P39" text:outline-level="2"><text:bookmark-start text:name="__RefHeading___Toc4732_112191102"/><text:change text:change-id="ct94248919243392"/><text:change-start text:change-id="ct94248919244672"/>ContingutArxiu<text:bookmark-end text:name="__RefHeading___Toc4732_112191102"/><text:change-end text:change-id="ct94248919244672"/><text:change text:change-id="ct94248919244896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444"><text:span text:style-name="T55"><text:s/></text:span><text:span text:style-name="T56">C</text:span><text:span text:style-name="T55"> </text:span><text:s/><text:change text:change-id="ct94248919246560"/><text:change-start text:change-id="ct94248919247296"/><text:span text:style-name="T20">ContingutArxiu</text:span><text:change-end text:change-id="ct94248919247296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42"><text:change text:change-id="ct94248919240528"/><text:change-start text:change-id="ct94248919245120"/><text:span text:style-name="T85">Informació sobre</text:span><text:change-end text:change-id="ct94248919245120"/> un contingut <text:change text:change-id="ct94248919238800"/><text:change-start text:change-id="ct94248919247520"/><text:span text:style-name="T90">genèric de l’arxiu</text:span><text:change-end text:change-id="ct94248919247520"/>.<text:change-start text:change-id="ct94248919247744"/> <text:span text:style-name="T90">Aquest contingut pot ser de tipus document, expedient o carpeta.</text:span><text:change-end text:change-id="ct94248919247744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352">Camp</text:p>
          </table:table-cell>
          <table:table-cell table:style-name="Taula15.A2" office:value-type="string">
            <text:p text:style-name="P351">Tipus</text:p>
          </table:table-cell>
          <table:table-cell table:style-name="Taula15.A2" office:value-type="string">
            <text:p text:style-name="P351">Ob<text:span text:style-name="T65">l</text:span></text:p>
          </table:table-cell>
          <table:table-cell table:style-name="Taula15.A2" office:value-type="string">
            <text:p text:style-name="P351">Descripció</text:p>
          </table:table-cell>
          <table:table-cell table:style-name="Taula15.E2" office:value-type="string">
            <text:p text:style-name="P351">Comentaris</text:p>
          </table:table-cell>
        </table:table-row>
        <table:table-row table:style-name="Taula15.2">
          <table:table-cell table:style-name="Taula15.A1" office:value-type="string">
            <text:p text:style-name="P409">tipus</text:p>
          </table:table-cell>
          <table:table-cell table:style-name="Taula15.B3" office:value-type="string">
            <text:p text:style-name="P224"><text:change text:change-id="ct94248918109712"/><text:change-start text:change-id="ct94248919244032"/><text:span text:style-name="T21">String</text:span><text:change-end text:change-id="ct94248919244032"/> </text:p>
          </table:table-cell>
          <table:table-cell table:style-name="Taula15.C3" office:value-type="string">
            <text:p text:style-name="P326"><text:change-start text:change-id="ct94248919248704"/>SI<text:change-end text:change-id="ct94248919248704"/></text:p>
          </table:table-cell>
          <table:table-cell table:style-name="Taula15.D3" office:value-type="string">
            <text:p text:style-name="P43"><text:change text:change-id="ct94248919248928"/><text:change-start text:change-id="ct94248919244256"/><text:span text:style-name="T75">T</text:span><text:change-end text:change-id="ct94248919244256"/>ipus de contingut</text:p>
          </table:table-cell>
          <table:table-cell table:style-name="Taula15.E3" office:value-type="string">
            <text:p text:style-name="P271"><text:change text:change-id="ct94248919243744"/><text:change-start text:change-id="ct94248919250496"/><text:span text:style-name="T22">TC</text:span><text:change-end text:change-id="ct94248919250496"/><text:change-start text:change-id="ct94248919250880"/><text:span text:style-name="T22">01: Expedient</text:span><text:change-end text:change-id="ct94248919250880"/><text:change-start text:change-id="ct94248919251872"/></text:p>
            <text:p text:style-name="P261"><text:span text:style-name="T77">TC</text:span>02: Document</text:p>
            <text:p text:style-name="P261"><text:change-end text:change-id="ct94248919251872"/><text:change-start text:change-id="ct94248919252096"/><text:span text:style-name="T77">TC</text:span><text:change-end text:change-id="ct94248919252096"/><text:change-start text:change-id="ct94248919252320"/>03: Carpeta<text:change-end text:change-id="ct94248919252320"/></text:p>
          </table:table-cell>
        </table:table-row>
        <table:table-row>
          <table:table-cell table:style-name="Taula15.A4" office:value-type="string">
            <text:p text:style-name="P409">nom</text:p>
          </table:table-cell>
          <table:table-cell table:style-name="Taula15.B4" office:value-type="string">
            <text:p text:style-name="P32">String </text:p>
          </table:table-cell>
          <table:table-cell table:style-name="Taula15.C4" office:value-type="string">
            <text:p text:style-name="P326"><text:change-start text:change-id="ct94248919249152"/>SI<text:change-end text:change-id="ct94248919249152"/></text:p>
          </table:table-cell>
          <table:table-cell table:style-name="Taula15.D4" office:value-type="string">
            <text:p text:style-name="P47">Nom de<text:change text:change-id="ct94248919249440"/><text:change-start text:change-id="ct94248919253600"/><text:span text:style-name="T90">l contingut</text:span><text:change-end text:change-id="ct94248919253600"/></text:p>
          </table:table-cell>
          <table:table-cell table:style-name="Taula15.E4" office:value-type="string">
            <text:p text:style-name="P45"/>
          </table:table-cell>
        </table:table-row>
        <table:table-row>
          <table:table-cell table:style-name="Taula15.A5" office:value-type="string">
            <text:p text:style-name="P410">identificador</text:p>
          </table:table-cell>
          <table:table-cell table:style-name="Taula15.B5" office:value-type="string">
            <text:p text:style-name="P230">String </text:p>
          </table:table-cell>
          <table:table-cell table:style-name="Taula15.C5" office:value-type="string">
            <text:p text:style-name="P326"><text:change-start text:change-id="ct94248919252800"/>SI<text:change-end text:change-id="ct94248919252800"/></text:p>
          </table:table-cell>
          <table:table-cell table:style-name="Taula15.D5" office:value-type="string">
            <text:p text:style-name="P47">Identificador de l’item</text:p>
          </table:table-cell>
          <table:table-cell table:style-name="Taula15.E5" office:value-type="string">
            <text:p text:style-name="P230"/>
          </table:table-cell>
        </table:table-row>
        <table:table-row>
          <table:table-cell table:style-name="Taula15.A6" office:value-type="string">
            <text:p text:style-name="P410">versio</text:p>
          </table:table-cell>
          <table:table-cell table:style-name="Taula15.B6" office:value-type="string">
            <text:p text:style-name="P230">String </text:p>
          </table:table-cell>
          <table:table-cell table:style-name="Taula15.C6" office:value-type="string">
            <text:p text:style-name="P326"><text:change-start text:change-id="ct94248919256560"/>NO<text:change-end text:change-id="ct94248919256560"/></text:p>
          </table:table-cell>
          <table:table-cell table:style-name="Taula15.D6" office:value-type="string">
            <text:p text:style-name="P443">Versió de l’item</text:p>
          </table:table-cell>
          <table:table-cell table:style-name="Taula15.E6" office:value-type="string">
            <text:p text:style-name="P230"/>
          </table:table-cell>
        </table:table-row>
      </table:table>
      <text:p text:style-name="Text_20_body"><text:change-start text:change-id="ct94248919265840"/></text:p>
      <text:h text:style-name="P49" text:outline-level="2"><text:bookmark-start text:name="__RefHeading___Toc4742_112191102"/><text:change-end text:change-id="ct94248919265840"/><text:soft-page-break/>ConsultaFiltre<text:bookmark-end text:name="__RefHeading___Toc4742_112191102"/><text:change text:change-id="ct94248919267344"/><text:change text:change-id="ct94248919267120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446"><text:span text:style-name="T55"><text:s/></text:span><text:span text:style-name="T56">C</text:span><text:span text:style-name="T55"> </text:span><text:s/><text:span text:style-name="T23">ConsultaFilt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0.A2" table:number-columns-spanned="5" office:value-type="string">
            <text:p text:style-name="P272"><text:change text:change-id="ct94248919267984"/><text:change-start text:change-id="ct94248919266576"/>Informació sobre el filtre per a realitzar consultes.<text:change-end text:change-id="ct94248919266576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352">Camp</text:p>
          </table:table-cell>
          <table:table-cell table:style-name="Taula10.A3" office:value-type="string">
            <text:p text:style-name="P351">Tipus</text:p>
          </table:table-cell>
          <table:table-cell table:style-name="Taula10.A3" office:value-type="string">
            <text:p text:style-name="P351">Ob<text:span text:style-name="T65">l</text:span></text:p>
          </table:table-cell>
          <table:table-cell table:style-name="Taula10.A3" office:value-type="string">
            <text:p text:style-name="P351">Descripció</text:p>
          </table:table-cell>
          <table:table-cell table:style-name="Taula10.E3" office:value-type="string">
            <text:p text:style-name="P351">Comentaris</text:p>
          </table:table-cell>
        </table:table-row>
        <table:table-row>
          <table:table-cell table:style-name="Taula10.A4" office:value-type="string">
            <text:p text:style-name="P51">metada<text:change text:change-id="ct94248919269872"/><text:change-start text:change-id="ct94248919270816"/><text:span text:style-name="T89">da</text:span><text:change-end text:change-id="ct94248919270816"/></text:p>
          </table:table-cell>
          <table:table-cell table:style-name="Taula10.B5" office:value-type="string">
            <text:p text:style-name="P477">String</text:p>
          </table:table-cell>
          <table:table-cell table:style-name="Taula10.C4" office:value-type="string">
            <text:p text:style-name="P480">SI</text:p>
          </table:table-cell>
          <table:table-cell table:style-name="Taula10.D4" office:value-type="string">
            <text:p text:style-name="P478">Metadada sobre la que s’aplica el criteri de filtre</text:p>
          </table:table-cell>
          <table:table-cell table:style-name="Taula10.E5" office:value-type="string">
            <text:p text:style-name="P472"/>
          </table:table-cell>
        </table:table-row>
        <table:table-row>
          <table:table-cell table:style-name="Taula10.A2" office:value-type="string">
            <text:p text:style-name="P51">operacio</text:p>
          </table:table-cell>
          <table:table-cell table:style-name="Taula10.B5" office:value-type="string">
            <text:p text:style-name="P477"><text:change-start text:change-id="ct94248919272448"/><text:span text:style-name="T78">Consulta</text:span><text:change-end text:change-id="ct94248919272448"/>Operacio</text:p>
          </table:table-cell>
          <table:table-cell table:style-name="Taula10.C5" office:value-type="string">
            <text:p text:style-name="P479">SI</text:p>
          </table:table-cell>
          <table:table-cell table:style-name="Taula10.D5" office:value-type="string">
            <text:p text:style-name="P478">Operació a aplicar sobre la metadada</text:p>
          </table:table-cell>
          <table:table-cell table:style-name="Taula10.E5" office:value-type="string">
            <text:p text:style-name="P475"><text:change-start text:change-id="ct94248919273536"/>IGUAL</text:p>
            <text:p text:style-name="P475">CONTE</text:p>
            <text:p text:style-name="P52"><text:span text:style-name="T78">M</text:span><text:change-end text:change-id="ct94248919273536"/><text:change-start text:change-id="ct94248919275024"/><text:span text:style-name="T78">ENOR</text:span></text:p>
            <text:p text:style-name="P475">MAJOR</text:p>
            <text:p text:style-name="P475">ENTRE<text:change-end text:change-id="ct94248919275024"/><text:change text:change-id="ct94248919275616"/></text:p>
          </table:table-cell>
        </table:table-row>
        <table:table-row>
          <table:table-cell table:style-name="Taula10.A2" office:value-type="string">
            <text:p text:style-name="P474">valorOperacio</text:p>
          </table:table-cell>
          <table:table-cell table:style-name="Taula10.B6" office:value-type="string">
            <text:p text:style-name="P478">String</text:p>
          </table:table-cell>
          <table:table-cell table:style-name="Taula10.C6" office:value-type="string">
            <text:p text:style-name="P480">SI</text:p>
          </table:table-cell>
          <table:table-cell table:style-name="Taula10.D6" office:value-type="string">
            <text:p text:style-name="P478">Valor a utilitzar en el criteri</text:p>
          </table:table-cell>
          <table:table-cell table:style-name="Taula10.E6" office:value-type="string">
            <text:p text:style-name="P477"/>
          </table:table-cell>
        </table:table-row>
      </table:table>
      <text:p text:style-name="P53"><text:change text:change-id="ct94248919266192"/></text:p>
      <text:h text:style-name="P49" text:outline-level="2"><text:bookmark-start text:name="__RefHeading___Toc4744_112191102"/>ConsultaResultat <text:bookmark-end text:name="__RefHeading___Toc4744_112191102"/><text:change text:change-id="ct94248919092048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446"><text:span text:style-name="T55"><text:s/></text:span><text:span text:style-name="T56">C</text:span><text:span text:style-name="T55"> </text:span><text:s/><text:span text:style-name="T23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273"><text:change text:change-id="ct94248919279584"/><text:change-start text:change-id="ct94248919278096"/>Informació sobre el resultat d’una consulta.<text:change-end text:change-id="ct94248919278096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352">Camp</text:p>
          </table:table-cell>
          <table:table-cell table:style-name="Taula14.A3" office:value-type="string">
            <text:p text:style-name="P351">Tipus</text:p>
          </table:table-cell>
          <table:table-cell table:style-name="Taula14.A3" office:value-type="string">
            <text:p text:style-name="P351">Ob<text:span text:style-name="T65">l</text:span></text:p>
          </table:table-cell>
          <table:table-cell table:style-name="Taula14.A3" office:value-type="string">
            <text:p text:style-name="P351">Descripció</text:p>
          </table:table-cell>
          <table:table-cell table:style-name="Taula14.E3" office:value-type="string">
            <text:p text:style-name="P351">Comentaris</text:p>
          </table:table-cell>
        </table:table-row>
        <table:table-row>
          <table:table-cell table:style-name="Taula14.A4" office:value-type="string">
            <text:p text:style-name="P411">numRegistres</text:p>
          </table:table-cell>
          <table:table-cell table:style-name="Taula14.B4" office:value-type="string">
            <text:p text:style-name="P32"><text:span text:style-name="T10">int</text:span> </text:p>
          </table:table-cell>
          <table:table-cell table:style-name="Taula14.C4" office:value-type="string">
            <text:p text:style-name="P32"/>
          </table:table-cell>
          <table:table-cell table:style-name="Taula14.D4" office:value-type="string">
            <text:p text:style-name="P32"/>
          </table:table-cell>
          <table:table-cell table:style-name="Taula14.E4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11">numPagines</text:p>
          </table:table-cell>
          <table:table-cell table:style-name="Taula14.B5" office:value-type="string">
            <text:p text:style-name="P32"><text:span text:style-name="T10">int</text:span> </text:p>
          </table:table-cell>
          <table:table-cell table:style-name="Taula14.C5" office:value-type="string">
            <text:p text:style-name="P32"/>
          </table:table-cell>
          <table:table-cell table:style-name="Taula14.D5" office:value-type="string">
            <text:p text:style-name="P32"/>
          </table:table-cell>
          <table:table-cell table:style-name="Taula14.E5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11">numRetornat</text:p>
          </table:table-cell>
          <table:table-cell table:style-name="Taula14.B6" office:value-type="string">
            <text:p text:style-name="P216">int</text:p>
          </table:table-cell>
          <table:table-cell table:style-name="Taula14.C6" office:value-type="string">
            <text:p text:style-name="P32"/>
          </table:table-cell>
          <table:table-cell table:style-name="Taula14.D6" office:value-type="string">
            <text:p text:style-name="P32"/>
          </table:table-cell>
          <table:table-cell table:style-name="Taula14.E6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11">paginaActual</text:p>
          </table:table-cell>
          <table:table-cell table:style-name="Taula14.B7" office:value-type="string">
            <text:p text:style-name="P32"><text:span text:style-name="T10">int</text:span> </text:p>
          </table:table-cell>
          <table:table-cell table:style-name="Taula14.C7" office:value-type="string">
            <text:p text:style-name="P32"/>
          </table:table-cell>
          <table:table-cell table:style-name="Taula14.D7" office:value-type="string">
            <text:p text:style-name="P32"/>
          </table:table-cell>
          <table:table-cell table:style-name="Taula14.E7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11">resultats</text:p>
          </table:table-cell>
          <table:table-cell table:style-name="Taula14.B8" office:value-type="string">
            <text:p text:style-name="P219"><text:span text:style-name="T10">List&lt;</text:span><text:change text:change-id="ct94248919287824"/><text:change-start text:change-id="ct94248919288992"/><text:span text:style-name="T10">ContingutArxiu</text:span><text:change-end text:change-id="ct94248919288992"/><text:span text:style-name="T10">&gt;</text:span> </text:p>
          </table:table-cell>
          <table:table-cell table:style-name="Taula14.C8" office:value-type="string">
            <text:p text:style-name="P32"/>
          </table:table-cell>
          <table:table-cell table:style-name="Taula14.D8" office:value-type="string">
            <text:p text:style-name="P32"/>
          </table:table-cell>
          <table:table-cell table:style-name="Taula14.E8" office:value-type="string">
            <text:p text:style-name="P32"/>
          </table:table-cell>
        </table:table-row>
      </table:table>
      <text:p text:style-name="P487"><text:change-start text:change-id="ct94248919293936"/></text:p>
      <text:h text:style-name="P585" text:outline-level="2"><text:bookmark-start text:name="__RefHeading___Toc4744_1121911021"/><text:change-end text:change-id="ct94248919293936"/><text:change text:change-id="ct94248919294160"/><text:change-start text:change-id="ct94248919295312"/>Enumerats<text:bookmark-end text:name="__RefHeading___Toc4744_1121911021"/><text:change-end text:change-id="ct94248919295312"/><text:change text:change-id="ct94248919295536"/></text:h>
      <table:table table:name="Taula23" table:style-name="Taula23">
        <table:table-column table:style-name="Taula23.A"/>
        <table:table-row>
          <table:table-cell table:style-name="Taula23.A1" office:value-type="string">
            <text:p text:style-name="P450"><text:change-start text:change-id="ct94248919298320"/><text:span text:style-name="T55"><text:s/></text:span><text:span text:style-name="T57">E</text:span><text:span text:style-name="T55"> </text:span><text:s/><text:span text:style-name="T20">ContingutOrigen</text:span><text:change-end text:change-id="ct94248919298320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>
            <table:table-cell table:style-name="Taula26.A1" table:number-columns-spanned="3" office:value-type="string">
              <text:p text:style-name="P335"><text:change-start text:change-id="ct94248919270496"/>Possibles orígens d’un document.<text:change-end text:change-id="ct94248919270496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430"><text:change-start text:change-id="ct94248919289776"/>Codi<text:change-end text:change-id="ct94248919289776"/></text:p>
          </table:table-cell>
          <table:table-cell table:style-name="Taula26.A2" office:value-type="string">
            <text:p text:style-name="P429"><text:change-start text:change-id="ct94248919277712"/>Valor<text:change-end text:change-id="ct94248919277712"/></text:p>
          </table:table-cell>
          <table:table-cell table:style-name="Taula26.C2" office:value-type="string">
            <text:p text:style-name="P368"><text:change-start text:change-id="ct94248919290816"/>Comentaris<text:change-end text:change-id="ct94248919290816"/></text:p>
          </table:table-cell>
        </table:table-row>
        <table:table-row table:style-name="Taula26.2">
          <table:table-cell table:style-name="Taula26.A3" office:value-type="string">
            <text:p text:style-name="P435"><text:change-start text:change-id="ct94248919296528"/>CIUTADA<text:change-end text:change-id="ct94248919296528"/></text:p>
          </table:table-cell>
          <table:table-cell table:style-name="Taula26.B3" office:value-type="string">
            <text:p text:style-name="P639"><text:change-start text:change-id="ct94248919293408"/>0<text:change-end text:change-id="ct94248919293408"/></text:p>
          </table:table-cell>
          <table:table-cell table:style-name="Taula26.C3" office:value-type="string">
            <text:p text:style-name="P262"/>
          </table:table-cell>
        </table:table-row>
        <table:table-row>
          <table:table-cell table:style-name="Taula26.A4" office:value-type="string">
            <text:p text:style-name="P435"><text:change-start text:change-id="ct94248919281472"/>ADMINISTRACIO<text:change-end text:change-id="ct94248919281472"/></text:p>
          </table:table-cell>
          <table:table-cell table:style-name="Taula26.B4" office:value-type="string">
            <text:p text:style-name="P639"><text:change-start text:change-id="ct94248918166992"/>1<text:change-end text:change-id="ct94248918166992"/></text:p>
          </table:table-cell>
          <table:table-cell table:style-name="Taula26.C4" office:value-type="string">
            <text:p text:style-name="P269"/>
          </table:table-cell>
        </table:table-row>
      </table:table>
      <text:p text:style-name="P208"/>
      <table:table table:name="Taula29" table:style-name="Taula29">
        <table:table-column table:style-name="Taula29.A"/>
        <table:table-row>
          <table:table-cell table:style-name="Taula29.A1" office:value-type="string">
            <text:p text:style-name="P451"><text:change-start text:change-id="ct94248919303008"/><text:span text:style-name="T55"><text:s/></text:span><text:span text:style-name="T57">E</text:span><text:span text:style-name="T55"> </text:span><text:s/><text:span text:style-name="T20">ContingutTipus</text:span><text:change-end text:change-id="ct94248919303008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>
            <table:table-cell table:style-name="Taula34.A1" table:number-columns-spanned="3" office:value-type="string">
              <text:p text:style-name="P336"><text:change-start text:change-id="ct94248919299920"/>Possibles <text:span text:style-name="T102">tipus de continguts que gestiona l’arxiu</text:span>.<text:change-end text:change-id="ct94248919299920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432"><text:change-start text:change-id="ct94248919154576"/>Codi<text:change-end text:change-id="ct94248919154576"/></text:p>
          </table:table-cell>
          <table:table-cell table:style-name="Taula34.A2" office:value-type="string">
            <text:p text:style-name="P431"><text:change-start text:change-id="ct94248919299584"/>Valor<text:change-end text:change-id="ct94248919299584"/></text:p>
          </table:table-cell>
          <table:table-cell table:style-name="Taula34.C2" office:value-type="string">
            <text:p text:style-name="P369"><text:change-start text:change-id="ct94248919302688"/>Comentaris<text:change-end text:change-id="ct94248919302688"/></text:p>
          </table:table-cell>
        </table:table-row>
        <table:table-row table:style-name="Taula34.2">
          <table:table-cell table:style-name="Taula34.A3" office:value-type="string">
            <text:p text:style-name="P435"><text:change-start text:change-id="ct94248919154288"/>EXPEDIENT<text:change-end text:change-id="ct94248919154288"/></text:p>
          </table:table-cell>
          <table:table-cell table:style-name="Taula34.B3" office:value-type="string">
            <text:p text:style-name="P246"><text:change-start text:change-id="ct94248919291888"/><text:s/><text:change-end text:change-id="ct94248919291888"/></text:p>
          </table:table-cell>
          <table:table-cell table:style-name="Taula34.C3" office:value-type="string">
            <text:p text:style-name="P263"/>
          </table:table-cell>
        </table:table-row>
        <table:table-row>
          <table:table-cell table:style-name="Taula34.A4" office:value-type="string">
            <text:p text:style-name="P435"><text:change-start text:change-id="ct94248918172960"/>DOCUMENT<text:change-end text:change-id="ct94248918172960"/></text:p>
          </table:table-cell>
          <table:table-cell table:style-name="Taula34.B4" office:value-type="string">
            <text:p text:style-name="P246"/>
          </table:table-cell>
          <table:table-cell table:style-name="Taula34.C4" office:value-type="string">
            <text:p text:style-name="P270"/>
          </table:table-cell>
        </table:table-row>
        <table:table-row>
          <table:table-cell table:style-name="Taula34.A5" office:value-type="string">
            <text:p text:style-name="P435"><text:change-start text:change-id="ct94248919294720"/>CARPETA<text:change-end text:change-id="ct94248919294720"/></text:p>
          </table:table-cell>
          <table:table-cell table:style-name="Taula34.B5" office:value-type="string">
            <text:p text:style-name="P246"/>
          </table:table-cell>
          <table:table-cell table:style-name="Taula34.C5" office:value-type="string">
            <text:p text:style-name="P270"/>
          </table:table-cell>
        </table:table-row>
      </table:table>
      <text:p text:style-name="P208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451"><text:change-start text:change-id="ct94248919309136"/><text:span text:style-name="T55"><text:s/></text:span><text:span text:style-name="T57">E</text:span><text:span text:style-name="T55"> </text:span><text:s/><text:span text:style-name="T102">DocumentEstat</text:span><text:change-end text:change-id="ct94248919309136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ext:soft-page-break/>
          <table:table-row>
            <table:table-cell table:style-name="Taula36.A1" table:number-columns-spanned="3" office:value-type="string">
              <text:p text:style-name="P336"><text:change-start text:change-id="ct94248919306176"/>Possibles <text:span text:style-name="T102">estats durant el cicle de vida del document.</text:span><text:change-end text:change-id="ct94248919306176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432"><text:change-start text:change-id="ct94248919303728"/>Codi<text:change-end text:change-id="ct94248919303728"/></text:p>
          </table:table-cell>
          <table:table-cell table:style-name="Taula36.A2" office:value-type="string">
            <text:p text:style-name="P431"><text:change-start text:change-id="ct94248919307760"/>Valor<text:change-end text:change-id="ct94248919307760"/></text:p>
          </table:table-cell>
          <table:table-cell table:style-name="Taula36.C2" office:value-type="string">
            <text:p text:style-name="P369"><text:change-start text:change-id="ct94248919304032"/>Comentaris<text:change-end text:change-id="ct94248919304032"/></text:p>
          </table:table-cell>
        </table:table-row>
        <table:table-row table:style-name="Taula36.2">
          <table:table-cell table:style-name="Taula36.A3" office:value-type="string">
            <text:p text:style-name="P435"><text:change-start text:change-id="ct94248919304864"/>ESBORRANY<text:change-end text:change-id="ct94248919304864"/></text:p>
          </table:table-cell>
          <table:table-cell table:style-name="Taula36.B3" office:value-type="string">
            <text:p text:style-name="P246"/>
          </table:table-cell>
          <table:table-cell table:style-name="Taula36.C3" office:value-type="string">
            <text:p text:style-name="P339"/>
          </table:table-cell>
        </table:table-row>
        <table:table-row>
          <table:table-cell table:style-name="Taula36.A4" office:value-type="string">
            <text:p text:style-name="P435"><text:change-start text:change-id="ct94248919305088"/>DEFINITIU<text:change-end text:change-id="ct94248919305088"/></text:p>
          </table:table-cell>
          <table:table-cell table:style-name="Taula36.B4" office:value-type="string">
            <text:p text:style-name="P246"/>
          </table:table-cell>
          <table:table-cell table:style-name="Taula36.C4" office:value-type="string">
            <text:p text:style-name="P339"/>
          </table:table-cell>
        </table:table-row>
      </table:table>
      <text:p text:style-name="P208"><text:change-start text:change-id="ct94248919320704"/></text:p>
      <table:table table:name="Taula37" table:style-name="Taula37">
        <table:table-column table:style-name="Taula37.A"/>
        <table:table-row>
          <table:table-cell table:style-name="Taula37.A1" office:value-type="string">
            <text:p text:style-name="P451"><text:span text:style-name="T55"><text:s/></text:span><text:span text:style-name="T57">E</text:span><text:span text:style-name="T55"> </text:span><text:s/><text:span text:style-name="T102">DocumentEstatElaboracio</text:span>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>
            <table:table-cell table:style-name="Taula38.A1" table:number-columns-spanned="3" office:value-type="string">
              <text:p text:style-name="P339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432">Codi</text:p>
          </table:table-cell>
          <table:table-cell table:style-name="Taula38.A2" office:value-type="string">
            <text:p text:style-name="P431">Valor</text:p>
          </table:table-cell>
          <table:table-cell table:style-name="Taula38.C2" office:value-type="string">
            <text:p text:style-name="P369">Comentaris</text:p>
          </table:table-cell>
        </table:table-row>
        <table:table-row table:style-name="Taula38.2">
          <table:table-cell table:style-name="Taula38.A3" office:value-type="string">
            <text:p text:style-name="P435">ORIGINAL</text:p>
          </table:table-cell>
          <table:table-cell table:style-name="Taula38.B3" office:value-type="string">
            <text:p text:style-name="P339">EE01</text:p>
          </table:table-cell>
          <table:table-cell table:style-name="Taula38.C3" office:value-type="string">
            <text:p text:style-name="P339">Original (Llei 11/2007 Art. 30)</text:p>
          </table:table-cell>
        </table:table-row>
        <table:table-row>
          <table:table-cell table:style-name="Taula38.A6" office:value-type="string">
            <text:p text:style-name="P435">COPIA_CF</text:p>
          </table:table-cell>
          <table:table-cell table:style-name="Taula38.B6" office:value-type="string">
            <text:p text:style-name="P339">EE02</text:p>
          </table:table-cell>
          <table:table-cell table:style-name="Taula38.C6" office:value-type="string">
            <text:p text:style-name="P513">Còpia electrònica autèntica amb canvi de format (Llei 11/2007 Art. 30.1).</text:p>
          </table:table-cell>
        </table:table-row>
        <table:table-row>
          <table:table-cell table:style-name="Taula38.A6" office:value-type="string">
            <text:p text:style-name="P435">COPIA_DP</text:p>
          </table:table-cell>
          <table:table-cell table:style-name="Taula38.B6" office:value-type="string">
            <text:p text:style-name="P339">EE03</text:p>
          </table:table-cell>
          <table:table-cell table:style-name="Taula38.C6" office:value-type="string">
            <text:p text:style-name="P513">Còpia electrònica autèntica de document en paper amb canvi de format (Llei 11/2007 Art. 30.2 i 30.3).</text:p>
          </table:table-cell>
        </table:table-row>
        <table:table-row>
          <table:table-cell table:style-name="Taula38.A6" office:value-type="string">
            <text:p text:style-name="P435">COPIA_PR</text:p>
          </table:table-cell>
          <table:table-cell table:style-name="Taula38.B6" office:value-type="string">
            <text:p text:style-name="P339">EE04</text:p>
          </table:table-cell>
          <table:table-cell table:style-name="Taula38.C6" office:value-type="string">
            <text:p text:style-name="P339">Còpia electrònica parcial autèntica.</text:p>
          </table:table-cell>
        </table:table-row>
        <table:table-row>
          <table:table-cell table:style-name="Taula38.A7" office:value-type="string">
            <text:p text:style-name="P435">ALTRES</text:p>
          </table:table-cell>
          <table:table-cell table:style-name="Taula38.B7" office:value-type="string">
            <text:p text:style-name="P339">EE99</text:p>
          </table:table-cell>
          <table:table-cell table:style-name="Taula38.C7" office:value-type="string">
            <text:p text:style-name="P339">Altres estats d'elaboració.</text:p>
          </table:table-cell>
        </table:table-row>
      </table:table>
      <text:p text:style-name="P208"><text:change-end text:change-id="ct94248919320704"/></text:p>
      <table:table table:name="Taula39" table:style-name="Taula39">
        <table:table-column table:style-name="Taula39.A"/>
        <table:table-row>
          <table:table-cell table:style-name="Taula39.A1" office:value-type="string">
            <text:p text:style-name="P451"><text:change-start text:change-id="ct94248919325968"/><text:span text:style-name="T55"><text:s/></text:span><text:span text:style-name="T57">E</text:span><text:span text:style-name="T55"> </text:span><text:s/><text:span text:style-name="T101">DocumentExtensio</text:span><text:change-end text:change-id="ct94248919325968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>
            <table:table-cell table:style-name="Taula42.A1" table:number-columns-spanned="3" office:value-type="string">
              <text:p text:style-name="P337"><text:change-start text:change-id="ct94248919323968"/><text:span text:style-name="T103">Possibles extensions d'un document</text:span><text:change-end text:change-id="ct94248919323968"/><text:change-start text:change-id="ct94248919325568"/><text:span text:style-name="T103">.</text:span><text:change-end text:change-id="ct94248919325568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432"><text:change-start text:change-id="ct94248919324272"/>Codi<text:change-end text:change-id="ct94248919324272"/></text:p>
          </table:table-cell>
          <table:table-cell table:style-name="Taula42.A2" office:value-type="string">
            <text:p text:style-name="P431"><text:change-start text:change-id="ct94248919313888"/>Valor<text:change-end text:change-id="ct94248919313888"/></text:p>
          </table:table-cell>
          <table:table-cell table:style-name="Taula42.C2" office:value-type="string">
            <text:p text:style-name="P369"><text:change-start text:change-id="ct94248919314112"/>Comentaris<text:change-end text:change-id="ct94248919314112"/></text:p>
          </table:table-cell>
        </table:table-row>
        <table:table-row table:style-name="Taula42.2">
          <table:table-cell table:style-name="Taula42.A3" office:value-type="string">
            <text:p text:style-name="P436"><text:change-start text:change-id="ct94248919323312"/>GML.gml<text:change-end text:change-id="ct94248919323312"/></text:p>
          </table:table-cell>
          <table:table-cell table:style-name="Taula42.B3" office:value-type="string">
            <text:p text:style-name="P341"><text:change-start text:change-id="ct94248919321984"/>.gml<text:change-end text:change-id="ct94248919321984"/></text:p>
          </table:table-cell>
          <table:table-cell table:style-name="Taula42.C3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16384"/>GZ<text:change-end text:change-id="ct94248919316384"/></text:p>
          </table:table-cell>
          <table:table-cell table:style-name="Taula42.B11" office:value-type="string">
            <text:p text:style-name="P341"><text:change-start text:change-id="ct94248919325168"/>.gz<text:change-end text:change-id="ct94248919325168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26352"/>ZIP<text:change-end text:change-id="ct94248919326352"/></text:p>
          </table:table-cell>
          <table:table-cell table:style-name="Taula42.B11" office:value-type="string">
            <text:p text:style-name="P341"><text:change-start text:change-id="ct94248919318528"/>.zip<text:change-end text:change-id="ct94248919318528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8181360"/>AVI<text:change-end text:change-id="ct94248918181360"/></text:p>
          </table:table-cell>
          <table:table-cell table:style-name="Taula42.B11" office:value-type="string">
            <text:p text:style-name="P341"><text:change-start text:change-id="ct94248919327024"/>.avi<text:change-end text:change-id="ct94248919327024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27552"/>CSV<text:change-end text:change-id="ct94248919327552"/></text:p>
          </table:table-cell>
          <table:table-cell table:style-name="Taula42.B11" office:value-type="string">
            <text:p text:style-name="P341"><text:change-start text:change-id="ct94248919328064"/>.csv<text:change-end text:change-id="ct94248919328064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28288"/>HTML<text:change-end text:change-id="ct94248919328288"/></text:p>
          </table:table-cell>
          <table:table-cell table:style-name="Taula42.B11" office:value-type="string">
            <text:p text:style-name="P341"><text:change-start text:change-id="ct94248919326576"/>.html<text:change-end text:change-id="ct94248919326576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29152"/>HTM<text:change-end text:change-id="ct94248919329152"/></text:p>
          </table:table-cell>
          <table:table-cell table:style-name="Taula42.B11" office:value-type="string">
            <text:p text:style-name="P341"><text:change-start text:change-id="ct94248919328928"/>.htm<text:change-end text:change-id="ct94248919328928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329968"/>CSS<text:change-end text:change-id="ct94248919329968"/></text:p>
          </table:table-cell>
          <table:table-cell table:style-name="Taula42.B11" office:value-type="string">
            <text:p text:style-name="P341"><text:change-start text:change-id="ct94248919327776"/>.css<text:change-end text:change-id="ct94248919327776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1" office:value-type="string">
            <text:p text:style-name="P436"><text:change-start text:change-id="ct94248919229056"/>JPG<text:change-end text:change-id="ct94248919229056"/></text:p>
          </table:table-cell>
          <table:table-cell table:style-name="Taula42.B11" office:value-type="string">
            <text:p text:style-name="P341"><text:change-start text:change-id="ct94248919228448"/>.jpg<text:change-end text:change-id="ct94248919228448"/></text:p>
          </table:table-cell>
          <table:table-cell table:style-name="Taula42.C11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229568"/>JPEG<text:change-end text:change-id="ct94248919229568"/></text:p>
          </table:table-cell>
          <table:table-cell table:style-name="Taula42.B19" office:value-type="string">
            <text:p text:style-name="P341"><text:change-start text:change-id="ct94248919324576"/>.jpeg<text:change-end text:change-id="ct94248919324576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8187760"/>MHTML<text:change-end text:change-id="ct94248918187760"/></text:p>
          </table:table-cell>
          <table:table-cell table:style-name="Taula42.B19" office:value-type="string">
            <text:p text:style-name="P341"><text:change-start text:change-id="ct94248919329456"/>.mhtml<text:change-end text:change-id="ct94248919329456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4896"/>MHT<text:change-end text:change-id="ct94248919334896"/></text:p>
          </table:table-cell>
          <table:table-cell table:style-name="Taula42.B19" office:value-type="string">
            <text:p text:style-name="P341"><text:change-start text:change-id="ct94248919335248"/>.mht<text:change-end text:change-id="ct94248919335248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6048"/>ODT<text:change-end text:change-id="ct94248919336048"/></text:p>
          </table:table-cell>
          <table:table-cell table:style-name="Taula42.B19" office:value-type="string">
            <text:p text:style-name="P341"><text:change-start text:change-id="ct94248919327312"/>.odt<text:change-end text:change-id="ct94248919327312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6736"/>ODS<text:change-end text:change-id="ct94248919336736"/></text:p>
          </table:table-cell>
          <table:table-cell table:style-name="Taula42.B19" office:value-type="string">
            <text:p text:style-name="P341"><text:change-start text:change-id="ct94248919337248"/>.ods<text:change-end text:change-id="ct94248919337248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7616"/>ODP<text:change-end text:change-id="ct94248919337616"/></text:p>
          </table:table-cell>
          <table:table-cell table:style-name="Taula42.B19" office:value-type="string">
            <text:p text:style-name="P341"><text:change-start text:change-id="ct94248919337840"/>.odp<text:change-end text:change-id="ct94248919337840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8320"/>ODG<text:change-end text:change-id="ct94248919338320"/></text:p>
          </table:table-cell>
          <table:table-cell table:style-name="Taula42.B19" office:value-type="string">
            <text:p text:style-name="P341"><text:change-start text:change-id="ct94248919338832"/>.odg<text:change-end text:change-id="ct94248919338832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19" office:value-type="string">
            <text:p text:style-name="P436"><text:change-start text:change-id="ct94248919339216"/>DOCX<text:change-end text:change-id="ct94248919339216"/></text:p>
          </table:table-cell>
          <table:table-cell table:style-name="Taula42.B19" office:value-type="string">
            <text:p text:style-name="P341"><text:change-start text:change-id="ct94248919339440"/>.docx<text:change-end text:change-id="ct94248919339440"/></text:p>
          </table:table-cell>
          <table:table-cell table:style-name="Taula42.C19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39920"/>XLSX<text:change-end text:change-id="ct94248919339920"/></text:p>
          </table:table-cell>
          <table:table-cell table:style-name="Taula42.B25" office:value-type="string">
            <text:p text:style-name="P341"><text:change-start text:change-id="ct94248919340464"/>.xlsx<text:change-end text:change-id="ct94248919340464"/></text:p>
          </table:table-cell>
          <table:table-cell table:style-name="Taula42.C25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40848"/>PPTX<text:change-end text:change-id="ct94248919340848"/></text:p>
          </table:table-cell>
          <table:table-cell table:style-name="Taula42.B25" office:value-type="string">
            <text:p text:style-name="P341"><text:change-start text:change-id="ct94248919340224"/>.pptx<text:change-end text:change-id="ct94248919340224"/></text:p>
          </table:table-cell>
          <table:table-cell table:style-name="Taula42.C25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41616"/>PDF<text:change-end text:change-id="ct94248919341616"/></text:p>
          </table:table-cell>
          <table:table-cell table:style-name="Taula42.B25" office:value-type="string">
            <text:p text:style-name="P341"><text:change-start text:change-id="ct94248919341376"/>.pdf<text:change-end text:change-id="ct94248919341376"/></text:p>
          </table:table-cell>
          <table:table-cell table:style-name="Taula42.C25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42272"/>PNG<text:change-end text:change-id="ct94248919342272"/></text:p>
          </table:table-cell>
          <table:table-cell table:style-name="Taula42.B25" office:value-type="string">
            <text:p text:style-name="P341"><text:change-start text:change-id="ct94248919342784"/>.png<text:change-end text:change-id="ct94248919342784"/></text:p>
          </table:table-cell>
          <table:table-cell table:style-name="Taula42.C25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43088"/>RTF<text:change-end text:change-id="ct94248919343088"/></text:p>
          </table:table-cell>
          <table:table-cell table:style-name="Taula42.B25" office:value-type="string">
            <text:p text:style-name="P341"><text:change-start text:change-id="ct94248919343392"/>.rtf<text:change-end text:change-id="ct94248919343392"/></text:p>
          </table:table-cell>
          <table:table-cell table:style-name="Taula42.C25" office:value-type="string">
            <text:p text:style-name="P339"/>
          </table:table-cell>
        </table:table-row>
        <table:table-row>
          <table:table-cell table:style-name="Taula42.A25" office:value-type="string">
            <text:p text:style-name="P436"><text:change-start text:change-id="ct94248919343872"/>SVG<text:change-end text:change-id="ct94248919343872"/></text:p>
          </table:table-cell>
          <table:table-cell table:style-name="Taula42.B25" office:value-type="string">
            <text:p text:style-name="P341"><text:change-start text:change-id="ct94248919344384"/>.svg<text:change-end text:change-id="ct94248919344384"/></text:p>
          </table:table-cell>
          <table:table-cell table:style-name="Taula42.C25" office:value-type="string">
            <text:p text:style-name="P339"/>
          </table:table-cell>
        </table:table-row>
        <text:soft-page-break/>
        <table:table-row>
          <table:table-cell table:style-name="Taula42.A26" office:value-type="string">
            <text:p text:style-name="P436"><text:change-start text:change-id="ct94248919344864"/>TIFF<text:change-end text:change-id="ct94248919344864"/></text:p>
          </table:table-cell>
          <table:table-cell table:style-name="Taula42.B26" office:value-type="string">
            <text:p text:style-name="P341"><text:change-start text:change-id="ct94248919341136"/>.tiff<text:change-end text:change-id="ct94248919341136"/></text:p>
          </table:table-cell>
          <table:table-cell table:style-name="Taula42.C26" office:value-type="string">
            <text:p text:style-name="P339"/>
          </table:table-cell>
        </table:table-row>
        <table:table-row>
          <table:table-cell table:style-name="Taula42.A27" office:value-type="string">
            <text:p text:style-name="P436"><text:change-start text:change-id="ct94248919345472"/>TXT<text:change-end text:change-id="ct94248919345472"/></text:p>
          </table:table-cell>
          <table:table-cell table:style-name="Taula42.B27" office:value-type="string">
            <text:p text:style-name="P341"><text:change-start text:change-id="ct94248919345120"/>.txt<text:change-end text:change-id="ct94248919345120"/></text:p>
          </table:table-cell>
          <table:table-cell table:style-name="Taula42.C27" office:value-type="string">
            <text:p text:style-name="P339"/>
          </table:table-cell>
        </table:table-row>
        <table:table-row>
          <table:table-cell table:style-name="Taula42.A28" office:value-type="string">
            <text:p text:style-name="P436"><text:change-start text:change-id="ct94248919346240"/>MP3<text:change-end text:change-id="ct94248919346240"/></text:p>
          </table:table-cell>
          <table:table-cell table:style-name="Taula42.B28" office:value-type="string">
            <text:p text:style-name="P341"><text:change-start text:change-id="ct94248919345952"/>.mp3<text:change-end text:change-id="ct94248919345952"/></text:p>
          </table:table-cell>
          <table:table-cell table:style-name="Taula42.C28" office:value-type="string">
            <text:p text:style-name="P339"/>
          </table:table-cell>
        </table:table-row>
        <table:table-row>
          <table:table-cell table:style-name="Taula42.A29" office:value-type="string">
            <text:p text:style-name="P436"><text:change-start text:change-id="ct94248919347168"/>OGG<text:change-end text:change-id="ct94248919347168"/></text:p>
          </table:table-cell>
          <table:table-cell table:style-name="Taula42.B29" office:value-type="string">
            <text:p text:style-name="P341"><text:change-start text:change-id="ct94248919346848"/>.ogg<text:change-end text:change-id="ct94248919346848"/></text:p>
          </table:table-cell>
          <table:table-cell table:style-name="Taula42.C29" office:value-type="string">
            <text:p text:style-name="P339"/>
          </table:table-cell>
        </table:table-row>
        <table:table-row>
          <table:table-cell table:style-name="Taula42.A30" office:value-type="string">
            <text:p text:style-name="P436"><text:change-start text:change-id="ct94248919348192"/>OGA<text:change-end text:change-id="ct94248919348192"/></text:p>
          </table:table-cell>
          <table:table-cell table:style-name="Taula42.B30" office:value-type="string">
            <text:p text:style-name="P341"><text:change-start text:change-id="ct94248919347840"/>.oga<text:change-end text:change-id="ct94248919347840"/></text:p>
          </table:table-cell>
          <table:table-cell table:style-name="Taula42.C30" office:value-type="string">
            <text:p text:style-name="P339"/>
          </table:table-cell>
        </table:table-row>
        <table:table-row>
          <table:table-cell table:style-name="Taula42.A32" office:value-type="string">
            <text:p text:style-name="P436"><text:change-start text:change-id="ct94248919348848"/>MPEG<text:change-end text:change-id="ct94248919348848"/></text:p>
          </table:table-cell>
          <table:table-cell table:style-name="Taula42.B32" office:value-type="string">
            <text:p text:style-name="P341"><text:change-start text:change-id="ct94248919347392"/>.mpeg<text:change-end text:change-id="ct94248919347392"/></text:p>
          </table:table-cell>
          <table:table-cell table:style-name="Taula42.C32" office:value-type="string">
            <text:p text:style-name="P339"/>
          </table:table-cell>
        </table:table-row>
        <table:table-row>
          <table:table-cell table:style-name="Taula42.A32" office:value-type="string">
            <text:p text:style-name="P436"><text:change-start text:change-id="ct94248919349456"/>MP4<text:change-end text:change-id="ct94248919349456"/></text:p>
          </table:table-cell>
          <table:table-cell table:style-name="Taula42.B32" office:value-type="string">
            <text:p text:style-name="P341"><text:change-start text:change-id="ct94248919349680"/>.mp4<text:change-end text:change-id="ct94248919349680"/></text:p>
          </table:table-cell>
          <table:table-cell table:style-name="Taula42.C32" office:value-type="string">
            <text:p text:style-name="P339"/>
          </table:table-cell>
        </table:table-row>
        <table:table-row>
          <table:table-cell table:style-name="Taula42.A33" office:value-type="string">
            <text:p text:style-name="P436"><text:change-start text:change-id="ct94248919350432"/>WEBM<text:change-end text:change-id="ct94248919350432"/></text:p>
          </table:table-cell>
          <table:table-cell table:style-name="Taula42.B33" office:value-type="string">
            <text:p text:style-name="P341"><text:change-start text:change-id="ct94248919350736"/>.webm<text:change-end text:change-id="ct94248919350736"/></text:p>
          </table:table-cell>
          <table:table-cell table:style-name="Taula42.C33" office:value-type="string">
            <text:p text:style-name="P339"/>
          </table:table-cell>
        </table:table-row>
      </table:table>
      <text:p text:style-name="P208"/>
      <table:table table:name="Taula43" table:style-name="Taula43">
        <table:table-column table:style-name="Taula43.A"/>
        <table:table-row>
          <table:table-cell table:style-name="Taula43.A1" office:value-type="string">
            <text:p text:style-name="P452"><text:change-start text:change-id="ct94248918198240"/><text:span text:style-name="T55"><text:s/></text:span><text:span text:style-name="T57">E</text:span><text:span text:style-name="T55"> </text:span><text:s/><text:span text:style-name="T101">DocumentFormat</text:span><text:change-end text:change-id="ct94248918198240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>
            <table:table-cell table:style-name="Taula44.A1" table:number-columns-spanned="3" office:value-type="string">
              <text:p text:style-name="P341"><text:change-start text:change-id="ct94248919326800"/>Possibles formats de document.<text:change-end text:change-id="ct94248919326800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432"><text:change-start text:change-id="ct94248918198624"/>Codi<text:change-end text:change-id="ct94248918198624"/></text:p>
          </table:table-cell>
          <table:table-cell table:style-name="Taula44.A2" office:value-type="string">
            <text:p text:style-name="P431"><text:change-start text:change-id="ct94248918194160"/>Valor<text:change-end text:change-id="ct94248918194160"/></text:p>
          </table:table-cell>
          <table:table-cell table:style-name="Taula44.C2" office:value-type="string">
            <text:p text:style-name="P369"><text:change-start text:change-id="ct94248918200160"/>Comentaris<text:change-end text:change-id="ct94248918200160"/></text:p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8206560"/>GML<text:change-end text:change-id="ct94248918206560"/></text:p>
          </table:table-cell>
          <table:table-cell table:style-name="Taula44.B9" office:value-type="string">
            <text:p text:style-name="P341"><text:change-start text:change-id="ct94248918206960"/>GML<text:change-end text:change-id="ct942489182069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8207360"/>WFS<text:change-end text:change-id="ct94248918207360"/></text:p>
          </table:table-cell>
          <table:table-cell table:style-name="Taula44.B9" office:value-type="string">
            <text:p text:style-name="P341"><text:change-start text:change-id="ct94248918207760"/>WFS<text:change-end text:change-id="ct942489182077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8208160"/>WMS<text:change-end text:change-id="ct94248918208160"/></text:p>
          </table:table-cell>
          <table:table-cell table:style-name="Taula44.B9" office:value-type="string">
            <text:p text:style-name="P341"><text:change-start text:change-id="ct94248918208960"/>WMS<text:change-end text:change-id="ct942489182089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9345696"/>GZIP<text:change-end text:change-id="ct94248919345696"/></text:p>
          </table:table-cell>
          <table:table-cell table:style-name="Taula44.B9" office:value-type="string">
            <text:p text:style-name="P341"><text:change-start text:change-id="ct94248918209760"/>GZIP<text:change-end text:change-id="ct942489182097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9356208"/>ZIP<text:change-end text:change-id="ct94248919356208"/></text:p>
          </table:table-cell>
          <table:table-cell table:style-name="Taula44.B9" office:value-type="string">
            <text:p text:style-name="P341"><text:change-start text:change-id="ct94248918210560"/>ZIP<text:change-end text:change-id="ct942489182105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9328656"/>AVI<text:change-end text:change-id="ct94248919328656"/></text:p>
          </table:table-cell>
          <table:table-cell table:style-name="Taula44.B9" office:value-type="string">
            <text:p text:style-name="P341"><text:change-start text:change-id="ct94248918211360"/>AVI<text:change-end text:change-id="ct94248918211360"/></text:p>
          </table:table-cell>
          <table:table-cell table:style-name="Taula44.C3" office:value-type="string">
            <text:p text:style-name="P339"/>
          </table:table-cell>
        </table:table-row>
        <table:table-row table:style-name="Taula44.2">
          <table:table-cell table:style-name="Taula44.A9" office:value-type="string">
            <text:p text:style-name="P436"><text:change-start text:change-id="ct94248919316832"/>MP4A<text:change-end text:change-id="ct94248919316832"/></text:p>
          </table:table-cell>
          <table:table-cell table:style-name="Taula44.B9" office:value-type="string">
            <text:p text:style-name="P341"><text:change-start text:change-id="ct94248918212160"/>MP4A<text:change-end text:change-id="ct94248918212160"/></text:p>
          </table:table-cell>
          <table:table-cell table:style-name="Taula44.C3" office:value-type="string">
            <text:p text:style-name="P341"><text:change-start text:change-id="ct94248918212560"/>MPEG-4 MP4 media<text:change-end text:change-id="ct94248918212560"/></text:p>
          </table:table-cell>
        </table:table-row>
        <table:table-row>
          <table:table-cell table:style-name="Taula44.A16" office:value-type="string">
            <text:p text:style-name="P436"><text:change-start text:change-id="ct94248918212960"/>CSV<text:change-end text:change-id="ct94248918212960"/></text:p>
          </table:table-cell>
          <table:table-cell table:style-name="Taula44.B16" office:value-type="string">
            <text:p text:style-name="P442"><text:change-start text:change-id="ct94248918213360"/>CSV<text:change-end text:change-id="ct94248918213360"/></text:p>
          </table:table-cell>
          <table:table-cell table:style-name="Taula44.C16" office:value-type="string">
            <text:p text:style-name="P341"><text:change-start text:change-id="ct94248919227920"/>Comma Separated Values<text:change-end text:change-id="ct94248919227920"/></text:p>
          </table:table-cell>
        </table:table-row>
        <table:table-row>
          <table:table-cell table:style-name="Taula44.A16" office:value-type="string">
            <text:p text:style-name="P436"><text:change-start text:change-id="ct94248918214160"/>HTML<text:change-end text:change-id="ct94248918214160"/></text:p>
          </table:table-cell>
          <table:table-cell table:style-name="Taula44.B16" office:value-type="string">
            <text:p text:style-name="P341"><text:change-start text:change-id="ct94248918214560"/>HTML<text:change-end text:change-id="ct94248918214560"/></text:p>
          </table:table-cell>
          <table:table-cell table:style-name="Taula44.C16" office:value-type="string">
            <text:p text:style-name="P341"/>
          </table:table-cell>
        </table:table-row>
        <table:table-row>
          <table:table-cell table:style-name="Taula44.A16" office:value-type="string">
            <text:p text:style-name="P436"><text:change-start text:change-id="ct94248918209360"/>CSS<text:change-end text:change-id="ct94248918209360"/></text:p>
          </table:table-cell>
          <table:table-cell table:style-name="Taula44.B16" office:value-type="string">
            <text:p text:style-name="P341"><text:change-start text:change-id="ct94248918215360"/>CSS<text:change-end text:change-id="ct94248918215360"/></text:p>
          </table:table-cell>
          <table:table-cell table:style-name="Taula44.C16" office:value-type="string">
            <text:p text:style-name="P341"/>
          </table:table-cell>
        </table:table-row>
        <table:table-row>
          <table:table-cell table:style-name="Taula44.A16" office:value-type="string">
            <text:p text:style-name="P436"><text:change-start text:change-id="ct94248919336960"/>JPEG<text:change-end text:change-id="ct94248919336960"/></text:p>
          </table:table-cell>
          <table:table-cell table:style-name="Taula44.B16" office:value-type="string">
            <text:p text:style-name="P341"><text:change-start text:change-id="ct94248918216160"/>JPEG<text:change-end text:change-id="ct94248918216160"/></text:p>
          </table:table-cell>
          <table:table-cell table:style-name="Taula44.C16" office:value-type="string">
            <text:p text:style-name="P341"/>
          </table:table-cell>
        </table:table-row>
        <table:table-row>
          <table:table-cell table:style-name="Taula44.A16" office:value-type="string">
            <text:p text:style-name="P436"><text:change-start text:change-id="ct94248918216560"/>MHTML<text:change-end text:change-id="ct94248918216560"/></text:p>
          </table:table-cell>
          <table:table-cell table:style-name="Taula44.B16" office:value-type="string">
            <text:p text:style-name="P341"><text:change-start text:change-id="ct94248919334528"/>MHTML<text:change-end text:change-id="ct94248919334528"/></text:p>
          </table:table-cell>
          <table:table-cell table:style-name="Taula44.C16" office:value-type="string">
            <text:p text:style-name="P341"/>
          </table:table-cell>
        </table:table-row>
        <table:table-row>
          <table:table-cell table:style-name="Taula44.A16" office:value-type="string">
            <text:p text:style-name="P436"><text:change-start text:change-id="ct94248918208560"/>OASIS12<text:change-end text:change-id="ct94248918208560"/></text:p>
          </table:table-cell>
          <table:table-cell table:style-name="Taula44.B16" office:value-type="string">
            <text:p text:style-name="P341"><text:change-start text:change-id="ct94248918210160"/>OASIS12<text:change-end text:change-id="ct94248918210160"/></text:p>
          </table:table-cell>
          <table:table-cell table:style-name="Taula44.C16" office:value-type="string">
            <text:p text:style-name="P341"><text:change-start text:change-id="ct94248918217760"/>ISO/IEC 26300:2006 OASIS 1.2<text:change-end text:change-id="ct94248918217760"/></text:p>
          </table:table-cell>
        </table:table-row>
        <table:table-row>
          <table:table-cell table:style-name="Taula44.A16" office:value-type="string">
            <text:p text:style-name="P436"><text:change-start text:change-id="ct94248918211760"/>SOXML<text:change-end text:change-id="ct94248918211760"/></text:p>
          </table:table-cell>
          <table:table-cell table:style-name="Taula44.B16" office:value-type="string">
            <text:p text:style-name="P341"><text:change-start text:change-id="ct94248918218560"/>SOXML<text:change-end text:change-id="ct94248918218560"/></text:p>
          </table:table-cell>
          <table:table-cell table:style-name="Taula44.C16" office:value-type="string">
            <text:p text:style-name="P341"><text:change-start text:change-id="ct94248919349904"/>Strict Open XML<text:change-end text:change-id="ct94248919349904"/></text:p>
          </table:table-cell>
        </table:table-row>
        <table:table-row>
          <table:table-cell table:style-name="Taula44.A23" office:value-type="string">
            <text:p text:style-name="P436"><text:change-start text:change-id="ct94248916539264"/>PDF<text:change-end text:change-id="ct94248916539264"/></text:p>
          </table:table-cell>
          <table:table-cell table:style-name="Taula44.B23" office:value-type="string">
            <text:p text:style-name="P341"><text:change-start text:change-id="ct94248918210960"/>PDF<text:change-end text:change-id="ct94248918210960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3" office:value-type="string">
            <text:p text:style-name="P436"><text:change-start text:change-id="ct94248916539776"/>PDFA<text:change-end text:change-id="ct94248916539776"/></text:p>
          </table:table-cell>
          <table:table-cell table:style-name="Taula44.B23" office:value-type="string">
            <text:p text:style-name="P341"><text:change-start text:change-id="ct94248918216960"/>PDFA<text:change-end text:change-id="ct94248918216960"/></text:p>
          </table:table-cell>
          <table:table-cell table:style-name="Taula44.C23" office:value-type="string">
            <text:p text:style-name="P341"><text:change-start text:change-id="ct94248916540000"/>PDF/A<text:change-end text:change-id="ct94248916540000"/></text:p>
          </table:table-cell>
        </table:table-row>
        <table:table-row>
          <table:table-cell table:style-name="Taula44.A23" office:value-type="string">
            <text:p text:style-name="P436"><text:change-start text:change-id="ct94248916539488"/>PNG<text:change-end text:change-id="ct94248916539488"/></text:p>
          </table:table-cell>
          <table:table-cell table:style-name="Taula44.B23" office:value-type="string">
            <text:p text:style-name="P341"><text:change-start text:change-id="ct94248916541152"/>PNG<text:change-end text:change-id="ct94248916541152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3" office:value-type="string">
            <text:p text:style-name="P436"><text:change-start text:change-id="ct94248916542464"/>RTF<text:change-end text:change-id="ct94248916542464"/></text:p>
          </table:table-cell>
          <table:table-cell table:style-name="Taula44.B23" office:value-type="string">
            <text:p text:style-name="P341"><text:change-start text:change-id="ct94248916543456"/>RTF<text:change-end text:change-id="ct94248916543456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3" office:value-type="string">
            <text:p text:style-name="P436"><text:change-start text:change-id="ct94248916544096"/>SVG<text:change-end text:change-id="ct94248916544096"/></text:p>
          </table:table-cell>
          <table:table-cell table:style-name="Taula44.B23" office:value-type="string">
            <text:p text:style-name="P341"><text:change-start text:change-id="ct94248916544544"/>SVG<text:change-end text:change-id="ct94248916544544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3" office:value-type="string">
            <text:p text:style-name="P436"><text:change-start text:change-id="ct94248916545472"/>TIFF<text:change-end text:change-id="ct94248916545472"/></text:p>
          </table:table-cell>
          <table:table-cell table:style-name="Taula44.B23" office:value-type="string">
            <text:p text:style-name="P341"><text:change-start text:change-id="ct94248916543232"/>TIFF<text:change-end text:change-id="ct94248916543232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3" office:value-type="string">
            <text:p text:style-name="P436"><text:change-start text:change-id="ct94248916546848"/>TXT<text:change-end text:change-id="ct94248916546848"/></text:p>
          </table:table-cell>
          <table:table-cell table:style-name="Taula44.B23" office:value-type="string">
            <text:p text:style-name="P341"><text:change-start text:change-id="ct94248916542944"/>TXT<text:change-end text:change-id="ct94248916542944"/></text:p>
          </table:table-cell>
          <table:table-cell table:style-name="Taula44.C23" office:value-type="string">
            <text:p text:style-name="P341"/>
          </table:table-cell>
        </table:table-row>
        <table:table-row>
          <table:table-cell table:style-name="Taula44.A27" office:value-type="string">
            <text:p text:style-name="P436"><text:change-start text:change-id="ct94248916547920"/>XHTML<text:change-end text:change-id="ct94248916547920"/></text:p>
          </table:table-cell>
          <table:table-cell table:style-name="Taula44.B27" office:value-type="string">
            <text:p text:style-name="P341"><text:change-start text:change-id="ct94248916542688"/>XHTML<text:change-end text:change-id="ct94248916542688"/></text:p>
          </table:table-cell>
          <table:table-cell table:style-name="Taula44.C27" office:value-type="string">
            <text:p text:style-name="P341"/>
          </table:table-cell>
        </table:table-row>
        <table:table-row>
          <table:table-cell table:style-name="Taula44.A27" office:value-type="string">
            <text:p text:style-name="P436"><text:change-start text:change-id="ct94248916548144"/>MP3<text:change-end text:change-id="ct94248916548144"/></text:p>
          </table:table-cell>
          <table:table-cell table:style-name="Taula44.B27" office:value-type="string">
            <text:p text:style-name="P341"><text:change-start text:change-id="ct94248916547072"/>MP3<text:change-end text:change-id="ct94248916547072"/></text:p>
          </table:table-cell>
          <table:table-cell table:style-name="Taula44.C27" office:value-type="string">
            <text:p text:style-name="P341"><text:change-start text:change-id="ct94248916549136"/>MP3. MPEG-1 Audio Layer 3<text:change-end text:change-id="ct94248916549136"/></text:p>
          </table:table-cell>
        </table:table-row>
        <table:table-row>
          <table:table-cell table:style-name="Taula44.A27" office:value-type="string">
            <text:p text:style-name="P436"><text:change-start text:change-id="ct94248916549600"/>OGG<text:change-end text:change-id="ct94248916549600"/></text:p>
          </table:table-cell>
          <table:table-cell table:style-name="Taula44.B27" office:value-type="string">
            <text:p text:style-name="P341"><text:change-start text:change-id="ct94248916550832"/>OGG<text:change-end text:change-id="ct94248916550832"/></text:p>
          </table:table-cell>
          <table:table-cell table:style-name="Taula44.C27" office:value-type="string">
            <text:p text:style-name="P341"><text:change-start text:change-id="ct94248916551280"/>OGG-Vorbis<text:change-end text:change-id="ct94248916551280"/></text:p>
          </table:table-cell>
        </table:table-row>
        <table:table-row>
          <table:table-cell table:style-name="Taula44.A27" office:value-type="string">
            <text:p text:style-name="P436"><text:change-start text:change-id="ct94248916548368"/>MP4V<text:change-end text:change-id="ct94248916548368"/></text:p>
          </table:table-cell>
          <table:table-cell table:style-name="Taula44.B27" office:value-type="string">
            <text:p text:style-name="P341"><text:change-start text:change-id="ct94248916552944"/>MP4V<text:change-end text:change-id="ct94248916552944"/></text:p>
          </table:table-cell>
          <table:table-cell table:style-name="Taula44.C27" office:value-type="string">
            <text:p text:style-name="P341"><text:change-start text:change-id="ct94248916548816"/>MPEG-4 MP4 vídeo<text:change-end text:change-id="ct94248916548816"/></text:p>
          </table:table-cell>
        </table:table-row>
        <table:table-row>
          <table:table-cell table:style-name="Taula44.A28" office:value-type="string">
            <text:p text:style-name="P436"><text:change-start text:change-id="ct94248916554416"/>WEBM<text:change-end text:change-id="ct94248916554416"/></text:p>
          </table:table-cell>
          <table:table-cell table:style-name="Taula44.B28" office:value-type="string">
            <text:p text:style-name="P341"><text:change-start text:change-id="ct94248916552656"/>WEBM<text:change-end text:change-id="ct94248916552656"/></text:p>
          </table:table-cell>
          <table:table-cell table:style-name="Taula44.C28" office:value-type="string">
            <text:p text:style-name="P341"><text:change-start text:change-id="ct94248916553840"/>WebM<text:change-end text:change-id="ct94248916553840"/></text:p>
          </table:table-cell>
        </table:table-row>
      </table:table>
      <text:p text:style-name="P208"/>
      <table:table table:name="Taula46" table:style-name="Taula46">
        <table:table-column table:style-name="Taula46.A"/>
        <table:table-row>
          <table:table-cell table:style-name="Taula46.A1" office:value-type="string">
            <text:p text:style-name="P453"><text:change-start text:change-id="ct94248918711696"/><text:span text:style-name="T55"><text:s/></text:span><text:span text:style-name="T57">E</text:span><text:span text:style-name="T55"> </text:span><text:s/><text:span text:style-name="T101">DocumentTipus</text:span><text:change-end text:change-id="ct94248918711696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ext:soft-page-break/>
          <table:table-row>
            <table:table-cell table:style-name="Taula47.A1" table:number-columns-spanned="3" office:value-type="string">
              <text:p text:style-name="P338"><text:change-start text:change-id="ct94248916554640"/><text:span text:style-name="T104">Possibles tipus de document</text:span><text:change-end text:change-id="ct94248916554640"/><text:change-start text:change-id="ct94248918712496"/><text:span text:style-name="T104">.</text:span><text:change-end text:change-id="ct94248918712496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432"><text:change-start text:change-id="ct94248919321600"/>Codi<text:change-end text:change-id="ct94248919321600"/></text:p>
          </table:table-cell>
          <table:table-cell table:style-name="Taula47.A2" office:value-type="string">
            <text:p text:style-name="P431"><text:change-start text:change-id="ct94248918712960"/>Valor<text:change-end text:change-id="ct94248918712960"/></text:p>
          </table:table-cell>
          <table:table-cell table:style-name="Taula47.C2" office:value-type="string">
            <text:p text:style-name="P369"><text:change-start text:change-id="ct94248916551728"/>Comentaris<text:change-end text:change-id="ct94248916551728"/></text:p>
          </table:table-cell>
        </table:table-row>
        <table:table-row table:style-name="Taula47.2">
          <table:table-cell table:style-name="Taula47.A3" office:value-type="string">
            <text:p text:style-name="P437"><text:change-start text:change-id="ct94248918702768"/>RESOLUCIO<text:change-end text:change-id="ct94248918702768"/></text:p>
          </table:table-cell>
          <table:table-cell table:style-name="Taula47.B3" office:value-type="string">
            <text:p text:style-name="P342"><text:change-start text:change-id="ct94248918713344"/>TD<text:change-end text:change-id="ct94248918713344"/><text:change-start text:change-id="ct94248918714496"/>01<text:change-end text:change-id="ct94248918714496"/></text:p>
          </table:table-cell>
          <table:table-cell table:style-name="Taula47.C3" office:value-type="string">
            <text:p text:style-name="P343"><text:change-start text:change-id="ct94248918713568"/>Resolución<text:change-end text:change-id="ct94248918713568"/></text:p>
          </table:table-cell>
        </table:table-row>
        <table:table-row>
          <table:table-cell table:style-name="Taula47.A13" office:value-type="string">
            <text:p text:style-name="P437"><text:change-start text:change-id="ct94248918711920"/>ACORD<text:change-end text:change-id="ct94248918711920"/></text:p>
          </table:table-cell>
          <table:table-cell table:style-name="Taula47.B13" office:value-type="string">
            <text:p text:style-name="P342"><text:change-start text:change-id="ct94248918714080"/>TD<text:change-end text:change-id="ct94248918714080"/><text:change-start text:change-id="ct94248918703856"/>02<text:change-end text:change-id="ct94248918703856"/></text:p>
          </table:table-cell>
          <table:table-cell table:style-name="Taula47.C13" office:value-type="string">
            <text:p text:style-name="P343"><text:change-start text:change-id="ct94248918704080"/>Acuerdo<text:change-end text:change-id="ct94248918704080"/></text:p>
          </table:table-cell>
        </table:table-row>
        <table:table-row>
          <table:table-cell table:style-name="Taula47.A13" office:value-type="string">
            <text:p text:style-name="P437"><text:change-start text:change-id="ct94248918715008"/>CONTRACTE<text:change-end text:change-id="ct94248918715008"/></text:p>
          </table:table-cell>
          <table:table-cell table:style-name="Taula47.B13" office:value-type="string">
            <text:p text:style-name="P342"><text:change-start text:change-id="ct94248918713792"/>TD<text:change-end text:change-id="ct94248918713792"/><text:change-start text:change-id="ct94248918717280"/>03<text:change-end text:change-id="ct94248918717280"/></text:p>
          </table:table-cell>
          <table:table-cell table:style-name="Taula47.C13" office:value-type="string">
            <text:p text:style-name="P343"><text:change-start text:change-id="ct94248918712144"/>Contrato<text:change-end text:change-id="ct94248918712144"/></text:p>
          </table:table-cell>
        </table:table-row>
        <table:table-row>
          <table:table-cell table:style-name="Taula47.A13" office:value-type="string">
            <text:p text:style-name="P437"><text:change-start text:change-id="ct94248918714720"/>CONVENI<text:change-end text:change-id="ct94248918714720"/></text:p>
          </table:table-cell>
          <table:table-cell table:style-name="Taula47.B13" office:value-type="string">
            <text:p text:style-name="P342"><text:change-start text:change-id="ct94248918715808"/>TD<text:change-end text:change-id="ct94248918715808"/><text:change-start text:change-id="ct94248918716032"/>04<text:change-end text:change-id="ct94248918716032"/></text:p>
          </table:table-cell>
          <table:table-cell table:style-name="Taula47.C13" office:value-type="string">
            <text:p text:style-name="P343"><text:change-start text:change-id="ct94248918716544"/>Convenio<text:change-end text:change-id="ct94248918716544"/></text:p>
          </table:table-cell>
        </table:table-row>
        <table:table-row>
          <table:table-cell table:style-name="Taula47.A13" office:value-type="string">
            <text:p text:style-name="P437"><text:change-start text:change-id="ct94248918717056"/>DECLARACIO<text:change-end text:change-id="ct94248918717056"/></text:p>
          </table:table-cell>
          <table:table-cell table:style-name="Taula47.B13" office:value-type="string">
            <text:p text:style-name="P342"><text:change-start text:change-id="ct94248918715488"/>TD<text:change-end text:change-id="ct94248918715488"/><text:change-start text:change-id="ct94248919392944"/>05<text:change-end text:change-id="ct94248919392944"/></text:p>
          </table:table-cell>
          <table:table-cell table:style-name="Taula47.C13" office:value-type="string">
            <text:p text:style-name="P343"><text:change-start text:change-id="ct94248918715232"/>Declaración<text:change-end text:change-id="ct94248918715232"/></text:p>
          </table:table-cell>
        </table:table-row>
        <table:table-row>
          <table:table-cell table:style-name="Taula47.A13" office:value-type="string">
            <text:p text:style-name="P437"><text:change-start text:change-id="ct94248919392656"/>COMUNICACIO<text:change-end text:change-id="ct94248919392656"/></text:p>
          </table:table-cell>
          <table:table-cell table:style-name="Taula47.B13" office:value-type="string">
            <text:p text:style-name="P342"><text:change-start text:change-id="ct94248918716768"/>TD<text:change-end text:change-id="ct94248918716768"/><text:change-start text:change-id="ct94248919394000"/>06<text:change-end text:change-id="ct94248919394000"/></text:p>
          </table:table-cell>
          <table:table-cell table:style-name="Taula47.C13" office:value-type="string">
            <text:p text:style-name="P343"><text:change-start text:change-id="ct94248919393168"/>Comunicación<text:change-end text:change-id="ct94248919393168"/></text:p>
          </table:table-cell>
        </table:table-row>
        <table:table-row>
          <table:table-cell table:style-name="Taula47.A13" office:value-type="string">
            <text:p text:style-name="P437"><text:change-start text:change-id="ct94248919393680"/>NOTIFICACIO<text:change-end text:change-id="ct94248919393680"/></text:p>
          </table:table-cell>
          <table:table-cell table:style-name="Taula47.B13" office:value-type="string">
            <text:p text:style-name="P342"><text:change-start text:change-id="ct94248919394224"/>TD<text:change-end text:change-id="ct94248919394224"/><text:change-start text:change-id="ct94248919395056"/>07<text:change-end text:change-id="ct94248919395056"/></text:p>
          </table:table-cell>
          <table:table-cell table:style-name="Taula47.C13" office:value-type="string">
            <text:p text:style-name="P343"><text:change-start text:change-id="ct94248918708640"/>Notificación<text:change-end text:change-id="ct94248918708640"/></text:p>
          </table:table-cell>
        </table:table-row>
        <table:table-row>
          <table:table-cell table:style-name="Taula47.A13" office:value-type="string">
            <text:p text:style-name="P437"><text:change-start text:change-id="ct94248918244960"/>PUBLICACIO<text:change-end text:change-id="ct94248918244960"/></text:p>
          </table:table-cell>
          <table:table-cell table:style-name="Taula47.B13" office:value-type="string">
            <text:p text:style-name="P342"><text:change-start text:change-id="ct94248918244624"/>TD08<text:change-end text:change-id="ct94248918244624"/></text:p>
          </table:table-cell>
          <table:table-cell table:style-name="Taula47.C13" office:value-type="string">
            <text:p text:style-name="P343"><text:change-start text:change-id="ct94248918709264"/>Publicación<text:change-end text:change-id="ct94248918709264"/></text:p>
          </table:table-cell>
        </table:table-row>
        <table:table-row>
          <table:table-cell table:style-name="Taula47.A13" office:value-type="string">
            <text:p text:style-name="P437"><text:change-start text:change-id="ct94248918244160"/>JUSTIFICANT_RECEPCIO<text:change-end text:change-id="ct94248918244160"/></text:p>
          </table:table-cell>
          <table:table-cell table:style-name="Taula47.B13" office:value-type="string">
            <text:p text:style-name="P342"><text:change-start text:change-id="ct94248918243824"/>TD<text:change-end text:change-id="ct94248918243824"/><text:change-start text:change-id="ct94248918243360"/>09<text:change-end text:change-id="ct94248918243360"/></text:p>
          </table:table-cell>
          <table:table-cell table:style-name="Taula47.C13" office:value-type="string">
            <text:p text:style-name="P343"><text:change-start text:change-id="ct94248918242560"/>Acuse de recibo<text:change-end text:change-id="ct94248918242560"/></text:p>
          </table:table-cell>
        </table:table-row>
        <table:table-row>
          <table:table-cell table:style-name="Taula47.A13" office:value-type="string">
            <text:p text:style-name="P437"><text:change-start text:change-id="ct94248918242224"/>ACTA<text:change-end text:change-id="ct94248918242224"/></text:p>
          </table:table-cell>
          <table:table-cell table:style-name="Taula47.B13" office:value-type="string">
            <text:p text:style-name="P342"><text:change-start text:change-id="ct94248918241760"/>TD<text:change-end text:change-id="ct94248918241760"/><text:change-start text:change-id="ct94248918240960"/>10<text:change-end text:change-id="ct94248918240960"/></text:p>
          </table:table-cell>
          <table:table-cell table:style-name="Taula47.C13" office:value-type="string">
            <text:p text:style-name="P343"><text:change-start text:change-id="ct94248918240624"/>Acta<text:change-end text:change-id="ct94248918240624"/></text:p>
          </table:table-cell>
        </table:table-row>
        <table:table-row>
          <table:table-cell table:style-name="Taula47.A13" office:value-type="string">
            <text:p text:style-name="P437"><text:change-start text:change-id="ct94248918240160"/>CERTIFICAT<text:change-end text:change-id="ct94248918240160"/></text:p>
          </table:table-cell>
          <table:table-cell table:style-name="Taula47.B13" office:value-type="string">
            <text:p text:style-name="P342"><text:change-start text:change-id="ct94248918239024"/>TD<text:change-end text:change-id="ct94248918239024"/><text:change-start text:change-id="ct94248918238560"/>11<text:change-end text:change-id="ct94248918238560"/></text:p>
          </table:table-cell>
          <table:table-cell table:style-name="Taula47.C13" office:value-type="string">
            <text:p text:style-name="P343"><text:change-start text:change-id="ct94248918237760"/>Certificat<text:change-end text:change-id="ct94248918237760"/></text:p>
          </table:table-cell>
        </table:table-row>
        <table:table-row>
          <table:table-cell table:style-name="Taula47.A21" office:value-type="string">
            <text:p text:style-name="P437"><text:change-start text:change-id="ct94248918237424"/>DILIGENCIA<text:change-end text:change-id="ct94248918237424"/></text:p>
          </table:table-cell>
          <table:table-cell table:style-name="Taula47.B21" office:value-type="string">
            <text:p text:style-name="P342"><text:change-start text:change-id="ct94248918236960"/>TD<text:change-end text:change-id="ct94248918236960"/><text:change-start text:change-id="ct94248918236160"/>12<text:change-end text:change-id="ct94248918236160"/></text:p>
          </table:table-cell>
          <table:table-cell table:style-name="Taula47.C21" office:value-type="string">
            <text:p text:style-name="P343"><text:change-start text:change-id="ct94248918235824"/>Diligència<text:change-end text:change-id="ct94248918235824"/></text:p>
          </table:table-cell>
        </table:table-row>
        <table:table-row>
          <table:table-cell table:style-name="Taula47.A21" office:value-type="string">
            <text:p text:style-name="P437"><text:change-start text:change-id="ct94248918235360"/>INFORME<text:change-end text:change-id="ct94248918235360"/></text:p>
          </table:table-cell>
          <table:table-cell table:style-name="Taula47.B21" office:value-type="string">
            <text:p text:style-name="P342"><text:change-start text:change-id="ct94248918234960"/>TD<text:change-end text:change-id="ct94248918234960"/><text:change-start text:change-id="ct94248918712720"/>13<text:change-end text:change-id="ct94248918712720"/></text:p>
          </table:table-cell>
          <table:table-cell table:style-name="Taula47.C21" office:value-type="string">
            <text:p text:style-name="P343"><text:change-start text:change-id="ct94248918716256"/>Informe<text:change-end text:change-id="ct94248918716256"/></text:p>
          </table:table-cell>
        </table:table-row>
        <table:table-row>
          <table:table-cell table:style-name="Taula47.A21" office:value-type="string">
            <text:p text:style-name="P437"><text:change-start text:change-id="ct94248918709936"/>SOLICITUD<text:change-end text:change-id="ct94248918709936"/></text:p>
          </table:table-cell>
          <table:table-cell table:style-name="Taula47.B21" office:value-type="string">
            <text:p text:style-name="P342"><text:change-start text:change-id="ct94248918710608"/>TD<text:change-end text:change-id="ct94248918710608"/><text:change-start text:change-id="ct94248919395280"/>14<text:change-end text:change-id="ct94248919395280"/></text:p>
          </table:table-cell>
          <table:table-cell table:style-name="Taula47.C21" office:value-type="string">
            <text:p text:style-name="P343"><text:change-start text:change-id="ct94248919393392"/>Solicitud<text:change-end text:change-id="ct94248919393392"/></text:p>
          </table:table-cell>
        </table:table-row>
        <table:table-row>
          <table:table-cell table:style-name="Taula47.A21" office:value-type="string">
            <text:p text:style-name="P437"><text:change-start text:change-id="ct94248919394768"/>DENUNCIA<text:change-end text:change-id="ct94248919394768"/></text:p>
          </table:table-cell>
          <table:table-cell table:style-name="Taula47.B21" office:value-type="string">
            <text:p text:style-name="P342"><text:change-start text:change-id="ct94248918708080"/>TD<text:change-end text:change-id="ct94248918708080"/><text:change-start text:change-id="ct94248919405024"/>15<text:change-end text:change-id="ct94248919405024"/></text:p>
          </table:table-cell>
          <table:table-cell table:style-name="Taula47.C21" office:value-type="string">
            <text:p text:style-name="P343"><text:change-start text:change-id="ct94248919403872"/>Denuncia<text:change-end text:change-id="ct94248919403872"/></text:p>
          </table:table-cell>
        </table:table-row>
        <table:table-row>
          <table:table-cell table:style-name="Taula47.A21" office:value-type="string">
            <text:p text:style-name="P437"><text:change-start text:change-id="ct94248919404096"/>ALEGACIO<text:change-end text:change-id="ct94248919404096"/></text:p>
          </table:table-cell>
          <table:table-cell table:style-name="Taula47.B21" office:value-type="string">
            <text:p text:style-name="P342"><text:change-start text:change-id="ct94248919405696"/>TD<text:change-end text:change-id="ct94248919405696"/><text:change-start text:change-id="ct94248919405920"/>16<text:change-end text:change-id="ct94248919405920"/></text:p>
          </table:table-cell>
          <table:table-cell table:style-name="Taula47.C21" office:value-type="string">
            <text:p text:style-name="P343"><text:change-start text:change-id="ct94248919406688"/>Alegación<text:change-end text:change-id="ct94248919406688"/></text:p>
          </table:table-cell>
        </table:table-row>
        <table:table-row>
          <table:table-cell table:style-name="Taula47.A21" office:value-type="string">
            <text:p text:style-name="P437"><text:change-start text:change-id="ct94248919406144"/>RECURS<text:change-end text:change-id="ct94248919406144"/></text:p>
          </table:table-cell>
          <table:table-cell table:style-name="Taula47.B21" office:value-type="string">
            <text:p text:style-name="P342"><text:change-start text:change-id="ct94248919405408"/>TD<text:change-end text:change-id="ct94248919405408"/><text:change-start text:change-id="ct94248919408272"/>17<text:change-end text:change-id="ct94248919408272"/></text:p>
          </table:table-cell>
          <table:table-cell table:style-name="Taula47.C21" office:value-type="string">
            <text:p text:style-name="P343"><text:change-start text:change-id="ct94248919407200"/>Recurso<text:change-end text:change-id="ct94248919407200"/></text:p>
          </table:table-cell>
        </table:table-row>
        <table:table-row>
          <table:table-cell table:style-name="Taula47.A21" office:value-type="string">
            <text:p text:style-name="P437"><text:change-start text:change-id="ct94248919409456"/>COMUNICACIO_CIUTADA<text:change-end text:change-id="ct94248919409456"/></text:p>
          </table:table-cell>
          <table:table-cell table:style-name="Taula47.B21" office:value-type="string">
            <text:p text:style-name="P342"><text:change-start text:change-id="ct94248919408944"/>TD<text:change-end text:change-id="ct94248919408944"/><text:change-start text:change-id="ct94248919407984"/>18<text:change-end text:change-id="ct94248919407984"/></text:p>
          </table:table-cell>
          <table:table-cell table:style-name="Taula47.C21" office:value-type="string">
            <text:p text:style-name="P343"><text:change-start text:change-id="ct94248919406912"/>Comunicación ciudadano<text:change-end text:change-id="ct94248919406912"/></text:p>
          </table:table-cell>
        </table:table-row>
        <table:table-row>
          <table:table-cell table:style-name="Taula47.A21" office:value-type="string">
            <text:p text:style-name="P437"><text:change-start text:change-id="ct94248919409168"/>FACTURA<text:change-end text:change-id="ct94248919409168"/></text:p>
          </table:table-cell>
          <table:table-cell table:style-name="Taula47.B21" office:value-type="string">
            <text:p text:style-name="P342"><text:change-start text:change-id="ct94248919409680"/>TD<text:change-end text:change-id="ct94248919409680"/><text:change-start text:change-id="ct94248919411456"/>19<text:change-end text:change-id="ct94248919411456"/></text:p>
          </table:table-cell>
          <table:table-cell table:style-name="Taula47.C21" office:value-type="string">
            <text:p text:style-name="P343"><text:change-start text:change-id="ct94248919408656"/>Factura<text:change-end text:change-id="ct94248919408656"/></text:p>
          </table:table-cell>
        </table:table-row>
        <table:table-row>
          <table:table-cell table:style-name="Taula47.A22" office:value-type="string">
            <text:p text:style-name="P437"><text:change-start text:change-id="ct94248919410528"/>ALTRES_INCAUTATS<text:change-end text:change-id="ct94248919410528"/></text:p>
          </table:table-cell>
          <table:table-cell table:style-name="Taula47.B22" office:value-type="string">
            <text:p text:style-name="P342"><text:change-start text:change-id="ct94248919410016"/>TD<text:change-end text:change-id="ct94248919410016"/><text:change-start text:change-id="ct94248919411968"/>20<text:change-end text:change-id="ct94248919411968"/></text:p>
          </table:table-cell>
          <table:table-cell table:style-name="Taula47.C22" office:value-type="string">
            <text:p text:style-name="P343"><text:change-start text:change-id="ct94248918245840"/>Otros incautados<text:change-end text:change-id="ct94248918245840"/></text:p>
          </table:table-cell>
        </table:table-row>
        <table:table-row>
          <table:table-cell table:style-name="Taula47.A23" office:value-type="string">
            <text:p text:style-name="P437"><text:change-start text:change-id="ct94248918263424"/>ALTRES<text:change-end text:change-id="ct94248918263424"/></text:p>
          </table:table-cell>
          <table:table-cell table:style-name="Taula47.B23" office:value-type="string">
            <text:p text:style-name="P342"><text:change-start text:change-id="ct94248918262960"/>TD99<text:change-end text:change-id="ct94248918262960"/></text:p>
          </table:table-cell>
          <table:table-cell table:style-name="Taula47.C23" office:value-type="string">
            <text:p text:style-name="P343"><text:change-start text:change-id="ct94248918262624"/>Otros<text:change-end text:change-id="ct94248918262624"/></text:p>
          </table:table-cell>
        </table:table-row>
      </table:table>
      <text:p text:style-name="P209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454"><text:change-start text:change-id="ct94248919417200"/><text:span text:style-name="T55"><text:s/></text:span><text:span text:style-name="T57">E</text:span><text:span text:style-name="T55"> </text:span><text:s/><text:span text:style-name="T101">ExpedientEstat</text:span><text:change-end text:change-id="ct94248919417200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344"><text:change-start text:change-id="ct94248919417600"/>Possibles estats d'un expedient.<text:change-end text:change-id="ct94248919417600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434"><text:change-start text:change-id="ct94248919413056"/>Codi<text:change-end text:change-id="ct94248919413056"/></text:p>
          </table:table-cell>
          <table:table-cell table:style-name="Taula49.A2" office:value-type="string">
            <text:p text:style-name="P433"><text:change-start text:change-id="ct94248918168400"/>Valor<text:change-end text:change-id="ct94248918168400"/></text:p>
          </table:table-cell>
          <table:table-cell table:style-name="Taula49.C2" office:value-type="string">
            <text:p text:style-name="P370"><text:change-start text:change-id="ct94248919412192"/>Comentaris<text:change-end text:change-id="ct94248919412192"/></text:p>
          </table:table-cell>
        </table:table-row>
        <table:table-row table:style-name="Taula49.2">
          <table:table-cell table:style-name="Taula49.A3" office:value-type="string">
            <text:p text:style-name="P438"><text:change-start text:change-id="ct94248919413440"/>OBERT<text:change-end text:change-id="ct94248919413440"/></text:p>
          </table:table-cell>
          <table:table-cell table:style-name="Taula49.B3" office:value-type="string">
            <text:p text:style-name="P344"><text:change-start text:change-id="ct94248919394480"/>E01<text:change-end text:change-id="ct94248919394480"/></text:p>
          </table:table-cell>
          <table:table-cell table:style-name="Taula49.C3" office:value-type="string">
            <text:p text:style-name="P344"><text:change-start text:change-id="ct94248919417824"/>Abierto<text:change-end text:change-id="ct94248919417824"/></text:p>
          </table:table-cell>
        </table:table-row>
        <table:table-row>
          <table:table-cell table:style-name="Taula49.A4" office:value-type="string">
            <text:p text:style-name="P438"><text:change-start text:change-id="ct94248919419600"/>TANCAT<text:change-end text:change-id="ct94248919419600"/></text:p>
          </table:table-cell>
          <table:table-cell table:style-name="Taula49.B4" office:value-type="string">
            <text:p text:style-name="P344"><text:change-start text:change-id="ct94248919418048"/>E02<text:change-end text:change-id="ct94248919418048"/></text:p>
          </table:table-cell>
          <table:table-cell table:style-name="Taula49.C4" office:value-type="string">
            <text:p text:style-name="P344"><text:change-start text:change-id="ct94248919419824"/>Cerrado<text:change-end text:change-id="ct94248919419824"/></text:p>
          </table:table-cell>
        </table:table-row>
        <table:table-row>
          <table:table-cell table:style-name="Taula49.A5" office:value-type="string">
            <text:p text:style-name="P438"><text:change-start text:change-id="ct94248919419296"/>INDEX_REMISSIO<text:change-end text:change-id="ct94248919419296"/></text:p>
          </table:table-cell>
          <table:table-cell table:style-name="Taula49.B5" office:value-type="string">
            <text:p text:style-name="P344"><text:change-start text:change-id="ct94248919419040"/>E03<text:change-end text:change-id="ct94248919419040"/></text:p>
          </table:table-cell>
          <table:table-cell table:style-name="Taula49.C5" office:value-type="string">
            <text:p text:style-name="P344"><text:change-start text:change-id="ct94248919418816"/>Índice para remisión cerrado<text:change-end text:change-id="ct94248919418816"/></text:p>
          </table:table-cell>
        </table:table-row>
      </table:table>
      <text:p text:style-name="P209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454"><text:change-start text:change-id="ct94248919423744"/><text:span text:style-name="T55"><text:s/></text:span><text:span text:style-name="T57">E</text:span><text:span text:style-name="T55"> </text:span><text:s/><text:span text:style-name="T101">FirmaPerfil</text:span><text:change-end text:change-id="ct94248919423744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>
            <table:table-cell table:style-name="Taula51.A1" table:number-columns-spanned="3" office:value-type="string">
              <text:p text:style-name="P345"><text:change-start text:change-id="ct94248919423968"/>Possibles perfils de firma.<text:change-end text:change-id="ct94248919423968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434"><text:change-start text:change-id="ct94248919418464"/>Codi<text:change-end text:change-id="ct94248919418464"/></text:p>
          </table:table-cell>
          <table:table-cell table:style-name="Taula51.A2" office:value-type="string">
            <text:p text:style-name="P433"><text:change-start text:change-id="ct94248919420656"/>Valor<text:change-end text:change-id="ct94248919420656"/></text:p>
          </table:table-cell>
          <table:table-cell table:style-name="Taula51.C2" office:value-type="string">
            <text:p text:style-name="P370"><text:change-start text:change-id="ct94248919420880"/>Comentaris<text:change-end text:change-id="ct94248919420880"/></text:p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1824"/>BES<text:change-end text:change-id="ct94248919421824"/></text:p>
          </table:table-cell>
          <table:table-cell table:style-name="Taula51.B9" office:value-type="string">
            <text:p text:style-name="P345"><text:change-start text:change-id="ct94248919421280"/>BES<text:change-end text:change-id="ct94248919421280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4448"/>EPES<text:change-end text:change-id="ct94248919424448"/></text:p>
          </table:table-cell>
          <table:table-cell table:style-name="Taula51.B9" office:value-type="string">
            <text:p text:style-name="P345"><text:change-start text:change-id="ct94248919424192"/>EPES<text:change-end text:change-id="ct94248919424192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5120"/>LTV<text:change-end text:change-id="ct94248919425120"/></text:p>
          </table:table-cell>
          <table:table-cell table:style-name="Taula51.B9" office:value-type="string">
            <text:p text:style-name="P345"><text:change-start text:change-id="ct94248919426720"/>LTV<text:change-end text:change-id="ct94248919426720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5600"/>T<text:change-end text:change-id="ct94248919425600"/></text:p>
          </table:table-cell>
          <table:table-cell table:style-name="Taula51.B9" office:value-type="string">
            <text:p text:style-name="P345"><text:change-start text:change-id="ct94248919425824"/>T<text:change-end text:change-id="ct94248919425824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5344"/>C<text:change-end text:change-id="ct94248919425344"/></text:p>
          </table:table-cell>
          <table:table-cell table:style-name="Taula51.B9" office:value-type="string">
            <text:p text:style-name="P345"><text:change-start text:change-id="ct94248919424864"/>C<text:change-end text:change-id="ct94248919424864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7728"/>X<text:change-end text:change-id="ct94248919427728"/></text:p>
          </table:table-cell>
          <table:table-cell table:style-name="Taula51.B9" office:value-type="string">
            <text:p text:style-name="P345"><text:change-start text:change-id="ct94248919426048"/>X<text:change-end text:change-id="ct94248919426048"/></text:p>
          </table:table-cell>
          <table:table-cell table:style-name="Taula51.C3" office:value-type="string">
            <text:p text:style-name="P340"/>
          </table:table-cell>
        </table:table-row>
        <table:table-row table:style-name="Taula51.2">
          <table:table-cell table:style-name="Taula51.A9" office:value-type="string">
            <text:p text:style-name="P439"><text:change-start text:change-id="ct94248919429536"/>XL<text:change-end text:change-id="ct94248919429536"/></text:p>
          </table:table-cell>
          <table:table-cell table:style-name="Taula51.B9" office:value-type="string">
            <text:p text:style-name="P345"><text:change-start text:change-id="ct94248919429168"/>XL<text:change-end text:change-id="ct94248919429168"/></text:p>
          </table:table-cell>
          <table:table-cell table:style-name="Taula51.C3" office:value-type="string">
            <text:p text:style-name="P340"/>
          </table:table-cell>
        </table:table-row>
        <table:table-row>
          <table:table-cell table:style-name="Taula51.A10" office:value-type="string">
            <text:p text:style-name="P439"><text:change-start text:change-id="ct94248919430528"/>A<text:change-end text:change-id="ct94248919430528"/></text:p>
          </table:table-cell>
          <table:table-cell table:style-name="Taula51.B10" office:value-type="string">
            <text:p text:style-name="P345"><text:change-start text:change-id="ct94248919427952"/>A<text:change-end text:change-id="ct94248919427952"/></text:p>
          </table:table-cell>
          <table:table-cell table:style-name="Taula51.C10" office:value-type="string">
            <text:p text:style-name="P340"/>
          </table:table-cell>
        </table:table-row>
      </table:table>
      <text:p text:style-name="P209"><text:soft-page-break/></text:p>
      <table:table table:name="Taula52" table:style-name="Taula52">
        <table:table-column table:style-name="Taula52.A"/>
        <table:table-row>
          <table:table-cell table:style-name="Taula52.A1" office:value-type="string">
            <text:p text:style-name="P454"><text:change-start text:change-id="ct94248918270800"/><text:span text:style-name="T55"><text:s/></text:span><text:span text:style-name="T57">E</text:span><text:span text:style-name="T55"> </text:span><text:s/><text:span text:style-name="T101">FirmaTipus</text:span><text:change-end text:change-id="ct94248918270800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345"><text:change-start text:change-id="ct94248919423136"/>Possibles tipus de firma.<text:change-end text:change-id="ct94248919423136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434"><text:change-start text:change-id="ct94248918280400"/>Codi<text:change-end text:change-id="ct94248918280400"/></text:p>
          </table:table-cell>
          <table:table-cell table:style-name="Taula53.A2" office:value-type="string">
            <text:p text:style-name="P433"><text:change-start text:change-id="ct94248918279200"/>Valor<text:change-end text:change-id="ct94248918279200"/></text:p>
          </table:table-cell>
          <table:table-cell table:style-name="Taula53.C2" office:value-type="string">
            <text:p text:style-name="P370"><text:change-start text:change-id="ct94248918277600"/>Comentaris<text:change-end text:change-id="ct94248918277600"/></text:p>
          </table:table-cell>
        </table:table-row>
        <table:table-row table:style-name="Taula53.2">
          <table:table-cell table:style-name="Taula53.A3" office:value-type="string">
            <text:p text:style-name="P439"><text:change-start text:change-id="ct94248918276000"/>CSV<text:change-end text:change-id="ct94248918276000"/></text:p>
          </table:table-cell>
          <table:table-cell table:style-name="Taula53.B3" office:value-type="string">
            <text:p text:style-name="P345"><text:change-start text:change-id="ct94248918239824"/>TF01<text:change-end text:change-id="ct94248918239824"/></text:p>
          </table:table-cell>
          <table:table-cell table:style-name="Taula53.C3" office:value-type="string">
            <text:p text:style-name="P345"><text:change-start text:change-id="ct94248918274800"/>Código seguro de verificación<text:change-end text:change-id="ct94248918274800"/></text:p>
          </table:table-cell>
        </table:table-row>
        <table:table-row>
          <table:table-cell table:style-name="Taula53.A8" office:value-type="string">
            <text:p text:style-name="P439"><text:change-start text:change-id="ct94248918271200"/>XADES_DET<text:change-end text:change-id="ct94248918271200"/></text:p>
          </table:table-cell>
          <table:table-cell table:style-name="Taula53.B8" office:value-type="string">
            <text:p text:style-name="P345"><text:change-start text:change-id="ct94248918277200"/>TF02<text:change-end text:change-id="ct94248918277200"/></text:p>
          </table:table-cell>
          <table:table-cell table:style-name="Taula53.C8" office:value-type="string">
            <text:p text:style-name="P345"><text:change-start text:change-id="ct94248918280000"/>XAdES internally detached signature<text:change-end text:change-id="ct94248918280000"/></text:p>
          </table:table-cell>
        </table:table-row>
        <table:table-row>
          <table:table-cell table:style-name="Taula53.A8" office:value-type="string">
            <text:p text:style-name="P439"><text:change-start text:change-id="ct94248918279600"/>XADES_ENV<text:change-end text:change-id="ct94248918279600"/></text:p>
          </table:table-cell>
          <table:table-cell table:style-name="Taula53.B8" office:value-type="string">
            <text:p text:style-name="P345"><text:change-start text:change-id="ct94248918281200"/>TF03<text:change-end text:change-id="ct94248918281200"/></text:p>
          </table:table-cell>
          <table:table-cell table:style-name="Taula53.C8" office:value-type="string">
            <text:p text:style-name="P345"><text:change-start text:change-id="ct94248918284400"/>XAdES enveloped signature<text:change-end text:change-id="ct94248918284400"/></text:p>
          </table:table-cell>
        </table:table-row>
        <table:table-row>
          <table:table-cell table:style-name="Taula53.A8" office:value-type="string">
            <text:p text:style-name="P439"><text:change-start text:change-id="ct94248918284800"/>CADES_DET<text:change-end text:change-id="ct94248918284800"/></text:p>
          </table:table-cell>
          <table:table-cell table:style-name="Taula53.B8" office:value-type="string">
            <text:p text:style-name="P345"><text:change-start text:change-id="ct94248918278800"/>TF04<text:change-end text:change-id="ct94248918278800"/></text:p>
          </table:table-cell>
          <table:table-cell table:style-name="Taula53.C8" office:value-type="string">
            <text:p text:style-name="P345"><text:change-start text:change-id="ct94248918278000"/>CAdES detached/explicit signature<text:change-end text:change-id="ct94248918278000"/></text:p>
          </table:table-cell>
        </table:table-row>
        <table:table-row>
          <table:table-cell table:style-name="Taula53.A8" office:value-type="string">
            <text:p text:style-name="P439"><text:change-start text:change-id="ct94248918268800"/>CADES_ATT<text:change-end text:change-id="ct94248918268800"/></text:p>
          </table:table-cell>
          <table:table-cell table:style-name="Taula53.B8" office:value-type="string">
            <text:p text:style-name="P345"><text:change-start text:change-id="ct94248918283600"/>TF05<text:change-end text:change-id="ct94248918283600"/></text:p>
          </table:table-cell>
          <table:table-cell table:style-name="Taula53.C8" office:value-type="string">
            <text:p text:style-name="P345"><text:change-start text:change-id="ct94248918286800"/>CAdES attached/implicit signature<text:change-end text:change-id="ct94248918286800"/></text:p>
          </table:table-cell>
        </table:table-row>
        <table:table-row>
          <table:table-cell table:style-name="Taula53.A8" office:value-type="string">
            <text:p text:style-name="P439"><text:change-start text:change-id="ct94248918288000"/>PADES<text:change-end text:change-id="ct94248918288000"/></text:p>
          </table:table-cell>
          <table:table-cell table:style-name="Taula53.B8" office:value-type="string">
            <text:p text:style-name="P345"><text:change-start text:change-id="ct94248918282400"/>TF06<text:change-end text:change-id="ct94248918282400"/></text:p>
          </table:table-cell>
          <table:table-cell table:style-name="Taula53.C8" office:value-type="string">
            <text:p text:style-name="P345"><text:change-start text:change-id="ct94248919415024"/>PAdES<text:change-end text:change-id="ct94248919415024"/></text:p>
          </table:table-cell>
        </table:table-row>
        <table:table-row>
          <table:table-cell table:style-name="Taula53.A10" office:value-type="string">
            <text:p text:style-name="P439"><text:change-start text:change-id="ct94248918269600"/>SMIME<text:change-end text:change-id="ct94248918269600"/></text:p>
          </table:table-cell>
          <table:table-cell table:style-name="Taula53.B10" office:value-type="string">
            <text:p text:style-name="P345"><text:change-start text:change-id="ct94248919416944"/>TF07<text:change-end text:change-id="ct94248919416944"/></text:p>
          </table:table-cell>
          <table:table-cell table:style-name="Taula53.C10" office:value-type="string">
            <text:p text:style-name="P340"/>
          </table:table-cell>
        </table:table-row>
        <table:table-row>
          <table:table-cell table:style-name="Taula53.A10" office:value-type="string">
            <text:p text:style-name="P439"><text:change-start text:change-id="ct94248919422640"/>ODT<text:change-end text:change-id="ct94248919422640"/></text:p>
          </table:table-cell>
          <table:table-cell table:style-name="Taula53.B10" office:value-type="string">
            <text:p text:style-name="P345"><text:change-start text:change-id="ct94248919421504"/>TF08<text:change-end text:change-id="ct94248919421504"/></text:p>
          </table:table-cell>
          <table:table-cell table:style-name="Taula53.C10" office:value-type="string">
            <text:p text:style-name="P340"/>
          </table:table-cell>
        </table:table-row>
        <table:table-row>
          <table:table-cell table:style-name="Taula53.A11" office:value-type="string">
            <text:p text:style-name="P439"><text:change-start text:change-id="ct94248919330976"/>OOXML<text:change-end text:change-id="ct94248919330976"/></text:p>
          </table:table-cell>
          <table:table-cell table:style-name="Taula53.B11" office:value-type="string">
            <text:p text:style-name="P345"><text:change-start text:change-id="ct94248919330192"/>TF09<text:change-end text:change-id="ct94248919330192"/></text:p>
          </table:table-cell>
          <table:table-cell table:style-name="Taula53.C11" office:value-type="string">
            <text:p text:style-name="P340"/>
          </table:table-cell>
        </table:table-row>
      </table:table>
      <text:p text:style-name="P207"><text:change-start text:change-id="ct94248918285680"/></text:p>
      <text:p text:style-name="P206"><text:change-end text:change-id="ct94248918285680"/></text:p>
      <text:h text:style-name="P545" text:outline-level="1"><text:bookmark-start text:name="__RefHeading___Toc4746_112191102"/>Mètodes de l’<text:span text:style-name="T59">API</text:span><text:bookmark-end text:name="__RefHeading___Toc4746_112191102"/></text:h>
      <text:p text:style-name="P202"/>
      <text:h text:style-name="P586" text:outline-level="2"><text:bookmark-start text:name="__RefHeading___Toc4748_112191102"/>Consideracions sobre els paràmetres dels mètodes<text:bookmark-end text:name="__RefHeading___Toc4748_112191102"/></text:h>
      <text:list xml:id="list101508469915625" text:continue-numbering="true" text:style-name="L3">
        <text:list-item>
          <text:p text:style-name="P57">Hi haurà tres tipus de dades bàsics: expedients, documents i carpetes.<text:change text:change-id="ct94248918289200"/></text:p>
        </text:list-item>
        <text:list-item>
          <text:p text:style-name="P543">Els paràmetres ENI que prenguin valors d’una llista es passaran com a tipus enumerats i no com a cadenes de text.</text:p>
        </text:list-item>
        <text:list-item>
          <text:p text:style-name="P544"><text:change-start text:change-id="ct94248919423488"/>Els mètodes de creació i modificació tendran com a paràmetre<text:span text:style-name="T100">s</text:span> l’element (expedient, document o carpeta) que es vol crear o modificar <text:span text:style-name="T100">i l’identificador del contenidor pare (només per a documents i carpetes)</text:span>.</text:p>
        </text:list-item>
        <text:list-item>
          <text:p text:style-name="P57"><text:change-end text:change-id="ct94248919423488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57">No tendrà sentit per l’arxiu gestionar documents o carpetes deslligades d’un expedient.<text:change-start text:change-id="ct94248918288400"/></text:p>
        </text:list-item>
      </text:list>
      <text:p text:style-name="P58"><text:change-end text:change-id="ct94248918288400"/><text:change text:change-id="ct94248919448576"/><text:change-start text:change-id="ct94248919449456"/></text:p>
      <text:h text:style-name="P588" text:outline-level="2"><text:bookmark-start text:name="__RefHeading___Toc4752_1121911021"/>expedientCrear<text:bookmark-end text:name="__RefHeading___Toc4752_1121911021"/><text:change-end text:change-id="ct94248919449456"/><text:change text:change-id="ct94248919449680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455"><text:span text:style-name="T55"><text:s/>M </text:span><text:span text:style-name="T54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86">Descripció</text:p>
          </table:table-cell>
          <table:table-cell table:style-name="Taula17.B2" table:number-columns-spanned="3" office:value-type="string">
            <text:p text:style-name="P63"><text:change text:change-id="ct94248918268400"/><text:change-start text:change-id="ct94248919441952"/><text:span text:style-name="T93">Crea un nou expedient</text:span><text:change-end text:change-id="ct94248919441952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87">Paràmetres</text:p>
          </table:table-cell>
          <table:table-cell table:style-name="Taula17.B3" office:value-type="string">
            <text:p text:style-name="P357">Camp</text:p>
          </table:table-cell>
          <table:table-cell table:style-name="Taula17.C3" office:value-type="string">
            <text:p text:style-name="P356">Tipus</text:p>
          </table:table-cell>
          <table:table-cell table:style-name="Taula17.B3" office:value-type="string">
            <text:p text:style-name="P356">Descripció</text:p>
          </table:table-cell>
        </table:table-row>
        <table:table-row>
          <table:covered-table-cell/>
          <table:table-cell table:style-name="Taula17.B4" office:value-type="string">
            <text:p text:style-name="P64"><text:change text:change-id="ct94248919450496"/><text:change-start text:change-id="ct94248919454464"/><text:span text:style-name="T94">e</text:span><text:change-end text:change-id="ct94248919454464"/><text:change-start text:change-id="ct94248919455568"/><text:span text:style-name="T94">xpedient</text:span><text:change-end text:change-id="ct94248919455568"/></text:p>
          </table:table-cell>
          <table:table-cell table:style-name="Taula17.C4" office:value-type="string">
            <text:p text:style-name="P225"><text:change text:change-id="ct94248919448800"/><text:change-start text:change-id="ct94248918291280"/><text:span text:style-name="T4">Expedient</text:span><text:change-end text:change-id="ct94248918291280"/> </text:p>
          </table:table-cell>
          <table:table-cell table:style-name="Taula17.D4" office:value-type="string">
            <text:p text:style-name="P274"><text:change text:change-id="ct94248918290400"/><text:change-start text:change-id="ct94248919449904"/>Informació per a la creació de l'expedient.<text:change-end text:change-id="ct94248919449904"/></text:p>
          </table:table-cell>
        </table:table-row>
        <table:table-row>
          <table:table-cell table:style-name="Taula17.A5" office:value-type="string">
            <text:p text:style-name="P386">Excepcions</text:p>
          </table:table-cell>
          <table:table-cell table:style-name="Taula17.B5" office:value-type="string">
            <text:p text:style-name="P306"><text:span text:style-name="T49">Arxiu</text:span>Exception</text:p>
          </table:table-cell>
          <table:table-cell table:style-name="Taula17.C5" table:number-columns-spanned="2" office:value-type="string">
            <text:p text:style-name="P307">Si es produeix algun problema <text:span text:style-name="T49">al realitzar l’operació amb l’arxiu</text:span><text:change-start text:change-id="ct94248919456896"/><text:span text:style-name="T49">.</text:span><text:change-end text:change-id="ct94248919456896"/></text:p>
          </table:table-cell>
          <table:covered-table-cell/>
        </table:table-row>
        <table:table-row>
          <table:table-cell table:style-name="Taula17.A6" office:value-type="string">
            <text:p text:style-name="P386">Valor de retorn</text:p>
          </table:table-cell>
          <table:table-cell table:style-name="Taula17.B6" table:number-columns-spanned="3" office:value-type="string">
            <text:p text:style-name="P274"><text:change text:change-id="ct94248919446640"/><text:change-start text:change-id="ct94248919453936"/>ContingutArxiu<text:change-end text:change-id="ct94248919453936"/></text:p>
          </table:table-cell>
          <table:covered-table-cell/>
          <table:covered-table-cell/>
        </table:table-row>
      </table:table>
      <text:p text:style-name="P68"><text:change text:change-id="ct94248919428800"/></text:p>
      <text:h text:style-name="P603" text:outline-level="2"><text:bookmark-start text:name="__RefHeading___Toc4752_112191102"/>expedientModificar<text:bookmark-end text:name="__RefHeading___Toc4752_112191102"/><text:change text:change-id="ct94248919457488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456"><text:span text:style-name="T55"><text:s/>M </text:span><text:span text:style-name="T54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128">Descripció</text:p>
          </table:table-cell>
          <table:table-cell table:style-name="Taula4.B2" table:number-columns-spanned="3" office:value-type="string">
            <text:p text:style-name="P70"><text:change text:change-id="ct94248919465392"/><text:change-start text:change-id="ct94248919466784"/><text:span text:style-name="T93">Modifica un expedient existent</text:span><text:change-end text:change-id="ct94248919466784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388">Paràmetres</text:p>
          </table:table-cell>
          <table:table-cell table:style-name="Taula4.B3" office:value-type="string">
            <text:p text:style-name="P359">Camp</text:p>
          </table:table-cell>
          <table:table-cell table:style-name="Taula4.C3" office:value-type="string">
            <text:p text:style-name="P358">Tipus</text:p>
          </table:table-cell>
          <table:table-cell table:style-name="Taula4.B3" office:value-type="string">
            <text:p text:style-name="P358">Descripció</text:p>
          </table:table-cell>
        </table:table-row>
        <table:table-row>
          <table:covered-table-cell/>
          <table:table-cell table:style-name="Taula4.B4" office:value-type="string">
            <text:p text:style-name="P71"><text:change text:change-id="ct94248919467376"/><text:change-start text:change-id="ct94248919467600"/>expedient<text:change-end text:change-id="ct94248919467600"/></text:p>
          </table:table-cell>
          <table:table-cell table:style-name="Taula4.C4" office:value-type="string">
            <text:p text:style-name="P226"><text:change text:change-id="ct94248919460736"/><text:change-start text:change-id="ct94248919468592"/><text:span text:style-name="T4">Expedient</text:span><text:change-end text:change-id="ct94248919468592"/> </text:p>
          </table:table-cell>
          <table:table-cell table:style-name="Taula4.D4" office:value-type="string">
            <text:p text:style-name="P274"><text:change text:change-id="ct94248919456560"/><text:change-start text:change-id="ct94248919467824"/>Informació per a la modificació de l'expedient.<text:change-end text:change-id="ct94248919467824"/></text:p>
          </table:table-cell>
        </table:table-row>
        <table:table-row>
          <table:table-cell table:style-name="Taula4.A5" office:value-type="string">
            <text:p text:style-name="P386">Excepcions</text:p>
          </table:table-cell>
          <table:table-cell table:style-name="Taula4.B5" office:value-type="string">
            <text:p text:style-name="P306"><text:span text:style-name="T49">Arxiu</text:span>Exception</text:p>
          </table:table-cell>
          <table:table-cell table:style-name="Taula4.C5" table:number-columns-spanned="2" office:value-type="string">
            <text:p text:style-name="P307">Si es produeix algun problema <text:span text:style-name="T49">al realitzar l’operació amb l’arxiu</text:span><text:change-start text:change-id="ct94248919471040"/><text:span text:style-name="T49">.</text:span><text:change-end text:change-id="ct94248919471040"/></text:p>
          </table:table-cell>
          <table:covered-table-cell/>
        </table:table-row>
        <table:table-row>
          <table:table-cell table:style-name="Taula4.A6" office:value-type="string">
            <text:p text:style-name="P128">Valor de retorn</text:p>
          </table:table-cell>
          <table:table-cell table:style-name="Taula4.B6" table:number-columns-spanned="3" office:value-type="string">
            <text:p text:style-name="P276"><text:change text:change-id="ct94248919468128"/><text:change-start text:change-id="ct94248919469968"/>ContingutArxiu<text:change-end text:change-id="ct94248919469968"/></text:p>
          </table:table-cell>
          <table:covered-table-cell/>
          <table:covered-table-cell/>
        </table:table-row>
      </table:table>
      <text:p text:style-name="P75"><text:change text:change-id="ct94248919470192"/></text:p>
      <text:h text:style-name="P589" text:outline-level="2"><text:bookmark-start text:name="__RefHeading___Toc4754_112191102"/><text:soft-page-break/>expedientEsborrar<text:bookmark-end text:name="__RefHeading___Toc4754_112191102"/><text:change text:change-id="ct94248919472192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456"><text:span text:style-name="T55"><text:s/>M </text:span><text:span text:style-name="T54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28">Descripció</text:p>
          </table:table-cell>
          <table:table-cell table:style-name="Taula33.B2" table:number-columns-spanned="3" office:value-type="string">
            <text:p text:style-name="P77"><text:change text:change-id="ct94248919476528"/><text:change-start text:change-id="ct94248919477792"/><text:span text:style-name="T94">Esborra un expedient</text:span><text:change-end text:change-id="ct94248919477792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89">Paràmetres</text:p>
          </table:table-cell>
          <table:table-cell table:style-name="Taula33.B3" office:value-type="string">
            <text:p text:style-name="P361">Camp</text:p>
          </table:table-cell>
          <table:table-cell table:style-name="Taula33.C3" office:value-type="string">
            <text:p text:style-name="P360">Tipus</text:p>
          </table:table-cell>
          <table:table-cell table:style-name="Taula33.B3" office:value-type="string">
            <text:p text:style-name="P360">Descripció</text:p>
          </table:table-cell>
        </table:table-row>
        <table:table-row>
          <table:covered-table-cell/>
          <table:table-cell table:style-name="Taula33.B4" office:value-type="string">
            <text:p text:style-name="P375">identificador</text:p>
          </table:table-cell>
          <table:table-cell table:style-name="Taula33.C4" office:value-type="string">
            <text:p text:style-name="P234"><text:span text:style-name="T4">String</text:span> </text:p>
          </table:table-cell>
          <table:table-cell table:style-name="Taula33.D4" office:value-type="string">
            <text:p text:style-name="P316">Identificador de l’expedient<text:change-start text:change-id="ct94248919478688"/>.<text:change-end text:change-id="ct94248919478688"/></text:p>
          </table:table-cell>
        </table:table-row>
        <table:table-row>
          <table:table-cell table:style-name="Taula33.A5" office:value-type="string">
            <text:p text:style-name="P395">Excepcions</text:p>
          </table:table-cell>
          <table:table-cell table:style-name="Taula33.B5" office:value-type="string">
            <text:p text:style-name="P308"><text:span text:style-name="T49">Arxiu</text:span>Exception</text:p>
          </table:table-cell>
          <table:table-cell table:style-name="Taula33.C5" table:number-columns-spanned="2" office:value-type="string">
            <text:p text:style-name="P308">Si es produeix algun problema <text:span text:style-name="T49">al realitzar l’operació amb l’arxiu</text:span><text:change-start text:change-id="ct94248919482128"/><text:span text:style-name="T49">.</text:span><text:change-end text:change-id="ct94248919482128"/></text:p>
          </table:table-cell>
          <table:covered-table-cell/>
        </table:table-row>
        <table:table-row>
          <table:table-cell table:style-name="Taula33.A6" office:value-type="string">
            <text:p text:style-name="P128">Valor de retorn</text:p>
          </table:table-cell>
          <table:table-cell table:style-name="Taula33.B6" table:number-columns-spanned="3" office:value-type="string">
            <text:p text:style-name="P287">(sense valor de retorn)</text:p>
          </table:table-cell>
          <table:covered-table-cell/>
          <table:covered-table-cell/>
        </table:table-row>
      </table:table>
      <text:p text:style-name="P75"><text:change text:change-id="ct94248919480208"/></text:p>
      <text:h text:style-name="P554" text:outline-level="2"><text:bookmark-start text:name="__RefHeading___Toc4756_112191102"/>expedientDetalls<text:bookmark-end text:name="__RefHeading___Toc4756_112191102"/><text:change text:change-id="ct94248919478448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457"><text:span text:style-name="T55"><text:s/>M </text:span><text:span text:style-name="T54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92">Descripció</text:p>
          </table:table-cell>
          <table:table-cell table:style-name="Taula20.B2" table:number-columns-spanned="3" office:value-type="string">
            <text:p text:style-name="P80"><text:change text:change-id="ct94248919487440"/><text:change text:change-id="ct94248919487216"/><text:change text:change-id="ct94248919486896"/><text:change-start text:change-id="ct94248919489056"/><text:span text:style-name="T94">Retorna la informació detallada d'un expedient</text:span><text:change-end text:change-id="ct94248919489056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89">Paràmetres</text:p>
          </table:table-cell>
          <table:table-cell table:style-name="Taula20.B3" office:value-type="string">
            <text:p text:style-name="P361">Camp</text:p>
          </table:table-cell>
          <table:table-cell table:style-name="Taula20.C3" office:value-type="string">
            <text:p text:style-name="P360">Tipus</text:p>
          </table:table-cell>
          <table:table-cell table:style-name="Taula20.B3" office:value-type="string">
            <text:p text:style-name="P360">Descripció</text:p>
          </table:table-cell>
        </table:table-row>
        <table:table-row>
          <table:covered-table-cell/>
          <table:table-cell table:style-name="Taula20.B4" office:value-type="string">
            <text:p text:style-name="P376">identificador</text:p>
          </table:table-cell>
          <table:table-cell table:style-name="Taula20.C4" office:value-type="string">
            <text:p text:style-name="P235"><text:span text:style-name="T4">String</text:span> </text:p>
          </table:table-cell>
          <table:table-cell table:style-name="Taula20.D4" office:value-type="string">
            <text:p text:style-name="P316">Identificador de l’expedient<text:change-start text:change-id="ct94248919491008"/>.<text:change-end text:change-id="ct94248919491008"/></text:p>
          </table:table-cell>
        </table:table-row>
        <table:table-row>
          <table:covered-table-cell/>
          <table:table-cell table:style-name="Taula20.B5" office:value-type="string">
            <text:p text:style-name="P376">versio</text:p>
          </table:table-cell>
          <table:table-cell table:style-name="Taula20.C5" office:value-type="string">
            <text:p text:style-name="P235"><text:span text:style-name="T4">String</text:span> </text:p>
          </table:table-cell>
          <table:table-cell table:style-name="Taula20.D5" office:value-type="string">
            <text:p text:style-name="P274"><text:change text:change-id="ct94248919490112"/><text:change-start text:change-id="ct94248919483344"/>Versió de l'expedient (opcional). Si te el valor null es consulta la darrera versió disponible.<text:change-end text:change-id="ct94248919483344"/></text:p>
          </table:table-cell>
        </table:table-row>
        <table:table-row>
          <table:table-cell table:style-name="Taula20.A6" office:value-type="string">
            <text:p text:style-name="P394">Excepcions</text:p>
          </table:table-cell>
          <table:table-cell table:style-name="Taula20.B6" office:value-type="string">
            <text:p text:style-name="P307"><text:span text:style-name="T49">Arxiu</text:span>Exception</text:p>
          </table:table-cell>
          <table:table-cell table:style-name="Taula20.C6" table:number-columns-spanned="2" office:value-type="string">
            <text:p text:style-name="P307">Si es produeix algun problema <text:span text:style-name="T49">al realitzar l’operació amb l’arxiu</text:span><text:change-start text:change-id="ct94248919494352"/><text:span text:style-name="T49">.</text:span><text:change-end text:change-id="ct94248919494352"/></text:p>
          </table:table-cell>
          <table:covered-table-cell/>
        </table:table-row>
        <table:table-row>
          <table:table-cell table:style-name="Taula20.A7" office:value-type="string">
            <text:p text:style-name="P392">Valor de retorn</text:p>
          </table:table-cell>
          <table:table-cell table:style-name="Taula20.B7" table:number-columns-spanned="3" office:value-type="string">
            <text:p text:style-name="P311">Expedient</text:p>
          </table:table-cell>
          <table:covered-table-cell/>
          <table:covered-table-cell/>
        </table:table-row>
      </table:table>
      <text:p text:style-name="P86"/>
      <text:h text:style-name="P554" text:outline-level="2"><text:bookmark-start text:name="__RefHeading___Toc4758_112191102"/>expedientConsulta<text:bookmark-end text:name="__RefHeading___Toc4758_112191102"/><text:change text:change-id="ct94248919460480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457"><text:span text:style-name="T55"><text:s/>M </text:span><text:span text:style-name="T54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92">Descripció</text:p>
          </table:table-cell>
          <table:table-cell table:style-name="Taula21.B2" table:number-columns-spanned="3" office:value-type="string">
            <text:p text:style-name="P82"><text:change text:change-id="ct94248919498336"/><text:change-start text:change-id="ct94248919499472"/><text:span text:style-name="T94">Realitza una consulta d'expedients</text:span><text:change-end text:change-id="ct94248919499472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89">Paràmetres</text:p>
          </table:table-cell>
          <table:table-cell table:style-name="Taula21.B3" office:value-type="string">
            <text:p text:style-name="P361">Camp</text:p>
          </table:table-cell>
          <table:table-cell table:style-name="Taula21.C3" office:value-type="string">
            <text:p text:style-name="P360">Tipus</text:p>
          </table:table-cell>
          <table:table-cell table:style-name="Taula21.B3" office:value-type="string">
            <text:p text:style-name="P360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416">filtres</text:p>
          </table:table-cell>
          <table:table-cell table:style-name="Taula21.B4" office:value-type="string">
            <text:p text:style-name="P305">List&lt;ConsultaFiltre&gt;</text:p>
          </table:table-cell>
          <table:table-cell table:style-name="Taula21.D4" office:value-type="string">
            <text:p text:style-name="P274"><text:change text:change-id="ct94248919501296"/><text:change-start text:change-id="ct94248919501520"/>Llista de filtres per aplicar a la consulta.<text:change-end text:change-id="ct94248919501520"/></text:p>
          </table:table-cell>
        </table:table-row>
        <table:table-row>
          <table:covered-table-cell/>
          <table:table-cell table:style-name="Taula21.B5" office:value-type="string">
            <text:p text:style-name="P413"><text:span text:style-name="T48">p</text:span>agin<text:span text:style-name="T48">a</text:span></text:p>
          </table:table-cell>
          <table:table-cell table:style-name="Taula21.C5" office:value-type="string">
            <text:p text:style-name="P227"><text:change text:change-id="ct94248919503808"/><text:change-start text:change-id="ct94248919499984"/><text:span text:style-name="T10">Integer</text:span><text:change-end text:change-id="ct94248919499984"/> </text:p>
          </table:table-cell>
          <table:table-cell table:style-name="Taula21.D5" office:value-type="string">
            <text:p text:style-name="P274"><text:change text:change-id="ct94248919502000"/><text:change-start text:change-id="ct94248919505104"/>Número de la pàgina de resultats que s'ha de retornar. Si te el valor null es fa la consulta sense paginació.<text:change-end text:change-id="ct94248919505104"/></text:p>
          </table:table-cell>
        </table:table-row>
        <table:table-row>
          <table:covered-table-cell/>
          <table:table-cell table:style-name="Taula21.B6" office:value-type="string">
            <text:p text:style-name="P421">itemsPerPagina</text:p>
          </table:table-cell>
          <table:table-cell table:style-name="Taula21.C6" office:value-type="string">
            <text:p text:style-name="P85"><text:change text:change-id="ct94248919499696"/><text:change-start text:change-id="ct94248919505616"/>Integer<text:change-end text:change-id="ct94248919505616"/></text:p>
          </table:table-cell>
          <table:table-cell table:style-name="Taula21.D6" office:value-type="string">
            <text:p text:style-name="P274"><text:change text:change-id="ct94248919504096"/><text:change-start text:change-id="ct94248919506416"/>Nombre d’elements per pàgina. Si te el valor null es fa la consulta sense paginació.<text:change-end text:change-id="ct94248919506416"/></text:p>
          </table:table-cell>
        </table:table-row>
        <table:table-row>
          <table:table-cell table:style-name="Taula21.A7" office:value-type="string">
            <text:p text:style-name="P394">Excepcions</text:p>
          </table:table-cell>
          <table:table-cell table:style-name="Taula21.B7" office:value-type="string">
            <text:p text:style-name="P307"><text:span text:style-name="T49">Arxiu</text:span>Exception</text:p>
          </table:table-cell>
          <table:table-cell table:style-name="Taula21.C7" table:number-columns-spanned="2" office:value-type="string">
            <text:p text:style-name="P307">Si es produeix algun problema <text:span text:style-name="T49">al realitzar l’operació amb l’arxiu</text:span><text:change-start text:change-id="ct94248918663872"/><text:span text:style-name="T49">.</text:span><text:change-end text:change-id="ct94248918663872"/></text:p>
          </table:table-cell>
          <table:covered-table-cell/>
        </table:table-row>
        <table:table-row>
          <table:table-cell table:style-name="Taula21.A8" office:value-type="string">
            <text:p text:style-name="P392">Valor de retorn</text:p>
          </table:table-cell>
          <table:table-cell table:style-name="Taula21.B8" table:number-columns-spanned="3" office:value-type="string">
            <text:p text:style-name="P312">ConsultaResultat</text:p>
          </table:table-cell>
          <table:covered-table-cell/>
          <table:covered-table-cell/>
        </table:table-row>
      </table:table>
      <text:p text:style-name="P86"><text:change text:change-id="ct94248919511632"/><text:change-start text:change-id="ct94248919513904"/></text:p>
      <text:h text:style-name="P587" text:outline-level="2"><text:bookmark-start text:name="__RefHeading___Toc4762_1121911021"/><text:span text:style-name="T5">expedient</text:span><text:span text:style-name="T30">Versions</text:span><text:bookmark-end text:name="__RefHeading___Toc4762_1121911021"/><text:change-end text:change-id="ct94248919513904"/><text:change text:change-id="ct94248919514128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458"><text:span text:style-name="T55"><text:s/>M </text:span><text:span text:style-name="T54"><text:s/></text:span><text:span text:style-name="T5">expedient</text:span><text:span text:style-name="T6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93">Descripció</text:p>
          </table:table-cell>
          <table:table-cell table:style-name="Taula22.B2" table:number-columns-spanned="3" office:value-type="string">
            <text:p text:style-name="P193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89">Paràmetres</text:p>
          </table:table-cell>
          <table:table-cell table:style-name="Taula22.B3" office:value-type="string">
            <text:p text:style-name="P361">Camp</text:p>
          </table:table-cell>
          <table:table-cell table:style-name="Taula22.C3" office:value-type="string">
            <text:p text:style-name="P360">Tipus</text:p>
          </table:table-cell>
          <table:table-cell table:style-name="Taula22.B3" office:value-type="string">
            <text:p text:style-name="P360">Descripció</text:p>
          </table:table-cell>
        </table:table-row>
        <table:table-row>
          <table:covered-table-cell/>
          <table:table-cell table:style-name="Taula22.B4" office:value-type="string">
            <text:p text:style-name="P376">identificador</text:p>
          </table:table-cell>
          <table:table-cell table:style-name="Taula22.C4" office:value-type="string">
            <text:p text:style-name="P235"><text:span text:style-name="T4">String</text:span> </text:p>
          </table:table-cell>
          <table:table-cell table:style-name="Taula22.D4" office:value-type="string">
            <text:p text:style-name="P315">Identificador de l’expedient<text:change-start text:change-id="ct94248919507696"/>.<text:change-end text:change-id="ct94248919507696"/></text:p>
          </table:table-cell>
        </table:table-row>
        <table:table-row>
          <table:table-cell table:style-name="Taula22.A5" office:value-type="string">
            <text:p text:style-name="P394">Excepcions</text:p>
          </table:table-cell>
          <table:table-cell table:style-name="Taula22.B5" office:value-type="string">
            <text:p text:style-name="P307"><text:span text:style-name="T49">Arxiu</text:span>Exception</text:p>
          </table:table-cell>
          <table:table-cell table:style-name="Taula22.C5" table:number-columns-spanned="2" office:value-type="string">
            <text:p text:style-name="P307">Si es produeix algun problema <text:span text:style-name="T49">al realitzar l’operació amb l’arxiu</text:span><text:change-start text:change-id="ct94248919518784"/><text:span text:style-name="T49">.</text:span><text:change-end text:change-id="ct94248919518784"/></text:p>
          </table:table-cell>
          <table:covered-table-cell/>
        </table:table-row>
        <table:table-row>
          <table:table-cell table:style-name="Taula22.A6" office:value-type="string">
            <text:p text:style-name="P393">Valor de retorn</text:p>
          </table:table-cell>
          <table:table-cell table:style-name="Taula22.B6" table:number-columns-spanned="3" office:value-type="string">
            <text:p text:style-name="P278">List&lt;<text:change text:change-id="ct94248919519008"/><text:change-start text:change-id="ct94248919519312"/><text:span text:style-name="T27">ContingutArxiu</text:span><text:change-end text:change-id="ct94248919519312"/>&gt;</text:p>
          </table:table-cell>
          <table:covered-table-cell/>
          <table:covered-table-cell/>
        </table:table-row>
      </table:table>
      <text:p text:style-name="P90"><text:change text:change-id="ct94248919511984"/></text:p>
      <text:h text:style-name="P554" text:outline-level="2"><text:bookmark-start text:name="__RefHeading___Toc4762_112191102"/>expedientTancar<text:bookmark-end text:name="__RefHeading___Toc4762_112191102"/><text:change text:change-id="ct94248919512976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457"><text:span text:style-name="T55"><text:s/>M </text:span><text:span text:style-name="T54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92">Descripció</text:p>
          </table:table-cell>
          <table:table-cell table:style-name="Taula32.B2" table:number-columns-spanned="3" office:value-type="string">
            <text:p text:style-name="P183"><text:change text:change-id="ct94248919522544"/><text:change-start text:change-id="ct94248919518416"/>Tanca un expedient obert.<text:change-end text:change-id="ct94248919518416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89">Paràmetres</text:p>
          </table:table-cell>
          <table:table-cell table:style-name="Taula32.B3" office:value-type="string">
            <text:p text:style-name="P361">Camp</text:p>
          </table:table-cell>
          <table:table-cell table:style-name="Taula32.C3" office:value-type="string">
            <text:p text:style-name="P360">Tipus</text:p>
          </table:table-cell>
          <table:table-cell table:style-name="Taula32.B3" office:value-type="string">
            <text:p text:style-name="P360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376">identificador</text:p>
          </table:table-cell>
          <table:table-cell table:style-name="Taula32.B4" office:value-type="string">
            <text:p text:style-name="P235"><text:span text:style-name="T4">String</text:span> </text:p>
          </table:table-cell>
          <table:table-cell table:style-name="Taula32.D4" office:value-type="string">
            <text:p text:style-name="P315">Identificador de l’expedient<text:change-start text:change-id="ct94248919522928"/>.<text:change-end text:change-id="ct94248919522928"/></text:p>
          </table:table-cell>
        </table:table-row>
        <table:table-row>
          <table:table-cell table:style-name="Taula32.A5" office:value-type="string">
            <text:p text:style-name="P394">Excepcions</text:p>
          </table:table-cell>
          <table:table-cell table:style-name="Taula32.B5" office:value-type="string">
            <text:p text:style-name="P307"><text:span text:style-name="T49">Arxiu</text:span>Exception</text:p>
          </table:table-cell>
          <table:table-cell table:style-name="Taula32.C5" table:number-columns-spanned="2" office:value-type="string">
            <text:p text:style-name="P307">Si es produeix algun problema <text:span text:style-name="T49">al realitzar l’operació amb l’arxiu</text:span><text:change-start text:change-id="ct94248919527792"/><text:span text:style-name="T49">.</text:span><text:change-end text:change-id="ct94248919527792"/></text:p>
          </table:table-cell>
          <table:covered-table-cell/>
        </table:table-row>
        <table:table-row>
          <table:table-cell table:style-name="Taula32.A6" office:value-type="string">
            <text:p text:style-name="P392">Valor de retorn</text:p>
          </table:table-cell>
          <table:table-cell table:style-name="Taula32.B6" table:number-columns-spanned="3" office:value-type="string">
            <text:p text:style-name="P288">(sense valor de retorn)</text:p>
          </table:table-cell>
          <table:covered-table-cell/>
          <table:covered-table-cell/>
        </table:table-row>
      </table:table>
      <text:p text:style-name="P512"/>
      <text:h text:style-name="P591" text:outline-level="2"><text:bookmark-start text:name="__RefHeading___Toc4766_1121911022"/><text:span text:style-name="T33">expedient</text:span><text:span text:style-name="T32">Reobrir</text:span><text:bookmark-end text:name="__RefHeading___Toc4766_1121911022"/><text:change text:change-id="ct94248919530384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457"><text:span text:style-name="T55"><text:s/>M </text:span><text:span text:style-name="T54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92">Descripció</text:p>
          </table:table-cell>
          <table:table-cell table:style-name="Taula24.B2" table:number-columns-spanned="3" office:value-type="string">
            <text:p text:style-name="P183"><text:change text:change-id="ct94248919526720"/><text:change-start text:change-id="ct94248919531376"/>Reobre un expedient tancat.<text:change-end text:change-id="ct94248919531376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389">Paràmetres</text:p>
          </table:table-cell>
          <table:table-cell table:style-name="Taula24.B3" office:value-type="string">
            <text:p text:style-name="P361">Camp</text:p>
          </table:table-cell>
          <table:table-cell table:style-name="Taula24.C3" office:value-type="string">
            <text:p text:style-name="P360">Tipus</text:p>
          </table:table-cell>
          <table:table-cell table:style-name="Taula24.B3" office:value-type="string">
            <text:p text:style-name="P360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377">identificador</text:p>
          </table:table-cell>
          <table:table-cell table:style-name="Taula24.B4" office:value-type="string">
            <text:p text:style-name="P236"><text:span text:style-name="T4">String</text:span> </text:p>
          </table:table-cell>
          <table:table-cell table:style-name="Taula24.D4" office:value-type="string">
            <text:p text:style-name="P315">Identificador de l’expedient<text:change-start text:change-id="ct94248919535536"/>.<text:change-end text:change-id="ct94248919535536"/></text:p>
          </table:table-cell>
        </table:table-row>
        <table:table-row>
          <table:table-cell table:style-name="Taula24.A5" office:value-type="string">
            <text:p text:style-name="P394">Excepcions</text:p>
          </table:table-cell>
          <table:table-cell table:style-name="Taula24.B5" office:value-type="string">
            <text:p text:style-name="P307"><text:span text:style-name="T49">Arxiu</text:span>Exception</text:p>
          </table:table-cell>
          <table:table-cell table:style-name="Taula24.C5" table:number-columns-spanned="2" office:value-type="string">
            <text:p text:style-name="P307">Si es produeix algun problema <text:span text:style-name="T49">al realitzar l’operació amb l’arxiu</text:span><text:change-start text:change-id="ct94248919538608"/><text:span text:style-name="T49">.</text:span><text:change-end text:change-id="ct94248919538608"/></text:p>
          </table:table-cell>
          <table:covered-table-cell/>
        </table:table-row>
        <table:table-row>
          <table:table-cell table:style-name="Taula24.A6" office:value-type="string">
            <text:p text:style-name="P392">Valor de retorn</text:p>
          </table:table-cell>
          <table:table-cell table:style-name="Taula24.B6" table:number-columns-spanned="3" office:value-type="string">
            <text:p text:style-name="P288">(sense valor de retorn)</text:p>
          </table:table-cell>
          <table:covered-table-cell/>
          <table:covered-table-cell/>
        </table:table-row>
      </table:table>
      <text:p text:style-name="P86"><text:change text:change-id="ct94248919533600"/></text:p>
      <text:h text:style-name="P592" text:outline-level="2"><text:bookmark-start text:name="__RefHeading___Toc4766_112191102"/><text:span text:style-name="T33">expedientExporta</text:span><text:span text:style-name="T8">r</text:span><text:span text:style-name="T33">Eni</text:span><text:bookmark-end text:name="__RefHeading___Toc4766_112191102"/><text:change text:change-id="ct94248919529408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459"><text:span text:style-name="T55"><text:s/>M </text:span><text:span text:style-name="T54"><text:s/>expedi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392">Descripció</text:p>
          </table:table-cell>
          <table:table-cell table:style-name="Taula94.B2" table:number-columns-spanned="3" office:value-type="string">
            <text:p text:style-name="P184"><text:change text:change-id="ct94248919539808"/><text:change-start text:change-id="ct94248919543920"/>Exporta l'expedient en format ENI.<text:change-end text:change-id="ct94248919543920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89">Paràmetres</text:p>
          </table:table-cell>
          <table:table-cell table:style-name="Taula94.B3" office:value-type="string">
            <text:p text:style-name="P361">Camp</text:p>
          </table:table-cell>
          <table:table-cell table:style-name="Taula94.C3" office:value-type="string">
            <text:p text:style-name="P360">Tipus</text:p>
          </table:table-cell>
          <table:table-cell table:style-name="Taula94.B3" office:value-type="string">
            <text:p text:style-name="P360">Descripció</text:p>
          </table:table-cell>
        </table:table-row>
        <table:table-row>
          <table:covered-table-cell/>
          <table:table-cell table:style-name="Taula94.B4" office:value-type="string">
            <text:p text:style-name="P378">identificador</text:p>
          </table:table-cell>
          <table:table-cell table:style-name="Taula94.C4" office:value-type="string">
            <text:p text:style-name="P237"><text:span text:style-name="T4">String</text:span> </text:p>
          </table:table-cell>
          <table:table-cell table:style-name="Taula94.D4" office:value-type="string">
            <text:p text:style-name="P317">Identificador de l’expedient</text:p>
          </table:table-cell>
        </table:table-row>
        <table:table-row>
          <table:table-cell table:style-name="Taula94.A5" office:value-type="string">
            <text:p text:style-name="P394">Excepcions</text:p>
          </table:table-cell>
          <table:table-cell table:style-name="Taula94.B5" office:value-type="string">
            <text:p text:style-name="P307"><text:span text:style-name="T49">Arxiu</text:span>Exception</text:p>
          </table:table-cell>
          <table:table-cell table:style-name="Taula94.C5" table:number-columns-spanned="2" office:value-type="string">
            <text:p text:style-name="P307">Si es produeix algun problema <text:span text:style-name="T49">al realitzar l’operació amb l’arxiu</text:span><text:change-start text:change-id="ct94248919549536"/><text:span text:style-name="T49">.</text:span><text:change-end text:change-id="ct94248919549536"/></text:p>
          </table:table-cell>
          <table:covered-table-cell/>
        </table:table-row>
        <table:table-row>
          <table:table-cell table:style-name="Taula94.A6" office:value-type="string">
            <text:p text:style-name="P392">Valor de retorn</text:p>
          </table:table-cell>
          <table:table-cell table:style-name="Taula94.B6" table:number-columns-spanned="3" office:value-type="string">
            <text:p text:style-name="P279">String</text:p>
          </table:table-cell>
          <table:covered-table-cell/>
          <table:covered-table-cell/>
        </table:table-row>
      </table:table>
      <text:p text:style-name="P86"><text:change text:change-id="ct94248919534464"/></text:p>
      <text:h text:style-name="P593" text:outline-level="2"><text:bookmark-start text:name="__RefHeading___Toc4768_112191102"/><text:span text:style-name="T42">documen</text:span><text:span text:style-name="T34">tCrear</text:span><text:bookmark-end text:name="__RefHeading___Toc4768_112191102"/><text:change text:change-id="ct94248919552896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460"><text:span text:style-name="T55"><text:s/>M </text:span><text:span text:style-name="T54"><text:s/></text:span><text:span text:style-name="T42">documen</text:span><text:span text:style-name="T34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96">Descripció</text:p>
          </table:table-cell>
          <table:table-cell table:style-name="Taula45.B2" table:number-columns-spanned="3" office:value-type="string">
            <text:p text:style-name="P185"><text:change text:change-id="ct94248919557728"/><text:change text:change-id="ct94248919557504"/><text:change text:change-id="ct94248919556736"/><text:change text:change-id="ct94248919556512"/><text:change text:change-id="ct94248919551296"/><text:change-start text:change-id="ct94248919557952"/>Crea un nou document.<text:change-end text:change-id="ct94248919557952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89">Paràmetres</text:p>
          </table:table-cell>
          <table:table-cell table:style-name="Taula45.B3" office:value-type="string">
            <text:p text:style-name="P361">Camp</text:p>
          </table:table-cell>
          <table:table-cell table:style-name="Taula45.C3" office:value-type="string">
            <text:p text:style-name="P360">Tipus</text:p>
          </table:table-cell>
          <table:table-cell table:style-name="Taula45.B3" office:value-type="string">
            <text:p text:style-name="P360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423">document</text:p>
          </table:table-cell>
          <table:table-cell table:style-name="Taula45.B4" office:value-type="string">
            <text:p text:style-name="P238"><text:span text:style-name="T50">Document</text:span> </text:p>
          </table:table-cell>
          <table:table-cell table:style-name="Taula45.D4" office:value-type="string">
            <text:p text:style-name="P281"><text:change text:change-id="ct94248919560384"/><text:change-start text:change-id="ct94248919552464"/>Informació per a la creació del document.<text:change-end text:change-id="ct94248919552464"/></text:p>
          </table:table-cell>
        </table:table-row>
        <table:table-row>
          <table:covered-table-cell/>
          <table:table-cell table:style-name="Taula45.B5" office:value-type="string">
            <text:p text:style-name="P417">identificador<text:span text:style-name="T61">Pare</text:span></text:p>
          </table:table-cell>
          <table:table-cell table:style-name="Taula45.C5" office:value-type="string">
            <text:p text:style-name="P238"><text:span text:style-name="T4">String</text:span> </text:p>
          </table:table-cell>
          <table:table-cell table:style-name="Taula45.D5" office:value-type="string">
            <text:p text:style-name="P281"><text:change text:change-id="ct94248919560096"/><text:change-start text:change-id="ct94248919561008"/>Identificador del pare (expedient o carpeta) del <text:soft-page-break/>document.<text:change-end text:change-id="ct94248919561008"/></text:p>
          </table:table-cell>
        </table:table-row>
        <table:table-row>
          <table:table-cell table:style-name="Taula45.A6" office:value-type="string">
            <text:p text:style-name="P394">Excepcions</text:p>
          </table:table-cell>
          <table:table-cell table:style-name="Taula45.B6" office:value-type="string">
            <text:p text:style-name="P307"><text:span text:style-name="T49">Arxiu</text:span>Exception</text:p>
          </table:table-cell>
          <table:table-cell table:style-name="Taula45.C6" table:number-columns-spanned="2" office:value-type="string">
            <text:p text:style-name="P307">Si es produeix algun problema <text:span text:style-name="T49">al realitzar l’operació amb l’arxiu</text:span><text:change-start text:change-id="ct94248919564096"/><text:span text:style-name="T49">.</text:span><text:change-end text:change-id="ct94248919564096"/></text:p>
          </table:table-cell>
          <table:covered-table-cell/>
        </table:table-row>
        <table:table-row>
          <table:table-cell table:style-name="Taula45.A7" office:value-type="string">
            <text:p text:style-name="P396">Valor de retorn</text:p>
          </table:table-cell>
          <table:table-cell table:style-name="Taula45.B7" table:number-columns-spanned="3" office:value-type="string">
            <text:p text:style-name="P281"><text:change text:change-id="ct94248919561808"/><text:change-start text:change-id="ct94248919564704"/>ContingutArxiu<text:change-end text:change-id="ct94248919564704"/></text:p>
          </table:table-cell>
          <table:covered-table-cell/>
          <table:covered-table-cell/>
        </table:table-row>
      </table:table>
      <text:p text:style-name="P110"><text:change text:change-id="ct94248919541568"/><text:change text:change-id="ct94248919565024"/><text:change text:change-id="ct94248919567616"/><text:change text:change-id="ct94248919567392"/><text:change text:change-id="ct94248919567168"/><text:change text:change-id="ct94248919566944"/><text:change text:change-id="ct94248919566720"/><text:change text:change-id="ct94248919566496"/><text:change text:change-id="ct94248919563024"/><text:change text:change-id="ct94248919549248"/></text:p>
      <text:h text:style-name="P111" text:outline-level="2"><text:bookmark-start text:name="__RefHeading___Toc4774_112191102"/><text:change text:change-id="ct94248919567840"/><text:change-start text:change-id="ct94248919568064"/><text:span text:style-name="T91">d</text:span><text:change-end text:change-id="ct94248919568064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462"><text:span text:style-name="T55"><text:s/>M </text:span><text:span text:style-name="T54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92">Descripció</text:p>
          </table:table-cell>
          <table:table-cell table:style-name="Taula40.B2" table:number-columns-spanned="3" office:value-type="string">
            <text:p text:style-name="P101"><text:change text:change-id="ct94248919564320"/><text:change-start text:change-id="ct94248919568288"/><text:span text:style-name="T95">Modifica un document existent</text:span><text:change-end text:change-id="ct94248919568288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90">Paràmetres</text:p>
          </table:table-cell>
          <table:table-cell table:style-name="Taula40.B3" office:value-type="string">
            <text:p text:style-name="P363">Camp</text:p>
          </table:table-cell>
          <table:table-cell table:style-name="Taula40.C3" office:value-type="string">
            <text:p text:style-name="P362">Tipus</text:p>
          </table:table-cell>
          <table:table-cell table:style-name="Taula40.B3" office:value-type="string">
            <text:p text:style-name="P362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424">document</text:p>
          </table:table-cell>
          <table:table-cell table:style-name="Taula40.B4" office:value-type="string">
            <text:p text:style-name="P291">Document</text:p>
          </table:table-cell>
          <table:table-cell table:style-name="Taula40.D4" office:value-type="string">
            <text:p text:style-name="P281"><text:change text:change-id="ct94248918759648"/><text:change-start text:change-id="ct94248918694224"/>Informació per a la modificació del document.<text:change-end text:change-id="ct94248918694224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428"><text:change-start text:change-id="ct94248919565408"/>marcarDefinitiu<text:change-end text:change-id="ct94248919565408"/></text:p>
          </table:table-cell>
          <table:table-cell table:style-name="Taula40.B4" office:value-type="string">
            <text:p text:style-name="P276"><text:change-start text:change-id="ct94248919571136"/>boolean<text:change-end text:change-id="ct94248919571136"/></text:p>
          </table:table-cell>
          <table:table-cell table:style-name="Taula40.D4" office:value-type="string">
            <text:p text:style-name="P276"><text:change-start text:change-id="ct94248919412480"/>Indica si el document s’ha de marcar com a definitiu durant la modificació<text:change-end text:change-id="ct94248919412480"/><text:change-start text:change-id="ct94248919572000"/>. Per a marcar un document com a definitiu aquest ha d’estar firmat.<text:change-end text:change-id="ct94248919572000"/></text:p>
          </table:table-cell>
        </table:table-row>
        <table:table-row>
          <table:table-cell table:style-name="Taula40.A6" office:value-type="string">
            <text:p text:style-name="P403">Excepcions</text:p>
          </table:table-cell>
          <table:table-cell table:style-name="Taula40.B6" office:value-type="string">
            <text:p text:style-name="P309"><text:span text:style-name="T49">Arxiu</text:span>Exception</text:p>
          </table:table-cell>
          <table:table-cell table:style-name="Taula40.C6" table:number-columns-spanned="2" office:value-type="string">
            <text:p text:style-name="P309">Si es produeix algun problema <text:span text:style-name="T49">al realitzar l’operació amb l’arxiu</text:span><text:change-start text:change-id="ct94248919572720"/><text:span text:style-name="T49">.</text:span><text:change-end text:change-id="ct94248919572720"/></text:p>
          </table:table-cell>
          <table:covered-table-cell/>
        </table:table-row>
        <table:table-row>
          <table:table-cell table:style-name="Taula40.A7" office:value-type="string">
            <text:p text:style-name="P392">Valor de retorn</text:p>
          </table:table-cell>
          <table:table-cell table:style-name="Taula40.B7" table:number-columns-spanned="3" office:value-type="string">
            <text:p text:style-name="P276"><text:change text:change-id="ct94248919570848"/><text:change-start text:change-id="ct94248918799664"/>ContingutArxiu<text:change-end text:change-id="ct94248918799664"/></text:p>
          </table:table-cell>
          <table:covered-table-cell/>
          <table:covered-table-cell/>
        </table:table-row>
      </table:table>
      <text:p text:style-name="Text_20_body"><text:change-start text:change-id="ct94248919581696"/></text:p>
      <text:h text:style-name="P594" text:outline-level="2"><text:bookmark-start text:name="__RefHeading___Toc4776_112191102"/><text:change-end text:change-id="ct94248919581696"/><text:span text:style-name="T42">document</text:span><text:span text:style-name="T35">Esborrar</text:span><text:bookmark-end text:name="__RefHeading___Toc4776_112191102"/><text:change text:change-id="ct94248919583104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457"><text:span text:style-name="T55"><text:s/>M </text:span><text:span text:style-name="T54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392">Descripció</text:p>
          </table:table-cell>
          <table:table-cell table:style-name="Taula41.B2" office:value-type="string">
            <text:p text:style-name="P185"><text:change text:change-id="ct94248919582304"/><text:change-start text:change-id="ct94248919585472"/>Esborra un document existent.<text:change-end text:change-id="ct94248919585472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90">Paràmetres</text:p>
          </table:table-cell>
          <table:table-cell table:style-name="Taula30.B1" office:value-type="string">
            <text:p text:style-name="P363">Camp</text:p>
          </table:table-cell>
          <table:table-cell table:style-name="Taula30.C1" office:value-type="string">
            <text:p text:style-name="P362">Tipus</text:p>
          </table:table-cell>
          <table:table-cell table:style-name="Taula30.B1" office:value-type="string">
            <text:p text:style-name="P362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379">identificador</text:p>
          </table:table-cell>
          <table:table-cell table:style-name="Taula30.B2" office:value-type="string">
            <text:p text:style-name="P239"><text:span text:style-name="T4">String</text:span> </text:p>
          </table:table-cell>
          <table:table-cell table:style-name="Taula30.D2" office:value-type="string">
            <text:p text:style-name="P318">Identificador de<text:span text:style-name="T51">l document</text:span><text:change-start text:change-id="ct94248919589600"/><text:span text:style-name="T51">.</text:span><text:change-end text:change-id="ct94248919589600"/></text:p>
          </table:table-cell>
        </table:table-row>
        <table:table-row>
          <table:table-cell table:style-name="Taula30.A3" office:value-type="string">
            <text:p text:style-name="P403">Excepcions</text:p>
          </table:table-cell>
          <table:table-cell table:style-name="Taula30.B3" office:value-type="string">
            <text:p text:style-name="P309"><text:span text:style-name="T49">Arxiu</text:span>Exception</text:p>
          </table:table-cell>
          <table:table-cell table:style-name="Taula30.C3" table:number-columns-spanned="2" office:value-type="string">
            <text:p text:style-name="P309">Si es produeix algun problema <text:span text:style-name="T49">al realitzar l’operació amb l’arxiu</text:span><text:change-start text:change-id="ct94248919590720"/><text:span text:style-name="T49">.</text:span><text:change-end text:change-id="ct94248919590720"/></text:p>
          </table:table-cell>
          <table:covered-table-cell/>
        </table:table-row>
        <table:table-row>
          <table:table-cell table:style-name="Taula30.A4" office:value-type="string">
            <text:p text:style-name="P392">Valor de retorn</text:p>
          </table:table-cell>
          <table:table-cell table:style-name="Taula30.B4" table:number-columns-spanned="3" office:value-type="string">
            <text:p text:style-name="P288">(sense valor de retorn)</text:p>
          </table:table-cell>
          <table:covered-table-cell/>
          <table:covered-table-cell/>
        </table:table-row>
      </table:table>
      <text:p text:style-name="P498"/>
      <text:h text:style-name="P590" text:outline-level="2"><text:bookmark-start text:name="__RefHeading___Toc4778_112191102"/><text:span text:style-name="T43">document</text:span><text:span text:style-name="T5">Detalls</text:span><text:bookmark-end text:name="__RefHeading___Toc4778_112191102"/><text:change text:change-id="ct94248919278640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463"><text:span text:style-name="T55"><text:s/>M </text:span><text:span text:style-name="T54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98">Descripció</text:p>
          </table:table-cell>
          <table:table-cell table:style-name="Taula25.B2" table:number-columns-spanned="3" office:value-type="string">
            <text:p text:style-name="P185"><text:change text:change-id="ct94248919594080"/><text:change-start text:change-id="ct94248919594304"/>Retorna la informació detallada d'un document.<text:change-end text:change-id="ct94248919594304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90">Paràmetres</text:p>
          </table:table-cell>
          <table:table-cell table:style-name="Taula25.B3" office:value-type="string">
            <text:p text:style-name="P363">Camp</text:p>
          </table:table-cell>
          <table:table-cell table:style-name="Taula25.C3" office:value-type="string">
            <text:p text:style-name="P362">Tipus</text:p>
          </table:table-cell>
          <table:table-cell table:style-name="Taula25.B3" office:value-type="string">
            <text:p text:style-name="P362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380">identificador</text:p>
          </table:table-cell>
          <table:table-cell table:style-name="Taula25.B4" office:value-type="string">
            <text:p text:style-name="P240"><text:span text:style-name="T4">String</text:span> </text:p>
          </table:table-cell>
          <table:table-cell table:style-name="Taula25.D4" office:value-type="string">
            <text:p text:style-name="P318">Identificador de<text:span text:style-name="T51">l document</text:span><text:change-start text:change-id="ct94248919598992"/><text:span text:style-name="T51">.</text:span><text:change-end text:change-id="ct94248919598992"/></text:p>
          </table:table-cell>
        </table:table-row>
        <table:table-row>
          <table:covered-table-cell/>
          <table:table-cell table:style-name="Taula25.B5" office:value-type="string">
            <text:p text:style-name="P380">versio</text:p>
          </table:table-cell>
          <table:table-cell table:style-name="Taula25.C5" office:value-type="string">
            <text:p text:style-name="P240"><text:span text:style-name="T4">String</text:span> </text:p>
          </table:table-cell>
          <table:table-cell table:style-name="Taula25.D5" office:value-type="string">
            <text:p text:style-name="P275"><text:change text:change-id="ct94248919595856"/><text:change-start text:change-id="ct94248919598528"/>Versió de l'expedient (opcional). Si te el valor null es consulta la darrera versió disponible.<text:change-end text:change-id="ct94248919598528"/></text:p>
          </table:table-cell>
        </table:table-row>
        <table:table-row>
          <table:covered-table-cell/>
          <table:table-cell table:style-name="Taula25.B6" office:value-type="string">
            <text:p text:style-name="P373">ambContingut</text:p>
          </table:table-cell>
          <table:table-cell table:style-name="Taula25.C6" office:value-type="string">
            <text:p text:style-name="P304">boolean</text:p>
          </table:table-cell>
          <table:table-cell table:style-name="Taula25.D6" office:value-type="string">
            <text:p text:style-name="P281"><text:change text:change-id="ct94248919597744"/><text:change-start text:change-id="ct94248919599216"/>Indica si s'ha de retornar també el contingut del document.<text:change-end text:change-id="ct94248919599216"/></text:p>
          </table:table-cell>
        </table:table-row>
        <table:table-row>
          <table:table-cell table:style-name="Taula25.A7" office:value-type="string">
            <text:p text:style-name="P403">Excepcions</text:p>
          </table:table-cell>
          <table:table-cell table:style-name="Taula25.B7" office:value-type="string">
            <text:p text:style-name="P309"><text:span text:style-name="T49">Arxiu</text:span>Exception</text:p>
          </table:table-cell>
          <table:table-cell table:style-name="Taula25.C7" table:number-columns-spanned="2" office:value-type="string">
            <text:p text:style-name="P309">Si es produeix algun problema <text:span text:style-name="T49">al realitzar l’operació amb l’arxiu</text:span><text:change-start text:change-id="ct94248919602048"/><text:span text:style-name="T49">.</text:span><text:change-end text:change-id="ct94248919602048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98">Valor de retorn</text:p>
          </table:table-cell>
          <table:table-cell table:style-name="Taula31.B1" office:value-type="string">
            <text:p text:style-name="P322">Document</text:p>
          </table:table-cell>
        </table:table-row>
      </table:table>
      <text:p text:style-name="P510"/>
      <text:h text:style-name="P595" text:outline-level="2"><text:bookmark-start text:name="__RefHeading___Toc4780_112191102"/><text:soft-page-break/><text:span text:style-name="T44">document</text:span><text:span text:style-name="T5">Consulta</text:span><text:bookmark-end text:name="__RefHeading___Toc4780_112191102"/><text:change text:change-id="ct94248919605776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463"><text:span text:style-name="T55"><text:s/>M </text:span><text:span text:style-name="T54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98">Descripció</text:p>
          </table:table-cell>
          <table:table-cell table:style-name="Taula57.B2" table:number-columns-spanned="3" office:value-type="string">
            <text:p text:style-name="P188"><text:change text:change-id="ct94248919603744"/><text:change-start text:change-id="ct94248919603968"/>Realitza una consulta de documents.<text:change-end text:change-id="ct94248919603968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390">Paràmetres</text:p>
          </table:table-cell>
          <table:table-cell table:style-name="Taula57.B3" office:value-type="string">
            <text:p text:style-name="P363">Camp</text:p>
          </table:table-cell>
          <table:table-cell table:style-name="Taula57.C3" office:value-type="string">
            <text:p text:style-name="P362">Tipus</text:p>
          </table:table-cell>
          <table:table-cell table:style-name="Taula57.B3" office:value-type="string">
            <text:p text:style-name="P362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416">filtres</text:p>
          </table:table-cell>
          <table:table-cell table:style-name="Taula57.B4" office:value-type="string">
            <text:p text:style-name="P305">List&lt;ConsultaFiltre&gt;</text:p>
          </table:table-cell>
          <table:table-cell table:style-name="Taula57.D4" office:value-type="string">
            <text:p text:style-name="P315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413"><text:span text:style-name="T48">p</text:span>agin<text:span text:style-name="T48">a</text:span></text:p>
          </table:table-cell>
          <table:table-cell table:style-name="Taula57.C5" office:value-type="string">
            <text:p text:style-name="P227"><text:span text:style-name="T10">int</text:span> </text:p>
          </table:table-cell>
          <table:table-cell table:style-name="Taula57.D5" office:value-type="string">
            <text:p text:style-name="P314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421">itemsPerPagina</text:p>
          </table:table-cell>
          <table:table-cell table:style-name="Taula57.C6" office:value-type="string">
            <text:p text:style-name="P83">int</text:p>
          </table:table-cell>
          <table:table-cell table:style-name="Taula57.D6" office:value-type="string">
            <text:p text:style-name="P314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403">Excepcions</text:p>
          </table:table-cell>
          <table:table-cell table:style-name="Taula57.B7" office:value-type="string">
            <text:p text:style-name="P309"><text:span text:style-name="T49">Arxiu</text:span>Exception</text:p>
          </table:table-cell>
          <table:table-cell table:style-name="Taula57.C7" table:number-columns-spanned="2" office:value-type="string">
            <text:p text:style-name="P309">Si es produeix algun problema <text:span text:style-name="T49">al realitzar l’operació amb l’arxiu</text:span><text:change-start text:change-id="ct94248919616160"/><text:span text:style-name="T49">.</text:span><text:change-end text:change-id="ct94248919616160"/></text:p>
          </table:table-cell>
          <table:covered-table-cell/>
        </table:table-row>
        <table:table-row>
          <table:table-cell table:style-name="Taula57.A8" office:value-type="string">
            <text:p text:style-name="P398">Valor de retorn</text:p>
          </table:table-cell>
          <table:table-cell table:style-name="Taula57.B8" table:number-columns-spanned="3" office:value-type="string">
            <text:p text:style-name="P313">ConsultaResultat</text:p>
          </table:table-cell>
          <table:covered-table-cell/>
          <table:covered-table-cell/>
        </table:table-row>
      </table:table>
      <text:p text:style-name="P119"><text:change text:change-id="ct94248918812064"/><text:change text:change-id="ct94248919610048"/><text:change-start text:change-id="ct94248919612080"/></text:p>
      <text:h text:style-name="P577" text:outline-level="2"><text:bookmark-start text:name="__RefHeading___Toc7464_3993651760"/><text:change-end text:change-id="ct94248919612080"/><text:change text:change-id="ct94248919142848"/><text:change-start text:change-id="ct94248919606752"/><text:span text:style-name="T8">document</text:span><text:span text:style-name="T46">Versions</text:span><text:bookmark-end text:name="__RefHeading___Toc7464_3993651760"/><text:change-end text:change-id="ct94248919606752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463"><text:span text:style-name="T55"><text:s/>M </text:span><text:span text:style-name="T54"><text:s/></text:span><text:span text:style-name="T8">document</text:span><text:span text:style-name="T6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98">Descripció</text:p>
          </table:table-cell>
          <table:table-cell table:style-name="Taula59.B2" table:number-columns-spanned="3" office:value-type="string">
            <text:p text:style-name="P194">Retorna les versions disponibles d’un <text:span text:style-name="T60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90">Paràmetres</text:p>
          </table:table-cell>
          <table:table-cell table:style-name="Taula59.B3" office:value-type="string">
            <text:p text:style-name="P363">Camp</text:p>
          </table:table-cell>
          <table:table-cell table:style-name="Taula59.C3" office:value-type="string">
            <text:p text:style-name="P362">Tipus</text:p>
          </table:table-cell>
          <table:table-cell table:style-name="Taula59.B3" office:value-type="string">
            <text:p text:style-name="P362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381">identificador</text:p>
          </table:table-cell>
          <table:table-cell table:style-name="Taula59.B4" office:value-type="string">
            <text:p text:style-name="P241"><text:span text:style-name="T4">String</text:span> </text:p>
          </table:table-cell>
          <table:table-cell table:style-name="Taula59.D4" office:value-type="string">
            <text:p text:style-name="P318">Identificador de<text:span text:style-name="T51">l document</text:span></text:p>
          </table:table-cell>
        </table:table-row>
        <table:table-row>
          <table:table-cell table:style-name="Taula59.A5" office:value-type="string">
            <text:p text:style-name="P403">Excepcions</text:p>
          </table:table-cell>
          <table:table-cell table:style-name="Taula59.B5" office:value-type="string">
            <text:p text:style-name="P309"><text:span text:style-name="T49">Arxiu</text:span>Exception</text:p>
          </table:table-cell>
          <table:table-cell table:style-name="Taula59.C5" table:number-columns-spanned="2" office:value-type="string">
            <text:p text:style-name="P309">Si es produeix algun problema <text:span text:style-name="T49">al realitzar l’operació amb l’arxiu</text:span><text:change-start text:change-id="ct94248919626304"/><text:span text:style-name="T49">.</text:span><text:change-end text:change-id="ct94248919626304"/></text:p>
          </table:table-cell>
          <table:covered-table-cell/>
        </table:table-row>
        <table:table-row>
          <table:table-cell table:style-name="Taula59.A6" office:value-type="string">
            <text:p text:style-name="P398">Valor de retorn</text:p>
          </table:table-cell>
          <table:table-cell table:style-name="Taula59.B6" table:number-columns-spanned="3" office:value-type="string">
            <text:p text:style-name="P278">List&lt;<text:change text:change-id="ct94248919624784"/><text:change-start text:change-id="ct94248919626528"/><text:span text:style-name="T27">ContingutArxiu</text:span><text:change-end text:change-id="ct94248919626528"/>&gt;</text:p>
          </table:table-cell>
          <table:covered-table-cell/>
          <table:covered-table-cell/>
        </table:table-row>
      </table:table>
      <text:p text:style-name="P119"><text:change text:change-id="ct94248919621200"/><text:change text:change-id="ct94248918817280"/><text:change text:change-id="ct94248918827568"/><text:change text:change-id="ct94248919614560"/><text:change text:change-id="ct94248919624032"/></text:p>
      <text:h text:style-name="P596" text:outline-level="2"><text:bookmark-start text:name="__RefHeading___Toc4786_112191102"/><text:span text:style-name="T8">document</text:span><text:span text:style-name="T9">Copiar</text:span><text:bookmark-end text:name="__RefHeading___Toc4786_112191102"/><text:change text:change-id="ct94248919629872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461"><text:span text:style-name="T55"><text:s/>M </text:span><text:span text:style-name="T54"><text:s/></text:span><text:span text:style-name="T8">document</text:span><text:span text:style-name="T9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97">Descripció</text:p>
          </table:table-cell>
          <table:table-cell table:style-name="Taula61.B2" table:number-columns-spanned="3" office:value-type="string">
            <text:p text:style-name="P126"><text:change text:change-id="ct94248919636320"/><text:change-start text:change-id="ct94248919633184"/><text:span text:style-name="T96">Copia un document a una altra carpeta o expedient</text:span><text:change-end text:change-id="ct94248919633184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390">Paràmetres</text:p>
          </table:table-cell>
          <table:table-cell table:style-name="Taula61.B3" office:value-type="string">
            <text:p text:style-name="P363">Camp</text:p>
          </table:table-cell>
          <table:table-cell table:style-name="Taula61.C3" office:value-type="string">
            <text:p text:style-name="P362">Tipus</text:p>
          </table:table-cell>
          <table:table-cell table:style-name="Taula61.B3" office:value-type="string">
            <text:p text:style-name="P362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419">identificador</text:p>
          </table:table-cell>
          <table:table-cell table:style-name="Taula61.B4" office:value-type="string">
            <text:p text:style-name="P149"><text:span text:style-name="T4">String</text:span> </text:p>
          </table:table-cell>
          <table:table-cell table:style-name="Taula61.D4" office:value-type="string">
            <text:p text:style-name="P318">Identificador de<text:span text:style-name="T51">l document</text:span><text:change-start text:change-id="ct94248919637968"/><text:span text:style-name="T51"> que es vol copiar.</text:span><text:change-end text:change-id="ct94248919637968"/></text:p>
          </table:table-cell>
        </table:table-row>
        <table:table-row>
          <table:covered-table-cell/>
          <table:table-cell table:style-name="Taula61.B5" office:value-type="string">
            <text:p text:style-name="P419">identificadorDesti</text:p>
          </table:table-cell>
          <table:table-cell table:style-name="Taula61.C5" office:value-type="string">
            <text:p text:style-name="P149"><text:span text:style-name="T4">String</text:span> </text:p>
          </table:table-cell>
          <table:table-cell table:style-name="Taula61.D5" office:value-type="string">
            <text:p text:style-name="P282"><text:change text:change-id="ct94248919633456"/><text:change-start text:change-id="ct94248919639600"/>Identificador de la carpeta o expedient destí.<text:change-end text:change-id="ct94248919639600"/></text:p>
          </table:table-cell>
        </table:table-row>
        <table:table-row>
          <table:table-cell table:style-name="Taula61.A6" office:value-type="string">
            <text:p text:style-name="P403">Excepcions</text:p>
          </table:table-cell>
          <table:table-cell table:style-name="Taula61.B6" office:value-type="string">
            <text:p text:style-name="P309"><text:span text:style-name="T49">Arxiu</text:span>Exception</text:p>
          </table:table-cell>
          <table:table-cell table:style-name="Taula61.C6" table:number-columns-spanned="2" office:value-type="string">
            <text:p text:style-name="P309">Si es produeix algun problema <text:span text:style-name="T49">al realitzar l’operació amb l’arxiu</text:span><text:change-start text:change-id="ct94248919641488"/><text:span text:style-name="T49">.</text:span><text:change-end text:change-id="ct94248919641488"/></text:p>
          </table:table-cell>
          <table:covered-table-cell/>
        </table:table-row>
        <table:table-row>
          <table:table-cell table:style-name="Taula61.A7" office:value-type="string">
            <text:p text:style-name="P128"><text:change-start text:change-id="ct94248919635728"/>Valor de retorn<text:change-end text:change-id="ct94248919635728"/><text:change text:change-id="ct94248919641712"/></text:p>
          </table:table-cell>
          <table:table-cell table:style-name="Taula61.B7" table:number-columns-spanned="3" office:value-type="string">
            <text:p text:style-name="P276"><text:change-start text:change-id="ct94248919630880"/>ContingutArxiu<text:change-end text:change-id="ct94248919630880"/><text:change text:change-id="ct94248919642160"/><text:change text:change-id="ct94248919641936"/></text:p>
          </table:table-cell>
          <table:covered-table-cell/>
          <table:covered-table-cell/>
        </table:table-row>
      </table:table>
      <text:p text:style-name="P495"><text:change-start text:change-id="ct94248919645152"/></text:p>
      <text:h text:style-name="P578" text:outline-level="2"><text:bookmark-start text:name="__RefHeading___Toc4786_1121911021"/><text:change-end text:change-id="ct94248919645152"/><text:change text:change-id="ct94248919645376"/><text:change-start text:change-id="ct94248919647168"/><text:span text:style-name="T8">document</text:span><text:span text:style-name="T41">Moure</text:span><text:bookmark-end text:name="__RefHeading___Toc4786_1121911021"/><text:change-end text:change-id="ct94248919647168"/><text:change text:change-id="ct94248919647616"/><text:change text:change-id="ct94248919647392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461"><text:span text:style-name="T55"><text:s/>M </text:span><text:span text:style-name="T54"><text:s/></text:span><text:span text:style-name="T8">document</text:span><text:span text:style-name="T9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97">Descripció</text:p>
          </table:table-cell>
          <table:table-cell table:style-name="Taula62.B2" table:number-columns-spanned="3" office:value-type="string">
            <text:p text:style-name="P126"><text:change text:change-id="ct94248919642384"/><text:change-start text:change-id="ct94248919647840"/><text:span text:style-name="T96">Mou un document a una altra carpeta o expedient</text:span><text:change-end text:change-id="ct94248919647840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90">Paràmetres</text:p>
          </table:table-cell>
          <table:table-cell table:style-name="Taula62.B3" office:value-type="string">
            <text:p text:style-name="P363">Camp</text:p>
          </table:table-cell>
          <table:table-cell table:style-name="Taula62.C3" office:value-type="string">
            <text:p text:style-name="P362">Tipus</text:p>
          </table:table-cell>
          <table:table-cell table:style-name="Taula62.B3" office:value-type="string">
            <text:p text:style-name="P362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419">identificador</text:p>
          </table:table-cell>
          <table:table-cell table:style-name="Taula62.B4" office:value-type="string">
            <text:p text:style-name="P149"><text:span text:style-name="T4">String</text:span> </text:p>
          </table:table-cell>
          <table:table-cell table:style-name="Taula62.D4" office:value-type="string">
            <text:p text:style-name="P127">Identificador de<text:span text:style-name="T51">l document</text:span><text:change-start text:change-id="ct94248919652272"/><text:span text:style-name="T51"> que es vol moure.</text:span><text:change-end text:change-id="ct94248919652272"/></text:p>
          </table:table-cell>
        </table:table-row>
        <table:table-row>
          <table:covered-table-cell/>
          <table:table-cell table:style-name="Taula62.B5" office:value-type="string">
            <text:p text:style-name="P419">identificadorDesti</text:p>
          </table:table-cell>
          <table:table-cell table:style-name="Taula62.C5" office:value-type="string">
            <text:p text:style-name="P149"><text:span text:style-name="T4">String</text:span> </text:p>
          </table:table-cell>
          <table:table-cell table:style-name="Taula62.D5" office:value-type="string">
            <text:p text:style-name="P282"><text:change text:change-id="ct94248919651328"/><text:change-start text:change-id="ct94248919653072"/>Identificador de la carpeta o expedient destí.<text:change-end text:change-id="ct94248919653072"/></text:p>
          </table:table-cell>
        </table:table-row>
        <table:table-row>
          <table:table-cell table:style-name="Taula62.A6" office:value-type="string">
            <text:p text:style-name="P403">Excepcions</text:p>
          </table:table-cell>
          <table:table-cell table:style-name="Taula62.B6" office:value-type="string">
            <text:p text:style-name="P309"><text:span text:style-name="T49">Arxiu</text:span>Exception</text:p>
          </table:table-cell>
          <table:table-cell table:style-name="Taula62.C6" table:number-columns-spanned="2" office:value-type="string">
            <text:p text:style-name="P309">Si es produeix algun problema <text:span text:style-name="T49">al realitzar l’operació amb l’arxiu</text:span><text:change-start text:change-id="ct94248919654816"/><text:span text:style-name="T49">.</text:span><text:change-end text:change-id="ct94248919654816"/></text:p>
          </table:table-cell>
          <table:covered-table-cell/>
        </table:table-row>
        <text:soft-page-break/>
        <table:table-row>
          <table:table-cell table:style-name="Taula62.A7" office:value-type="string">
            <text:p text:style-name="P397">Valor de retorn</text:p>
          </table:table-cell>
          <table:table-cell table:style-name="Taula62.B7" table:number-columns-spanned="3" office:value-type="string">
            <text:p text:style-name="P289">(sense valor de retorn)</text:p>
          </table:table-cell>
          <table:covered-table-cell/>
          <table:covered-table-cell/>
        </table:table-row>
      </table:table>
      <text:p text:style-name="P133"><text:change text:change-id="ct94248919640960"/></text:p>
      <text:h text:style-name="P597" text:outline-level="2"><text:bookmark-start text:name="__RefHeading___Toc4790_112191102"/><text:span text:style-name="T8">document</text:span><text:span text:style-name="T33">Exporta</text:span><text:span text:style-name="T8">r</text:span><text:span text:style-name="T33">Eni</text:span><text:bookmark-end text:name="__RefHeading___Toc4790_112191102"/><text:change text:change-id="ct94248919659568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464"><text:span text:style-name="T55"><text:s/>M </text:span><text:span text:style-name="T54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99">Descripció</text:p>
          </table:table-cell>
          <table:table-cell table:style-name="Taula63.B2" table:number-columns-spanned="3" office:value-type="string">
            <text:p text:style-name="P135"><text:change text:change-id="ct94248919653552"/><text:change-start text:change-id="ct94248919660800"/><text:span text:style-name="T97">Exporta el document en format ENI</text:span><text:change-end text:change-id="ct94248919660800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90">Paràmetres</text:p>
          </table:table-cell>
          <table:table-cell table:style-name="Taula63.B3" office:value-type="string">
            <text:p text:style-name="P363">Camp</text:p>
          </table:table-cell>
          <table:table-cell table:style-name="Taula63.C3" office:value-type="string">
            <text:p text:style-name="P362">Tipus</text:p>
          </table:table-cell>
          <table:table-cell table:style-name="Taula63.B3" office:value-type="string">
            <text:p text:style-name="P362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382">identificador</text:p>
          </table:table-cell>
          <table:table-cell table:style-name="Taula63.B4" office:value-type="string">
            <text:p text:style-name="P149"><text:span text:style-name="T4">String</text:span> </text:p>
          </table:table-cell>
          <table:table-cell table:style-name="Taula63.D4" office:value-type="string">
            <text:p text:style-name="P318">Identificador de<text:span text:style-name="T51">l document</text:span></text:p>
          </table:table-cell>
        </table:table-row>
        <table:table-row>
          <table:table-cell table:style-name="Taula63.A5" office:value-type="string">
            <text:p text:style-name="P403">Excepcions</text:p>
          </table:table-cell>
          <table:table-cell table:style-name="Taula63.B5" office:value-type="string">
            <text:p text:style-name="P309"><text:span text:style-name="T49">Arxiu</text:span>Exception</text:p>
          </table:table-cell>
          <table:table-cell table:style-name="Taula63.C5" table:number-columns-spanned="2" office:value-type="string">
            <text:p text:style-name="P309">Si es produeix algun problema <text:span text:style-name="T49">al realitzar l’operació amb l’arxiu</text:span><text:change-start text:change-id="ct94248919665888"/><text:span text:style-name="T49">.</text:span><text:change-end text:change-id="ct94248919665888"/></text:p>
          </table:table-cell>
          <table:covered-table-cell/>
        </table:table-row>
        <table:table-row>
          <table:table-cell table:style-name="Taula63.A6" office:value-type="string">
            <text:p text:style-name="P399">Valor de retorn</text:p>
          </table:table-cell>
          <table:table-cell table:style-name="Taula63.B6" table:number-columns-spanned="3" office:value-type="string">
            <text:p text:style-name="P280">String</text:p>
          </table:table-cell>
          <table:covered-table-cell/>
          <table:covered-table-cell/>
        </table:table-row>
      </table:table>
      <text:p text:style-name="P504"><text:change-start text:change-id="ct94248919669360"/></text:p>
      <text:h text:style-name="P598" text:outline-level="2"><text:bookmark-start text:name="__RefHeading___Toc4790_1121911021"/><text:span text:style-name="T8">document</text:span><text:span text:style-name="T45">Imprimible</text:span><text:bookmark-end text:name="__RefHeading___Toc4790_1121911021"/><text:change-end text:change-id="ct94248919669360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468"><text:change-start text:change-id="ct94248919672528"/><text:span text:style-name="T55"><text:s/>M </text:span><text:span text:style-name="T54"><text:s/>documentImprimible</text:span><text:change-end text:change-id="ct94248919672528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404"><text:change-start text:change-id="ct94248919666720"/>Descripció<text:change-end text:change-id="ct94248919666720"/></text:p>
          </table:table-cell>
          <table:table-cell table:style-name="Taula7.B2" table:number-columns-spanned="3" office:value-type="string">
            <text:p text:style-name="P135"><text:change-start text:change-id="ct94248919667152"/><text:span text:style-name="T97">Genera la versió imprimible del document</text:span><text:change-end text:change-id="ct94248919667152"/><text:change-start text:change-id="ct94248919673040"/>.<text:change-end text:change-id="ct94248919673040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391"><text:change-start text:change-id="ct94248919673264"/>Paràmetres<text:change-end text:change-id="ct94248919673264"/></text:p>
          </table:table-cell>
          <table:table-cell table:style-name="Taula7.B3" office:value-type="string">
            <text:p text:style-name="P367"><text:change-start text:change-id="ct94248919667632"/>Camp<text:change-end text:change-id="ct94248919667632"/></text:p>
          </table:table-cell>
          <table:table-cell table:style-name="Taula7.C3" office:value-type="string">
            <text:p text:style-name="P366"><text:change-start text:change-id="ct94248919674544"/>Tipus<text:change-end text:change-id="ct94248919674544"/></text:p>
          </table:table-cell>
          <table:table-cell table:style-name="Taula7.B3" office:value-type="string">
            <text:p text:style-name="P366"><text:change-start text:change-id="ct94248919675312"/>Descripció<text:change-end text:change-id="ct94248919675312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383"><text:change-start text:change-id="ct94248919675904"/>identificador<text:change-end text:change-id="ct94248919675904"/></text:p>
          </table:table-cell>
          <table:table-cell table:style-name="Taula7.B4" office:value-type="string">
            <text:p text:style-name="P242"><text:change-start text:change-id="ct94248919676288"/><text:span text:style-name="T4">String</text:span> <text:change-end text:change-id="ct94248919676288"/></text:p>
          </table:table-cell>
          <table:table-cell table:style-name="Taula7.D4" office:value-type="string">
            <text:p text:style-name="P319"><text:change-start text:change-id="ct94248919676800"/>Identificador de<text:span text:style-name="T51">l document</text:span><text:change-end text:change-id="ct94248919676800"/></text:p>
          </table:table-cell>
        </table:table-row>
        <table:table-row>
          <table:table-cell table:style-name="Taula7.A5" office:value-type="string">
            <text:p text:style-name="P404"><text:change-start text:change-id="ct94248919677600"/>Excepcions<text:change-end text:change-id="ct94248919677600"/></text:p>
          </table:table-cell>
          <table:table-cell table:style-name="Taula7.B5" office:value-type="string">
            <text:p text:style-name="P310"><text:change-start text:change-id="ct94248919678592"/><text:span text:style-name="T49">Arxiu</text:span>Exception<text:change-end text:change-id="ct94248919678592"/></text:p>
          </table:table-cell>
          <table:table-cell table:style-name="Taula7.C5" table:number-columns-spanned="2" office:value-type="string">
            <text:p text:style-name="P310"><text:change-start text:change-id="ct94248919677312"/>Si es produeix algun problema <text:span text:style-name="T49">al realitzar l’operació amb l’arxiu</text:span><text:change-end text:change-id="ct94248919677312"/><text:change-start text:change-id="ct94248919679664"/><text:span text:style-name="T49">.</text:span><text:change-end text:change-id="ct94248919679664"/></text:p>
          </table:table-cell>
          <table:covered-table-cell/>
        </table:table-row>
        <table:table-row>
          <table:table-cell table:style-name="Taula7.A6" office:value-type="string">
            <text:p text:style-name="P404"><text:change-start text:change-id="ct94248919680544"/>Valor de retorn<text:change-end text:change-id="ct94248919680544"/></text:p>
          </table:table-cell>
          <table:table-cell table:style-name="Taula7.B6" table:number-columns-spanned="3" office:value-type="string">
            <text:p text:style-name="P331"><text:change-start text:change-id="ct94248919669584"/>DocumentContingut<text:change-end text:change-id="ct94248919669584"/></text:p>
          </table:table-cell>
          <table:covered-table-cell/>
          <table:covered-table-cell/>
        </table:table-row>
      </table:table>
      <text:p text:style-name="P136"><text:change text:change-id="ct94248919677024"/></text:p>
      <text:h text:style-name="P568" text:outline-level="2"><text:bookmark-start text:name="__RefHeading___Toc4792_112191102"/>carpetaCrear<text:bookmark-end text:name="__RefHeading___Toc4792_112191102"/><text:change text:change-id="ct94248919683040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465"><text:span text:style-name="T55"><text:s/>M </text:span><text:span text:style-name="T54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00">Descripció</text:p>
          </table:table-cell>
          <table:table-cell table:style-name="Taula18.B2" table:number-columns-spanned="3" office:value-type="string">
            <text:p text:style-name="P139"><text:change text:change-id="ct94248918876896"/><text:change-start text:change-id="ct94248918873952"/><text:span text:style-name="T98">Crea una nova carpeta</text:span><text:change-end text:change-id="ct94248918873952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390">Paràmetres</text:p>
          </table:table-cell>
          <table:table-cell table:style-name="Taula18.B3" office:value-type="string">
            <text:p text:style-name="P363">Camp</text:p>
          </table:table-cell>
          <table:table-cell table:style-name="Taula18.C3" office:value-type="string">
            <text:p text:style-name="P362">Tipus</text:p>
          </table:table-cell>
          <table:table-cell table:style-name="Taula18.B3" office:value-type="string">
            <text:p text:style-name="P362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48"><text:change text:change-id="ct94248919684160"/><text:change-start text:change-id="ct94248919684464"/>carpeta<text:change-end text:change-id="ct94248919684464"/></text:p>
          </table:table-cell>
          <table:table-cell table:style-name="Taula18.B4" office:value-type="string">
            <text:p text:style-name="P149"><text:change text:change-id="ct94248919681376"/><text:change-start text:change-id="ct94248919686960"/><text:span text:style-name="T4">Carpeta</text:span><text:change-end text:change-id="ct94248919686960"/> </text:p>
          </table:table-cell>
          <table:table-cell table:style-name="Taula18.D4" office:value-type="string">
            <text:p text:style-name="P283"><text:change text:change-id="ct94248918878096"/><text:change-start text:change-id="ct94248919687184"/>Informació per a la creació de la carpeta.<text:change-end text:change-id="ct94248919687184"/></text:p>
          </table:table-cell>
        </table:table-row>
        <table:table-row>
          <table:covered-table-cell/>
          <table:table-cell table:style-name="Taula18.B5" office:value-type="string">
            <text:p text:style-name="P420">identificadorPare</text:p>
          </table:table-cell>
          <table:table-cell table:style-name="Taula18.C5" office:value-type="string">
            <text:p text:style-name="P149"><text:span text:style-name="T4">String</text:span> </text:p>
          </table:table-cell>
          <table:table-cell table:style-name="Taula18.D5" office:value-type="string">
            <text:p text:style-name="P318">Identificador de<text:span text:style-name="T51">l contenidor on crear la carpeta</text:span></text:p>
          </table:table-cell>
        </table:table-row>
        <table:table-row>
          <table:table-cell table:style-name="Taula18.A6" office:value-type="string">
            <text:p text:style-name="P403">Excepcions</text:p>
          </table:table-cell>
          <table:table-cell table:style-name="Taula18.B6" office:value-type="string">
            <text:p text:style-name="P309"><text:span text:style-name="T49">Arxiu</text:span>Exception</text:p>
          </table:table-cell>
          <table:table-cell table:style-name="Taula18.C6" table:number-columns-spanned="2" office:value-type="string">
            <text:p text:style-name="P309">Si es produeix algun problema <text:span text:style-name="T49">al realitzar l’operació amb l’arxiu</text:span><text:change-start text:change-id="ct94248919690800"/><text:span text:style-name="T49">.</text:span><text:change-end text:change-id="ct94248919690800"/></text:p>
          </table:table-cell>
          <table:covered-table-cell/>
        </table:table-row>
        <table:table-row>
          <table:table-cell table:style-name="Taula18.A7" office:value-type="string">
            <text:p text:style-name="P400">Valor de retorn</text:p>
          </table:table-cell>
          <table:table-cell table:style-name="Taula18.B7" table:number-columns-spanned="3" office:value-type="string">
            <text:p text:style-name="P285"><text:change text:change-id="ct94248919691712"/><text:change-start text:change-id="ct94248919689728"/>ContingutArxiu<text:change-end text:change-id="ct94248919689728"/></text:p>
          </table:table-cell>
          <table:covered-table-cell/>
          <table:covered-table-cell/>
        </table:table-row>
      </table:table>
      <text:p text:style-name="P144"><text:change text:change-id="ct94248919693776"/></text:p>
      <text:h text:style-name="P602" text:outline-level="2"><text:bookmark-start text:name="__RefHeading___Toc4794_112191102"/><text:span text:style-name="T38">carpeta</text:span><text:span text:style-name="T39">Modificar</text:span><text:bookmark-end text:name="__RefHeading___Toc4794_112191102"/><text:change text:change-id="ct94248919695792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466"><text:span text:style-name="T55"><text:s/>M </text:span><text:span text:style-name="T54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401">Descripció</text:p>
          </table:table-cell>
          <table:table-cell table:style-name="Taula64.B2" table:number-columns-spanned="3" office:value-type="string">
            <text:p text:style-name="P191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90">Paràmetres</text:p>
          </table:table-cell>
          <table:table-cell table:style-name="Taula64.B3" office:value-type="string">
            <text:p text:style-name="P363">Camp</text:p>
          </table:table-cell>
          <table:table-cell table:style-name="Taula64.C3" office:value-type="string">
            <text:p text:style-name="P362">Tipus</text:p>
          </table:table-cell>
          <table:table-cell table:style-name="Taula64.B3" office:value-type="string">
            <text:p text:style-name="P362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48"><text:change-start text:change-id="ct94248918882272"/>carpeta<text:change-end text:change-id="ct94248918882272"/><text:change text:change-id="ct94248919695360"/></text:p>
          </table:table-cell>
          <table:table-cell table:style-name="Taula64.B4" office:value-type="string">
            <text:p text:style-name="P149"><text:change-start text:change-id="ct94248919698640"/><text:span text:style-name="T4">Carpeta</text:span> <text:change-end text:change-id="ct94248919698640"/><text:change text:change-id="ct94248919698864"/></text:p>
          </table:table-cell>
          <table:table-cell table:style-name="Taula64.D4" office:value-type="string">
            <text:p text:style-name="P283"><text:change-start text:change-id="ct94248919696064"/>Informació per a la creació de la carpeta.<text:change-end text:change-id="ct94248919696064"/><text:change text:change-id="ct94248919699088"/></text:p>
          </table:table-cell>
        </table:table-row>
        <table:table-row>
          <table:table-cell table:style-name="Taula64.A5" office:value-type="string">
            <text:p text:style-name="P403">Excepcions</text:p>
          </table:table-cell>
          <table:table-cell table:style-name="Taula64.B5" office:value-type="string">
            <text:p text:style-name="P309"><text:span text:style-name="T49">Arxiu</text:span>Exception</text:p>
          </table:table-cell>
          <table:table-cell table:style-name="Taula64.C5" table:number-columns-spanned="2" office:value-type="string">
            <text:p text:style-name="P309">Si es produeix algun problema <text:span text:style-name="T49">al realitzar l’operació amb l’arxiu</text:span><text:change-start text:change-id="ct94248919702080"/><text:span text:style-name="T49">.</text:span><text:change-end text:change-id="ct94248919702080"/></text:p>
          </table:table-cell>
          <table:covered-table-cell/>
        </table:table-row>
        <table:table-row>
          <table:table-cell table:style-name="Taula64.A6" office:value-type="string">
            <text:p text:style-name="P401">Valor de retorn</text:p>
          </table:table-cell>
          <table:table-cell table:style-name="Taula64.B6" table:number-columns-spanned="3" office:value-type="string">
            <text:p text:style-name="P276"><text:change text:change-id="ct94248919693552"/><text:change-start text:change-id="ct94248919674768"/>ContingutArxiu<text:change-end text:change-id="ct94248919674768"/></text:p>
          </table:table-cell>
          <table:covered-table-cell/>
          <table:covered-table-cell/>
        </table:table-row>
      </table:table>
      <text:p text:style-name="P150"><text:change text:change-id="ct94248918867712"/></text:p>
      <text:h text:style-name="P599" text:outline-level="2"><text:bookmark-start text:name="__RefHeading___Toc4796_112191102"/><text:span text:style-name="T38">carpeta</text:span><text:span text:style-name="T39">Esborrar</text:span><text:bookmark-end text:name="__RefHeading___Toc4796_112191102"/><text:change text:change-id="ct94248919701728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466"><text:span text:style-name="T55"><text:s/>M </text:span><text:span text:style-name="T54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401">Descripció</text:p>
          </table:table-cell>
          <table:table-cell table:style-name="Taula73.B2" table:number-columns-spanned="3" office:value-type="string">
            <text:p text:style-name="P191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90">Paràmetres</text:p>
          </table:table-cell>
          <table:table-cell table:style-name="Taula73.B3" office:value-type="string">
            <text:p text:style-name="P363">Camp</text:p>
          </table:table-cell>
          <table:table-cell table:style-name="Taula73.C3" office:value-type="string">
            <text:p text:style-name="P362">Tipus</text:p>
          </table:table-cell>
          <table:table-cell table:style-name="Taula73.B3" office:value-type="string">
            <text:p text:style-name="P362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382"><text:span text:style-name="T4">i</text:span>dentificador</text:p>
          </table:table-cell>
          <table:table-cell table:style-name="Taula73.B4" office:value-type="string">
            <text:p text:style-name="P149"><text:span text:style-name="T4">String</text:span> </text:p>
          </table:table-cell>
          <table:table-cell table:style-name="Taula73.D4" office:value-type="string">
            <text:p text:style-name="P323">Identificador de la carpeta</text:p>
          </table:table-cell>
        </table:table-row>
        <table:table-row>
          <table:table-cell table:style-name="Taula73.A5" office:value-type="string">
            <text:p text:style-name="P403">Excepcions</text:p>
          </table:table-cell>
          <table:table-cell table:style-name="Taula73.B5" office:value-type="string">
            <text:p text:style-name="P309"><text:span text:style-name="T49">Arxiu</text:span>Exception</text:p>
          </table:table-cell>
          <table:table-cell table:style-name="Taula73.C5" table:number-columns-spanned="2" office:value-type="string">
            <text:p text:style-name="P309">Si es produeix algun problema <text:span text:style-name="T49">al realitzar l’operació amb l’arxiu</text:span><text:change-start text:change-id="ct94248919707984"/><text:span text:style-name="T49">.</text:span><text:change-end text:change-id="ct94248919707984"/></text:p>
          </table:table-cell>
          <table:covered-table-cell/>
        </table:table-row>
        <table:table-row>
          <table:table-cell table:style-name="Taula73.A6" office:value-type="string">
            <text:p text:style-name="P401">Valor de retorn</text:p>
          </table:table-cell>
          <table:table-cell table:style-name="Taula73.B6" table:number-columns-spanned="3" office:value-type="string">
            <text:p text:style-name="P290">(sense valor de retorn)</text:p>
          </table:table-cell>
          <table:covered-table-cell/>
          <table:covered-table-cell/>
        </table:table-row>
      </table:table>
      <text:p text:style-name="P151"><text:change text:change-id="ct94248919707568"/></text:p>
      <text:h text:style-name="P600" text:outline-level="2"><text:bookmark-start text:name="__RefHeading___Toc4798_112191102"/><text:span text:style-name="T40">carpeta</text:span><text:span text:style-name="T5">Detalls</text:span><text:bookmark-end text:name="__RefHeading___Toc4798_112191102"/><text:change text:change-id="ct94248919709520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467"><text:span text:style-name="T55"><text:s/>M </text:span><text:span text:style-name="T54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402">Descripció</text:p>
          </table:table-cell>
          <table:table-cell table:style-name="Taula66.B2" table:number-columns-spanned="3" office:value-type="string">
            <text:p text:style-name="P153"><text:change text:change-id="ct94248919712176"/><text:change-start text:change-id="ct94248919713520"/><text:span text:style-name="T99">Esborra una carpeta existent</text:span><text:change-end text:change-id="ct94248919713520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90">Paràmetres</text:p>
          </table:table-cell>
          <table:table-cell table:style-name="Taula66.B3" office:value-type="string">
            <text:p text:style-name="P363">Camp</text:p>
          </table:table-cell>
          <table:table-cell table:style-name="Taula66.C3" office:value-type="string">
            <text:p text:style-name="P362">Tipus</text:p>
          </table:table-cell>
          <table:table-cell table:style-name="Taula66.B3" office:value-type="string">
            <text:p text:style-name="P362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382"><text:span text:style-name="T4">i</text:span>dentificador</text:p>
          </table:table-cell>
          <table:table-cell table:style-name="Taula66.B4" office:value-type="string">
            <text:p text:style-name="P149"><text:span text:style-name="T4">String</text:span> </text:p>
          </table:table-cell>
          <table:table-cell table:style-name="Taula66.D4" office:value-type="string">
            <text:p text:style-name="P323">Identificador de la carpeta</text:p>
          </table:table-cell>
        </table:table-row>
        <table:table-row>
          <table:table-cell table:style-name="Taula66.A5" office:value-type="string">
            <text:p text:style-name="P403">Excepcions</text:p>
          </table:table-cell>
          <table:table-cell table:style-name="Taula66.B5" office:value-type="string">
            <text:p text:style-name="P309"><text:span text:style-name="T49">Arxiu</text:span>Exception</text:p>
          </table:table-cell>
          <table:table-cell table:style-name="Taula66.C5" table:number-columns-spanned="2" office:value-type="string">
            <text:p text:style-name="P309">Si es produeix algun problema <text:span text:style-name="T49">al realitzar l’operació amb l’arxiu</text:span><text:change-start text:change-id="ct94248919718064"/><text:span text:style-name="T49">.</text:span><text:change-end text:change-id="ct94248919718064"/></text:p>
          </table:table-cell>
          <table:covered-table-cell/>
        </table:table-row>
        <table:table-row>
          <table:table-cell table:style-name="Taula66.A6" office:value-type="string">
            <text:p text:style-name="P402">Valor de retorn</text:p>
          </table:table-cell>
          <table:table-cell table:style-name="Taula66.B6" table:number-columns-spanned="3" office:value-type="string">
            <text:p text:style-name="P321">Carpeta</text:p>
          </table:table-cell>
          <table:covered-table-cell/>
          <table:covered-table-cell/>
        </table:table-row>
      </table:table>
      <text:p text:style-name="P499"><text:change-start text:change-id="ct94248919705088"/></text:p>
      <text:h text:style-name="P579" text:outline-level="2"><text:bookmark-start text:name="__RefHeading___Toc7466_3993651760"/><text:span text:style-name="T40">carpeta</text:span><text:change-end text:change-id="ct94248919705088"/><text:change text:change-id="ct94248919719008"/><text:change text:change-id="ct94248919718784"/><text:change text:change-id="ct94248919710000"/><text:change-start text:change-id="ct94248919719456"/><text:span text:style-name="T47">Copiar</text:span><text:bookmark-end text:name="__RefHeading___Toc7466_3993651760"/><text:change-end text:change-id="ct94248919719456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466"><text:span text:style-name="T55"><text:s/>M </text:span><text:span text:style-name="T54"><text:s/></text:span><text:span text:style-name="T39">carpeta</text:span><text:span text:style-name="T9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401">Descripció</text:p>
          </table:table-cell>
          <table:table-cell table:style-name="Taula67.B2" table:number-columns-spanned="3" office:value-type="string">
            <text:p text:style-name="P192"><text:change text:change-id="ct94248919725328"/><text:change-start text:change-id="ct94248919720976"/>Copia una carpeta a una altra carpeta o expedient.<text:change-end text:change-id="ct94248919720976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90">Paràmetres</text:p>
          </table:table-cell>
          <table:table-cell table:style-name="Taula67.B3" office:value-type="string">
            <text:p text:style-name="P363">Camp</text:p>
          </table:table-cell>
          <table:table-cell table:style-name="Taula67.C3" office:value-type="string">
            <text:p text:style-name="P362">Tipus</text:p>
          </table:table-cell>
          <table:table-cell table:style-name="Taula67.B3" office:value-type="string">
            <text:p text:style-name="P362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382"><text:span text:style-name="T4">i</text:span>dentificador</text:p>
          </table:table-cell>
          <table:table-cell table:style-name="Taula67.C4" office:value-type="string">
            <text:p text:style-name="P149"><text:span text:style-name="T4">String</text:span> </text:p>
          </table:table-cell>
          <table:table-cell table:style-name="Taula67.D4" office:value-type="string">
            <text:p text:style-name="P286"><text:change text:change-id="ct94248919722336"/><text:change-start text:change-id="ct94248919721200"/>Identificador de la carpeta que es vol copiar.<text:change-end text:change-id="ct94248919721200"/></text:p>
          </table:table-cell>
        </table:table-row>
        <table:table-row>
          <table:covered-table-cell/>
          <table:table-cell table:style-name="Taula67.B5" office:value-type="string">
            <text:p text:style-name="P419">identificadorDesti</text:p>
          </table:table-cell>
          <table:table-cell table:style-name="Taula67.C5" office:value-type="string">
            <text:p text:style-name="P149"><text:span text:style-name="T4">String</text:span> </text:p>
          </table:table-cell>
          <table:table-cell table:style-name="Taula67.D5" office:value-type="string">
            <text:p text:style-name="P286"><text:change text:change-id="ct94248919720432"/><text:change-start text:change-id="ct94248919723760"/>Identificador de la carpeta o expedient destí.<text:change-end text:change-id="ct94248919723760"/></text:p>
          </table:table-cell>
        </table:table-row>
        <table:table-row>
          <table:table-cell table:style-name="Taula67.A6" office:value-type="string">
            <text:p text:style-name="P403">Excepcions</text:p>
          </table:table-cell>
          <table:table-cell table:style-name="Taula67.B6" office:value-type="string">
            <text:p text:style-name="P309"><text:span text:style-name="T49">Arxiu</text:span>Exception</text:p>
          </table:table-cell>
          <table:table-cell table:style-name="Taula67.C6" table:number-columns-spanned="2" office:value-type="string">
            <text:p text:style-name="P309">Si es produeix algun problema <text:span text:style-name="T49">al realitzar l’operació amb l’arxiu</text:span><text:change-start text:change-id="ct94248919728432"/><text:span text:style-name="T49">.</text:span><text:change-end text:change-id="ct94248919728432"/></text:p>
          </table:table-cell>
          <table:covered-table-cell/>
        </table:table-row>
        <table:table-row>
          <table:table-cell table:style-name="Taula67.A7" office:value-type="string">
            <text:p text:style-name="P401">Valor de retorn</text:p>
          </table:table-cell>
          <table:table-cell table:style-name="Taula67.B7" table:number-columns-spanned="3" office:value-type="string">
            <text:p text:style-name="P277"><text:change text:change-id="ct94248919727312"/><text:change text:change-id="ct94248919726896"/><text:change-start text:change-id="ct94248919715056"/>ContingutArxiu<text:change-end text:change-id="ct94248919715056"/></text:p>
          </table:table-cell>
          <table:covered-table-cell/>
          <table:covered-table-cell/>
        </table:table-row>
      </table:table>
      <text:p text:style-name="P503"/>
      <text:h text:style-name="P570" text:outline-level="2"><text:bookmark-start text:name="__RefHeading___Toc4910_112191102"/><text:soft-page-break/>carpetaMoure<text:bookmark-end text:name="__RefHeading___Toc4910_112191102"/><text:change text:change-id="ct94248919731040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466"><text:span text:style-name="T55"><text:s/>M </text:span><text:span text:style-name="T54"><text:s/></text:span><text:span text:style-name="T39">carpeta</text:span><text:span text:style-name="T9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401">Descripció</text:p>
          </table:table-cell>
          <table:table-cell table:style-name="Taula68.B2" table:number-columns-spanned="3" office:value-type="string">
            <text:p text:style-name="P192"><text:change text:change-id="ct94248919733952"/><text:change-start text:change-id="ct94248919734176"/>Mou una carpeta a una altra carpeta o expedient.<text:change-end text:change-id="ct94248919734176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90">Paràmetres</text:p>
          </table:table-cell>
          <table:table-cell table:style-name="Taula68.B3" office:value-type="string">
            <text:p text:style-name="P363">Camp</text:p>
          </table:table-cell>
          <table:table-cell table:style-name="Taula68.C3" office:value-type="string">
            <text:p text:style-name="P362">Tipus</text:p>
          </table:table-cell>
          <table:table-cell table:style-name="Taula68.B3" office:value-type="string">
            <text:p text:style-name="P362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382"><text:span text:style-name="T4">i</text:span>dentificador</text:p>
          </table:table-cell>
          <table:table-cell table:style-name="Taula68.B4" office:value-type="string">
            <text:p text:style-name="P149"><text:span text:style-name="T4">String</text:span> </text:p>
          </table:table-cell>
          <table:table-cell table:style-name="Taula68.D4" office:value-type="string">
            <text:p text:style-name="P286"><text:change text:change-id="ct94248919736640"/><text:change-start text:change-id="ct94248919734400"/>Identificador de la carpeta que es vol moure.<text:change-end text:change-id="ct94248919734400"/></text:p>
          </table:table-cell>
        </table:table-row>
        <table:table-row>
          <table:covered-table-cell/>
          <table:table-cell table:style-name="Taula68.B5" office:value-type="string">
            <text:p text:style-name="P419">identificadorDesti</text:p>
          </table:table-cell>
          <table:table-cell table:style-name="Taula68.C5" office:value-type="string">
            <text:p text:style-name="P149"><text:span text:style-name="T4">String</text:span> </text:p>
          </table:table-cell>
          <table:table-cell table:style-name="Taula68.D5" office:value-type="string">
            <text:p text:style-name="P286"><text:change text:change-id="ct94248919737312"/><text:change-start text:change-id="ct94248919735376"/>Identificador de la carpeta o expedient destí.<text:change-end text:change-id="ct94248919735376"/></text:p>
          </table:table-cell>
        </table:table-row>
        <table:table-row>
          <table:table-cell table:style-name="Taula68.A6" office:value-type="string">
            <text:p text:style-name="P403">Excepcions</text:p>
          </table:table-cell>
          <table:table-cell table:style-name="Taula68.B6" office:value-type="string">
            <text:p text:style-name="P309"><text:span text:style-name="T49">Arxiu</text:span>Exception</text:p>
          </table:table-cell>
          <table:table-cell table:style-name="Taula68.C6" table:number-columns-spanned="2" office:value-type="string">
            <text:p text:style-name="P309">Si es produeix algun problema <text:span text:style-name="T49">al realitzar l’operació amb l’arxiu</text:span><text:change-start text:change-id="ct94248919740416"/><text:span text:style-name="T49">.</text:span><text:change-end text:change-id="ct94248919740416"/></text:p>
          </table:table-cell>
          <table:covered-table-cell/>
        </table:table-row>
        <table:table-row>
          <table:table-cell table:style-name="Taula68.A7" office:value-type="string">
            <text:p text:style-name="P401">Valor de retorn</text:p>
          </table:table-cell>
          <table:table-cell table:style-name="Taula68.B7" table:number-columns-spanned="3" office:value-type="string">
            <text:p text:style-name="P290">(sense valor de retorn)</text:p>
          </table:table-cell>
          <table:covered-table-cell/>
          <table:covered-table-cell/>
        </table:table-row>
      </table:table>
      <text:p text:style-name="P165"><text:change text:change-id="ct942489197250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0-20T10:15:07.644754164</dc:date>
    <meta:editing-duration>P5DT23H8M19S</meta:editing-duration>
    <meta:editing-cycles>234</meta:editing-cycles>
    <meta:generator>LibreOffice/5.3.1.2$Linux_X86_64 LibreOffice_project/30m0$Build-2</meta:generator>
    <meta:printed-by>sion </meta:printed-by>
    <meta:print-date>2017-07-11T16:22:34.486007980</meta:print-date>
    <meta:document-statistic meta:table-count="66" meta:image-count="0" meta:object-count="0" meta:page-count="20" meta:paragraph-count="1197" meta:word-count="2734" meta:character-count="18715" meta:non-whitespace-character-count="17060"/>
  </office:meta>
</office:document-meta>
</file>